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53475920A31E98E3.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ans3" svg:font-family="'Liberation Sans'" style:font-adornments="Běžné" style:font-family-generic="swiss" style:font-pitch="variable"/>
    <style:font-face style:name="Liberation Sans4" svg:font-family="'Liberation Sans'" style:font-adornments="Tučné"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Noto Serif" svg:font-family="'Noto Serif'" style:font-adornments="Běžné" style:font-family-generic="roman" style:font-pitch="variable"/>
    <style:font-face style:name="Source Han Sans CN Regular" svg:font-family="'Source Han Sans CN Regular'" style:font-family-generic="swiss" style:font-pitch="variable"/>
    <style:font-face style:name="Source Han Sans CN Regular1" svg:font-family="'Source Han Sans CN Regular'" style:font-family-generic="system" style:font-pitch="variable"/>
    <style:font-face style:name="Tahoma" svg:font-family="Tahoma" style:font-family-generic="system" style:font-pitch="variable"/>
    <style:font-face style:name="aKoran" svg:font-family="aKoran"/>
    <style:font-face style:name="aKoran1" svg:font-family="aKoran" style:font-pitch="variable"/>
    <style:font-face style:name="aKoran2" svg:font-family="aKoran" style:font-family-generic="swiss"/>
    <style:font-face style:name="aKoran3" svg:font-family="aKoran" style:font-adornments="Běžné" style:font-pitch="variable"/>
    <style:font-face style:name="aKoran4" svg:font-family="aKoran" style:font-adornments="Kurzíva" style:font-pitch="variable"/>
  </office:font-face-decls>
  <office:automatic-styles>
    <style:style style:name="Tabulka2" style:family="table">
      <style:table-properties style:width="11.299cm" table:align="center"/>
    </style:style>
    <style:style style:name="Tabulka2.A" style:family="table-column">
      <style:table-column-properties style:column-width="5.403cm"/>
    </style:style>
    <style:style style:name="Tabulka2.B" style:family="table-column">
      <style:table-column-properties style:column-width="5.897cm"/>
    </style:style>
    <style:style style:name="Tabulka2.A1" style:family="table-cell">
      <style:table-cell-properties fo:padding="0.049cm" fo:border="none" style:writing-mode="page"/>
    </style:style>
    <style:style style:name="Kamil" style:family="table">
      <style:table-properties style:width="13.259cm" table:align="left" style:may-break-between-rows="true" table:border-model="collapsing"/>
    </style:style>
    <style:style style:name="Kamil.A" style:family="table-column">
      <style:table-column-properties style:column-width="2.923cm"/>
    </style:style>
    <style:style style:name="Kamil.B" style:family="table-column">
      <style:table-column-properties style:column-width="2.03cm"/>
    </style:style>
    <style:style style:name="Kamil.F" style:family="table-column">
      <style:table-column-properties style:column-width="2.215cm"/>
    </style:style>
    <style:style style:name="Kamil.1" style:family="table-row">
      <style:table-row-properties fo:keep-together="auto"/>
    </style:style>
    <style:style style:name="Kamil.A1" style:family="table-cell">
      <style:table-cell-properties style:vertical-align="middle" fo:background-color="transparent" fo:padding="0.097cm" fo:border-left="0.5pt solid #ffffff" fo:border-right="none" fo:border-top="0.5pt solid #ffffff" fo:border-bottom="0.5pt solid #ffffff" style:writing-mode="page">
        <style:background-image/>
      </style:table-cell-properties>
    </style:style>
    <style:style style:name="Kamil.B1" style:family="table-cell">
      <style:table-cell-properties style:vertical-align="middle" fo:background-color="transparent" fo:padding="0.097cm" fo:border-left="0.5pt solid #ffffff" fo:border-right="0.5pt solid #ffffff" fo:border-top="0.5pt solid #ffffff" fo:border-bottom="0.5pt solid #000000" style:writing-mode="page">
        <style:background-image/>
      </style:table-cell-properties>
    </style:style>
    <style:style style:name="Kamil.A2" style:family="table-cell">
      <style:table-cell-properties style:vertical-align="middle" fo:background-color="transparent" fo:padding="0.097cm" fo:border-left="0.5pt solid #ffffff" fo:border-right="none" fo:border-top="none" fo:border-bottom="0.5pt solid #ffffff" style:writing-mode="page">
        <style:background-image/>
      </style:table-cell-properties>
    </style:style>
    <style:style style:name="Kamil.B2" style:family="table-cell">
      <style:table-cell-properties style:vertical-align="middle" fo:background-color="transparent" fo:padding="0.097cm" fo:border-left="0.5pt solid #686868" fo:border-right="none" fo:border-top="0.5pt solid #686868" fo:border-bottom="0.5pt solid #686868" style:writing-mode="page">
        <style:background-image/>
      </style:table-cell-properties>
    </style:style>
    <style:style style:name="Kamil.F2" style:family="table-cell">
      <style:table-cell-properties style:vertical-align="middle" fo:background-color="transparent" fo:padding="0.097cm" fo:border="0.5pt solid #686868" style:writing-mode="page">
        <style:background-image/>
      </style:table-cell-properties>
    </style:style>
    <style:style style:name="Kamil.B3" style:family="table-cell">
      <style:table-cell-properties style:vertical-align="middle" fo:background-color="transparent" fo:padding="0.097cm" fo:border-left="0.5pt solid #686868" fo:border-right="none" fo:border-top="none" fo:border-bottom="0.5pt solid #686868" style:writing-mode="page">
        <style:background-image/>
      </style:table-cell-properties>
    </style:style>
    <style:style style:name="Kamil.F3" style:family="table-cell">
      <style:table-cell-properties style:vertical-align="middle" fo:background-color="transparent" fo:padding="0.097cm" fo:border-left="0.5pt solid #686868" fo:border-right="0.5pt solid #686868" fo:border-top="none" fo:border-bottom="0.5pt solid #686868" style:writing-mode="page">
        <style:background-image/>
      </style:table-cell-properties>
    </style:style>
    <style:style style:name="Kamil.B6" style:family="table-cell">
      <style:table-cell-properties style:vertical-align="middle" fo:background-color="transparent" fo:padding="0.097cm" fo:border-left="0.5pt solid #ffffff" fo:border-right="0.5pt solid #ffffff" fo:border-top="none" fo:border-bottom="0.5pt solid #ffffff" style:writing-mode="page">
        <style:background-image/>
      </style:table-cell-properties>
    </style:style>
    <style:style style:name="Tabulka1" style:family="table">
      <style:table-properties style:width="15.194cm" fo:margin-left="0.199cm" table:align="left" style:may-break-between-rows="true" table:border-model="collapsing"/>
    </style:style>
    <style:style style:name="Tabulka1.A" style:family="table-column">
      <style:table-column-properties style:column-width="1.148cm"/>
    </style:style>
    <style:style style:name="Tabulka1.C" style:family="table-column">
      <style:table-column-properties style:column-width="1.713cm"/>
    </style:style>
    <style:style style:name="Tabulka1.E" style:family="table-column">
      <style:table-column-properties style:column-width="1.289cm"/>
    </style:style>
    <style:style style:name="Tabulka1.I" style:family="table-column">
      <style:table-column-properties style:column-width="1.501cm"/>
    </style:style>
    <style:style style:name="Tabulka1.J" style:family="table-column">
      <style:table-column-properties style:column-width="1.547cm"/>
    </style:style>
    <style:style style:name="Tabulka1.K" style:family="table-column">
      <style:table-column-properties style:column-width="2.254cm"/>
    </style:style>
    <style:style style:name="Tabulka1.1" style:family="table-row">
      <style:table-row-properties fo:keep-together="auto"/>
    </style:style>
    <style:style style:name="Tabulka1.A1" style:family="table-cell">
      <style:table-cell-properties style:vertical-align="middle" fo:background-color="transparent" fo:padding="0cm" fo:border-left="0.5pt solid #686868" fo:border-right="none" fo:border-top="0.5pt solid #686868" fo:border-bottom="0.5pt solid #686868" style:writing-mode="page">
        <style:background-image/>
      </style:table-cell-properties>
    </style:style>
    <style:style style:name="Tabulka1.K1" style:family="table-cell">
      <style:table-cell-properties style:vertical-align="middle" fo:background-color="transparent" fo:padding-left="0.499cm" fo:padding-right="0cm" fo:padding-top="0cm" fo:padding-bottom="0cm" fo:border-left="0.5pt solid #686868" fo:border-right="0.5pt solid #ffffff" fo:border-top="0.5pt solid #ffffff" fo:border-bottom="0.5pt solid #ffffff" style:writing-mode="page">
        <style:background-image/>
      </style:table-cell-properties>
    </style:style>
    <style:style style:name="Tabulka1.A2" style:family="table-cell">
      <style:table-cell-properties style:vertical-align="middle" fo:background-color="transparent" fo:padding="0cm" fo:border-left="0.5pt solid #686868" fo:border-right="none" fo:border-top="none" fo:border-bottom="0.5pt solid #686868" style:writing-mode="page">
        <style:background-image/>
      </style:table-cell-properties>
    </style:style>
    <style:style style:name="Tabulka1.K2" style:family="table-cell">
      <style:table-cell-properties style:vertical-align="middle" fo:background-color="transparent" fo:padding-left="0.499cm" fo:padding-right="0cm" fo:padding-top="0cm" fo:padding-bottom="0cm" fo:border-left="0.5pt solid #686868" fo:border-right="0.5pt solid #ffffff" fo:border-top="none" fo:border-bottom="0.5pt solid #ffffff" style:writing-mode="page">
        <style:background-image/>
      </style:table-cell-properties>
    </style:style>
    <style:style style:name="Tabulka3" style:family="table">
      <style:table-properties style:width="17.11cm" table:align="center" style:may-break-between-rows="true" table:border-model="collapsing"/>
    </style:style>
    <style:style style:name="Tabulka3.A" style:family="table-column">
      <style:table-column-properties style:column-width="2.155cm"/>
    </style:style>
    <style:style style:name="Tabulka3.B" style:family="table-column">
      <style:table-column-properties style:column-width="1.046cm"/>
    </style:style>
    <style:style style:name="Tabulka3.C" style:family="table-column">
      <style:table-column-properties style:column-width="1.062cm"/>
    </style:style>
    <style:style style:name="Tabulka3.D" style:family="table-column">
      <style:table-column-properties style:column-width="1.064cm"/>
    </style:style>
    <style:style style:name="Tabulka3.F" style:family="table-column">
      <style:table-column-properties style:column-width="1.54cm"/>
    </style:style>
    <style:style style:name="Tabulka3.G" style:family="table-column">
      <style:table-column-properties style:column-width="1.51cm"/>
    </style:style>
    <style:style style:name="Tabulka3.J" style:family="table-column">
      <style:table-column-properties style:column-width="1.524cm"/>
    </style:style>
    <style:style style:name="Tabulka3.K" style:family="table-column">
      <style:table-column-properties style:column-width="1.538cm"/>
    </style:style>
    <style:style style:name="Tabulka3.L" style:family="table-column">
      <style:table-column-properties style:column-width="1.545cm"/>
    </style:style>
    <style:style style:name="Tabulka3.1" style:family="table-row">
      <style:table-row-properties fo:keep-together="auto"/>
    </style:style>
    <style:style style:name="Tabulka3.A1" style:family="table-cell">
      <style:table-cell-properties style:vertical-align="middle" fo:background-color="transparent" fo:padding="0.097cm" fo:border-left="0.5pt solid #686868" fo:border-right="none" fo:border-top="0.5pt solid #686868" fo:border-bottom="0.5pt solid #686868" style:writing-mode="page">
        <style:background-image/>
      </style:table-cell-properties>
    </style:style>
    <style:style style:name="Tabulka3.L1" style:family="table-cell">
      <style:table-cell-properties style:vertical-align="middle" fo:background-color="transparent" fo:padding="0.097cm" fo:border="0.5pt solid #686868" style:writing-mode="page">
        <style:background-image/>
      </style:table-cell-properties>
    </style:style>
    <style:style style:name="Tabulka3.A2" style:family="table-cell">
      <style:table-cell-properties style:vertical-align="middle" fo:background-color="transparent" fo:padding="0.097cm" fo:border-left="0.5pt solid #686868" fo:border-right="none" fo:border-top="none" fo:border-bottom="0.5pt solid #686868" style:writing-mode="page">
        <style:background-image/>
      </style:table-cell-properties>
    </style:style>
    <style:style style:name="Tabulka3.L2" style:family="table-cell">
      <style:table-cell-properties style:vertical-align="middle" fo:background-color="transparent" fo:padding="0.097cm" fo:border-left="0.5pt solid #686868" fo:border-right="0.5pt solid #686868" fo:border-top="none" fo:border-bottom="0.5pt solid #686868" style:writing-mode="page">
        <style:background-image/>
      </style:table-cell-properties>
    </style:style>
    <style:style style:name="Tabulka4" style:family="table">
      <style:table-properties style:width="19.396cm" fo:margin-left="0cm" table:align="left" style:may-break-between-rows="true" table:border-model="collapsing"/>
    </style:style>
    <style:style style:name="Tabulka4.A" style:family="table-column">
      <style:table-column-properties style:column-width="1.108cm"/>
    </style:style>
    <style:style style:name="Tabulka4.B" style:family="table-column">
      <style:table-column-properties style:column-width="1.005cm"/>
    </style:style>
    <style:style style:name="Tabulka4.K" style:family="table-column">
      <style:table-column-properties style:column-width="1.272cm"/>
    </style:style>
    <style:style style:name="Tabulka4.M" style:family="table-column">
      <style:table-column-properties style:column-width="1.298cm"/>
    </style:style>
    <style:style style:name="Tabulka4.R" style:family="table-column">
      <style:table-column-properties style:column-width="0.647cm"/>
    </style:style>
    <style:style style:name="Tabulka4.1" style:family="table-row">
      <style:table-row-properties fo:keep-together="auto"/>
    </style:style>
    <style:style style:name="Tabulka4.A1" style:family="table-cell">
      <style:table-cell-properties style:vertical-align="middle" fo:background-color="transparent" fo:padding="0cm" fo:border-left="0.5pt solid #ffffff" fo:border-right="none" fo:border-top="0.5pt solid #ffffff" fo:border-bottom="0.5pt solid #ffffff" style:writing-mode="page">
        <style:background-image/>
      </style:table-cell-properties>
    </style:style>
    <style:style style:name="Tabulka4.R1" style:family="table-cell">
      <style:table-cell-properties style:vertical-align="middle" fo:background-color="transparent" fo:padding="0cm" fo:border="0.5pt solid #ffffff" style:writing-mode="page">
        <style:background-image/>
      </style:table-cell-properties>
    </style:style>
    <style:style style:name="Tabulka4.A2" style:family="table-cell">
      <style:table-cell-properties style:vertical-align="middle" fo:background-color="transparent" fo:padding="0cm" fo:border-left="0.5pt solid #ffffff" fo:border-right="none" fo:border-top="none" fo:border-bottom="0.5pt solid #ffffff" style:writing-mode="page">
        <style:background-image/>
      </style:table-cell-properties>
    </style:style>
    <style:style style:name="Tabulka4.R2" style:family="table-cell">
      <style:table-cell-properties style:vertical-align="middle" fo:background-color="transparent" fo:padding="0cm" fo:border-left="0.5pt solid #ffffff" fo:border-right="0.5pt solid #ffffff" fo:border-top="none" fo:border-bottom="0.5pt solid #ffffff" style:writing-mode="page">
        <style:background-image/>
      </style:table-cell-properties>
    </style:style>
    <style:style style:name="Tabulka5" style:family="table">
      <style:table-properties style:width="11.998cm" table:align="center"/>
    </style:style>
    <style:style style:name="Tabulka5.A" style:family="table-column">
      <style:table-column-properties style:column-width="0.691cm"/>
    </style:style>
    <style:style style:name="Tabulka5.J" style:family="table-column">
      <style:table-column-properties style:column-width="1.159cm"/>
    </style:style>
    <style:style style:name="Tabulka5.A1" style:family="table-cell">
      <style:table-cell-properties fo:padding="0cm" fo:border-left="0.05pt solid #ffffff" fo:border-right="none" fo:border-top="0.5pt solid #686868" fo:border-bottom="0.05pt solid #686868" style:writing-mode="page"/>
    </style:style>
    <style:style style:name="Tabulka5.B1" style:family="table-cell">
      <style:table-cell-properties fo:padding="0cm" fo:border-left="0.05pt solid #686868" fo:border-right="none" fo:border-top="0.5pt solid #686868" fo:border-bottom="0.05pt solid #686868" style:writing-mode="page"/>
    </style:style>
    <style:style style:name="Tabulka5.I1" style:family="table-cell">
      <style:table-cell-properties fo:padding="0cm" fo:border-left="0.05pt solid #686868" fo:border-right="0.5pt solid #686868" fo:border-top="0.5pt solid #686868" fo:border-bottom="0.05pt solid #686868" style:writing-mode="page"/>
    </style:style>
    <style:style style:name="Tabulka5.J1" style:family="table-cell">
      <style:table-cell-properties fo:padding="0cm" fo:border="none" style:writing-mode="page"/>
    </style:style>
    <style:style style:name="Tabulka5.K1" style:family="table-cell">
      <style:table-cell-properties fo:padding="0cm" fo:border-left="0.5pt solid #686868" fo:border-right="none" fo:border-top="0.5pt solid #686868" fo:border-bottom="0.5pt solid #686868" style:writing-mode="page"/>
    </style:style>
    <style:style style:name="Tabulka5.L1" style:family="table-cell">
      <style:table-cell-properties fo:padding="0cm" fo:border-left="0.05pt solid #686868" fo:border-right="none" fo:border-top="0.5pt solid #686868" fo:border-bottom="0.5pt solid #686868" style:writing-mode="page"/>
    </style:style>
    <style:style style:name="Tabulka5.P1" style:family="table-cell">
      <style:table-cell-properties fo:padding="0cm" fo:border-left="0.05pt solid #686868" fo:border-right="0.05pt solid #ffffff" fo:border-top="0.5pt solid #686868" fo:border-bottom="0.5pt solid #686868" style:writing-mode="page"/>
    </style:style>
    <style:style style:name="Tabulka5.A2" style:family="table-cell">
      <style:table-cell-properties fo:padding="0cm" fo:border-left="0.05pt solid #ffffff" fo:border-right="none" fo:border-top="none" fo:border-bottom="0.05pt solid #686868" style:writing-mode="page"/>
    </style:style>
    <style:style style:name="Tabulka5.B2" style:family="table-cell">
      <style:table-cell-properties fo:padding="0cm" fo:border-left="0.05pt solid #686868" fo:border-right="none" fo:border-top="none" fo:border-bottom="0.05pt solid #686868" style:writing-mode="page"/>
    </style:style>
    <style:style style:name="Tabulka5.I2" style:family="table-cell">
      <style:table-cell-properties fo:padding="0cm" fo:border-left="0.05pt solid #686868" fo:border-right="0.5pt solid #686868" fo:border-top="none" fo:border-bottom="0.05pt solid #686868" style:writing-mode="page"/>
    </style:style>
    <style:style style:name="Tabulka5.K2" style:family="table-cell">
      <style:table-cell-properties fo:padding="0cm" fo:border-left="0.05pt solid #ffffff" fo:border-right="none" fo:border-top="none" fo:border-bottom="0.05pt solid #ffffff" style:writing-mode="page"/>
    </style:style>
    <style:style style:name="Tabulka5.P2" style:family="table-cell">
      <style:table-cell-properties fo:padding="0cm" fo:border-left="0.05pt solid #ffffff" fo:border-right="0.05pt solid #ffffff" fo:border-top="none" fo:border-bottom="0.05pt solid #ffffff" style:writing-mode="page"/>
    </style:style>
    <style:style style:name="Tabulka5.A3" style:family="table-cell">
      <style:table-cell-properties fo:padding="0cm" fo:border-left="0.05pt solid #ffffff" fo:border-right="none" fo:border-top="none" fo:border-bottom="0.5pt solid #686868" style:writing-mode="page"/>
    </style:style>
    <style:style style:name="Tabulka5.B3" style:family="table-cell">
      <style:table-cell-properties fo:padding="0cm" fo:border-left="0.05pt solid #686868" fo:border-right="none" fo:border-top="none" fo:border-bottom="0.5pt solid #686868" style:writing-mode="page"/>
    </style:style>
    <style:style style:name="Tabulka5.I3" style:family="table-cell">
      <style:table-cell-properties fo:padding="0cm" fo:border-left="0.05pt solid #686868" fo:border-right="0.5pt solid #686868" fo:border-top="none" fo:border-bottom="0.5pt solid #686868" style:writing-mode="page"/>
    </style:style>
    <style:style style:name="Tabulka6" style:family="table">
      <style:table-properties style:width="19.001cm" fo:margin-top="0.199cm" fo:margin-bottom="0cm" table:align="center"/>
    </style:style>
    <style:style style:name="Tabulka6.A" style:family="table-column">
      <style:table-column-properties style:column-width="1.794cm"/>
    </style:style>
    <style:style style:name="Tabulka6.B" style:family="table-column">
      <style:table-column-properties style:column-width="0.93cm"/>
    </style:style>
    <style:style style:name="Tabulka6.I" style:family="table-column">
      <style:table-column-properties style:column-width="1.065cm"/>
    </style:style>
    <style:style style:name="Tabulka6.O" style:family="table-column">
      <style:table-column-properties style:column-width="1.272cm"/>
    </style:style>
    <style:style style:name="Tabulka6.S" style:family="table-column">
      <style:table-column-properties style:column-width="0.926cm"/>
    </style:style>
    <style:style style:name="Tabulka6.1" style:family="table-row">
      <style:table-row-properties fo:keep-together="always"/>
    </style:style>
    <style:style style:name="Tabulka6.A1" style:family="table-cell">
      <style:table-cell-properties style:vertical-align="middle" fo:padding="0.049cm" fo:border-left="0.05pt solid #ffffff" fo:border-right="none" fo:border-top="0.05pt solid #ffffff" fo:border-bottom="none" style:writing-mode="page"/>
    </style:style>
    <style:style style:name="Tabulka6.S1" style:family="table-cell">
      <style:table-cell-properties style:vertical-align="middle" fo:padding="0.049cm" fo:border-left="0.05pt solid #ffffff" fo:border-right="0.05pt solid #ffffff" fo:border-top="0.05pt solid #ffffff" fo:border-bottom="none" style:writing-mode="page"/>
    </style:style>
    <style:style style:name="Tabulka6.A2" style:family="table-cell">
      <style:table-cell-properties style:vertical-align="middle" fo:padding="0.049cm" fo:border-left="0.05pt solid #ffffff" fo:border-right="none" fo:border-top="0.05pt dotted #686868" fo:border-bottom="0.05pt solid #686868" style:writing-mode="page"/>
    </style:style>
    <style:style style:name="Tabulka6.S2" style:family="table-cell">
      <style:table-cell-properties style:vertical-align="middle" fo:padding="0.049cm" fo:border-left="0.05pt solid #ffffff" fo:border-right="0.05pt solid #ffffff" fo:border-top="0.05pt dotted #686868" fo:border-bottom="0.05pt solid #686868" style:writing-mode="page"/>
    </style:style>
    <style:style style:name="Tabulka6.A3" style:family="table-cell">
      <style:table-cell-properties style:vertical-align="middle" fo:padding="0.049cm" fo:border-left="0.05pt solid #ffffff" fo:border-right="0.05pt solid #ffffff" fo:border-top="none" fo:border-bottom="0.05pt solid #ffffff" style:writing-mode="page"/>
    </style:style>
    <style:style style:name="Tabulka6.A4" style:family="table-cell">
      <style:table-cell-properties style:vertical-align="middle" fo:padding="0.049cm" fo:border-left="0.05pt solid #ffffff" fo:border-right="none" fo:border-top="none" fo:border-bottom="0.05pt solid #ffffff" style:writing-mode="page"/>
    </style:style>
    <style:style style:name="Tabulka6.A9" style:family="table-cell">
      <style:table-cell-properties style:vertical-align="middle" fo:padding="0.049cm" fo:border-left="0.05pt solid #ffffff" fo:border-right="none" fo:border-top="none" fo:border-bottom="none" style:writing-mode="page"/>
    </style:style>
    <style:style style:name="Tabulka6.S9" style:family="table-cell">
      <style:table-cell-properties style:vertical-align="middle" fo:padding="0.049cm" fo:border-left="0.05pt solid #ffffff" fo:border-right="0.05pt solid #ffffff" fo:border-top="none" fo:border-bottom="none" style:writing-mode="page"/>
    </style:style>
    <style:style style:name="Tabulka6.A10" style:family="table-cell">
      <style:table-cell-properties style:vertical-align="middle" fo:padding="0.049cm" fo:border-left="0.05pt solid #ffffff" fo:border-right="none" fo:border-top="0.05pt solid #686868" fo:border-bottom="0.05pt solid #ffffff" style:writing-mode="page"/>
    </style:style>
    <style:style style:name="Tabulka6.S10" style:family="table-cell">
      <style:table-cell-properties style:vertical-align="middle" fo:padding="0.049cm" fo:border-left="0.05pt solid #ffffff" fo:border-right="0.05pt solid #ffffff" fo:border-top="0.05pt solid #686868" fo:border-bottom="0.05pt solid #ffffff" style:writing-mode="page"/>
    </style:style>
    <style:style style:name="Tabulka6.A11" style:family="table-cell">
      <style:table-cell-properties style:vertical-align="middle" fo:padding="0.049cm" fo:border-left="0.05pt solid #ffffff" fo:border-right="none" fo:border-top="none" fo:border-bottom="0.05pt solid #686868" style:writing-mode="page"/>
    </style:style>
    <style:style style:name="Tabulka6.S11" style:family="table-cell">
      <style:table-cell-properties style:vertical-align="middle" fo:padding="0.049cm" fo:border-left="0.05pt solid #ffffff" fo:border-right="0.05pt solid #ffffff" fo:border-top="none" fo:border-bottom="0.05pt solid #686868" style:writing-mode="page"/>
    </style:style>
    <style:style style:name="Tabulka7" style:family="table">
      <style:table-properties style:width="10.201cm" table:align="center"/>
    </style:style>
    <style:style style:name="Tabulka7.A" style:family="table-column">
      <style:table-column-properties style:column-width="1.836cm"/>
    </style:style>
    <style:style style:name="Tabulka7.B" style:family="table-column">
      <style:table-column-properties style:column-width="1.856cm"/>
    </style:style>
    <style:style style:name="Tabulka7.C" style:family="table-column">
      <style:table-column-properties style:column-width="3.261cm"/>
    </style:style>
    <style:style style:name="Tabulka7.D" style:family="table-column">
      <style:table-column-properties style:column-width="3.247cm"/>
    </style:style>
    <style:style style:name="Tabulka7.A1" style:family="table-cell">
      <style:table-cell-properties style:vertical-align="middle" fo:padding="0.049cm" fo:border="0.05pt solid #ffffff" style:writing-mode="page"/>
    </style:style>
    <style:style style:name="Tabulka7.A2" style:family="table-cell">
      <style:table-cell-properties fo:padding="0.049cm" fo:border-left="0.05pt solid #ffffff" fo:border-right="none" fo:border-top="0.05pt solid #686868" fo:border-bottom="0.05pt solid #ffffff" style:writing-mode="page"/>
    </style:style>
    <style:style style:name="Tabulka7.B2" style:family="table-cell">
      <style:table-cell-properties fo:padding="0.049cm" fo:border-left="0.05pt solid #ffffff" fo:border-right="none" fo:border-top="0.05pt solid #686868" fo:border-bottom="0.05pt solid #ffffff" style:writing-mode="page"/>
    </style:style>
    <style:style style:name="Tabulka7.C2" style:family="table-cell">
      <style:table-cell-properties fo:padding="0.049cm" fo:border-left="0.05pt solid #ffffff" fo:border-right="none" fo:border-top="0.05pt solid #686868" fo:border-bottom="0.05pt solid #ffffff" style:writing-mode="page"/>
    </style:style>
    <style:style style:name="Tabulka7.D2" style:family="table-cell">
      <style:table-cell-properties fo:padding="0.049cm" fo:border-left="0.05pt solid #ffffff" fo:border-right="0.05pt solid #ffffff" fo:border-top="0.05pt solid #686868" fo:border-bottom="0.05pt solid #ffffff" style:writing-mode="page"/>
    </style:style>
    <style:style style:name="Tabulka7.A3" style:family="table-cell">
      <style:table-cell-properties fo:padding="0.049cm" fo:border-left="0.05pt solid #ffffff" fo:border-right="none" fo:border-top="0.05pt solid #686868" fo:border-bottom="0.05pt solid #ffffff" style:writing-mode="page"/>
    </style:style>
    <style:style style:name="Tabulka7.B3" style:family="table-cell">
      <style:table-cell-properties fo:padding="0.049cm" fo:border-left="0.05pt solid #ffffff" fo:border-right="none" fo:border-top="0.05pt solid #686868" fo:border-bottom="0.05pt solid #ffffff" style:writing-mode="page"/>
    </style:style>
    <style:style style:name="Tabulka7.C3" style:family="table-cell">
      <style:table-cell-properties fo:padding="0.049cm" fo:border-left="0.05pt solid #ffffff" fo:border-right="none" fo:border-top="0.05pt solid #686868" fo:border-bottom="0.05pt solid #ffffff" style:writing-mode="page"/>
    </style:style>
    <style:style style:name="Tabulka7.D3" style:family="table-cell">
      <style:table-cell-properties fo:padding="0.049cm" fo:border-left="0.05pt solid #ffffff" fo:border-right="0.05pt solid #ffffff" fo:border-top="0.05pt solid #686868" fo:border-bottom="0.05pt solid #ffffff" style:writing-mode="page"/>
    </style:style>
    <style:style style:name="Tabulka7.A4" style:family="table-cell">
      <style:table-cell-properties fo:padding="0.049cm" fo:border-left="0.05pt solid #ffffff" fo:border-right="none" fo:border-top="none" fo:border-bottom="0.05pt solid #ffffff" style:writing-mode="page"/>
    </style:style>
    <style:style style:name="Tabulka7.B4" style:family="table-cell">
      <style:table-cell-properties fo:padding="0.049cm" fo:border-left="0.05pt solid #ffffff" fo:border-right="none" fo:border-top="none" fo:border-bottom="0.05pt solid #ffffff" style:writing-mode="page"/>
    </style:style>
    <style:style style:name="Tabulka7.C4" style:family="table-cell">
      <style:table-cell-properties fo:padding="0.049cm" fo:border-left="0.05pt solid #ffffff" fo:border-right="none" fo:border-top="none" fo:border-bottom="0.05pt solid #ffffff" style:writing-mode="page"/>
    </style:style>
    <style:style style:name="Tabulka7.D4" style:family="table-cell">
      <style:table-cell-properties fo:padding="0.049cm" fo:border-left="0.05pt solid #ffffff" fo:border-right="0.05pt solid #ffffff" fo:border-top="none" fo:border-bottom="0.05pt solid #ffffff" style:writing-mode="page"/>
    </style:style>
    <style:style style:name="Tabulka7.A5" style:family="table-cell">
      <style:table-cell-properties fo:padding="0.049cm" fo:border-left="0.05pt solid #ffffff" fo:border-right="none" fo:border-top="none" fo:border-bottom="0.05pt solid #ffffff" style:writing-mode="page"/>
    </style:style>
    <style:style style:name="Tabulka7.B5" style:family="table-cell">
      <style:table-cell-properties fo:padding="0.049cm" fo:border-left="0.05pt solid #ffffff" fo:border-right="none" fo:border-top="none" fo:border-bottom="0.05pt solid #ffffff" style:writing-mode="page"/>
    </style:style>
    <style:style style:name="Tabulka7.C5" style:family="table-cell">
      <style:table-cell-properties fo:padding="0.049cm" fo:border-left="0.05pt solid #ffffff" fo:border-right="none" fo:border-top="none" fo:border-bottom="0.05pt solid #ffffff" style:writing-mode="page"/>
    </style:style>
    <style:style style:name="Tabulka7.D5" style:family="table-cell">
      <style:table-cell-properties fo:padding="0.049cm" fo:border-left="0.05pt solid #ffffff" fo:border-right="0.05pt solid #ffffff" fo:border-top="none" fo:border-bottom="0.05pt solid #ffffff" style:writing-mode="page"/>
    </style:style>
    <style:style style:name="Tabulka7.A6" style:family="table-cell">
      <style:table-cell-properties fo:padding="0.049cm" fo:border-left="0.05pt solid #ffffff" fo:border-right="none" fo:border-top="none" fo:border-bottom="0.05pt solid #ffffff" style:writing-mode="page"/>
    </style:style>
    <style:style style:name="Tabulka7.B6" style:family="table-cell">
      <style:table-cell-properties fo:padding="0.049cm" fo:border-left="0.05pt solid #ffffff" fo:border-right="none" fo:border-top="none" fo:border-bottom="0.05pt solid #ffffff" style:writing-mode="page"/>
    </style:style>
    <style:style style:name="Tabulka7.C6" style:family="table-cell">
      <style:table-cell-properties fo:padding="0.049cm" fo:border-left="0.05pt solid #ffffff" fo:border-right="none" fo:border-top="none" fo:border-bottom="0.05pt solid #ffffff" style:writing-mode="page"/>
    </style:style>
    <style:style style:name="Tabulka7.D6" style:family="table-cell">
      <style:table-cell-properties fo:padding="0.049cm" fo:border-left="0.05pt solid #ffffff" fo:border-right="0.05pt solid #ffffff" fo:border-top="none" fo:border-bottom="0.05pt solid #ffffff" style:writing-mode="page"/>
    </style:style>
    <style:style style:name="Tabulka7.A7" style:family="table-cell">
      <style:table-cell-properties fo:padding="0.049cm" fo:border-left="0.05pt solid #ffffff" fo:border-right="none" fo:border-top="none" fo:border-bottom="0.05pt solid #ffffff" style:writing-mode="page"/>
    </style:style>
    <style:style style:name="Tabulka7.B7" style:family="table-cell">
      <style:table-cell-properties fo:padding="0.049cm" fo:border-left="0.05pt solid #ffffff" fo:border-right="none" fo:border-top="none" fo:border-bottom="0.05pt solid #ffffff" style:writing-mode="page"/>
    </style:style>
    <style:style style:name="Tabulka7.C7" style:family="table-cell">
      <style:table-cell-properties fo:padding="0.049cm" fo:border-left="0.05pt solid #ffffff" fo:border-right="none" fo:border-top="none" fo:border-bottom="0.05pt solid #ffffff" style:writing-mode="page"/>
    </style:style>
    <style:style style:name="Tabulka7.D7" style:family="table-cell">
      <style:table-cell-properties fo:padding="0.049cm" fo:border-left="0.05pt solid #ffffff" fo:border-right="0.05pt solid #ffffff" fo:border-top="none" fo:border-bottom="0.05pt solid #ffffff" style:writing-mode="page"/>
    </style:style>
    <style:style style:name="Tabulka7.A8" style:family="table-cell">
      <style:table-cell-properties fo:padding="0.049cm" fo:border-left="0.05pt solid #ffffff" fo:border-right="none" fo:border-top="none" fo:border-bottom="0.05pt solid #ffffff" style:writing-mode="page"/>
    </style:style>
    <style:style style:name="Tabulka7.B8" style:family="table-cell">
      <style:table-cell-properties fo:padding="0.049cm" fo:border-left="0.05pt solid #ffffff" fo:border-right="none" fo:border-top="none" fo:border-bottom="0.05pt solid #ffffff" style:writing-mode="page"/>
    </style:style>
    <style:style style:name="Tabulka7.C8" style:family="table-cell">
      <style:table-cell-properties fo:padding="0.049cm" fo:border-left="0.05pt solid #ffffff" fo:border-right="none" fo:border-top="none" fo:border-bottom="0.05pt solid #ffffff" style:writing-mode="page"/>
    </style:style>
    <style:style style:name="Tabulka7.D8" style:family="table-cell">
      <style:table-cell-properties fo:padding="0.049cm" fo:border-left="0.05pt solid #ffffff" fo:border-right="0.05pt solid #ffffff" fo:border-top="none" fo:border-bottom="0.05pt solid #ffffff" style:writing-mode="page"/>
    </style:style>
    <style:style style:name="Tabulka8" style:family="table">
      <style:table-properties style:width="6.301cm" table:align="center"/>
    </style:style>
    <style:style style:name="Tabulka8.A" style:family="table-column">
      <style:table-column-properties style:column-width="1.517cm"/>
    </style:style>
    <style:style style:name="Tabulka8.B" style:family="table-column">
      <style:table-column-properties style:column-width="0.945cm"/>
    </style:style>
    <style:style style:name="Tabulka8.E" style:family="table-column">
      <style:table-column-properties style:column-width="1.002cm"/>
    </style:style>
    <style:style style:name="Tabulka8.1" style:family="table-row">
      <style:table-row-properties style:min-row-height="0.526cm"/>
    </style:style>
    <style:style style:name="Tabulka8.A1" style:family="table-cell">
      <style:table-cell-properties style:vertical-align="middle" fo:padding="0.049cm" fo:border-left="0.05pt solid #ffffff" fo:border-right="none" fo:border-top="0.05pt solid #ffffff" fo:border-bottom="0.05pt solid #ffffff" style:writing-mode="page"/>
    </style:style>
    <style:style style:name="Tabulka8.B1" style:family="table-cell">
      <style:table-cell-properties style:vertical-align="middle" fo:padding="0.049cm" fo:border-left="0.05pt dotted #686868" fo:border-right="0.05pt solid #ffffff" fo:border-top="0.05pt solid #ffffff" fo:border-bottom="0.05pt solid #ffffff" style:writing-mode="page"/>
    </style:style>
    <style:style style:name="Tabulka8.A2" style:family="table-cell">
      <style:table-cell-properties style:vertical-align="middle" fo:padding="0.049cm" fo:border-left="0.05pt solid #ffffff" fo:border-right="none" fo:border-top="0.05pt solid #686868" fo:border-bottom="0.05pt solid #ffffff" style:writing-mode="page"/>
    </style:style>
    <style:style style:name="Tabulka8.B2" style:family="table-cell">
      <style:table-cell-properties style:vertical-align="middle" fo:padding="0.049cm" fo:border-left="0.05pt dotted #686868" fo:border-right="none" fo:border-top="0.05pt solid #686868" fo:border-bottom="0.05pt solid #ffffff" style:writing-mode="page"/>
    </style:style>
    <style:style style:name="Tabulka8.F2" style:family="table-cell">
      <style:table-cell-properties style:vertical-align="middle" fo:padding="0.049cm" fo:border-left="0.05pt solid #ffffff" fo:border-right="0.05pt solid #ffffff" fo:border-top="0.05pt solid #686868" fo:border-bottom="0.05pt solid #ffffff" style:writing-mode="page"/>
    </style:style>
    <style:style style:name="Tabulka8.A3" style:family="table-cell">
      <style:table-cell-properties style:vertical-align="middle" fo:padding="0.049cm" fo:border-left="0.05pt solid #ffffff" fo:border-right="none" fo:border-top="none" fo:border-bottom="0.05pt solid #ffffff" style:writing-mode="page"/>
    </style:style>
    <style:style style:name="Tabulka8.B3" style:family="table-cell">
      <style:table-cell-properties style:vertical-align="middle" fo:padding="0.049cm" fo:border-left="0.05pt dotted #686868" fo:border-right="none" fo:border-top="none" fo:border-bottom="0.05pt solid #ffffff" style:writing-mode="page"/>
    </style:style>
    <style:style style:name="Tabulka8.F3" style:family="table-cell">
      <style:table-cell-properties style:vertical-align="middle" fo:padding="0.049cm" fo:border-left="0.05pt solid #ffffff" fo:border-right="0.05pt solid #ffffff" fo:border-top="none" fo:border-bottom="0.05pt solid #ffffff" style:writing-mode="page"/>
    </style:style>
    <style:style style:name="P1" style:family="paragraph" style:parent-style-name="Footer">
      <style:paragraph-properties fo:text-align="end" style:justify-single-word="false"/>
      <style:text-properties fo:language="en" fo:country="GB"/>
    </style:style>
    <style:style style:name="P2" style:family="paragraph" style:parent-style-name="Footer">
      <style:text-properties fo:language="en" fo:country="GB"/>
    </style:style>
    <style:style style:name="P3" style:family="paragraph" style:parent-style-name="Text_20_body">
      <style:paragraph-properties fo:text-align="center" style:justify-single-word="false"/>
      <style:text-properties fo:language="en" fo:country="GB" officeooo:paragraph-rsid="0015fc97"/>
    </style:style>
    <style:style style:name="P4" style:family="paragraph" style:parent-style-name="Standard">
      <style:paragraph-properties fo:text-align="center" style:justify-single-word="false"/>
      <style:text-properties fo:language="en" fo:country="GB" officeooo:paragraph-rsid="0066eee3"/>
    </style:style>
    <style:style style:name="P5" style:family="paragraph" style:parent-style-name="Text_20_body" style:master-page-name="">
      <loext:graphic-properties draw:fill="gradient" draw:fill-gradient-name="Gradient_20_6" draw:gradient-step-count="64" draw:fill-hatch-name="hatch"/>
      <style:paragraph-properties fo:text-align="center" style:justify-single-word="false" style:page-number="auto" fo:background-color="#fef5af"/>
      <style:text-properties fo:language="en" fo:country="GB" officeooo:paragraph-rsid="005689bf"/>
    </style:style>
    <style:style style:name="P6" style:family="paragraph" style:parent-style-name="Text_20_body">
      <loext:graphic-properties draw:fill-gradient-name="gradient" draw:fill-hatch-name="hatch"/>
      <style:paragraph-properties fo:text-align="center" style:justify-single-word="false"/>
      <style:text-properties fo:language="en" fo:country="GB" officeooo:paragraph-rsid="00791bea"/>
    </style:style>
    <style:style style:name="P7" style:family="paragraph" style:parent-style-name="Text_20_body">
      <style:text-properties fo:language="en" fo:country="GB"/>
    </style:style>
    <style:style style:name="P8" style:family="paragraph" style:parent-style-name="Text_20_body">
      <style:text-properties fo:language="en" fo:country="GB" officeooo:rsid="000efd04" officeooo:paragraph-rsid="000efd04"/>
    </style:style>
    <style:style style:name="P9" style:family="paragraph" style:parent-style-name="Text_20_body">
      <style:text-properties fo:language="en" fo:country="GB" officeooo:rsid="000efd04" officeooo:paragraph-rsid="001983f8"/>
    </style:style>
    <style:style style:name="P10" style:family="paragraph" style:parent-style-name="Text_20_body">
      <style:text-properties fo:language="en" fo:country="GB" officeooo:rsid="000efd04" officeooo:paragraph-rsid="002402b6"/>
    </style:style>
    <style:style style:name="P11" style:family="paragraph" style:parent-style-name="Text_20_body">
      <loext:graphic-properties draw:fill-gradient-name="gradient" draw:fill-hatch-name="hatch"/>
      <style:paragraph-properties fo:text-align="center" style:justify-single-word="false"/>
      <style:text-properties fo:language="en" fo:country="GB" fo:font-style="italic" officeooo:rsid="0046b603" officeooo:paragraph-rsid="005a1ca7" style:font-style-asian="italic" style:font-style-complex="italic"/>
    </style:style>
    <style:style style:name="P12" style:family="paragraph" style:parent-style-name="Text_20_body">
      <loext:graphic-properties draw:fill-gradient-name="gradient" draw:fill-hatch-name="hatch"/>
      <style:paragraph-properties fo:margin-top="0cm" fo:margin-bottom="0.199cm" style:contextual-spacing="false"/>
      <style:text-properties fo:language="en" fo:country="GB" fo:font-style="italic" officeooo:rsid="0046b603" officeooo:paragraph-rsid="0066eee3" style:font-style-asian="italic" style:font-style-complex="italic"/>
    </style:style>
    <style:style style:name="P13" style:family="paragraph" style:parent-style-name="Text_20_body">
      <style:text-properties fo:language="en" fo:country="GB" fo:font-style="italic" officeooo:rsid="0015fc97" officeooo:paragraph-rsid="006a15d3" style:font-style-asian="italic" style:font-style-complex="italic"/>
    </style:style>
    <style:style style:name="P14" style:family="paragraph" style:parent-style-name="Text_20_body">
      <loext:graphic-properties draw:fill-gradient-name="gradient" draw:fill-hatch-name="hatch"/>
      <style:text-properties fo:language="en" fo:country="GB" fo:font-style="italic" officeooo:rsid="008c7ddd" officeooo:paragraph-rsid="008c7ddd" style:font-style-asian="italic" style:font-style-complex="italic"/>
    </style:style>
    <style:style style:name="P15" style:family="paragraph" style:parent-style-name="Text_20_body">
      <loext:graphic-properties draw:fill-gradient-name="gradient" draw:fill-hatch-name="hatch"/>
      <style:text-properties fo:language="en" fo:country="GB" fo:font-style="italic" officeooo:rsid="006349a7" officeooo:paragraph-rsid="006349a7" style:font-style-asian="italic" style:font-style-complex="italic"/>
    </style:style>
    <style:style style:name="P16" style:family="paragraph" style:parent-style-name="Text_20_body">
      <loext:graphic-properties draw:fill-gradient-name="gradient" draw:fill-hatch-name="hatch"/>
      <style:text-properties fo:language="en" fo:country="GB" fo:font-style="italic" officeooo:rsid="008a3d64" officeooo:paragraph-rsid="008a3d64" style:font-style-asian="italic" style:font-style-complex="italic"/>
    </style:style>
    <style:style style:name="P17" style:family="paragraph" style:parent-style-name="Text_20_body">
      <loext:graphic-properties draw:fill-gradient-name="gradient" draw:fill-hatch-name="hatch"/>
      <style:text-properties fo:language="en" fo:country="GB" fo:font-style="italic" officeooo:rsid="00d70530" officeooo:paragraph-rsid="00d70530" style:font-style-asian="italic" style:font-style-complex="italic"/>
    </style:style>
    <style:style style:name="P18" style:family="paragraph" style:parent-style-name="Text_20_body">
      <loext:graphic-properties draw:fill-gradient-name="gradient" draw:fill-hatch-name="hatch"/>
      <style:text-properties fo:language="en" fo:country="GB" fo:font-style="italic" officeooo:rsid="00dd658c" officeooo:paragraph-rsid="00dd658c" style:font-style-asian="italic" style:font-style-complex="italic"/>
    </style:style>
    <style:style style:name="P19" style:family="paragraph" style:parent-style-name="Text_20_body">
      <loext:graphic-properties draw:fill-gradient-name="gradient" draw:fill-hatch-name="hatch"/>
      <style:text-properties fo:language="en" fo:country="GB" fo:font-style="normal" officeooo:rsid="001e17e2" officeooo:paragraph-rsid="002402b6" style:font-style-asian="normal" style:font-style-complex="normal"/>
    </style:style>
    <style:style style:name="P20" style:family="paragraph" style:parent-style-name="Text_20_body">
      <loext:graphic-properties draw:fill-gradient-name="gradient" draw:fill-hatch-name="hatch"/>
      <style:text-properties fo:language="en" fo:country="GB" fo:font-style="normal" officeooo:rsid="001e17e2" officeooo:paragraph-rsid="0023230e" style:font-style-asian="normal" style:font-style-complex="normal"/>
    </style:style>
    <style:style style:name="P21" style:family="paragraph" style:parent-style-name="Text_20_body">
      <loext:graphic-properties draw:fill-hatch-name="hatch"/>
      <style:paragraph-properties fo:margin-left="1cm" fo:margin-right="1cm" fo:text-indent="0.199cm" style:auto-text-indent="false"/>
      <style:text-properties fo:language="en" fo:country="GB" fo:font-style="normal" officeooo:rsid="001e17e2" officeooo:paragraph-rsid="0024d4da" style:font-style-asian="normal" style:font-style-complex="normal"/>
    </style:style>
    <style:style style:name="P22" style:family="paragraph" style:parent-style-name="Text_20_body">
      <loext:graphic-properties draw:fill-gradient-name="gradient" draw:fill-hatch-name="hatch"/>
      <style:text-properties fo:language="en" fo:country="GB" fo:font-style="normal" officeooo:rsid="001e17e2" officeooo:paragraph-rsid="006349a7" style:font-style-asian="normal" style:font-style-complex="normal"/>
    </style:style>
    <style:style style:name="P23" style:family="paragraph" style:parent-style-name="Text_20_body">
      <loext:graphic-properties draw:fill-gradient-name="gradient" draw:fill-hatch-name="hatch"/>
      <style:paragraph-properties fo:margin-top="0cm" fo:margin-bottom="0.199cm" style:contextual-spacing="false"/>
      <style:text-properties fo:language="en" fo:country="GB" fo:font-style="normal" officeooo:rsid="001e17e2" officeooo:paragraph-rsid="0066eee3" style:font-style-asian="normal" style:font-style-complex="normal"/>
    </style:style>
    <style:style style:name="P24" style:family="paragraph" style:parent-style-name="Text_20_body">
      <loext:graphic-properties draw:fill="gradient" draw:fill-gradient-name="Gradient_20_39" draw:gradient-step-count="64" draw:fill-hatch-name="hatch"/>
      <style:paragraph-properties fo:background-color="#fed9a4"/>
      <style:text-properties fo:language="en" fo:country="GB" fo:font-style="normal" officeooo:rsid="001e17e2" officeooo:paragraph-rsid="0046b603" style:font-style-asian="normal" style:font-style-complex="normal"/>
    </style:style>
    <style:style style:name="P25" style:family="paragraph" style:parent-style-name="Text_20_body">
      <style:text-properties fo:language="en" fo:country="GB" fo:font-style="normal" officeooo:rsid="0046b603" officeooo:paragraph-rsid="0046b603" style:font-style-asian="normal" style:font-style-complex="normal"/>
    </style:style>
    <style:style style:name="P26" style:family="paragraph" style:parent-style-name="Text_20_body">
      <loext:graphic-properties draw:fill-hatch-name="hatch"/>
      <style:paragraph-properties fo:margin-left="1cm" fo:margin-right="1cm" fo:text-indent="0.199cm" style:auto-text-indent="false"/>
      <style:text-properties fo:language="en" fo:country="GB" fo:font-style="normal" officeooo:rsid="0046b603" officeooo:paragraph-rsid="0046b603" style:font-style-asian="normal" style:font-style-complex="normal"/>
    </style:style>
    <style:style style:name="P27" style:family="paragraph" style:parent-style-name="Standard">
      <loext:graphic-properties draw:fill-gradient-name="gradient" draw:fill-hatch-name="hatch"/>
      <style:text-properties fo:language="en" fo:country="GB" fo:font-style="normal" officeooo:rsid="0046b603" officeooo:paragraph-rsid="007cd5f3" style:font-style-asian="normal" style:font-style-complex="normal"/>
    </style:style>
    <style:style style:name="P28" style:family="paragraph" style:parent-style-name="Text_20_body">
      <loext:graphic-properties draw:fill-gradient-name="gradient" draw:fill-hatch-name="hatch"/>
      <style:text-properties fo:language="en" fo:country="GB" fo:font-style="normal" officeooo:rsid="0046b603" officeooo:paragraph-rsid="005b8086" style:font-style-asian="normal" style:font-style-complex="normal"/>
    </style:style>
    <style:style style:name="P29" style:family="paragraph" style:parent-style-name="Text_20_body">
      <loext:graphic-properties draw:fill-gradient-name="gradient" draw:fill-hatch-name="hatch"/>
      <style:text-properties fo:language="en" fo:country="GB" fo:font-style="normal" officeooo:rsid="0046b603" officeooo:paragraph-rsid="00791bea" style:font-style-asian="normal" style:font-style-complex="normal"/>
    </style:style>
    <style:style style:name="P30" style:family="paragraph" style:parent-style-name="Text_20_body">
      <style:text-properties fo:language="en" fo:country="GB" fo:font-style="normal" officeooo:rsid="000efd04" officeooo:paragraph-rsid="002402b6" style:font-style-asian="normal" style:font-style-complex="normal"/>
    </style:style>
    <style:style style:name="P31" style:family="paragraph" style:parent-style-name="Text_20_body">
      <loext:graphic-properties draw:fill-gradient-name="gradient" draw:fill-hatch-name="hatch"/>
      <style:text-properties fo:language="en" fo:country="GB" fo:font-style="normal" officeooo:rsid="005b8086" officeooo:paragraph-rsid="0076124e" style:font-style-asian="normal" style:font-style-complex="normal"/>
    </style:style>
    <style:style style:name="P32" style:family="paragraph" style:parent-style-name="Text_20_body">
      <loext:graphic-properties draw:fill-gradient-name="gradient" draw:fill-hatch-name="hatch"/>
      <style:text-properties fo:language="en" fo:country="GB" fo:font-style="normal" officeooo:rsid="0076124e" officeooo:paragraph-rsid="0076124e" style:font-style-asian="normal" style:font-style-complex="normal"/>
    </style:style>
    <style:style style:name="P33" style:family="paragraph" style:parent-style-name="Text_20_body">
      <loext:graphic-properties draw:fill-gradient-name="gradient" draw:fill-hatch-name="hatch"/>
      <style:text-properties fo:language="en" fo:country="GB" fo:font-style="normal" officeooo:rsid="006349a7" officeooo:paragraph-rsid="0046b603" style:font-style-asian="normal" style:font-style-complex="normal"/>
    </style:style>
    <style:style style:name="P34" style:family="paragraph" style:parent-style-name="Text_20_body">
      <loext:graphic-properties draw:fill-gradient-name="gradient" draw:fill-hatch-name="hatch"/>
      <style:text-properties fo:language="en" fo:country="GB" fo:font-style="normal" officeooo:rsid="008a3d64" officeooo:paragraph-rsid="008a8c7a" style:font-style-asian="normal" style:font-style-complex="normal"/>
    </style:style>
    <style:style style:name="P35" style:family="paragraph" style:parent-style-name="Text_20_body">
      <loext:graphic-properties draw:fill-gradient-name="gradient" draw:fill-hatch-name="hatch"/>
      <style:text-properties fo:language="en" fo:country="GB" fo:font-style="normal" officeooo:rsid="008a3d64" officeooo:paragraph-rsid="008a3d64" style:font-style-asian="normal" style:font-style-complex="normal"/>
    </style:style>
    <style:style style:name="P36" style:family="paragraph" style:parent-style-name="Text_20_body">
      <loext:graphic-properties draw:fill="gradient" draw:fill-gradient-name="Gradient_20_44" draw:gradient-step-count="64" draw:fill-hatch-name="hatch"/>
      <style:paragraph-properties fo:margin-top="0cm" fo:margin-bottom="0cm" style:contextual-spacing="false" fo:background-color="#8ed688"/>
      <style:text-properties fo:language="en" fo:country="GB" fo:font-style="normal" officeooo:rsid="008a3d64" officeooo:paragraph-rsid="00befd6f" style:font-style-asian="normal" style:font-style-complex="normal"/>
    </style:style>
    <style:style style:name="P37" style:family="paragraph" style:parent-style-name="Text_20_body">
      <loext:graphic-properties draw:fill-gradient-name="gradient" draw:fill-hatch-name="hatch"/>
      <style:text-properties fo:language="en" fo:country="GB" fo:font-style="normal" officeooo:rsid="00bbdb25" officeooo:paragraph-rsid="00bbdb25" style:font-style-asian="normal" style:font-style-complex="normal"/>
    </style:style>
    <style:style style:name="P38" style:family="paragraph" style:parent-style-name="Text_20_body">
      <loext:graphic-properties draw:fill-gradient-name="gradient" draw:fill-hatch-name="hatch"/>
      <style:text-properties fo:language="en" fo:country="GB" fo:font-style="normal" officeooo:rsid="00791bea" officeooo:paragraph-rsid="00791bea" style:font-style-asian="normal" style:font-style-complex="normal"/>
    </style:style>
    <style:style style:name="P39" style:family="paragraph" style:parent-style-name="Text_20_body">
      <style:text-properties fo:language="en" fo:country="GB" officeooo:paragraph-rsid="0015fc97"/>
    </style:style>
    <style:style style:name="P40" style:family="paragraph" style:parent-style-name="Text_20_body" style:master-page-name="">
      <loext:graphic-properties draw:fill="gradient" draw:fill-gradient-name="Gradient_20_9" draw:gradient-step-count="64" draw:fill-hatch-name="hatch"/>
      <style:paragraph-properties fo:text-align="justify" style:justify-single-word="false" style:page-number="auto" fo:background-color="#d2fe1b"/>
      <style:text-properties fo:language="en" fo:country="GB" officeooo:rsid="002efb54" officeooo:paragraph-rsid="002efb54"/>
    </style:style>
    <style:style style:name="P41" style:family="paragraph" style:parent-style-name="Text_20_body">
      <style:text-properties fo:language="en" fo:country="GB" fo:font-weight="normal" officeooo:rsid="000efd04" officeooo:paragraph-rsid="000efd04" style:font-weight-asian="normal" style:font-weight-complex="normal"/>
    </style:style>
    <style:style style:name="P42" style:family="paragraph" style:parent-style-name="Text_20_body">
      <style:text-properties fo:language="en" fo:country="GB" officeooo:paragraph-rsid="005a1ca7"/>
    </style:style>
    <style:style style:name="P43" style:family="paragraph" style:parent-style-name="Text_20_body">
      <loext:graphic-properties draw:fill-gradient-name="gradient" draw:fill-hatch-name="hatch"/>
      <style:paragraph-properties fo:margin-left="1cm" fo:margin-right="1cm" fo:text-indent="0.199cm" style:auto-text-indent="false"/>
      <style:text-properties fo:language="en" fo:country="GB" officeooo:paragraph-rsid="005a1ca7"/>
    </style:style>
    <style:style style:name="P44" style:family="paragraph" style:parent-style-name="Text_20_body">
      <loext:graphic-properties draw:fill-gradient-name="gradient" draw:fill-hatch-name="hatch"/>
      <style:paragraph-properties fo:margin-left="1cm" fo:margin-right="1cm" fo:text-indent="0.199cm" style:auto-text-indent="false"/>
      <style:text-properties fo:language="en" fo:country="GB" officeooo:rsid="000fa0ef" officeooo:paragraph-rsid="006a15d3"/>
    </style:style>
    <style:style style:name="P45" style:family="paragraph" style:parent-style-name="Table_20_Contents">
      <style:text-properties fo:language="en" fo:country="GB" officeooo:rsid="0066eee3" officeooo:paragraph-rsid="0066eee3"/>
    </style:style>
    <style:style style:name="P46" style:family="paragraph" style:parent-style-name="Text_20_body">
      <style:text-properties fo:language="en" fo:country="GB" officeooo:rsid="0066eee3" officeooo:paragraph-rsid="0066eee3"/>
    </style:style>
    <style:style style:name="P47" style:family="paragraph" style:parent-style-name="Table_20_Contents">
      <style:text-properties fo:language="en" fo:country="GB"/>
    </style:style>
    <style:style style:name="P48" style:family="paragraph" style:parent-style-name="Table_20_Contents">
      <style:paragraph-properties fo:text-align="start" style:justify-single-word="false"/>
      <style:text-properties fo:language="en" fo:country="GB"/>
    </style:style>
    <style:style style:name="P49" style:family="paragraph" style:parent-style-name="Table_20_Contents">
      <style:text-properties fo:language="en" fo:country="GB" fo:font-weight="bold" style:font-weight-asian="bold" style:font-weight-complex="bold"/>
    </style:style>
    <style:style style:name="P50" style:family="paragraph" style:parent-style-name="Text_20_body">
      <loext:graphic-properties draw:fill="gradient" draw:fill-gradient-name="Gradient_20_20" draw:gradient-step-count="64" draw:fill-hatch-name="hatch"/>
      <style:paragraph-properties fo:text-align="center" style:justify-single-word="false" fo:background-color="#b6affc"/>
      <style:text-properties fo:language="en" fo:country="GB" officeooo:rsid="00709f39" officeooo:paragraph-rsid="00709f39"/>
    </style:style>
    <style:style style:name="P51" style:family="paragraph" style:parent-style-name="Text_20_body">
      <style:text-properties fo:language="en" fo:country="GB" officeooo:paragraph-rsid="001e17e2"/>
    </style:style>
    <style:style style:name="P52" style:family="paragraph" style:parent-style-name="Text_20_body">
      <loext:graphic-properties draw:fill="gradient" draw:fill-gradient-name="Gradient_20_30" draw:gradient-step-count="64" draw:fill-hatch-name="hatch"/>
      <style:paragraph-properties fo:background-color="#ffebeb"/>
      <style:text-properties fo:language="en" fo:country="GB" officeooo:paragraph-rsid="006349a7"/>
    </style:style>
    <style:style style:name="P53" style:family="paragraph" style:parent-style-name="Text_20_body">
      <loext:graphic-properties draw:fill-gradient-name="gradient" draw:fill-hatch-name="hatch"/>
      <style:text-properties fo:language="en" fo:country="GB" officeooo:paragraph-rsid="006349a7"/>
    </style:style>
    <style:style style:name="P54" style:family="paragraph" style:parent-style-name="Text_20_body">
      <loext:graphic-properties draw:fill-hatch-name="hatch"/>
      <style:paragraph-properties fo:margin-top="0cm" fo:margin-bottom="0.199cm" style:contextual-spacing="false"/>
      <style:text-properties fo:language="en" fo:country="GB"/>
    </style:style>
    <style:style style:name="P55" style:family="paragraph" style:parent-style-name="Text_20_body">
      <loext:graphic-properties draw:fill-hatch-name="hatch"/>
      <style:paragraph-properties fo:margin-left="0cm" fo:margin-right="0cm" fo:margin-top="0.101cm" fo:margin-bottom="0.199cm" style:contextual-spacing="false" fo:text-indent="0cm" style:auto-text-indent="false"/>
      <style:text-properties fo:language="en" fo:country="GB"/>
    </style:style>
    <style:style style:name="P56" style:family="paragraph" style:parent-style-name="Text_20_body">
      <loext:graphic-properties draw:fill-hatch-name="hatch"/>
      <style:paragraph-properties fo:margin-top="0.101cm" fo:margin-bottom="0.199cm" style:contextual-spacing="false"/>
      <style:text-properties fo:language="en" fo:country="GB"/>
    </style:style>
    <style:style style:name="P57" style:family="paragraph" style:parent-style-name="Text_20_body">
      <style:text-properties fo:language="en" fo:country="GB" officeooo:paragraph-rsid="0066eee3"/>
    </style:style>
    <style:style style:name="P58" style:family="paragraph" style:parent-style-name="Text_20_body">
      <style:text-properties fo:language="en" fo:country="GB" officeooo:rsid="006a15d3" officeooo:paragraph-rsid="006a15d3"/>
    </style:style>
    <style:style style:name="P59" style:family="paragraph" style:parent-style-name="Text_20_body">
      <loext:graphic-properties draw:fill-gradient-name="gradient" draw:fill-hatch-name="hatch"/>
      <style:text-properties fo:language="en" fo:country="GB" officeooo:rsid="0087d8f5" officeooo:paragraph-rsid="0087d8f5"/>
    </style:style>
    <style:style style:name="P60" style:family="paragraph" style:parent-style-name="Text_20_body" style:master-page-name="">
      <loext:graphic-properties draw:fill-gradient-name="gradient" draw:fill-hatch-name="hatch"/>
      <style:paragraph-properties style:page-number="auto" fo:keep-with-next="always"/>
      <style:text-properties fo:language="en" fo:country="GB" officeooo:rsid="0087d8f5" officeooo:paragraph-rsid="0087d8f5"/>
    </style:style>
    <style:style style:name="P61" style:family="paragraph" style:parent-style-name="Text_20_body">
      <loext:graphic-properties draw:fill-gradient-name="gradient" draw:fill-hatch-name="hatch"/>
      <style:paragraph-properties fo:text-align="center" style:justify-single-word="false"/>
      <style:text-properties fo:language="en" fo:country="GB" officeooo:rsid="0087d8f5" officeooo:paragraph-rsid="00d70530"/>
    </style:style>
    <style:style style:name="P62" style:family="paragraph" style:parent-style-name="Text_20_body">
      <loext:graphic-properties draw:fill-gradient-name="gradient" draw:fill-hatch-name="hatch"/>
      <style:text-properties fo:language="en" fo:country="GB" officeooo:rsid="008a3d64" officeooo:paragraph-rsid="008a3d64"/>
    </style:style>
    <style:style style:name="P63" style:family="paragraph" style:parent-style-name="Text_20_body">
      <loext:graphic-properties draw:fill-gradient-name="gradient" draw:fill-hatch-name="hatch"/>
      <style:text-properties fo:language="en" fo:country="GB" officeooo:rsid="008a3d64" officeooo:paragraph-rsid="008a8c7a"/>
    </style:style>
    <style:style style:name="P64" style:family="paragraph" style:parent-style-name="Text_20_body">
      <loext:graphic-properties draw:fill-hatch-name="hatch"/>
      <style:paragraph-properties fo:margin-left="1cm" fo:margin-right="1cm" fo:text-indent="0.199cm" style:auto-text-indent="false"/>
      <style:text-properties fo:language="en" fo:country="GB" officeooo:rsid="008a3d64" officeooo:paragraph-rsid="00922278"/>
    </style:style>
    <style:style style:name="P65" style:family="paragraph" style:parent-style-name="Text_20_body">
      <style:text-properties fo:language="en" fo:country="GB" officeooo:rsid="00a83bd8" officeooo:paragraph-rsid="00a83bd8"/>
    </style:style>
    <style:style style:name="P66" style:family="paragraph" style:parent-style-name="Text_20_body">
      <loext:graphic-properties draw:fill-hatch-name="hatch"/>
      <style:paragraph-properties fo:margin-left="1cm" fo:margin-right="1cm" fo:text-indent="0.199cm" style:auto-text-indent="false"/>
      <style:text-properties fo:language="en" fo:country="GB" officeooo:rsid="008a3d64" officeooo:paragraph-rsid="00922278" style:language-complex="ar" style:country-complex="SA"/>
    </style:style>
    <style:style style:name="P67" style:family="paragraph" style:parent-style-name="Text_20_body">
      <style:text-properties fo:language="en" fo:country="GB" officeooo:paragraph-rsid="00d54038"/>
    </style:style>
    <style:style style:name="P68" style:family="paragraph" style:parent-style-name="Text_20_body">
      <loext:graphic-properties draw:fill-gradient-name="gradient" draw:fill-hatch-name="hatch"/>
      <style:text-properties fo:language="en" fo:country="GB" officeooo:rsid="00d70530" officeooo:paragraph-rsid="00d70530"/>
    </style:style>
    <style:style style:name="P69" style:family="paragraph" style:parent-style-name="Text_20_body">
      <style:paragraph-properties fo:text-align="center" style:justify-single-word="false"/>
      <style:text-properties officeooo:rsid="0015c79b" officeooo:paragraph-rsid="0015c79b"/>
    </style:style>
    <style:style style:name="P70" style:family="paragraph" style:parent-style-name="Text_20_body">
      <style:text-properties style:font-name="Liberation Sans2" fo:font-size="10pt" fo:language="en" fo:country="GB" fo:font-weight="normal" officeooo:rsid="0015fc97" officeooo:paragraph-rsid="0029c104" style:font-size-asian="10pt" style:font-weight-asian="normal" style:font-size-complex="10pt" style:font-weight-complex="normal"/>
    </style:style>
    <style:style style:name="P71" style:family="paragraph" style:parent-style-name="Table_20_Contents">
      <style:text-properties style:font-name="Liberation Sans2" fo:font-size="10pt" fo:language="en" fo:country="GB" fo:font-weight="normal" style:font-size-asian="10pt" style:font-weight-asian="normal" style:font-size-complex="10pt" style:font-weight-complex="normal"/>
    </style:style>
    <style:style style:name="P72" style:family="paragraph" style:parent-style-name="Table_20_Contents">
      <style:paragraph-properties fo:text-align="start" style:justify-single-word="false"/>
      <style:text-properties style:font-name="Liberation Sans2" fo:font-size="10pt" fo:language="en" fo:country="GB" style:font-size-asian="10pt" style:font-size-complex="10pt"/>
    </style:style>
    <style:style style:name="P73" style:family="paragraph" style:parent-style-name="Table_20_Contents">
      <style:text-properties style:font-name="Liberation Sans2" fo:font-size="10pt" fo:language="en" fo:country="GB" officeooo:rsid="008865e3" officeooo:paragraph-rsid="008865e3" style:font-size-asian="10pt" style:font-size-complex="10pt"/>
    </style:style>
    <style:style style:name="P74" style:family="paragraph" style:parent-style-name="Table_20_Contents">
      <style:text-properties style:font-name="Liberation Sans2" fo:font-size="10pt" fo:language="en" fo:country="GB" officeooo:rsid="0087d8f5" officeooo:paragraph-rsid="0087d8f5" style:font-size-asian="10pt" style:font-size-complex="10pt"/>
    </style:style>
    <style:style style:name="P75" style:family="paragraph" style:parent-style-name="Table_20_Contents">
      <style:text-properties style:font-name="Liberation Sans2" fo:font-size="10pt" fo:language="en" fo:country="GB" style:font-size-asian="10pt" style:font-size-complex="10pt"/>
    </style:style>
    <style:style style:name="P76" style:family="paragraph" style:parent-style-name="Text_20_body">
      <loext:graphic-properties draw:fill-hatch-name="hatch"/>
      <style:paragraph-properties fo:margin-top="0.101cm" fo:margin-bottom="0.199cm" style:contextual-spacing="false"/>
      <style:text-properties style:font-name="Liberation Sans2" fo:font-size="10pt" fo:language="en" fo:country="GB" officeooo:rsid="005a1ca7" officeooo:paragraph-rsid="005a1ca7" style:font-size-asian="10pt" style:font-size-complex="10pt"/>
    </style:style>
    <style:style style:name="P77" style:family="paragraph" style:parent-style-name="Table_20_Contents">
      <style:text-properties style:font-name="Liberation Sans2" fo:font-size="10pt" fo:language="en" fo:country="GB" fo:font-weight="bold" officeooo:rsid="0087d8f5" officeooo:paragraph-rsid="0087d8f5" style:font-size-asian="10pt" style:font-weight-asian="bold" style:font-size-complex="10pt" style:font-weight-complex="bold"/>
    </style:style>
    <style:style style:name="P78" style:family="paragraph" style:parent-style-name="Text_20_body">
      <style:text-properties style:font-name="Liberation Sans2" fo:font-size="12pt" fo:font-weight="bold" officeooo:paragraph-rsid="00d70530" style:font-size-asian="12pt" style:font-weight-asian="bold" style:font-size-complex="12pt" style:font-weight-complex="bold"/>
    </style:style>
    <style:style style:name="P79" style:family="paragraph" style:parent-style-name="Text_20_body">
      <style:paragraph-properties fo:text-align="center" style:justify-single-word="false"/>
      <style:text-properties fo:font-size="2pt" fo:language="en" fo:country="GB" officeooo:paragraph-rsid="0015c79b" style:font-size-asian="1.75pt" style:font-size-complex="2pt"/>
    </style:style>
    <style:style style:name="P80" style:family="paragraph" style:parent-style-name="Text_20_body">
      <style:text-properties fo:font-size="2pt" fo:language="en" fo:country="GB" style:font-size-asian="1.75pt" style:font-size-complex="2pt"/>
    </style:style>
    <style:style style:name="P81" style:family="paragraph" style:parent-style-name="Text_20_body">
      <style:paragraph-properties fo:text-align="center" style:justify-single-word="false"/>
      <style:text-properties fo:font-size="6pt" fo:language="en" fo:country="GB" officeooo:rsid="0015c79b" officeooo:paragraph-rsid="0015c79b" style:font-size-asian="5.25pt" style:font-size-complex="6pt"/>
    </style:style>
    <style:style style:name="P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2" fo:font-size="10pt" fo:language="en" fo:country="GB" fo:font-style="normal" fo:text-shadow="none" style:text-underline-style="none" fo:font-weight="bold"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2" fo:font-size="9pt" fo:language="en" fo:country="GB" fo:font-style="normal" fo:text-shadow="none" style:text-underline-style="none" fo:font-weight="normal" officeooo:paragraph-rsid="0077e0fb" style:font-size-asian="9pt" style:font-style-asian="normal" style:font-weight-asian="normal" style:font-size-complex="9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2" fo:font-size="9pt" fo:language="en" fo:country="GB"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9pt" fo:language="en" fo:country="GB"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2" fo:font-size="9pt" fo:language="en" fo:country="GB" fo:font-style="normal" fo:text-shadow="none" style:text-underline-style="none" fo:font-weight="normal" officeooo:rsid="0077e0fb" officeooo:paragraph-rsid="0077e0fb" style:font-size-asian="9pt" style:font-style-asian="normal" style:font-weight-asian="normal" style:font-size-complex="9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9pt" fo:language="en" fo:country="GB" fo:font-style="normal" fo:text-shadow="none" style:text-underline-style="none" fo:font-weight="normal" officeooo:rsid="0077e0fb" officeooo:paragraph-rsid="0077e0fb" style:font-size-asian="9pt" style:font-style-asian="normal" style:font-weight-asian="normal" style:font-size-complex="9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9pt" fo:language="en" fo:country="GB" fo:font-style="normal" fo:text-shadow="none" style:text-underline-style="none" fo:font-weight="bold" officeooo:rsid="0077e0fb" officeooo:paragraph-rsid="0077e0fb" fo:background-color="#ffff00" style:font-size-asian="9pt" style:font-style-asian="normal" style:font-weight-asian="bold" style:font-size-complex="9pt" style:font-style-complex="normal" style:font-weight-complex="bold" style:text-overline-style="none" style:text-overline-color="font-color"/>
    </style:style>
    <style:style style:name="P8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0pt" fo:language="en" fo:country="GB"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0pt" fo:language="en" fo:country="GB" fo:font-style="normal" fo:text-shadow="none" style:text-underline-style="none" fo:font-weight="bold" officeooo:paragraph-rsid="0077e0fb" style:font-size-asian="10pt" style:font-style-asian="normal" style:font-weight-asian="bold" style:font-size-complex="10pt" style:font-style-complex="normal" style:font-weight-complex="bold" style:text-overline-style="none" style:text-overline-color="font-color"/>
    </style:style>
    <style:style style:name="P9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0.5pt" fo:language="en" fo:country="GB" fo:font-style="normal" fo:text-shadow="none" style:text-underline-style="none" fo:font-weight="bold" style:font-size-asian="10.5pt" style:font-style-asian="normal" style:font-weight-asian="normal" style:font-size-complex="10.5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0.5pt" fo:language="en" fo:country="GB" fo:font-style="normal" fo:text-shadow="none" style:text-underline-style="none" fo:font-weight="bold" officeooo:rsid="0077e0fb" officeooo:paragraph-rsid="0077e0fb" style:font-size-asian="10.5pt" style:font-style-asian="normal" style:font-weight-asian="bold" style:font-size-complex="10.5pt" style:font-style-complex="normal" style:font-weight-complex="bold" style:text-overline-style="none" style:text-overline-color="font-color"/>
    </style:style>
    <style:style style:name="P9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0.5pt" fo:language="en" fo:country="GB"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language="en" fo:country="GB" fo:font-style="normal" fo:text-shadow="none" style:text-underline-style="none" fo:font-weight="normal" officeooo:rsid="0077e0fb" officeooo:paragraph-rsid="0077e0fb"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9a30ce" loext:opacity="100%" style:text-outline="false" style:text-line-through-style="none" style:text-line-through-type="none" style:font-name="Liberation Sans2" fo:font-size="9pt" fo:language="en" fo:country="GB" fo:font-style="normal" fo:text-shadow="none" style:text-underline-style="none" fo:font-weight="bold" officeooo:rsid="0046b603" officeooo:paragraph-rsid="0046b603" style:font-size-asian="9pt" style:font-style-asian="normal" style:font-weight-asian="normal" style:font-size-complex="9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fo:color="#9a30ce" loext:opacity="100%" style:text-outline="false" style:text-line-through-style="none" style:text-line-through-type="none" style:font-name="Liberation Serif1" fo:font-size="10.5pt" fo:language="en" fo:country="GB" fo:font-style="normal" fo:text-shadow="none" style:text-underline-style="none" fo:font-weight="bold" style:font-size-asian="10.5pt" style:font-style-asian="normal" style:font-weight-asian="bold" style:font-size-complex="10.5pt" style:font-style-complex="normal" style:font-weight-complex="bold" style:text-overline-style="none" style:text-overline-color="font-color"/>
    </style:style>
    <style:style style:name="P98" style:family="paragraph" style:parent-style-name="Table_20_Contents">
      <style:paragraph-properties fo:text-align="start" style:justify-single-word="false"/>
      <style:text-properties fo:color="#015ff9" loext:opacity="100%" style:text-outline="false" style:text-line-through-style="none" style:text-line-through-type="none" style:font-name="Liberation Sans2" fo:font-size="9pt" fo:language="en" fo:country="GB" fo:font-style="normal" fo:text-shadow="none" style:text-underline-style="none" fo:font-weight="bold" officeooo:rsid="0046b603" officeooo:paragraph-rsid="0046b603" style:font-size-asian="9pt" style:font-style-asian="normal" style:font-weight-asian="normal" style:font-size-complex="9pt" style:font-style-complex="normal" style:font-weight-complex="normal" style:text-overline-style="none" style:text-overline-color="font-color"/>
    </style:style>
    <style:style style:name="P99" style:family="paragraph" style:parent-style-name="ukazka_20_tabulka">
      <style:text-properties fo:color="#015ff9" loext:opacity="100%" fo:font-weight="bold" officeooo:rsid="00d57130" officeooo:paragraph-rsid="00d70530" style:font-weight-asian="bold" style:font-weight-complex="bold"/>
    </style:style>
    <style:style style:name="P100" style:family="paragraph" style:parent-style-name="ukazka_20_tabulka">
      <style:text-properties fo:color="#015ff9" loext:opacity="100%" fo:font-weight="bold" officeooo:paragraph-rsid="00d70530" style:font-weight-asian="bold" style:font-weight-complex="bold"/>
    </style:style>
    <style:style style:name="P101" style:family="paragraph" style:parent-style-name="Table_20_Contents">
      <style:paragraph-properties fo:text-align="start" style:justify-single-word="false"/>
      <style:text-properties fo:color="#0ca501" loext:opacity="100%" style:text-outline="false" style:text-line-through-style="none" style:text-line-through-type="none" style:font-name="Liberation Sans2" fo:font-size="9pt" fo:language="en" fo:country="GB" fo:font-style="normal" fo:text-shadow="none" style:text-underline-style="none" fo:font-weight="bold" officeooo:rsid="0046b603" officeooo:paragraph-rsid="0046b603" style:font-size-asian="9pt" style:font-style-asian="normal" style:font-weight-asian="normal" style:font-size-complex="9pt" style:font-style-complex="normal" style:font-weight-complex="normal" style:text-overline-style="none" style:text-overline-color="font-color"/>
    </style:style>
    <style:style style:name="P102" style:family="paragraph" style:parent-style-name="Table_20_Contents">
      <style:text-properties fo:color="#0ca501" loext:opacity="100%" fo:font-weight="bold" officeooo:rsid="00d70530" officeooo:paragraph-rsid="00d70530" style:font-weight-asian="bold" style:font-weight-complex="bold"/>
    </style:style>
    <style:style style:name="P103" style:family="paragraph" style:parent-style-name="ukazka_20_tabulka">
      <style:text-properties fo:color="#0ca501" loext:opacity="100%" fo:font-weight="bold" officeooo:rsid="00d57130" officeooo:paragraph-rsid="00d70530" style:font-weight-asian="bold" style:font-weight-complex="bold"/>
    </style:style>
    <style:style style:name="P104" style:family="paragraph" style:parent-style-name="ukazka_20_tabulka">
      <style:text-properties fo:color="#0ca501" loext:opacity="100%" fo:font-weight="bold" officeooo:paragraph-rsid="00d70530" style:font-weight-asian="bold" style:font-weight-complex="bold"/>
    </style:style>
    <style:style style:name="P105" style:family="paragraph" style:parent-style-name="Text_20_body">
      <style:paragraph-properties fo:text-align="center" style:justify-single-word="false"/>
      <style:text-properties fo:font-size="11.1000003814697pt" fo:language="en" fo:country="GB" officeooo:rsid="0015c79b" officeooo:paragraph-rsid="0015c79b" style:font-size-asian="11.1000003814697pt" style:font-size-complex="11.1000003814697pt"/>
    </style:style>
    <style:style style:name="P106" style:family="paragraph" style:parent-style-name="Table_20_Contents">
      <style:paragraph-properties fo:text-align="end" style:justify-single-word="false"/>
      <style:text-properties fo:color="#686868" loext:opacity="100%" fo:language="en" fo:country="GB" fo:font-weight="bold" style:font-weight-asian="bold" style:font-weight-complex="bold"/>
    </style:style>
    <style:style style:name="P107" style:family="paragraph" style:parent-style-name="Table_20_Contents">
      <style:text-properties fo:color="#686868" loext:opacity="100%" fo:language="en" fo:country="GB"/>
    </style:style>
    <style:style style:name="P108" style:family="paragraph" style:parent-style-name="Table_20_Contents">
      <style:paragraph-properties fo:text-align="end" style:justify-single-word="false"/>
      <style:text-properties fo:color="#686868" loext:opacity="100%" style:text-outline="false" style:text-line-through-style="none" style:text-line-through-type="none" style:font-name="Liberation Serif1" fo:font-size="10.5pt" fo:language="en" fo:country="GB" fo:font-style="normal" fo:text-shadow="none" style:text-underline-style="none" fo:font-weight="bold" style:font-size-asian="10.5pt" style:font-style-asian="normal" style:font-weight-asian="bold" style:font-size-complex="10.5pt" style:font-style-complex="normal" style:font-weight-complex="bold" style:text-overline-style="none" style:text-overline-color="font-color"/>
    </style:style>
    <style:style style:name="P109" style:family="paragraph" style:parent-style-name="ukazka_20_tabulka">
      <style:text-properties fo:color="#686868" loext:opacity="100%" fo:font-style="italic" officeooo:rsid="00d57130" officeooo:paragraph-rsid="00d70530" style:font-style-asian="italic" style:font-style-complex="italic"/>
    </style:style>
    <style:style style:name="P110" style:family="paragraph" style:parent-style-name="Table_20_Contents">
      <style:paragraph-properties fo:text-align="center" style:justify-single-word="false"/>
      <style:text-properties fo:font-size="10.5pt" fo:language="en" fo:country="GB" officeooo:paragraph-rsid="0046b603" style:font-size-asian="10.5pt" style:font-style-asian="normal" style:font-weight-asian="normal" style:font-size-complex="10.5pt" style:font-style-complex="normal" style:font-weight-complex="normal" style:text-overline-style="none" style:text-overline-color="font-color"/>
    </style:style>
    <style:style style:name="P111" style:family="paragraph" style:parent-style-name="Text_20_body">
      <loext:graphic-properties draw:fill="gradient" draw:fill-gradient-name="Gradient_20_44" draw:gradient-step-count="64" draw:fill-hatch-name="hatch"/>
      <style:paragraph-properties fo:margin-top="0cm" fo:margin-bottom="0cm" style:contextual-spacing="false" fo:background-color="#8ed688"/>
      <style:text-properties fo:font-size="10.5pt" fo:font-style="italic" officeooo:paragraph-rsid="00c45757" style:font-size-asian="10.5pt" style:font-style-asian="italic" style:font-size-complex="10.5pt" style:font-style-complex="italic"/>
    </style:style>
    <style:style style:name="P112" style:family="paragraph" style:parent-style-name="Table_20_Contents">
      <style:paragraph-properties fo:text-align="end" style:justify-single-word="false"/>
      <style:text-properties style:use-window-font-color="true" loext:opacity="0%" style:text-outline="false" style:text-line-through-style="none" style:text-line-through-type="none" style:font-name="Liberation Serif1" fo:font-size="10.5pt" fo:language="en" fo:country="GB" fo:font-style="normal" fo:text-shadow="none" style:text-underline-style="none" fo:font-weight="bold" style:font-size-asian="10.5pt" style:font-style-asian="normal" style:font-weight-asian="bold" style:font-size-complex="10.5pt" style:font-style-complex="normal" style:font-weight-complex="bold" style:text-overline-style="none" style:text-overline-color="font-color"/>
    </style:style>
    <style:style style:name="P113" style:family="paragraph" style:parent-style-name="Table_20_Contents">
      <style:paragraph-properties fo:text-align="center" style:justify-single-word="false"/>
      <style:text-properties style:use-window-font-color="true" loext:opacity="0%" style:text-outline="false" style:text-line-through-style="none" style:text-line-through-type="none" style:font-name="Liberation Serif1" fo:font-size="10.5pt" fo:language="en" fo:country="GB" fo:font-style="normal" fo:text-shadow="none" style:text-underline-style="none" fo:font-weight="bold" style:font-size-asian="10.5pt" style:font-style-asian="normal" style:font-weight-asian="bold" style:font-size-complex="10.5pt" style:font-style-complex="normal" style:font-weight-complex="bold" style:text-overline-style="none" style:text-overline-color="font-color"/>
    </style:style>
    <style:style style:name="P11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1" fo:font-size="10.5pt" fo:language="en" fo:country="GB" fo:font-style="normal" fo:text-shadow="none" style:text-underline-style="none" fo:font-weight="bold" officeooo:rsid="0077e0fb" officeooo:paragraph-rsid="0077e0fb" style:font-size-asian="10.5pt" style:font-style-asian="normal" style:font-weight-asian="bold" style:font-size-complex="10.5pt" style:font-style-complex="normal" style:font-weight-complex="bold" style:text-overline-style="none" style:text-overline-color="font-color"/>
    </style:style>
    <style:style style:name="P115" style:family="paragraph" style:parent-style-name="Text_20_body">
      <loext:graphic-properties draw:fill-hatch-name="hatch"/>
      <style:paragraph-properties fo:margin-left="1cm" fo:margin-right="1cm" fo:text-indent="0.199cm" style:auto-text-indent="false"/>
      <style:text-properties style:use-window-font-color="true" loext:opacity="0%" style:font-name="Liberation Sans2" fo:font-size="12pt" fo:font-weight="bold" officeooo:paragraph-rsid="00d70530" style:font-size-asian="12pt" style:font-weight-asian="bold" style:font-size-complex="12pt" style:font-weight-complex="bold"/>
    </style:style>
    <style:style style:name="P116" style:family="paragraph" style:parent-style-name="Text_20_body">
      <loext:graphic-properties draw:fill-gradient-name="gradient" draw:fill-hatch-name="hatch"/>
      <style:text-properties style:font-name="Liberation Serif1" fo:language="en" fo:country="GB" officeooo:rsid="0087d8f5" officeooo:paragraph-rsid="0087d8f5" style:font-name-asian="Source Han Sans CN Regular1" style:font-name-complex="aKoran"/>
    </style:style>
    <style:style style:name="P117" style:family="paragraph" style:parent-style-name="Text_20_body">
      <loext:graphic-properties draw:fill-gradient-name="gradient" draw:fill-hatch-name="hatch"/>
      <style:paragraph-properties fo:margin-left="1cm" fo:margin-right="1cm" fo:text-indent="0.199cm" style:auto-text-indent="false"/>
      <style:text-properties fo:font-style="italic" officeooo:rsid="00a83bd8" officeooo:paragraph-rsid="00a83bd8" style:font-style-asian="italic" style:font-style-complex="italic"/>
    </style:style>
    <style:style style:name="P118" style:family="paragraph" style:parent-style-name="Text_20_body">
      <loext:graphic-properties draw:fill-gradient-name="gradient" draw:fill-hatch-name="hatch"/>
      <style:paragraph-properties fo:margin-left="1cm" fo:margin-right="1cm" fo:text-indent="0.199cm" style:auto-text-indent="false"/>
      <style:text-properties fo:font-style="italic" officeooo:rsid="00a9b2aa" officeooo:paragraph-rsid="00a9b2aa" style:font-style-asian="italic" style:font-style-complex="italic"/>
    </style:style>
    <style:style style:name="P119" style:family="paragraph" style:parent-style-name="Text_20_body">
      <loext:graphic-properties draw:fill="gradient" draw:fill-gradient-name="Gradient_20_45" draw:gradient-step-count="64" draw:fill-hatch-name="hatch"/>
      <style:paragraph-properties fo:margin-left="1cm" fo:margin-right="1cm" fo:margin-top="0cm" fo:margin-bottom="0cm" style:contextual-spacing="false" fo:text-indent="0.199cm" style:auto-text-indent="false" fo:background-color="#71c7fb"/>
      <style:text-properties fo:font-style="italic" officeooo:rsid="00c1c0fe" officeooo:paragraph-rsid="00c1c0fe" style:font-style-asian="italic" style:font-style-complex="italic"/>
    </style:style>
    <style:style style:name="P120" style:family="paragraph" style:parent-style-name="Text_20_body">
      <loext:graphic-properties draw:fill-hatch-name="hatch"/>
      <style:paragraph-properties fo:margin-left="1cm" fo:margin-right="1cm" fo:text-indent="0.199cm" style:auto-text-indent="false"/>
      <style:text-properties fo:font-style="italic" officeooo:rsid="00ee8bbf" officeooo:paragraph-rsid="00d70530" style:font-style-asian="italic" style:font-style-complex="italic"/>
    </style:style>
    <style:style style:name="P121" style:family="paragraph" style:parent-style-name="Text_20_body" style:master-page-name="">
      <loext:graphic-properties draw:fill-hatch-name="hatch"/>
      <style:paragraph-properties fo:margin-left="1cm" fo:margin-right="1cm" fo:text-indent="0.199cm" style:auto-text-indent="false" style:page-number="auto"/>
      <style:text-properties fo:font-style="italic" officeooo:paragraph-rsid="00daf839" style:font-style-asian="italic" style:font-style-complex="italic"/>
    </style:style>
    <style:style style:name="P122" style:family="paragraph" style:parent-style-name="Text_20_body">
      <loext:graphic-properties draw:fill-hatch-name="hatch"/>
      <style:paragraph-properties fo:margin-left="1cm" fo:margin-right="1cm" fo:text-indent="0.199cm" style:auto-text-indent="false"/>
      <style:text-properties fo:font-style="italic" officeooo:paragraph-rsid="00daf839" style:font-style-asian="italic" style:font-style-complex="italic"/>
    </style:style>
    <style:style style:name="P123" style:family="paragraph" style:parent-style-name="Text_20_body">
      <loext:graphic-properties draw:fill-hatch-name="hatch"/>
      <style:paragraph-properties fo:margin-left="1cm" fo:margin-right="1cm" fo:text-align="justify" style:justify-single-word="false" fo:text-indent="0.199cm" style:auto-text-indent="false"/>
      <style:text-properties fo:font-style="italic" officeooo:rsid="00daf839" officeooo:paragraph-rsid="00dcbd6d" style:font-style-asian="italic" style:font-style-complex="italic"/>
    </style:style>
    <style:style style:name="P124" style:family="paragraph" style:parent-style-name="Text_20_body">
      <style:text-properties officeooo:rsid="00a9b2aa" officeooo:paragraph-rsid="00a9b2aa"/>
    </style:style>
    <style:style style:name="P125" style:family="paragraph" style:parent-style-name="Text_20_body">
      <style:paragraph-properties fo:margin-left="0cm" fo:margin-right="0cm" fo:text-indent="0cm" style:auto-text-indent="false"/>
      <style:text-properties officeooo:rsid="00a9b2aa" officeooo:paragraph-rsid="00a9b2aa"/>
    </style:style>
    <style:style style:name="P126" style:family="paragraph" style:parent-style-name="Text_20_body">
      <style:text-properties officeooo:rsid="00a9b2aa" officeooo:paragraph-rsid="00b666d7"/>
    </style:style>
    <style:style style:name="P127" style:family="paragraph" style:parent-style-name="Text_20_body">
      <loext:graphic-properties draw:fill-gradient-name="gradient" draw:fill-hatch-name="hatch"/>
      <style:text-properties fo:language="cs" fo:country="CZ" fo:font-style="normal" officeooo:rsid="00bbdb25" officeooo:paragraph-rsid="00bbdb25" style:font-style-asian="normal" style:font-style-complex="normal"/>
    </style:style>
    <style:style style:name="P128" style:family="paragraph" style:parent-style-name="Text_20_body">
      <loext:graphic-properties draw:fill="gradient" draw:fill-gradient-name="Gradient_20_44" draw:gradient-step-count="64" draw:fill-hatch-name="hatch"/>
      <style:paragraph-properties fo:margin-top="0cm" fo:margin-bottom="0cm" style:contextual-spacing="false" fo:background-color="#8ed688"/>
      <style:text-properties fo:font-style="normal" officeooo:paragraph-rsid="00c56673" style:font-style-asian="normal" style:font-style-complex="normal"/>
    </style:style>
    <style:style style:name="P129" style:family="paragraph" style:parent-style-name="Text_20_body">
      <style:paragraph-properties fo:text-align="justify" style:justify-single-word="false"/>
      <style:text-properties fo:font-style="normal" officeooo:rsid="00ecdc60" officeooo:paragraph-rsid="00d70530" style:font-style-asian="normal" style:font-style-complex="normal"/>
    </style:style>
    <style:style style:name="P130" style:family="paragraph" style:parent-style-name="Text_20_body" style:master-page-name="">
      <loext:graphic-properties draw:fill-hatch-name="hatch"/>
      <style:paragraph-properties fo:text-align="center" style:justify-single-word="false" style:page-number="auto" fo:keep-with-next="always"/>
      <style:text-properties fo:font-style="normal" fo:font-weight="bold" officeooo:rsid="00dd658c" officeooo:paragraph-rsid="00dd658c" style:font-style-asian="normal" style:font-weight-asian="bold" style:font-style-complex="normal" style:font-weight-complex="bold"/>
    </style:style>
    <style:style style:name="P131" style:family="paragraph" style:parent-style-name="Text_20_body">
      <loext:graphic-properties draw:fill="gradient" draw:fill-gradient-name="Gradient_20_44" draw:gradient-step-count="64" draw:fill-hatch-name="hatch"/>
      <style:paragraph-properties fo:margin-top="0cm" fo:margin-bottom="0cm" style:contextual-spacing="false" fo:text-align="center" style:justify-single-word="false" fo:background-color="#8ed688"/>
      <style:text-properties style:text-position="-41% 100%" fo:font-size="10.5pt" fo:font-style="italic" officeooo:paragraph-rsid="00c45757" style:font-size-asian="10.5pt" style:font-style-asian="italic" style:font-size-complex="10.5pt" style:font-style-complex="italic"/>
    </style:style>
    <style:style style:name="P132" style:family="paragraph" style:parent-style-name="Standard">
      <style:text-properties officeooo:paragraph-rsid="00d70530"/>
    </style:style>
    <style:style style:name="P133" style:family="paragraph" style:parent-style-name="Table_20_Contents">
      <style:text-properties officeooo:paragraph-rsid="00d70530"/>
    </style:style>
    <style:style style:name="P134" style:family="paragraph" style:parent-style-name="Text_20_body">
      <style:text-properties officeooo:paragraph-rsid="00d70530"/>
    </style:style>
    <style:style style:name="P135" style:family="paragraph" style:parent-style-name="Text_20_body">
      <loext:graphic-properties draw:fill-hatch-name="hatch"/>
      <style:paragraph-properties fo:margin-left="1cm" fo:margin-right="1cm" fo:text-indent="0.199cm" style:auto-text-indent="false"/>
      <style:text-properties officeooo:paragraph-rsid="00d70530"/>
    </style:style>
    <style:style style:name="P136" style:family="paragraph" style:parent-style-name="ukazka_20_tabulka">
      <style:text-properties officeooo:paragraph-rsid="00d70530"/>
    </style:style>
    <style:style style:name="P137" style:family="paragraph" style:parent-style-name="Standard">
      <style:paragraph-properties fo:text-align="center" style:justify-single-word="false"/>
      <style:text-properties officeooo:rsid="00d5dd05" officeooo:paragraph-rsid="00d70530"/>
    </style:style>
    <style:style style:name="P138" style:family="paragraph" style:parent-style-name="Text_20_body">
      <style:paragraph-properties fo:text-align="center" style:justify-single-word="false"/>
      <style:text-properties officeooo:rsid="00d5dd05" officeooo:paragraph-rsid="00d70530"/>
    </style:style>
    <style:style style:name="P139" style:family="paragraph" style:parent-style-name="Text_20_body">
      <style:paragraph-properties fo:text-align="start" style:justify-single-word="false"/>
      <style:text-properties officeooo:rsid="00d5dd05" officeooo:paragraph-rsid="00d70530"/>
    </style:style>
    <style:style style:name="P140" style:family="paragraph" style:parent-style-name="Text_20_body">
      <style:text-properties officeooo:rsid="00d5dd05" officeooo:paragraph-rsid="00d70530"/>
    </style:style>
    <style:style style:name="P141" style:family="paragraph" style:parent-style-name="Text_20_body">
      <loext:graphic-properties draw:fill-gradient-name="gradient" draw:fill-hatch-name="hatch"/>
      <style:paragraph-properties fo:keep-with-next="always"/>
      <style:text-properties officeooo:rsid="00d5dd05" officeooo:paragraph-rsid="00d70530"/>
    </style:style>
    <style:style style:name="P142" style:family="paragraph" style:parent-style-name="Standard">
      <style:paragraph-properties fo:text-align="center" style:justify-single-word="false"/>
      <style:text-properties officeooo:paragraph-rsid="00d70530"/>
    </style:style>
    <style:style style:name="P143" style:family="paragraph" style:parent-style-name="Text_20_body">
      <style:paragraph-properties fo:text-align="center" style:justify-single-word="false"/>
      <style:text-properties officeooo:paragraph-rsid="00d70530"/>
    </style:style>
    <style:style style:name="P144" style:family="paragraph" style:parent-style-name="Text_20_body">
      <loext:graphic-properties draw:fill-hatch-name="hatch"/>
      <style:paragraph-properties fo:margin-left="1cm" fo:margin-right="1cm" fo:text-align="center" style:justify-single-word="false" fo:text-indent="0.199cm" style:auto-text-indent="false"/>
      <style:text-properties officeooo:paragraph-rsid="00d70530"/>
    </style:style>
    <style:style style:name="P145" style:family="paragraph" style:parent-style-name="Standard">
      <loext:graphic-properties draw:fill-hatch-name="hatch"/>
      <style:paragraph-properties fo:text-align="center" style:justify-single-word="false" fo:keep-with-next="always"/>
      <style:text-properties fo:font-weight="bold" officeooo:rsid="00d57130" officeooo:paragraph-rsid="00d70530" style:font-weight-asian="bold" style:font-weight-complex="bold"/>
    </style:style>
    <style:style style:name="P146" style:family="paragraph" style:parent-style-name="Table_20_Contents">
      <style:text-properties fo:font-weight="bold" officeooo:paragraph-rsid="00d70530" style:font-weight-asian="bold" style:font-weight-complex="bold"/>
    </style:style>
    <style:style style:name="P147" style:family="paragraph" style:parent-style-name="ukazka_20_tabulka">
      <style:text-properties fo:font-weight="bold" officeooo:paragraph-rsid="00d70530" style:font-weight-asian="bold" style:font-weight-complex="bold"/>
    </style:style>
    <style:style style:name="P148" style:family="paragraph" style:parent-style-name="Table_20_Contents">
      <style:text-properties fo:font-weight="bold" officeooo:rsid="00d70530" officeooo:paragraph-rsid="00d70530" style:font-weight-asian="bold" style:font-weight-complex="bold"/>
    </style:style>
    <style:style style:name="P149" style:family="paragraph" style:parent-style-name="Text_20_body">
      <style:text-properties fo:font-weight="bold" officeooo:rsid="00d9c566" officeooo:paragraph-rsid="00d70530" style:font-weight-asian="bold" style:font-weight-complex="bold"/>
    </style:style>
    <style:style style:name="P150" style:family="paragraph" style:parent-style-name="ukazka_20_tabulka">
      <style:paragraph-properties fo:text-align="start" style:justify-single-word="false"/>
      <style:text-properties fo:font-weight="bold" officeooo:paragraph-rsid="00d70530" style:font-weight-asian="bold" style:font-weight-complex="bold"/>
    </style:style>
    <style:style style:name="P151" style:family="paragraph" style:parent-style-name="Table_20_Contents">
      <style:text-properties fo:font-weight="bold" officeooo:rsid="00daf839" officeooo:paragraph-rsid="00daf839" style:font-weight-asian="bold" style:font-weight-complex="bold"/>
    </style:style>
    <style:style style:name="P152" style:family="paragraph" style:parent-style-name="Standard">
      <style:text-properties officeooo:rsid="00ecdc60" officeooo:paragraph-rsid="00d70530"/>
    </style:style>
    <style:style style:name="P153" style:family="paragraph" style:parent-style-name="Table_20_Contents">
      <style:paragraph-properties fo:text-align="end" style:justify-single-word="false"/>
      <style:text-properties officeooo:paragraph-rsid="00d70530"/>
    </style:style>
    <style:style style:name="P154" style:family="paragraph" style:parent-style-name="ukazka_20_tabulka">
      <style:paragraph-properties fo:text-align="end" style:justify-single-word="false"/>
      <style:text-properties officeooo:paragraph-rsid="00d70530"/>
    </style:style>
    <style:style style:name="P155" style:family="paragraph" style:parent-style-name="Table_20_Contents">
      <style:paragraph-properties fo:text-align="start" style:justify-single-word="false"/>
      <style:text-properties officeooo:paragraph-rsid="00d70530"/>
    </style:style>
    <style:style style:name="P156" style:family="paragraph" style:parent-style-name="Text_20_body">
      <style:paragraph-properties fo:text-align="start" style:justify-single-word="false"/>
      <style:text-properties officeooo:paragraph-rsid="00d70530"/>
    </style:style>
    <style:style style:name="P157" style:family="paragraph" style:parent-style-name="Table_20_Contents">
      <style:paragraph-properties fo:text-align="end" style:justify-single-word="false"/>
      <style:text-properties officeooo:rsid="00d57130" officeooo:paragraph-rsid="00d70530"/>
    </style:style>
    <style:style style:name="P158" style:family="paragraph" style:parent-style-name="Text_20_body">
      <style:paragraph-properties fo:text-align="center" style:justify-single-word="false"/>
      <style:text-properties officeooo:rsid="00d57130" officeooo:paragraph-rsid="00d70530"/>
    </style:style>
    <style:style style:name="P159" style:family="paragraph" style:parent-style-name="ukazka_20_tabulka">
      <style:text-properties officeooo:rsid="00d57130" officeooo:paragraph-rsid="00d70530"/>
    </style:style>
    <style:style style:name="P160" style:family="paragraph" style:parent-style-name="Table_20_Contents">
      <style:text-properties fo:color="#fe1410" loext:opacity="100%" fo:font-weight="bold" officeooo:rsid="00d70530" officeooo:paragraph-rsid="00d70530" style:font-weight-asian="bold" style:font-weight-complex="bold"/>
    </style:style>
    <style:style style:name="P161" style:family="paragraph" style:parent-style-name="ukazka_20_tabulka">
      <style:text-properties fo:color="#fe1410" loext:opacity="100%" fo:font-weight="bold" officeooo:rsid="00d57130" officeooo:paragraph-rsid="00d70530" style:font-weight-asian="bold" style:font-weight-complex="bold"/>
    </style:style>
    <style:style style:name="P162" style:family="paragraph" style:parent-style-name="ukazka_20_tabulka">
      <style:text-properties fo:color="#fe1410" loext:opacity="100%" fo:font-weight="bold" officeooo:paragraph-rsid="00d70530" style:font-weight-asian="bold" style:font-weight-complex="bold"/>
    </style:style>
    <style:style style:name="P163" style:family="paragraph" style:parent-style-name="ukazka_20_tabulka">
      <style:text-properties fo:color="#c9211e" loext:opacity="100%" officeooo:rsid="00ea8dc2" officeooo:paragraph-rsid="00d70530"/>
    </style:style>
    <style:style style:name="P164" style:family="paragraph" style:parent-style-name="ukazka_20_tabulka">
      <style:text-properties fo:color="#c9211e" loext:opacity="100%" officeooo:paragraph-rsid="00d70530"/>
    </style:style>
    <style:style style:name="P165" style:family="paragraph" style:parent-style-name="Table_20_Contents">
      <style:text-properties fo:color="#c9211e" loext:opacity="100%" fo:font-weight="bold" officeooo:rsid="00daf839" officeooo:paragraph-rsid="00daf839" style:font-weight-asian="bold" style:font-weight-complex="bold"/>
    </style:style>
    <style:style style:name="P166" style:family="paragraph" style:parent-style-name="Text_20_body">
      <style:text-properties officeooo:rsid="00e7e74f" officeooo:paragraph-rsid="00d70530"/>
    </style:style>
    <style:style style:name="P167" style:family="paragraph" style:parent-style-name="ukazka_20_tabulka">
      <style:text-properties officeooo:rsid="00e7e74f" officeooo:paragraph-rsid="00d70530"/>
    </style:style>
    <style:style style:name="P168" style:family="paragraph" style:parent-style-name="Text_20_body">
      <style:text-properties officeooo:rsid="00d9c566" officeooo:paragraph-rsid="00d70530"/>
    </style:style>
    <style:style style:name="P169" style:family="paragraph" style:parent-style-name="Text_20_body" style:master-page-name="">
      <loext:graphic-properties draw:fill-hatch-name="hatch"/>
      <style:paragraph-properties style:page-number="auto" fo:keep-with-next="always"/>
      <style:text-properties officeooo:rsid="00d9c566" officeooo:paragraph-rsid="00d70530"/>
    </style:style>
    <style:style style:name="P170" style:family="paragraph" style:parent-style-name="Text_20_body">
      <style:text-properties officeooo:rsid="00e8e3cf" officeooo:paragraph-rsid="00d70530"/>
    </style:style>
    <style:style style:name="P171" style:family="paragraph" style:parent-style-name="Text_20_body">
      <loext:graphic-properties draw:fill-hatch-name="hatch"/>
      <style:paragraph-properties fo:margin-left="1cm" fo:margin-right="1cm" fo:text-align="center" style:justify-single-word="false" fo:text-indent="0.199cm" style:auto-text-indent="false"/>
      <style:text-properties officeooo:rsid="00ee8bbf" officeooo:paragraph-rsid="00d70530"/>
    </style:style>
    <style:style style:name="P172" style:family="paragraph" style:parent-style-name="Text_20_body" style:master-page-name="">
      <loext:graphic-properties draw:fill="gradient" draw:fill-gradient-name="Gradient_20_52" draw:gradient-step-count="64" draw:fill-hatch-name="hatch" draw:fill-image-name="Lawn" style:repeat="repeat"/>
      <style:paragraph-properties fo:margin-left="1cm" fo:margin-right="1cm" fo:text-align="center" style:justify-single-word="false" fo:text-indent="0.199cm" style:auto-text-indent="false" style:page-number="auto" fo:background-color="#deb796"/>
      <style:text-properties officeooo:rsid="00ee8bbf" officeooo:paragraph-rsid="00d70530"/>
    </style:style>
    <style:style style:name="P173" style:family="paragraph" style:parent-style-name="Text_20_body">
      <style:text-properties officeooo:rsid="00ee8bbf" officeooo:paragraph-rsid="00d70530"/>
    </style:style>
    <style:style style:name="P174" style:family="paragraph" style:parent-style-name="Text_20_body">
      <style:text-properties fo:font-size="9pt" officeooo:rsid="00d5dd05" officeooo:paragraph-rsid="00d70530" style:font-size-asian="7.84999990463257pt" style:font-size-complex="9pt"/>
    </style:style>
    <style:style style:name="P175" style:family="paragraph" style:parent-style-name="ukazka_20_tabulka">
      <style:text-properties fo:color="#ff8a17" loext:opacity="100%" fo:font-weight="bold" officeooo:paragraph-rsid="00d70530" style:font-weight-asian="bold" style:font-weight-complex="bold"/>
    </style:style>
    <style:style style:name="P176" style:family="paragraph" style:parent-style-name="ukazka_20_tabulka">
      <style:text-properties fo:color="#ff8a17" loext:opacity="100%" fo:font-style="normal" fo:font-weight="bold" officeooo:rsid="00d57130" officeooo:paragraph-rsid="00d70530" style:font-style-asian="normal" style:font-weight-asian="bold" style:font-style-complex="normal" style:font-weight-complex="bold"/>
    </style:style>
    <style:style style:name="P177" style:family="paragraph" style:parent-style-name="ukazka_20_tabulka">
      <style:text-properties fo:color="#168ef7" loext:opacity="100%" fo:font-weight="bold" officeooo:rsid="00d57130" officeooo:paragraph-rsid="00d70530" style:font-weight-asian="bold" style:font-weight-complex="bold"/>
    </style:style>
    <style:style style:name="P178" style:family="paragraph" style:parent-style-name="ukazka_20_tabulka">
      <style:text-properties fo:color="#168ef7" loext:opacity="100%" fo:font-weight="bold" officeooo:paragraph-rsid="00d70530" style:font-weight-asian="bold" style:font-weight-complex="bold"/>
    </style:style>
    <style:style style:name="P179" style:family="paragraph" style:parent-style-name="Text_20_body">
      <loext:graphic-properties draw:fill-hatch-name="hatch"/>
      <style:paragraph-properties fo:margin-left="1cm" fo:margin-right="1cm" fo:text-indent="0.199cm" style:auto-text-indent="false"/>
      <style:text-properties officeooo:rsid="00daf839" officeooo:paragraph-rsid="00daf839"/>
    </style:style>
    <style:style style:name="P180" style:family="paragraph" style:parent-style-name="Text_20_body">
      <style:text-properties officeooo:rsid="00dd658c" officeooo:paragraph-rsid="00dd658c"/>
    </style:style>
    <style:style style:name="P181" style:family="paragraph" style:parent-style-name="Text_20_body">
      <style:text-properties officeooo:paragraph-rsid="00dd658c"/>
    </style:style>
    <style:style style:name="P182" style:family="paragraph" style:parent-style-name="Text_20_body">
      <style:text-properties officeooo:paragraph-rsid="00dfad07"/>
    </style:style>
    <style:style style:name="P183" style:family="paragraph" style:parent-style-name="Text_20_body">
      <style:text-properties officeooo:rsid="00daf839" officeooo:paragraph-rsid="00d70530"/>
    </style:style>
    <style:style style:name="P184" style:family="paragraph" style:parent-style-name="Text_20_body">
      <loext:graphic-properties draw:fill-hatch-name="hatch"/>
      <style:paragraph-properties fo:margin-left="1cm" fo:margin-right="1cm" fo:text-indent="0.199cm" style:auto-text-indent="false"/>
      <style:text-properties fo:font-style="italic" officeooo:rsid="00daf839" officeooo:paragraph-rsid="00d70530" style:font-style-asian="italic" style:font-style-complex="italic"/>
    </style:style>
    <style:style style:name="P185" style:family="paragraph" style:parent-style-name="Heading_20_1">
      <style:text-properties fo:language="en" fo:country="GB"/>
    </style:style>
    <style:style style:name="P186" style:family="paragraph" style:parent-style-name="Heading_20_2">
      <style:text-properties fo:language="en" fo:country="GB"/>
    </style:style>
    <style:style style:name="P187" style:family="paragraph" style:parent-style-name="Heading_20_2">
      <loext:graphic-properties draw:fill-gradient-name="gradient" draw:fill-hatch-name="hatch"/>
      <style:text-properties fo:language="en" fo:country="GB" officeooo:paragraph-rsid="00791bea"/>
    </style:style>
    <style:style style:name="P188" style:family="paragraph" style:parent-style-name="Heading_20_2">
      <style:text-properties fo:language="en" fo:country="GB" officeooo:rsid="00a83bd8" officeooo:paragraph-rsid="00a83bd8"/>
    </style:style>
    <style:style style:name="P189" style:family="paragraph" style:parent-style-name="Heading_20_2">
      <style:text-properties fo:language="en" fo:country="GB" officeooo:rsid="008a8c7a" officeooo:paragraph-rsid="008a8c7a"/>
    </style:style>
    <style:style style:name="P190" style:family="paragraph" style:parent-style-name="Heading_20_2">
      <style:text-properties officeooo:paragraph-rsid="00d70530"/>
    </style:style>
    <style:style style:name="P191"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bold" style:letter-kerning="true" style:font-name-asian="Tahoma" style:font-size-asian="9pt" style:font-style-asian="normal" style:font-weight-asian="normal" style:font-name-complex="aKoran3" style:font-size-complex="9pt" style:font-style-complex="normal" style:font-weight-complex="normal" style:text-emphasize="none" style:font-relief="none" style:text-overline-style="none" style:text-overline-color="font-color"/>
    </style:style>
    <style:style style:name="P19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bold" style:letter-kerning="true" style:font-name-asian="Tahoma" style:font-size-asian="9pt" style:font-style-asian="normal" style:font-weight-asian="normal" style:font-name-complex="aKoran3" style:font-size-complex="9pt" style:font-style-complex="normal" style:font-weight-complex="normal" style:text-emphasize="none" style:font-relief="none" style:text-overline-style="none" style:text-overline-color="font-color"/>
    </style:style>
    <style:style style:name="P193"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bold" style:letter-kerning="true" style:font-name-asian="Tahoma" style:font-size-asian="18pt" style:font-style-asian="normal" style:font-weight-asian="normal" style:font-name-complex="aKoran3" style:font-size-complex="20pt" style:font-style-complex="normal" style:font-weight-complex="normal" style:text-emphasize="none" style:font-relief="none" style:text-overline-style="none" style:text-overline-color="font-color"/>
    </style:style>
    <style:style style:name="P194"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bold" style:letter-kerning="true" style:font-name-asian="Tahoma" style:font-size-asian="18pt" style:font-style-asian="normal" style:font-weight-asian="normal" style:font-name-complex="aKoran3" style:font-size-complex="20pt" style:font-style-complex="normal" style:font-weight-complex="normal" style:text-emphasize="none" style:font-relief="none" style:text-overline-style="none" style:text-overline-color="font-color"/>
    </style:style>
    <style:style style:name="P195" style:family="paragraph">
      <style:paragraph-properties fo:margin-left="0cm" fo:margin-right="0cm" fo:margin-top="0cm" fo:margin-bottom="0cm" fo:line-height="100%" fo:text-align="center" fo:text-indent="0cm" style:writing-mode="lr-tb"/>
      <style:text-properties fo:font-variant="normal" fo:text-transform="none" fo:color="#686868" loext:opacity="100%" style:text-outline="false" style:text-line-through-style="none" style:text-line-through-type="none" style:font-name="Liberation Sans" fo:font-size="9pt" fo:font-style="normal" fo:text-shadow="none" style:text-underline-style="none" fo:font-weight="bold" style:letter-kerning="true" style:font-name-asian="Tahoma" style:font-size-asian="18pt" style:font-style-asian="normal" style:font-weight-asian="normal" style:font-name-complex="aKoran3" style:font-size-complex="20pt" style:font-style-complex="normal" style:font-weight-complex="normal" style:text-emphasize="none" style:font-relief="none" style:text-overline-style="none" style:text-overline-color="font-color"/>
    </style:style>
    <style:style style:name="P196"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686868" loext:opacity="100%" style:text-outline="false" style:text-line-through-style="none" style:text-line-through-type="none" style:font-name="Liberation Sans" fo:font-size="9pt" fo:font-style="normal" fo:text-shadow="none" style:text-underline-style="none" fo:font-weight="bold" style:letter-kerning="true" style:font-name-asian="Tahoma" style:font-size-asian="18pt" style:font-style-asian="normal" style:font-weight-asian="normal" style:font-name-complex="aKoran3" style:font-size-complex="20pt" style:font-style-complex="normal" style:font-weight-complex="normal" style:text-emphasize="none" style:font-relief="none" style:text-overline-style="none" style:text-overline-color="font-color"/>
    </style:style>
    <style:style style:name="P19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bold" style:letter-kerning="true" style:font-name-asian="Tahoma" style:font-size-asian="18pt" style:font-style-asian="normal" style:font-weight-asian="normal" style:font-name-complex="aKoran3" style:font-size-complex="20pt" style:font-style-complex="normal" style:font-weight-complex="normal" style:text-emphasize="none" style:font-relief="none" style:text-overline-style="none" style:text-overline-color="font-color"/>
    </style:style>
    <style:style style:name="P198"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Tahoma" style:font-size-asian="18pt" style:font-style-asian="normal" style:font-weight-asian="normal" style:font-name-complex="aKoran3" style:font-size-complex="20pt" style:font-style-complex="normal" style:font-weight-complex="normal" style:text-emphasize="none" style:font-relief="none" style:text-overline-style="none" style:text-overline-color="font-color"/>
    </style:style>
    <style:style style:name="P199" style:family="paragraph">
      <loext:graphic-properties draw:fill="solid" draw:fill-color="#0ca501"/>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Tahoma" style:font-size-asian="18pt" style:font-style-asian="normal" style:font-weight-asian="normal" style:font-name-complex="aKoran3" style:font-size-complex="20pt" style:font-style-complex="normal" style:font-weight-complex="normal" style:text-emphasize="none" style:font-relief="none" style:text-overline-style="none" style:text-overline-color="font-color"/>
    </style:style>
    <style:style style:name="P200" style:family="paragraph">
      <loext:graphic-properties draw:fill="solid" draw:fill-color="#ff8a17"/>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Tahoma" style:font-size-asian="18pt" style:font-style-asian="normal" style:font-weight-asian="normal" style:font-name-complex="aKoran3" style:font-size-complex="20pt" style:font-style-complex="normal" style:font-weight-complex="normal" style:text-emphasize="none" style:font-relief="none" style:text-overline-style="none" style:text-overline-color="font-color"/>
    </style:style>
    <style:style style:name="P201" style:family="paragraph">
      <loext:graphic-properties draw:fill="solid" draw:fill-color="#00000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Tahoma" style:font-size-asian="18pt" style:font-style-asian="normal" style:font-weight-asian="normal" style:font-name-complex="aKoran3" style:font-size-complex="20pt" style:font-style-complex="normal" style:font-weight-complex="normal" style:text-emphasize="none" style:font-relief="none" style:text-overline-style="none" style:text-overline-color="font-color"/>
    </style:style>
    <style:style style:name="P202" style:family="paragraph">
      <loext:graphic-properties draw:fill="solid" draw:fill-color="#168ef7"/>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Tahoma" style:font-size-asian="18pt" style:font-style-asian="normal" style:font-weight-asian="normal" style:font-name-complex="aKoran3" style:font-size-complex="20pt" style:font-style-complex="normal" style:font-weight-complex="normal" style:text-emphasize="none" style:font-relief="none" style:text-overline-style="none" style:text-overline-color="font-color"/>
    </style:style>
    <style:style style:name="P203" style:family="paragraph">
      <loext:graphic-properties draw:fill="solid" draw:fill-color="#fe141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Tahoma" style:font-size-asian="18pt" style:font-style-asian="normal" style:font-weight-asian="normal" style:font-name-complex="aKoran3" style:font-size-complex="20pt" style:font-style-complex="normal" style:font-weight-complex="normal" style:text-emphasize="none" style:font-relief="none" style:text-overline-style="none" style:text-overline-color="font-color"/>
    </style:style>
    <style:style style:name="P204" style:family="paragraph">
      <loext:graphic-properties draw:fill="solid" draw:fill-color="#c9211e"/>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bold" style:letter-kerning="true" style:font-name-asian="Tahoma" style:font-size-asian="9pt" style:font-style-asian="normal" style:font-weight-asian="bold" style:font-name-complex="aKoran3" style:font-size-complex="9pt" style:font-style-complex="normal" style:font-weight-complex="bold" style:text-emphasize="none" style:font-relief="none" style:text-overline-style="none" style:text-overline-color="font-color"/>
    </style:style>
    <style:style style:name="P205" style:family="paragraph">
      <loext:graphic-properties draw:fill="solid" draw:fill-color="#fff51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Tahoma" style:font-size-asian="18pt" style:font-style-asian="normal" style:font-weight-asian="normal" style:font-name-complex="aKoran3" style:font-size-complex="20pt" style:font-style-complex="normal" style:font-weight-complex="normal" style:text-emphasize="none" style:font-relief="none" style:text-overline-style="none" style:text-overline-color="font-color"/>
    </style:style>
    <style:style style:name="P206" style:family="paragraph">
      <loext:graphic-properties draw:fill="solid" draw:fill-color="#00000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bold" style:letter-kerning="true" style:font-name-asian="Tahoma" style:font-size-asian="9pt" style:font-style-asian="normal" style:font-weight-asian="bold" style:font-name-complex="aKoran3" style:font-size-complex="9pt" style:font-style-complex="normal" style:font-weight-complex="bold" style:text-emphasize="none" style:font-relief="none" style:text-overline-style="none" style:text-overline-color="font-color"/>
    </style:style>
    <style:style style:name="P207" style:family="paragraph">
      <style:paragraph-properties fo:margin-left="0cm" fo:margin-right="0cm" fo:margin-top="0cm" fo:margin-bottom="0cm" fo:line-height="100%" fo:text-align="center" fo:text-indent="0cm" style:writing-mode="lr-tb"/>
      <style:text-properties fo:font-variant="normal" fo:text-transform="none" fo:color="#686868" loext:opacity="100%" style:text-outline="false" style:text-line-through-style="none" style:text-line-through-type="none" style:font-name="Liberation Sans" fo:font-size="9pt" fo:font-style="normal" fo:text-shadow="none" style:text-underline-style="none" fo:font-weight="bold" style:letter-kerning="true" style:font-name-asian="Tahoma" style:font-size-asian="9pt" style:font-style-asian="normal" style:font-weight-asian="normal" style:font-name-complex="aKoran3" style:font-size-complex="9pt" style:font-style-complex="normal" style:font-weight-complex="normal" style:text-emphasize="none" style:font-relief="none" style:text-overline-style="none" style:text-overline-color="font-color"/>
    </style:style>
    <style:style style:name="P20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686868" loext:opacity="100%" style:text-outline="false" style:text-line-through-style="none" style:text-line-through-type="none" style:font-name="Liberation Sans" fo:font-size="9pt" fo:font-style="normal" fo:text-shadow="none" style:text-underline-style="none" fo:font-weight="bold" style:letter-kerning="true" style:font-name-asian="Tahoma" style:font-size-asian="9pt" style:font-style-asian="normal" style:font-weight-asian="normal" style:font-name-complex="aKoran3" style:font-size-complex="9pt" style:font-style-complex="normal" style:font-weight-complex="normal" style:text-emphasize="none" style:font-relief="none" style:text-overline-style="none" style:text-overline-color="font-color"/>
    </style:style>
    <style:style style:name="P209" style:family="paragraph">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9pt" fo:font-style="normal" fo:text-shadow="none" style:text-underline-style="none" fo:font-weight="bold" style:letter-kerning="true" style:font-name-asian="Tahoma" style:font-size-asian="18pt" style:font-style-asian="normal" style:font-weight-asian="normal" style:font-name-complex="aKoran3" style:font-size-complex="20pt" style:font-style-complex="normal" style:font-weight-complex="normal" style:text-emphasize="none" style:font-relief="none" style:text-overline-style="none" style:text-overline-color="font-color"/>
    </style:style>
    <style:style style:name="P21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9pt" fo:font-style="normal" fo:text-shadow="none" style:text-underline-style="none" fo:font-weight="bold" style:letter-kerning="true" style:font-name-asian="Tahoma" style:font-size-asian="18pt" style:font-style-asian="normal" style:font-weight-asian="normal" style:font-name-complex="aKoran3" style:font-size-complex="20pt" style:font-style-complex="normal" style:font-weight-complex="normal" style:text-emphasize="none" style:font-relief="none" style:text-overline-style="none" style:text-overline-color="font-color"/>
    </style:style>
    <style:style style:name="P211" style:family="paragraph">
      <loext:graphic-properties draw:fill="solid" draw:fill-color="#000000"/>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4" fo:font-size="10.5pt" fo:font-style="normal" fo:text-shadow="none" style:text-underline-style="none" fo:font-weight="bold" style:text-underline-mode="continuous" style:text-overline-mode="continuous" style:text-line-through-mode="continuous" style:letter-kerning="true" style:font-name-asian="Liberation Sans4" style:font-size-asian="10.5pt" style:font-style-asian="normal" style:font-weight-asian="normal" style:font-name-complex="Liberation Sans4" style:font-size-complex="10.5pt" style:font-style-complex="normal" style:font-weight-complex="normal" style:text-emphasize="none" style:text-scale="100%" style:font-relief="none" style:text-overline-style="none" style:text-overline-color="font-color"/>
    </style:style>
    <style:style style:name="P212" style:family="paragraph">
      <loext:graphic-properties draw:fill="solid" draw:fill-color="#c9211e"/>
      <style:paragraph-properties fo:margin-left="0cm" fo:margin-right="0cm" fo:margin-top="0cm" fo:margin-bottom="0cm" fo:line-height="100%" fo:text-align="center" fo:text-indent="0cm" style:writing-mode="lr-tb"/>
      <style:text-properties fo:font-variant="normal" fo:text-transform="none" fo:color="#ff8a17" loext:opacity="100%" style:text-outline="false" style:text-line-through-style="none" style:text-line-through-type="none" style:font-name="Liberation Sans4" fo:font-size="10.5pt" fo:font-style="normal" fo:text-shadow="none" style:text-underline-style="none" fo:font-weight="bold" style:text-underline-mode="continuous" style:text-overline-mode="continuous" style:text-line-through-mode="continuous" style:letter-kerning="true" style:font-name-asian="Liberation Sans4" style:font-size-asian="10.5pt" style:font-style-asian="normal" style:font-weight-asian="normal" style:font-name-complex="Liberation Sans4" style:font-size-complex="10.5pt" style:font-style-complex="normal" style:font-weight-complex="normal" style:text-emphasize="none" style:text-scale="100%" style:font-relief="none" style:text-overline-style="none" style:text-overline-color="font-color"/>
    </style:style>
    <style:style style:name="P213" style:family="paragraph">
      <loext:graphic-properties draw:fill="solid" draw:fill-color="#c9211e"/>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4" fo:font-size="10.5pt" fo:font-style="normal" fo:text-shadow="none" style:text-underline-style="none" fo:font-weight="bold" style:text-underline-mode="continuous" style:text-overline-mode="continuous" style:text-line-through-mode="continuous" style:letter-kerning="true" style:font-name-asian="Liberation Sans4" style:font-size-asian="10.5pt" style:font-style-asian="normal" style:font-weight-asian="normal" style:font-name-complex="Liberation Sans4" style:font-size-complex="10.5pt" style:font-style-complex="normal" style:font-weight-complex="normal" style:text-emphasize="none" style:text-scale="100%" style:font-relief="none" style:text-overline-style="none" style:text-overline-color="font-color"/>
    </style:style>
    <style:style style:name="P214" style:family="paragraph">
      <loext:graphic-properties draw:fill="solid" draw:fill-color="#c9211e"/>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Tahoma" style:font-size-asian="9pt" style:font-style-asian="normal" style:font-weight-asian="normal" style:font-name-complex="aKoran3" style:font-size-complex="9pt" style:font-style-complex="normal" style:font-weight-complex="normal" style:text-emphasize="none" style:font-relief="none" style:text-overline-style="none" style:text-overline-color="font-color"/>
    </style:style>
    <style:style style:name="P215" style:family="paragraph">
      <style:paragraph-properties fo:margin-left="0cm" fo:margin-right="0cm" fo:margin-top="0cm" fo:margin-bottom="0cm" fo:line-height="100%" fo:text-indent="0cm"/>
    </style:style>
    <style:style style:name="P21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fe39bd" loext:opacity="100%" style:text-outline="false" style:text-line-through-style="none" style:text-line-through-type="none" style:font-name="Liberation Sans" fo:font-size="10pt" fo:font-style="normal" fo:text-shadow="none" style:text-underline-style="none" fo:font-weight="bold" style:letter-kerning="true" style:font-name-asian="Tahoma" style:font-size-asian="10pt" style:font-style-asian="normal" style:font-weight-asian="bold" style:font-name-complex="aKoran3" style:font-size-complex="10pt" style:font-style-complex="normal" style:font-weight-complex="bold" style:text-emphasize="none" style:font-relief="none" style:text-overline-style="none" style:text-overline-color="font-color"/>
    </style:style>
    <style:style style:name="P217" style:family="paragraph">
      <style:paragraph-properties fo:margin-left="0cm" fo:margin-right="0cm" fo:margin-top="0cm" fo:margin-bottom="0cm" fo:line-height="100%" fo:text-indent="0cm" style:writing-mode="lr-tb"/>
    </style:style>
    <style:style style:name="P218"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Tahoma" style:font-size-asian="10pt" style:font-style-asian="normal" style:font-weight-asian="normal" style:font-name-complex="aKoran3" style:font-size-complex="10pt" style:font-style-complex="normal" style:font-weight-complex="normal" style:text-emphasize="none" style:font-relief="none" style:text-overline-style="none" style:text-overline-color="font-color"/>
    </style:style>
    <style:style style:name="P21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a53545" loext:opacity="100%" style:text-outline="false" style:text-line-through-style="none" style:text-line-through-type="none" style:font-name="Liberation Sans" fo:font-size="10pt" fo:font-style="normal" fo:text-shadow="none" style:text-underline-style="none" fo:font-weight="bold" style:letter-kerning="true" style:font-name-asian="Tahoma" style:font-size-asian="10pt" style:font-style-asian="normal" style:font-weight-asian="bold" style:font-name-complex="aKoran3" style:font-size-complex="10pt" style:font-style-complex="normal" style:font-weight-complex="bold" style:text-emphasize="none" style:font-relief="none" style:text-overline-style="none" style:text-overline-color="font-color"/>
    </style:style>
    <style:style style:name="P22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Tahoma" style:font-size-asian="18pt" style:font-style-asian="normal" style:font-weight-asian="normal" style:font-name-complex="aKoran3" style:font-size-complex="20pt" style:font-style-complex="normal" style:font-weight-complex="normal" style:text-emphasize="none" style:font-relief="none" style:text-overline-style="none" style:text-overline-color="font-color"/>
    </style:style>
    <style:style style:name="P221"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Tahoma" style:font-size-asian="18pt" style:font-style-asian="normal" style:font-weight-asian="normal" style:font-name-complex="aKoran3" style:font-size-complex="20pt" style:font-style-complex="normal" style:font-weight-complex="normal" style:text-emphasize="none" style:font-relief="none" style:text-overline-style="none" style:text-overline-color="font-color"/>
    </style:style>
    <style:style style:name="P22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Tahoma" style:font-size-asian="18pt" style:font-style-asian="normal" style:font-weight-asian="normal" style:font-name-complex="aKoran3" style:font-size-complex="20pt" style:font-style-complex="normal" style:font-weight-complex="normal" style:text-emphasize="none" style:font-relief="none" style:text-overline-style="none" style:text-overline-color="font-color"/>
    </style:style>
    <style:style style:name="P223" style:family="paragraph">
      <style:paragraph-properties fo:margin-left="0cm" fo:margin-right="0cm" fo:margin-top="0cm" fo:margin-bottom="0cm" fo:line-height="100%" fo:text-align="center" fo:text-indent="0cm" style:writing-mode="lr-tb"/>
      <style:text-properties fo:font-variant="normal" fo:text-transform="none" fo:color="#a00102" loext:opacity="100%" style:text-outline="false" style:text-line-through-style="none" style:text-line-through-type="none" style:font-name="Liberation Sans" fo:font-size="5pt" fo:font-style="normal" fo:text-shadow="none" style:text-underline-style="none" fo:font-weight="normal" style:letter-kerning="true" style:font-name-asian="Tahoma" style:font-size-asian="5pt" style:font-style-asian="normal" style:font-weight-asian="normal" style:font-name-complex="aKoran3" style:font-size-complex="5pt" style:font-style-complex="normal" style:font-weight-complex="normal" style:text-emphasize="none" style:font-relief="none" style:text-overline-style="none" style:text-overline-color="font-color"/>
    </style:style>
    <style:style style:name="P224"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a00102" loext:opacity="100%" style:text-outline="false" style:text-line-through-style="none" style:text-line-through-type="none" style:font-name="Liberation Sans" fo:font-size="5pt" fo:font-style="normal" fo:text-shadow="none" style:text-underline-style="none" fo:font-weight="normal" style:letter-kerning="true" style:font-name-asian="Tahoma" style:font-size-asian="5pt" style:font-style-asian="normal" style:font-weight-asian="normal" style:font-name-complex="aKoran3" style:font-size-complex="5pt" style:font-style-complex="normal" style:font-weight-complex="normal" style:text-emphasize="none" style:font-relief="none" style:text-overline-style="none" style:text-overline-color="font-color"/>
    </style:style>
    <style:style style:name="P225" style:family="paragraph">
      <style:paragraph-properties fo:margin-left="0cm" fo:margin-right="0cm" fo:margin-top="0cm" fo:margin-bottom="0cm" fo:line-height="100%" fo:text-align="center" fo:text-indent="0cm" style:writing-mode="lr-tb"/>
    </style:style>
    <style:style style:name="P226"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Tahoma" style:font-size-asian="8pt" style:font-style-asian="normal" style:font-weight-asian="normal" style:font-name-complex="aKoran3" style:font-size-complex="8pt" style:font-style-complex="normal" style:font-weight-complex="normal" style:text-emphasize="none" style:font-relief="none" style:text-overline-style="none" style:text-overline-color="font-color"/>
    </style:style>
    <style:style style:name="P227"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Tahoma" style:font-size-asian="8pt" style:font-style-asian="normal" style:font-weight-asian="normal" style:font-name-complex="aKoran3" style:font-size-complex="8pt" style:font-style-complex="normal" style:font-weight-complex="normal" style:text-emphasize="none" style:font-relief="none" style:text-overline-style="none" style:text-overline-color="font-color"/>
    </style:style>
    <style:style style:name="P228"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Tahoma" style:font-size-asian="8pt" style:font-style-asian="normal" style:font-weight-asian="normal" style:font-name-complex="aKoran3" style:font-size-complex="8pt" style:font-style-complex="normal" style:font-weight-complex="normal" style:text-emphasize="none" style:font-relief="none" style:text-overline-style="none" style:text-overline-color="font-color"/>
    </style:style>
    <style:style style:name="P22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Tahoma" style:font-size-asian="18pt" style:font-style-asian="normal" style:font-weight-asian="normal" style:font-name-complex="aKoran3" style:font-size-complex="20pt" style:font-style-complex="normal" style:font-weight-complex="normal" style:text-emphasize="none" style:font-relief="none" style:text-overline-style="none" style:text-overline-color="font-color"/>
    </style:style>
    <style:style style:name="P230" style:family="paragraph">
      <loext:graphic-properties draw:fill="solid" draw:fill-color="#f04c4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Tahoma" style:font-size-asian="18pt" style:font-style-asian="normal" style:font-weight-asian="normal" style:font-name-complex="aKoran3" style:font-size-complex="20pt" style:font-style-complex="normal" style:font-weight-complex="normal" style:text-emphasize="none" style:font-relief="none" style:text-overline-style="none" style:text-overline-color="font-color"/>
    </style:style>
    <style:style style:name="P231"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Tahoma" style:font-size-asian="10pt" style:font-style-asian="normal" style:font-weight-asian="normal" style:font-name-complex="aKoran3" style:font-size-complex="10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15fc97" style:font-weight-asian="bold" style:font-weight-complex="bold"/>
    </style:style>
    <style:style style:name="T3" style:family="text">
      <style:text-properties fo:font-weight="bold" officeooo:rsid="001e17e2" style:font-weight-asian="bold" style:font-weight-complex="bold"/>
    </style:style>
    <style:style style:name="T4" style:family="text">
      <style:text-properties fo:font-weight="bold" officeooo:rsid="000fa0ef" style:font-weight-asian="bold" style:font-weight-complex="bold"/>
    </style:style>
    <style:style style:name="T5" style:family="text">
      <style:text-properties fo:font-weight="bold" officeooo:rsid="002402b6" style:font-weight-asian="bold" style:font-weight-complex="bold"/>
    </style:style>
    <style:style style:name="T6" style:family="text">
      <style:text-properties fo:font-weight="bold" officeooo:rsid="0026a980" style:font-weight-asian="bold" style:font-weight-complex="bold"/>
    </style:style>
    <style:style style:name="T7" style:family="text">
      <style:text-properties fo:font-weight="bold" officeooo:rsid="00d9c566" style:font-weight-asian="bold" style:font-weight-complex="bold"/>
    </style:style>
    <style:style style:name="T8" style:family="text">
      <style:text-properties fo:font-weight="bold" officeooo:rsid="00e7e74f" style:font-weight-asian="bold" style:font-weight-complex="bold"/>
    </style:style>
    <style:style style:name="T9" style:family="text">
      <style:text-properties fo:font-weight="bold" officeooo:rsid="00ee8bbf" style:font-weight-asian="bold" style:font-weight-complex="bold"/>
    </style:style>
    <style:style style:name="T10" style:family="text">
      <style:text-properties fo:font-weight="bold" officeooo:rsid="00d70530" style:font-weight-asian="bold" style:font-weight-complex="bold"/>
    </style:style>
    <style:style style:name="T11" style:family="text">
      <style:text-properties fo:font-weight="bold" officeooo:rsid="00daf839" style:font-weight-asian="bold" style:font-weight-complex="bold"/>
    </style:style>
    <style:style style:name="T12" style:family="text">
      <style:text-properties fo:font-weight="bold" fo:background-color="#ffff00" loext:char-shading-value="0" style:font-weight-asian="bold" style:font-weight-complex="bold"/>
    </style:style>
    <style:style style:name="T13" style:family="text">
      <style:text-properties fo:font-weight="bold" fo:background-color="#fff51f" loext:char-shading-value="0" style:font-weight-asian="bold" style:font-weight-complex="bold"/>
    </style:style>
    <style:style style:name="T14" style:family="text">
      <style:text-properties fo:font-weight="bold" officeooo:rsid="00ee8bbf" fo:background-color="#fff51f" loext:char-shading-value="0" style:font-weight-asian="bold" style:font-weight-complex="bold"/>
    </style:style>
    <style:style style:name="T15" style:family="text">
      <style:text-properties fo:font-weight="bold" officeooo:rsid="00dd658c" fo:background-color="#fff51f" loext:char-shading-value="0" style:font-weight-asian="bold" style:font-weight-complex="bold"/>
    </style:style>
    <style:style style:name="T16" style:family="text">
      <style:text-properties fo:font-weight="bold" fo:background-color="#ffff66" loext:char-shading-value="0" style:font-weight-asian="bold" style:font-weight-complex="bold"/>
    </style:style>
    <style:style style:name="T17" style:family="text">
      <style:text-properties fo:font-weight="bold" officeooo:rsid="00ee8bbf" fo:background-color="#ffff66" loext:char-shading-value="0" style:font-weight-asian="bold" style:font-weight-complex="bold"/>
    </style:style>
    <style:style style:name="T18" style:family="text">
      <style:text-properties fo:font-weight="normal"/>
    </style:style>
    <style:style style:name="T19" style:family="text">
      <style:text-properties fo:font-weight="normal" officeooo:rsid="000fa0ef" style:font-weight-asian="normal" style:font-weight-complex="normal"/>
    </style:style>
    <style:style style:name="T20" style:family="text">
      <style:text-properties fo:font-weight="normal" officeooo:rsid="001b7bd6" style:font-weight-asian="normal" style:font-weight-complex="normal"/>
    </style:style>
    <style:style style:name="T21" style:family="text">
      <style:text-properties officeooo:rsid="000fa0ef"/>
    </style:style>
    <style:style style:name="T22" style:family="text">
      <style:text-properties fo:color="#f16363" loext:opacity="100%" fo:font-weight="bold" style:font-weight-asian="bold" style:font-weight-complex="bold"/>
    </style:style>
    <style:style style:name="T23" style:family="text">
      <style:text-properties fo:color="#f16363" loext:opacity="100%" fo:font-weight="bold" officeooo:rsid="001e17e2" style:font-weight-asian="bold" style:font-weight-complex="bold"/>
    </style:style>
    <style:style style:name="T24" style:family="text">
      <style:text-properties officeooo:rsid="0010679c"/>
    </style:style>
    <style:style style:name="T25" style:family="text">
      <style:text-properties officeooo:rsid="00125ae1"/>
    </style:style>
    <style:style style:name="T26" style:family="text">
      <style:text-properties fo:font-style="italic" style:font-style-asian="italic" style:font-style-complex="italic"/>
    </style:style>
    <style:style style:name="T27" style:family="text">
      <style:text-properties fo:font-style="italic" officeooo:rsid="00125ae1" style:font-style-asian="italic" style:font-style-complex="italic"/>
    </style:style>
    <style:style style:name="T28" style:family="text">
      <style:text-properties fo:font-style="italic" officeooo:rsid="0015c79b" style:font-style-asian="italic" style:font-style-complex="italic"/>
    </style:style>
    <style:style style:name="T29" style:family="text">
      <style:text-properties fo:font-style="italic" officeooo:rsid="0015fc97" style:font-style-asian="italic" style:font-style-complex="italic"/>
    </style:style>
    <style:style style:name="T30" style:family="text">
      <style:text-properties fo:font-style="italic" officeooo:rsid="0026a980" style:font-style-asian="italic" style:font-style-complex="italic"/>
    </style:style>
    <style:style style:name="T31" style:family="text">
      <style:text-properties fo:font-style="italic" officeooo:rsid="00284a9a" style:font-style-asian="italic" style:font-style-complex="italic"/>
    </style:style>
    <style:style style:name="T32" style:family="text">
      <style:text-properties fo:font-style="italic" officeooo:rsid="003788a5" style:font-style-asian="italic" style:font-style-complex="italic"/>
    </style:style>
    <style:style style:name="T33" style:family="text">
      <style:text-properties fo:font-style="italic" officeooo:rsid="00397955" style:font-style-asian="italic" style:font-style-complex="italic"/>
    </style:style>
    <style:style style:name="T34" style:family="text">
      <style:text-properties fo:font-style="italic" officeooo:rsid="00146409" style:font-style-asian="italic" style:font-style-complex="italic"/>
    </style:style>
    <style:style style:name="T35" style:family="text">
      <style:text-properties fo:font-style="italic" officeooo:rsid="0046b603" style:font-style-asian="italic" style:font-style-complex="italic"/>
    </style:style>
    <style:style style:name="T36" style:family="text">
      <style:text-properties fo:font-style="italic" officeooo:rsid="0068507c" style:font-style-asian="italic" style:font-style-complex="italic"/>
    </style:style>
    <style:style style:name="T37" style:family="text">
      <style:text-properties fo:font-style="italic" officeooo:rsid="0017ce88" style:font-style-asian="italic" style:font-style-complex="italic"/>
    </style:style>
    <style:style style:name="T38" style:family="text">
      <style:text-properties fo:font-style="italic" officeooo:rsid="0012fac0" style:font-style-asian="italic" style:font-style-complex="italic"/>
    </style:style>
    <style:style style:name="T39" style:family="text">
      <style:text-properties fo:font-style="italic" officeooo:rsid="00693d58" style:font-style-asian="italic" style:font-style-complex="italic"/>
    </style:style>
    <style:style style:name="T40" style:family="text">
      <style:text-properties fo:font-style="italic" officeooo:rsid="000efd04" style:font-style-asian="italic" style:font-style-complex="italic"/>
    </style:style>
    <style:style style:name="T41" style:family="text">
      <style:text-properties fo:font-style="italic" officeooo:rsid="007cef38" style:font-style-asian="italic" style:font-style-complex="italic"/>
    </style:style>
    <style:style style:name="T42" style:family="text">
      <style:text-properties fo:font-style="italic" officeooo:rsid="008a8c7a" style:font-style-asian="italic" style:font-style-complex="italic"/>
    </style:style>
    <style:style style:name="T43" style:family="text">
      <style:text-properties fo:font-style="italic" officeooo:rsid="008df74a" style:font-style-asian="italic" style:font-style-complex="italic"/>
    </style:style>
    <style:style style:name="T44" style:family="text">
      <style:text-properties fo:font-style="italic" officeooo:rsid="0010679c" style:font-style-asian="italic" style:font-style-complex="italic"/>
    </style:style>
    <style:style style:name="T45" style:family="text">
      <style:text-properties fo:font-style="italic" officeooo:rsid="003719c0" style:font-style-asian="italic" style:font-style-complex="italic"/>
    </style:style>
    <style:style style:name="T46" style:family="text">
      <style:text-properties fo:font-style="italic" officeooo:rsid="002402b6" style:font-style-asian="italic" style:font-style-complex="italic"/>
    </style:style>
    <style:style style:name="T47" style:family="text">
      <style:text-properties fo:font-style="italic" officeooo:rsid="0040434a" style:font-style-asian="italic" style:font-style-complex="italic"/>
    </style:style>
    <style:style style:name="T48" style:family="text">
      <style:text-properties fo:font-style="italic" officeooo:rsid="00418075" style:font-style-asian="italic" style:font-style-complex="italic"/>
    </style:style>
    <style:style style:name="T49" style:family="text">
      <style:text-properties fo:font-style="italic" officeooo:rsid="001e17e2" style:font-style-asian="italic" style:font-style-complex="italic"/>
    </style:style>
    <style:style style:name="T50" style:family="text">
      <style:text-properties fo:font-style="italic" officeooo:rsid="004fa874" style:font-style-asian="italic" style:font-style-complex="italic"/>
    </style:style>
    <style:style style:name="T51" style:family="text">
      <style:text-properties fo:font-style="italic" officeooo:rsid="0043d538" style:font-style-asian="italic" style:font-style-complex="italic"/>
    </style:style>
    <style:style style:name="T52" style:family="text">
      <style:text-properties fo:font-style="italic" officeooo:rsid="002131bf" style:font-style-asian="italic" style:font-style-complex="italic"/>
    </style:style>
    <style:style style:name="T53" style:family="text">
      <style:text-properties fo:font-style="italic" officeooo:rsid="006a15d3" style:font-style-asian="italic" style:font-style-complex="italic"/>
    </style:style>
    <style:style style:name="T54" style:family="text">
      <style:text-properties fo:font-style="italic" officeooo:rsid="008a3d64" style:font-style-asian="italic" style:font-style-complex="italic"/>
    </style:style>
    <style:style style:name="T55" style:family="text">
      <style:text-properties fo:font-style="italic" officeooo:rsid="008c7ddd" style:font-style-asian="italic" style:font-style-complex="italic"/>
    </style:style>
    <style:style style:name="T56" style:family="text">
      <style:text-properties fo:font-style="italic" officeooo:rsid="009b8c32" style:font-style-asian="italic" style:font-style-complex="italic"/>
    </style:style>
    <style:style style:name="T57" style:family="text">
      <style:text-properties fo:font-style="italic" officeooo:rsid="009c61be" style:font-style-asian="italic" style:font-style-complex="italic"/>
    </style:style>
    <style:style style:name="T58" style:family="text">
      <style:text-properties fo:font-style="italic" officeooo:rsid="00a1f75e" style:font-style-asian="italic" style:font-style-complex="italic"/>
    </style:style>
    <style:style style:name="T59" style:family="text">
      <style:text-properties fo:font-style="italic" officeooo:rsid="00a33e1c" style:font-style-asian="italic" style:font-style-complex="italic"/>
    </style:style>
    <style:style style:name="T60" style:family="text">
      <style:text-properties fo:font-style="italic" officeooo:rsid="00a48630" style:font-style-asian="italic" style:font-style-complex="italic"/>
    </style:style>
    <style:style style:name="T61" style:family="text">
      <style:text-properties fo:font-style="italic" officeooo:rsid="00bbdb25" style:font-style-asian="italic" style:font-style-complex="italic"/>
    </style:style>
    <style:style style:name="T62" style:family="text">
      <style:text-properties fo:font-style="italic" officeooo:rsid="00ea8dc2" style:font-style-asian="italic" style:font-style-complex="italic"/>
    </style:style>
    <style:style style:name="T63" style:family="text">
      <style:text-properties fo:font-style="italic" officeooo:rsid="00f06bb0" style:font-style-asian="italic" style:font-style-complex="italic"/>
    </style:style>
    <style:style style:name="T64" style:family="text">
      <style:text-properties fo:font-style="italic" officeooo:rsid="00f53157" style:font-style-asian="italic" style:font-style-complex="italic"/>
    </style:style>
    <style:style style:name="T65" style:family="text">
      <style:text-properties fo:font-style="italic" officeooo:rsid="00d8a3ad" style:font-style-asian="italic" style:font-style-complex="italic"/>
    </style:style>
    <style:style style:name="T66" style:family="text">
      <style:text-properties fo:font-style="italic" officeooo:rsid="00dd658c" style:font-style-asian="italic" style:font-style-complex="italic"/>
    </style:style>
    <style:style style:name="T67" style:family="text">
      <style:text-properties fo:font-style="italic" officeooo:rsid="00ec2046" style:font-style-asian="italic" style:font-style-complex="italic"/>
    </style:style>
    <style:style style:name="T68" style:family="text">
      <style:text-properties fo:font-style="italic" officeooo:rsid="00df96b8" style:font-style-asian="italic" style:font-style-complex="italic"/>
    </style:style>
    <style:style style:name="T69" style:family="text">
      <style:text-properties fo:font-style="italic" officeooo:rsid="0102d263" style:font-style-asian="italic" style:font-style-complex="italic"/>
    </style:style>
    <style:style style:name="T70" style:family="text">
      <style:text-properties fo:font-style="italic" officeooo:rsid="00b47d23" style:font-style-asian="italic" style:language-complex="ar" style:country-complex="SA" style:font-style-complex="italic"/>
    </style:style>
    <style:style style:name="T71" style:family="text">
      <style:text-properties fo:font-style="italic" officeooo:rsid="00b52b54" style:font-style-asian="italic" style:language-complex="ar" style:country-complex="SA" style:font-style-complex="italic"/>
    </style:style>
    <style:style style:name="T72" style:family="text">
      <style:text-properties fo:font-style="italic" officeooo:rsid="008a8c7a" style:font-style-asian="italic" style:language-complex="ar" style:country-complex="SA" style:font-style-complex="italic"/>
    </style:style>
    <style:style style:name="T73" style:family="text">
      <style:text-properties fo:font-style="italic" fo:font-weight="bold" style:font-style-asian="italic" style:font-weight-asian="bold" style:font-style-complex="italic" style:font-weight-complex="bold"/>
    </style:style>
    <style:style style:name="T74" style:family="text">
      <style:text-properties fo:font-style="italic" fo:font-weight="bold" officeooo:rsid="0010679c" style:font-style-asian="italic" style:font-weight-asian="bold" style:font-style-complex="italic" style:font-weight-complex="bold"/>
    </style:style>
    <style:style style:name="T75" style:family="text">
      <style:text-properties fo:font-style="italic" fo:font-weight="normal" style:font-style-asian="italic" style:font-weight-asian="normal" style:font-style-complex="italic" style:font-weight-complex="normal"/>
    </style:style>
    <style:style style:name="T76" style:family="text">
      <style:text-properties fo:font-style="italic" fo:font-weight="normal" officeooo:rsid="00e7e74f" style:font-style-asian="italic" style:font-weight-asian="normal" style:font-style-complex="italic" style:font-weight-complex="normal"/>
    </style:style>
    <style:style style:name="T77" style:family="text">
      <style:text-properties fo:font-style="italic" fo:font-weight="normal" officeooo:rsid="00daf839" style:font-style-asian="italic" style:font-weight-asian="normal" style:font-style-complex="italic" style:font-weight-complex="normal"/>
    </style:style>
    <style:style style:name="T78" style:family="text">
      <style:text-properties officeooo:rsid="0012fac0"/>
    </style:style>
    <style:style style:name="T79" style:family="text">
      <style:text-properties fo:font-size="9pt" fo:language="en" fo:country="GB" style:font-size-asian="9pt" style:font-size-complex="9pt"/>
    </style:style>
    <style:style style:name="T80" style:family="text">
      <style:text-properties fo:font-size="9pt" fo:language="en" fo:country="GB" officeooo:rsid="005689bf" style:font-size-asian="9pt" style:font-size-complex="9pt"/>
    </style:style>
    <style:style style:name="T81" style:family="text">
      <style:text-properties fo:font-size="9pt" fo:language="en" fo:country="GB" fo:font-weight="bold" style:font-size-asian="9pt" style:font-weight-asian="bold" style:font-size-complex="9pt" style:font-weight-complex="bold"/>
    </style:style>
    <style:style style:name="T82" style:family="text">
      <style:text-properties officeooo:rsid="0015fc97"/>
    </style:style>
    <style:style style:name="T83" style:family="text">
      <style:text-properties fo:language="en" fo:country="GB"/>
    </style:style>
    <style:style style:name="T84" style:family="text">
      <style:text-properties fo:language="en" fo:country="GB" officeooo:rsid="00a83bd8"/>
    </style:style>
    <style:style style:name="T85" style:family="text">
      <style:text-properties fo:language="en" fo:country="GB" officeooo:rsid="00ab4075"/>
    </style:style>
    <style:style style:name="T86" style:family="text">
      <style:text-properties fo:language="en" fo:country="GB" officeooo:rsid="00b666d7"/>
    </style:style>
    <style:style style:name="T87" style:family="text">
      <style:text-properties fo:language="en" fo:country="GB" officeooo:rsid="008a3d64"/>
    </style:style>
    <style:style style:name="T88" style:family="text">
      <style:text-properties fo:language="en" fo:country="GB" officeooo:rsid="008a8c7a"/>
    </style:style>
    <style:style style:name="T89" style:family="text">
      <style:text-properties fo:language="en" fo:country="GB" officeooo:rsid="00befd6f"/>
    </style:style>
    <style:style style:name="T90" style:family="text">
      <style:text-properties fo:language="en" fo:country="GB" officeooo:rsid="00bf7360"/>
    </style:style>
    <style:style style:name="T91" style:family="text">
      <style:text-properties fo:language="en" fo:country="GB" fo:font-weight="bold" officeooo:rsid="00c07636" style:font-weight-asian="bold" style:font-weight-complex="bold"/>
    </style:style>
    <style:style style:name="T92" style:family="text">
      <style:text-properties fo:language="en" fo:country="GB" fo:font-weight="bold" officeooo:rsid="00befd6f" style:font-weight-asian="bold" style:font-weight-complex="bold"/>
    </style:style>
    <style:style style:name="T93" style:family="text">
      <style:text-properties fo:language="en" fo:country="GB" fo:font-weight="bold" officeooo:rsid="00c3f5af" style:font-weight-asian="bold" style:font-weight-complex="bold"/>
    </style:style>
    <style:style style:name="T94" style:family="text">
      <style:text-properties fo:language="en" fo:country="GB" fo:font-weight="bold" officeooo:rsid="00c56673" style:font-weight-asian="bold" style:font-weight-complex="bold"/>
    </style:style>
    <style:style style:name="T95" style:family="text">
      <style:text-properties fo:language="en" fo:country="GB" fo:font-weight="bold" officeooo:rsid="008a3d64" style:font-weight-asian="bold" style:font-weight-complex="bold"/>
    </style:style>
    <style:style style:name="T96" style:family="text">
      <style:text-properties fo:language="en" fo:country="GB" fo:font-weight="bold" officeooo:rsid="00a60dec" style:font-weight-asian="bold" style:font-weight-complex="bold"/>
    </style:style>
    <style:style style:name="T97" style:family="text">
      <style:text-properties fo:language="en" fo:country="GB" officeooo:rsid="00a68c0d"/>
    </style:style>
    <style:style style:name="T98" style:family="text">
      <style:text-properties fo:language="en" fo:country="GB" officeooo:rsid="00c3f5af"/>
    </style:style>
    <style:style style:name="T99" style:family="text">
      <style:text-properties fo:language="en" fo:country="GB" officeooo:rsid="00c1c0fe"/>
    </style:style>
    <style:style style:name="T100" style:family="text">
      <style:text-properties fo:language="en" fo:country="GB" officeooo:rsid="00c45757"/>
    </style:style>
    <style:style style:name="T101" style:family="text">
      <style:text-properties fo:language="en" fo:country="GB" officeooo:rsid="00c56673"/>
    </style:style>
    <style:style style:name="T102" style:family="text">
      <style:text-properties fo:language="en" fo:country="GB" officeooo:rsid="00cce9f9"/>
    </style:style>
    <style:style style:name="T103" style:family="text">
      <style:text-properties fo:language="en" fo:country="GB" officeooo:rsid="00cf342b"/>
    </style:style>
    <style:style style:name="T104" style:family="text">
      <style:text-properties fo:language="en" fo:country="GB" officeooo:rsid="00d1f5ff"/>
    </style:style>
    <style:style style:name="T105" style:family="text">
      <style:text-properties officeooo:rsid="0017ce88"/>
    </style:style>
    <style:style style:name="T106" style:family="text">
      <style:text-properties officeooo:rsid="001983f8"/>
    </style:style>
    <style:style style:name="T107" style:family="text">
      <style:text-properties officeooo:rsid="001c9d8d"/>
    </style:style>
    <style:style style:name="T108" style:family="text">
      <style:text-properties officeooo:rsid="001e17e2"/>
    </style:style>
    <style:style style:name="T109" style:family="text">
      <style:text-properties officeooo:rsid="002131bf"/>
    </style:style>
    <style:style style:name="T110" style:family="text">
      <style:text-properties fo:color="#9a30ce" loext:opacity="100%"/>
    </style:style>
    <style:style style:name="T111" style:family="text">
      <style:text-properties fo:color="#9a30ce" loext:opacity="100%" fo:font-weight="bold" style:font-weight-asian="bold" style:font-weight-complex="bold"/>
    </style:style>
    <style:style style:name="T112" style:family="text">
      <style:text-properties fo:color="#015ff9" loext:opacity="100%"/>
    </style:style>
    <style:style style:name="T113" style:family="text">
      <style:text-properties fo:color="#015ff9" loext:opacity="100%" fo:font-weight="bold" style:font-weight-asian="bold" style:font-weight-complex="bold"/>
    </style:style>
    <style:style style:name="T114" style:family="text">
      <style:text-properties fo:color="#015ff9" loext:opacity="100%" fo:font-weight="bold" officeooo:rsid="00d5dd05" style:font-weight-asian="bold" style:font-weight-complex="bold"/>
    </style:style>
    <style:style style:name="T115" style:family="text">
      <style:text-properties fo:color="#015ff9" loext:opacity="100%" officeooo:rsid="00d5dd05" style:font-weight-asian="bold" style:font-weight-complex="bold"/>
    </style:style>
    <style:style style:name="T116" style:family="text">
      <style:text-properties fo:color="#015ff9" loext:opacity="100%" officeooo:rsid="00d5dd05"/>
    </style:style>
    <style:style style:name="T117" style:family="text">
      <style:text-properties fo:color="#015ff9" loext:opacity="100%" fo:font-style="italic" officeooo:rsid="00e7e74f" style:font-style-asian="italic" style:font-style-complex="italic"/>
    </style:style>
    <style:style style:name="T118" style:family="text">
      <style:text-properties fo:color="#0ca501" loext:opacity="100%"/>
    </style:style>
    <style:style style:name="T119" style:family="text">
      <style:text-properties fo:color="#0ca501" loext:opacity="100%" officeooo:rsid="0015fc97"/>
    </style:style>
    <style:style style:name="T120" style:family="text">
      <style:text-properties fo:color="#0ca501" loext:opacity="100%" fo:font-weight="bold" style:font-weight-asian="bold" style:font-weight-complex="bold"/>
    </style:style>
    <style:style style:name="T121" style:family="text">
      <style:text-properties fo:color="#0ca501" loext:opacity="100%" fo:font-weight="bold" officeooo:rsid="00d70530" style:font-weight-asian="bold" style:font-weight-complex="bold"/>
    </style:style>
    <style:style style:name="T122" style:family="text">
      <style:text-properties fo:color="#0ca501" loext:opacity="100%" fo:font-weight="bold" officeooo:rsid="00dd658c" style:font-weight-asian="bold" style:font-weight-complex="bold"/>
    </style:style>
    <style:style style:name="T123" style:family="text">
      <style:text-properties fo:color="#0ca501" loext:opacity="100%" fo:font-size="12pt"/>
    </style:style>
    <style:style style:name="T124" style:family="text">
      <style:text-properties fo:color="#0ca501" loext:opacity="100%" style:text-line-through-style="none" style:text-line-through-type="none" fo:font-weight="bold" officeooo:rsid="00d70530" style:font-weight-asian="bold" style:font-weight-complex="bold"/>
    </style:style>
    <style:style style:name="T125" style:family="text">
      <style:text-properties fo:color="#0ca501" loext:opacity="100%" officeooo:rsid="00d5dd05" style:font-weight-asian="bold" style:font-weight-complex="bold"/>
    </style:style>
    <style:style style:name="T126" style:family="text">
      <style:text-properties fo:color="#0ca501" loext:opacity="100%" style:font-size-asian="12pt" style:font-weight-asian="bold" style:font-size-complex="12pt" style:font-weight-complex="bold"/>
    </style:style>
    <style:style style:name="T127" style:family="text">
      <style:text-properties fo:color="#0ca501" loext:opacity="100%" fo:font-style="italic" officeooo:rsid="00e7e74f" style:font-name-asian="Source Han Sans CN Regular1" style:font-style-asian="italic" style:font-weight-asian="bold" style:font-name-complex="aKoran" style:font-style-complex="italic" style:font-weight-complex="bold"/>
    </style:style>
    <style:style style:name="T128" style:family="text">
      <style:text-properties fo:color="#0ca501" loext:opacity="100%" fo:font-style="italic" officeooo:rsid="00e7e74f" style:font-style-asian="italic" style:font-style-complex="italic"/>
    </style:style>
    <style:style style:name="T129" style:family="text">
      <style:text-properties fo:color="#0ca501" loext:opacity="100%" fo:font-style="normal" fo:font-weight="bold" officeooo:rsid="00dd658c" style:font-style-asian="normal" style:font-weight-asian="bold" style:font-style-complex="normal" style:font-weight-complex="bold"/>
    </style:style>
    <style:style style:name="T130" style:family="text">
      <style:text-properties officeooo:rsid="0023230e"/>
    </style:style>
    <style:style style:name="T131" style:family="text">
      <style:text-properties officeooo:rsid="002402b6"/>
    </style:style>
    <style:style style:name="T132" style:family="text">
      <style:text-properties style:text-position="super 58%" fo:font-style="italic" style:font-style-asian="italic" style:font-style-complex="italic"/>
    </style:style>
    <style:style style:name="T133" style:family="text">
      <style:text-properties style:text-position="super 58%" fo:font-style="italic" officeooo:rsid="00dd658c" style:font-style-asian="italic" style:font-style-complex="italic"/>
    </style:style>
    <style:style style:name="T134" style:family="text">
      <style:text-properties style:text-position="super 58%" style:text-underline-style="solid" style:text-underline-width="auto" style:text-underline-color="font-color" fo:font-weight="bold" style:font-weight-asian="bold" style:font-weight-complex="bold"/>
    </style:style>
    <style:style style:name="T135" style:family="text">
      <style:text-properties style:text-position="super 58%" style:text-underline-style="solid" style:text-underline-width="auto" style:text-underline-color="font-color" fo:font-weight="bold" officeooo:rsid="0026a980" style:font-weight-asian="bold" style:font-weight-complex="bold"/>
    </style:style>
    <style:style style:name="T136" style:family="text">
      <style:text-properties style:text-position="super 58%" fo:font-style="normal" officeooo:rsid="0046b603" style:font-style-asian="normal" style:font-style-complex="normal"/>
    </style:style>
    <style:style style:name="T137" style:family="text">
      <style:text-properties style:text-position="super 58%" fo:font-style="normal" officeooo:rsid="00d54038" style:font-style-asian="normal" style:font-style-complex="normal"/>
    </style:style>
    <style:style style:name="T138" style:family="text">
      <style:text-properties style:text-position="super 58%" officeooo:rsid="00d70530"/>
    </style:style>
    <style:style style:name="T139" style:family="text">
      <style:text-properties style:text-position="super 58%" officeooo:rsid="00d8a3ad"/>
    </style:style>
    <style:style style:name="T140" style:family="text">
      <style:text-properties style:text-position="super 58%" officeooo:rsid="00dd658c"/>
    </style:style>
    <style:style style:name="T141" style:family="text">
      <style:text-properties officeooo:rsid="001b7bd6"/>
    </style:style>
    <style:style style:name="T142" style:family="text">
      <style:text-properties fo:color="#f04c49" loext:opacity="100%" style:text-outline="false" style:text-line-through-style="none" style:text-line-through-type="none" style:font-name="Liberation Serif1" fo:font-style="normal" fo:text-shadow="none" style:text-underline-style="none" fo:font-weight="bold" style:font-style-asian="normal" style:font-weight-asian="bold" style:font-style-complex="normal" style:font-weight-complex="bold" style:text-overline-style="none" style:text-overline-color="font-color"/>
    </style:style>
    <style:style style:name="T143" style:family="text">
      <style:text-properties fo:color="#f04c49" loext:opacity="100%" style:text-outline="false" style:text-line-through-style="none" style:text-line-through-type="none" style:font-name="Liberation Serif1" fo:font-style="normal" fo:text-shadow="none" style:text-underline-style="none" fo:font-weight="bold" style:font-weight-asian="bold" style:font-weight-complex="bold"/>
    </style:style>
    <style:style style:name="T144" style:family="text">
      <style:text-properties fo:color="#f04c49" loext:opacity="100%" fo:font-weight="bold" style:font-weight-asian="bold" style:font-weight-complex="bold"/>
    </style:style>
    <style:style style:name="T145" style:family="text">
      <style:text-properties fo:color="#94510a" loext:opacity="100%" fo:font-weight="bold" style:font-weight-asian="bold" style:font-weight-complex="bold"/>
    </style:style>
    <style:style style:name="T146" style:family="text">
      <style:text-properties fo:color="#94510a" loext:opacity="100%" fo:font-weight="bold" officeooo:rsid="002131bf" style:font-weight-asian="bold" style:font-weight-complex="bold"/>
    </style:style>
    <style:style style:name="T147" style:family="text">
      <style:text-properties fo:color="#94510a" loext:opacity="100%" fo:font-weight="bold" officeooo:rsid="0015fc97" style:font-weight-asian="bold" style:font-weight-complex="bold"/>
    </style:style>
    <style:style style:name="T148" style:family="text">
      <style:text-properties fo:color="#94510a" loext:opacity="100%" fo:font-weight="bold" officeooo:rsid="002402b6" style:font-weight-asian="bold" style:font-weight-complex="bold"/>
    </style:style>
    <style:style style:name="T149" style:family="text">
      <style:text-properties fo:color="#94510a" loext:opacity="100%" fo:font-weight="bold" officeooo:rsid="009c61be" style:font-weight-asian="bold" style:font-weight-complex="bold"/>
    </style:style>
    <style:style style:name="T150" style:family="text">
      <style:text-properties fo:color="#94510a" loext:opacity="100%" fo:font-style="normal" fo:font-weight="bold" officeooo:rsid="007cef38" style:font-style-asian="normal" style:font-weight-asian="bold" style:font-style-complex="normal" style:font-weight-complex="bold"/>
    </style:style>
    <style:style style:name="T151" style:family="text">
      <style:text-properties officeooo:rsid="0024d4da"/>
    </style:style>
    <style:style style:name="T152" style:family="text">
      <style:text-properties officeooo:rsid="0026a980"/>
    </style:style>
    <style:style style:name="T153" style:family="text">
      <style:text-properties officeooo:rsid="00284a9a"/>
    </style:style>
    <style:style style:name="T154" style:family="text">
      <style:text-properties fo:font-size="11pt" style:font-size-asian="11pt" style:font-size-complex="11pt"/>
    </style:style>
    <style:style style:name="T155" style:family="text">
      <style:text-properties fo:font-size="11pt" officeooo:rsid="003253f2" style:font-size-asian="11pt" style:font-size-complex="11pt"/>
    </style:style>
    <style:style style:name="T156" style:family="text">
      <style:text-properties fo:font-size="11pt" officeooo:rsid="0045eb64" style:font-size-asian="11pt" style:font-size-complex="11pt"/>
    </style:style>
    <style:style style:name="T157" style:family="text">
      <style:text-properties fo:font-size="11pt" officeooo:rsid="005689bf" style:font-size-asian="11pt" style:font-size-complex="11pt"/>
    </style:style>
    <style:style style:name="T158" style:family="text">
      <style:text-properties fo:font-size="11pt" officeooo:rsid="00d2e690" style:font-size-asian="11pt" style:font-size-complex="11pt"/>
    </style:style>
    <style:style style:name="T159" style:family="text">
      <style:text-properties style:font-name="Liberation Sans2" fo:font-size="9.30000019073486pt" style:font-size-asian="9.30000019073486pt" style:font-size-complex="9.30000019073486pt"/>
    </style:style>
    <style:style style:name="T160" style:family="text">
      <style:text-properties officeooo:rsid="00397955"/>
    </style:style>
    <style:style style:name="T161" style:family="text">
      <style:text-properties officeooo:rsid="003b125b"/>
    </style:style>
    <style:style style:name="T162" style:family="text">
      <style:text-properties officeooo:rsid="0045eb64"/>
    </style:style>
    <style:style style:name="T163" style:family="text">
      <style:text-properties officeooo:rsid="0046b603"/>
    </style:style>
    <style:style style:name="T164" style:family="text">
      <style:text-properties style:use-window-font-color="true" loext:opacity="0%" fo:font-weight="normal"/>
    </style:style>
    <style:style style:name="T165" style:family="text">
      <style:text-properties style:use-window-font-color="true" loext:opacity="0%" fo:font-weight="bold" style:font-weight-asian="bold" style:font-weight-complex="bold"/>
    </style:style>
    <style:style style:name="T166" style:family="text">
      <style:text-properties style:use-window-font-color="true" loext:opacity="0%" fo:font-weight="bold" officeooo:rsid="001e17e2" style:font-weight-asian="bold" style:font-weight-complex="bold"/>
    </style:style>
    <style:style style:name="T167" style:family="text">
      <style:text-properties officeooo:rsid="00484af0"/>
    </style:style>
    <style:style style:name="T168" style:family="text">
      <style:text-properties officeooo:rsid="004fbb8e"/>
    </style:style>
    <style:style style:name="T169" style:family="text">
      <style:text-properties fo:font-size="12pt"/>
    </style:style>
    <style:style style:name="T170" style:family="text">
      <style:text-properties fo:font-size="12pt" fo:font-style="normal" fo:font-weight="bold" officeooo:rsid="0015c79b" style:font-size-asian="12pt" style:font-style-asian="normal" style:font-weight-asian="bold" style:font-size-complex="12pt" style:font-style-complex="normal" style:font-weight-complex="bold"/>
    </style:style>
    <style:style style:name="T171" style:family="text">
      <style:text-properties fo:font-size="12pt" fo:font-style="normal" officeooo:rsid="0015c79b" style:font-size-asian="12pt" style:font-style-asian="normal" style:font-size-complex="12pt" style:font-style-complex="normal"/>
    </style:style>
    <style:style style:name="T172" style:family="text">
      <style:text-properties fo:font-size="12pt" fo:font-style="normal" officeooo:rsid="000fa0ef" style:font-size-asian="12pt" style:font-style-asian="normal" style:font-size-complex="12pt" style:font-style-complex="normal"/>
    </style:style>
    <style:style style:name="T173" style:family="text">
      <style:text-properties fo:font-size="12pt" fo:font-style="normal" officeooo:rsid="006b1969" style:font-size-asian="12pt" style:font-style-asian="normal" style:font-size-complex="12pt" style:font-style-complex="normal"/>
    </style:style>
    <style:style style:name="T174" style:family="text">
      <style:text-properties fo:font-size="12pt" fo:font-style="normal" officeooo:rsid="0068507c" style:font-size-asian="12pt" style:font-style-asian="normal" style:font-size-complex="12pt" style:font-style-complex="normal"/>
    </style:style>
    <style:style style:name="T175" style:family="text">
      <style:text-properties fo:font-size="12pt" fo:font-style="normal" officeooo:rsid="00689344" style:font-size-asian="12pt" style:font-style-asian="normal" style:font-size-complex="12pt" style:font-style-complex="normal"/>
    </style:style>
    <style:style style:name="T176" style:family="text">
      <style:text-properties fo:font-size="12pt" fo:font-style="normal" officeooo:rsid="006d8752" style:font-size-asian="12pt" style:font-style-asian="normal" style:font-size-complex="12pt" style:font-style-complex="normal"/>
    </style:style>
    <style:style style:name="T177" style:family="text">
      <style:text-properties fo:font-size="12pt" fo:font-style="normal" officeooo:rsid="003cde0d" style:font-size-asian="12pt" style:font-style-asian="normal" style:font-size-complex="12pt" style:font-style-complex="normal"/>
    </style:style>
    <style:style style:name="T178" style:family="text">
      <style:text-properties fo:font-size="12pt" fo:font-style="normal" officeooo:rsid="00200079" style:font-size-asian="12pt" style:font-style-asian="normal" style:font-size-complex="12pt" style:font-style-complex="normal"/>
    </style:style>
    <style:style style:name="T179" style:family="text">
      <style:text-properties fo:font-size="12pt" fo:font-style="normal" officeooo:rsid="0068e9a4" style:font-size-asian="12pt" style:font-style-asian="normal" style:font-size-complex="12pt" style:font-style-complex="normal"/>
    </style:style>
    <style:style style:name="T180" style:family="text">
      <style:text-properties fo:font-size="12pt" fo:font-style="normal" officeooo:rsid="0045eb64" style:font-size-asian="12pt" style:font-style-asian="normal" style:font-size-complex="12pt" style:font-style-complex="normal"/>
    </style:style>
    <style:style style:name="T181" style:family="text">
      <style:text-properties fo:font-size="12pt" fo:font-style="normal" officeooo:rsid="006349a7" style:font-size-asian="12pt" style:font-style-asian="normal" style:font-size-complex="12pt" style:font-style-complex="normal"/>
    </style:style>
    <style:style style:name="T182" style:family="text">
      <style:text-properties fo:font-size="12pt" fo:font-style="normal" officeooo:rsid="00bcf6b9" style:font-size-asian="12pt" style:font-style-asian="normal" style:font-size-complex="12pt" style:font-style-complex="normal"/>
    </style:style>
    <style:style style:name="T183" style:family="text">
      <style:text-properties fo:font-size="12pt" fo:font-style="italic" officeooo:rsid="0045eb64" style:font-size-asian="12pt" style:font-style-asian="italic" style:font-size-complex="12pt" style:font-style-complex="italic"/>
    </style:style>
    <style:style style:name="T184" style:family="text">
      <style:text-properties fo:font-size="12pt" fo:font-style="italic" officeooo:rsid="0015c79b" style:font-size-asian="12pt" style:font-style-asian="italic" style:font-size-complex="12pt" style:font-style-complex="italic"/>
    </style:style>
    <style:style style:name="T185" style:family="text">
      <style:text-properties fo:color="#686868" loext:opacity="100%"/>
    </style:style>
    <style:style style:name="T186" style:family="text">
      <style:text-properties fo:color="#686868" loext:opacity="100%" fo:font-size="11pt" fo:font-weight="bold" style:font-size-asian="11pt" style:font-weight-asian="bold" style:font-size-complex="11pt" style:font-weight-complex="bold"/>
    </style:style>
    <style:style style:name="T187" style:family="text">
      <style:text-properties fo:color="#686868" loext:opacity="100%" fo:font-style="italic" officeooo:rsid="00b66ae9" style:font-style-asian="italic" style:language-complex="ar" style:country-complex="SA" style:font-style-complex="italic"/>
    </style:style>
    <style:style style:name="T188" style:family="text">
      <style:text-properties fo:color="#686868" loext:opacity="100%" fo:font-style="italic" officeooo:rsid="00b47d23" style:font-style-asian="italic" style:language-complex="ar" style:country-complex="SA" style:font-style-complex="italic"/>
    </style:style>
    <style:style style:name="T189" style:family="text">
      <style:text-properties fo:color="#686868" loext:opacity="100%" fo:font-style="italic" officeooo:rsid="00b8bb9e" style:font-style-asian="italic" style:language-complex="ar" style:country-complex="SA" style:font-style-complex="italic"/>
    </style:style>
    <style:style style:name="T190" style:family="text">
      <style:text-properties fo:color="#686868" loext:opacity="100%" fo:font-style="italic" fo:font-weight="bold" officeooo:rsid="00b66ae9" style:font-style-asian="italic" style:font-weight-asian="bold" style:language-complex="ar" style:country-complex="SA" style:font-style-complex="italic" style:font-weight-complex="bold"/>
    </style:style>
    <style:style style:name="T191" style:family="text">
      <style:text-properties fo:color="#686868" loext:opacity="100%" style:font-weight-asian="bold" style:font-weight-complex="bold"/>
    </style:style>
    <style:style style:name="T192" style:family="text">
      <style:text-properties fo:color="#686868" loext:opacity="100%" officeooo:rsid="00d5dd05" style:font-weight-asian="bold" style:font-weight-complex="bold"/>
    </style:style>
    <style:style style:name="T193" style:family="text">
      <style:text-properties fo:color="#686868" loext:opacity="100%" officeooo:rsid="00d9c566" style:font-weight-asian="bold" style:font-weight-complex="bold"/>
    </style:style>
    <style:style style:name="T194" style:family="text">
      <style:text-properties fo:color="#686868" loext:opacity="100%" officeooo:rsid="00e7e74f" style:font-weight-asian="bold" style:font-weight-complex="bold"/>
    </style:style>
    <style:style style:name="T195" style:family="text">
      <style:text-properties fo:color="#686868" loext:opacity="100%" officeooo:rsid="00e7e74f"/>
    </style:style>
    <style:style style:name="T196" style:family="text">
      <style:text-properties fo:color="#686868" loext:opacity="100%" officeooo:rsid="00d5dd05"/>
    </style:style>
    <style:style style:name="T197" style:family="text">
      <style:text-properties fo:color="#686868" loext:opacity="100%" officeooo:rsid="00d9c566"/>
    </style:style>
    <style:style style:name="T198" style:family="text">
      <style:text-properties style:text-underline-style="solid" style:text-underline-width="auto" style:text-underline-color="font-color"/>
    </style:style>
    <style:style style:name="T199" style:family="text">
      <style:text-properties style:text-underline-style="solid" style:text-underline-width="auto" style:text-underline-color="font-color" fo:font-weight="bold" style:font-weight-asian="bold" style:font-weight-complex="bold"/>
    </style:style>
    <style:style style:name="T200" style:family="text">
      <style:text-properties style:text-underline-style="solid" style:text-underline-width="auto" style:text-underline-color="font-color" fo:font-weight="bold" officeooo:rsid="0026a980" style:font-weight-asian="bold" style:font-weight-complex="bold"/>
    </style:style>
    <style:style style:name="T201" style:family="text">
      <style:text-properties fo:color="#a53545" loext:opacity="100%" fo:font-weight="bold" style:font-weight-asian="bold" style:font-weight-complex="bold"/>
    </style:style>
    <style:style style:name="T202" style:family="text">
      <style:text-properties fo:color="#a53545" loext:opacity="100%" fo:font-style="normal" fo:font-weight="bold" officeooo:rsid="007cef38" style:font-style-asian="normal" style:font-weight-asian="bold" style:font-style-complex="normal" style:font-weight-complex="bold"/>
    </style:style>
    <style:style style:name="T203" style:family="text">
      <style:text-properties fo:color="#a53545" loext:opacity="100%" style:text-position="super 58%" fo:font-weight="bold" style:font-weight-asian="bold" style:font-weight-complex="bold"/>
    </style:style>
    <style:style style:name="T204" style:family="text">
      <style:text-properties officeooo:rsid="005cd2f2"/>
    </style:style>
    <style:style style:name="T205" style:family="text">
      <style:text-properties officeooo:rsid="0068507c"/>
    </style:style>
    <style:style style:name="T206" style:family="text">
      <style:text-properties style:font-name="Liberation Serif" style:font-name-asian="Liberation Serif" style:font-name-complex="Liberation Serif"/>
    </style:style>
    <style:style style:name="T207" style:family="text">
      <style:text-properties style:font-name="Liberation Serif" officeooo:rsid="0068507c" style:font-name-asian="Liberation Serif" style:font-name-complex="Liberation Serif"/>
    </style:style>
    <style:style style:name="T208" style:family="text">
      <style:text-properties style:font-name="Liberation Serif" fo:language="cs" fo:country="CZ" fo:font-weight="bold" officeooo:rsid="00f8ab41" style:font-name-asian="Source Han Sans CN Regular1" style:font-weight-asian="bold" style:font-name-complex="aKoran" style:font-weight-complex="bold"/>
    </style:style>
    <style:style style:name="T209" style:family="text">
      <style:text-properties officeooo:rsid="006d8752"/>
    </style:style>
    <style:style style:name="T210" style:family="text">
      <style:text-properties officeooo:rsid="00731250"/>
    </style:style>
    <style:style style:name="T211" style:family="text">
      <style:text-properties officeooo:rsid="0077e0fb"/>
    </style:style>
    <style:style style:name="T212" style:family="text">
      <style:text-properties officeooo:rsid="007ac6b0"/>
    </style:style>
    <style:style style:name="T213" style:family="text">
      <style:text-properties officeooo:rsid="007cd5f3"/>
    </style:style>
    <style:style style:name="T214" style:family="text">
      <style:text-properties officeooo:rsid="007cef38"/>
    </style:style>
    <style:style style:name="T215" style:family="text">
      <style:text-properties officeooo:rsid="007eb6ae"/>
    </style:style>
    <style:style style:name="T216" style:family="text">
      <style:text-properties officeooo:rsid="00837628"/>
    </style:style>
    <style:style style:name="T217" style:family="text">
      <style:text-properties officeooo:rsid="0084c2e6"/>
    </style:style>
    <style:style style:name="T218" style:family="text">
      <style:text-properties officeooo:rsid="0086832e"/>
    </style:style>
    <style:style style:name="T219" style:family="text">
      <style:text-properties style:font-name="Liberation Serif1" style:font-name-asian="Source Han Sans CN Regular1" style:font-name-complex="aKoran"/>
    </style:style>
    <style:style style:name="T220" style:family="text">
      <style:text-properties style:font-name="Liberation Serif1" officeooo:rsid="0090fd26" style:font-name-asian="Source Han Sans CN Regular1" style:font-name-complex="aKoran"/>
    </style:style>
    <style:style style:name="T221" style:family="text">
      <style:text-properties style:font-name="Liberation Serif1" officeooo:rsid="00922278" style:font-name-asian="Source Han Sans CN Regular1" style:font-name-complex="aKoran"/>
    </style:style>
    <style:style style:name="T222" style:family="text">
      <style:text-properties style:font-name="Liberation Serif1" fo:language="cs" fo:country="CZ" fo:font-weight="bold" officeooo:rsid="00f8ab41" style:font-name-asian="Source Han Sans CN Regular1" style:font-weight-asian="bold" style:font-name-complex="aKoran" style:font-weight-complex="bold"/>
    </style:style>
    <style:style style:name="T223" style:family="text">
      <style:text-properties style:font-name="Liberation Serif1" fo:font-weight="bold" officeooo:rsid="00d70530" style:font-name-asian="Source Han Sans CN Regular1" style:font-weight-asian="bold" style:font-name-complex="aKoran" style:font-weight-complex="bold"/>
    </style:style>
    <style:style style:name="T224" style:family="text">
      <style:text-properties officeooo:rsid="008a8c7a"/>
    </style:style>
    <style:style style:name="T225" style:family="text">
      <style:text-properties officeooo:rsid="008c7ddd"/>
    </style:style>
    <style:style style:name="T226" style:family="text">
      <style:text-properties officeooo:rsid="008df74a"/>
    </style:style>
    <style:style style:name="T227" style:family="text">
      <style:text-properties officeooo:rsid="0029c104"/>
    </style:style>
    <style:style style:name="T228" style:family="text">
      <style:text-properties officeooo:rsid="000efd04"/>
    </style:style>
    <style:style style:name="T229" style:family="text">
      <style:text-properties officeooo:rsid="0040434a"/>
    </style:style>
    <style:style style:name="T230" style:family="text">
      <style:text-properties officeooo:rsid="003dbd25"/>
    </style:style>
    <style:style style:name="T231" style:family="text">
      <style:text-properties fo:font-style="normal" style:font-style-asian="normal" style:font-style-complex="normal"/>
    </style:style>
    <style:style style:name="T232" style:family="text">
      <style:text-properties fo:font-style="normal" officeooo:rsid="004aeb7a" style:font-style-asian="normal" style:font-style-complex="normal"/>
    </style:style>
    <style:style style:name="T233" style:family="text">
      <style:text-properties fo:font-style="normal" officeooo:rsid="001e17e2" style:font-style-asian="normal" style:font-style-complex="normal"/>
    </style:style>
    <style:style style:name="T234" style:family="text">
      <style:text-properties fo:font-style="normal" officeooo:rsid="0046b603" style:font-style-asian="normal" style:font-style-complex="normal"/>
    </style:style>
    <style:style style:name="T235" style:family="text">
      <style:text-properties fo:font-style="normal" officeooo:rsid="002131bf" style:font-style-asian="normal" style:font-style-complex="normal"/>
    </style:style>
    <style:style style:name="T236" style:family="text">
      <style:text-properties fo:font-style="normal" officeooo:rsid="00397955" style:font-style-asian="normal" style:font-style-complex="normal"/>
    </style:style>
    <style:style style:name="T237" style:family="text">
      <style:text-properties fo:font-style="normal" officeooo:rsid="004fa874" style:font-style-asian="normal" style:font-style-complex="normal"/>
    </style:style>
    <style:style style:name="T238" style:family="text">
      <style:text-properties fo:font-style="normal" officeooo:rsid="002402b6" style:font-style-asian="normal" style:font-style-complex="normal"/>
    </style:style>
    <style:style style:name="T239" style:family="text">
      <style:text-properties fo:font-style="normal" officeooo:rsid="00437e10" style:font-style-asian="normal" style:font-style-complex="normal"/>
    </style:style>
    <style:style style:name="T240" style:family="text">
      <style:text-properties fo:font-style="normal" officeooo:rsid="005257d2" style:font-style-asian="normal" style:font-style-complex="normal"/>
    </style:style>
    <style:style style:name="T241" style:family="text">
      <style:text-properties fo:font-style="normal" officeooo:rsid="0066eee3" style:font-style-asian="normal" style:font-style-complex="normal"/>
    </style:style>
    <style:style style:name="T242" style:family="text">
      <style:text-properties fo:font-style="normal" officeooo:rsid="006a15d3" style:font-style-asian="normal" style:font-style-complex="normal"/>
    </style:style>
    <style:style style:name="T243" style:family="text">
      <style:text-properties fo:font-style="normal" officeooo:rsid="007eb6ae" style:font-style-asian="normal" style:font-style-complex="normal"/>
    </style:style>
    <style:style style:name="T244" style:family="text">
      <style:text-properties fo:font-style="normal" officeooo:rsid="007cef38" style:font-style-asian="normal" style:font-style-complex="normal"/>
    </style:style>
    <style:style style:name="T245" style:family="text">
      <style:text-properties fo:font-style="normal" officeooo:rsid="0084c2e6" style:font-style-asian="normal" style:font-style-complex="normal"/>
    </style:style>
    <style:style style:name="T246" style:family="text">
      <style:text-properties fo:font-style="normal" officeooo:rsid="009c501b" style:font-style-asian="normal" style:font-style-complex="normal"/>
    </style:style>
    <style:style style:name="T247" style:family="text">
      <style:text-properties fo:font-style="normal" officeooo:rsid="009c61be" style:font-style-asian="normal" style:font-style-complex="normal"/>
    </style:style>
    <style:style style:name="T248" style:family="text">
      <style:text-properties fo:font-style="normal" officeooo:rsid="00ad0907" style:font-style-asian="normal" style:font-style-complex="normal"/>
    </style:style>
    <style:style style:name="T249" style:family="text">
      <style:text-properties fo:font-style="normal" officeooo:rsid="00bbdb25" style:font-style-asian="normal" style:font-style-complex="normal"/>
    </style:style>
    <style:style style:name="T250" style:family="text">
      <style:text-properties fo:font-style="normal" officeooo:rsid="00d45c57" style:font-style-asian="normal" style:font-style-complex="normal"/>
    </style:style>
    <style:style style:name="T251" style:family="text">
      <style:text-properties fo:font-style="normal" officeooo:rsid="00d54038" style:font-style-asian="normal" style:font-style-complex="normal"/>
    </style:style>
    <style:style style:name="T252" style:family="text">
      <style:text-properties fo:font-style="normal" officeooo:rsid="00d70530" style:font-style-asian="normal" style:font-style-complex="normal"/>
    </style:style>
    <style:style style:name="T253" style:family="text">
      <style:text-properties fo:font-style="normal" officeooo:rsid="00dd658c" style:font-style-asian="normal" style:font-style-complex="normal"/>
    </style:style>
    <style:style style:name="T254" style:family="text">
      <style:text-properties fo:font-style="normal" fo:font-weight="bold" officeooo:rsid="00dd658c" style:font-style-asian="normal" style:font-weight-asian="bold" style:font-style-complex="normal" style:font-weight-complex="bold"/>
    </style:style>
    <style:style style:name="T255" style:family="text">
      <style:text-properties fo:font-style="normal" fo:font-weight="bold" officeooo:rsid="00dd658c" fo:background-color="#fff51f" loext:char-shading-value="0" style:font-style-asian="normal" style:font-weight-asian="bold" style:font-style-complex="normal" style:font-weight-complex="bold"/>
    </style:style>
    <style:style style:name="T256" style:family="text">
      <style:text-properties officeooo:rsid="003f7556"/>
    </style:style>
    <style:style style:name="T257" style:family="text">
      <style:text-properties officeooo:rsid="006a15d3"/>
    </style:style>
    <style:style style:name="T258" style:family="text">
      <style:text-properties officeooo:rsid="006349a7"/>
    </style:style>
    <style:style style:name="T259" style:family="text">
      <style:text-properties officeooo:rsid="004dd835"/>
    </style:style>
    <style:style style:name="T260" style:family="text">
      <style:text-properties officeooo:rsid="0087d8f5"/>
    </style:style>
    <style:style style:name="T261" style:family="text">
      <style:text-properties officeooo:rsid="00922278"/>
    </style:style>
    <style:style style:name="T262" style:family="text">
      <style:text-properties fo:language="zxx" fo:country="none" fo:font-style="italic" officeooo:rsid="000efd04" style:font-style-asian="italic" style:font-style-complex="italic"/>
    </style:style>
    <style:style style:name="T263" style:family="text">
      <style:text-properties officeooo:rsid="009de2bf"/>
    </style:style>
    <style:style style:name="T264" style:family="text">
      <style:text-properties officeooo:rsid="009f1a96"/>
    </style:style>
    <style:style style:name="T265" style:family="text">
      <style:text-properties officeooo:rsid="00a022e0"/>
    </style:style>
    <style:style style:name="T266" style:family="text">
      <style:text-properties officeooo:rsid="00a03b2d"/>
    </style:style>
    <style:style style:name="T267" style:family="text">
      <style:text-properties officeooo:rsid="00a1f75e"/>
    </style:style>
    <style:style style:name="T268" style:family="text">
      <style:text-properties officeooo:rsid="00af3e89"/>
    </style:style>
    <style:style style:name="T269" style:family="text">
      <style:text-properties fo:language="cs" fo:country="CZ" officeooo:rsid="00af3cec"/>
    </style:style>
    <style:style style:name="T270" style:family="text">
      <style:text-properties fo:language="cs" fo:country="CZ" officeooo:rsid="00b666d7"/>
    </style:style>
    <style:style style:name="T271" style:family="text">
      <style:text-properties fo:language="cs" fo:country="CZ" officeooo:rsid="00be0b35"/>
    </style:style>
    <style:style style:name="T272" style:family="text">
      <style:text-properties fo:language="cs" fo:country="CZ" officeooo:rsid="009ba5ce"/>
    </style:style>
    <style:style style:name="T273" style:family="text">
      <style:text-properties fo:language="cs" fo:country="CZ" officeooo:rsid="00befd6f"/>
    </style:style>
    <style:style style:name="T274" style:family="text">
      <style:text-properties fo:language="cs" fo:country="CZ" officeooo:rsid="00c24744"/>
    </style:style>
    <style:style style:name="T275" style:family="text">
      <style:text-properties fo:language="cs" fo:country="CZ" officeooo:rsid="00c3f5af"/>
    </style:style>
    <style:style style:name="T276" style:family="text">
      <style:text-properties fo:language="cs" fo:country="CZ" officeooo:rsid="00c45757"/>
    </style:style>
    <style:style style:name="T277" style:family="text">
      <style:text-properties fo:language="cs" fo:country="CZ" officeooo:rsid="00c56673"/>
    </style:style>
    <style:style style:name="T278" style:family="text">
      <style:text-properties fo:language="cs" fo:country="CZ" officeooo:rsid="00cb0c30"/>
    </style:style>
    <style:style style:name="T279" style:family="text">
      <style:text-properties style:text-underline-style="dotted" style:text-underline-width="auto" style:text-underline-color="font-color"/>
    </style:style>
    <style:style style:name="T280" style:family="text">
      <style:text-properties officeooo:rsid="00be0b35"/>
    </style:style>
    <style:style style:name="T281" style:family="text">
      <style:text-properties officeooo:rsid="00c38248"/>
    </style:style>
    <style:style style:name="T282" style:family="text">
      <style:text-properties officeooo:rsid="00d70530"/>
    </style:style>
    <style:style style:name="T283" style:family="text">
      <style:text-properties officeooo:rsid="00d57130"/>
    </style:style>
    <style:style style:name="T284" style:family="text">
      <style:text-properties fo:color="#168ef7" loext:opacity="100%" fo:font-weight="bold" officeooo:rsid="00d70530" style:font-weight-asian="bold" style:font-weight-complex="bold"/>
    </style:style>
    <style:style style:name="T285" style:family="text">
      <style:text-properties fo:color="#168ef7" loext:opacity="100%" fo:font-size="12pt"/>
    </style:style>
    <style:style style:name="T286" style:family="text">
      <style:text-properties fo:color="#168ef7" loext:opacity="100%" style:font-size-asian="12pt" style:font-weight-asian="bold" style:font-size-complex="12pt" style:font-weight-complex="bold"/>
    </style:style>
    <style:style style:name="T287" style:family="text">
      <style:text-properties fo:color="#fe1410" loext:opacity="100%"/>
    </style:style>
    <style:style style:name="T288" style:family="text">
      <style:text-properties fo:color="#fe1410" loext:opacity="100%" fo:font-weight="bold" style:font-weight-asian="bold" style:font-weight-complex="bold"/>
    </style:style>
    <style:style style:name="T289" style:family="text">
      <style:text-properties fo:color="#fe1410" loext:opacity="100%" fo:font-weight="bold" officeooo:rsid="00d70530" style:font-weight-asian="bold" style:font-weight-complex="bold"/>
    </style:style>
    <style:style style:name="T290" style:family="text">
      <style:text-properties fo:color="#fe1410" loext:opacity="100%" fo:font-weight="bold" officeooo:rsid="00da3059" style:font-weight-asian="bold" style:font-weight-complex="bold"/>
    </style:style>
    <style:style style:name="T291" style:family="text">
      <style:text-properties fo:color="#fe1410" loext:opacity="100%" fo:font-size="12pt"/>
    </style:style>
    <style:style style:name="T292" style:family="text">
      <style:text-properties fo:color="#fe1410" loext:opacity="100%" style:text-line-through-style="none" style:text-line-through-type="none" fo:font-weight="bold" officeooo:rsid="00d70530" style:font-weight-asian="bold" style:font-weight-complex="bold"/>
    </style:style>
    <style:style style:name="T293" style:family="text">
      <style:text-properties fo:color="#fe1410" loext:opacity="100%" officeooo:rsid="00d9c566"/>
    </style:style>
    <style:style style:name="T294" style:family="text">
      <style:text-properties fo:color="#fe1410" loext:opacity="100%" style:font-size-asian="12pt" style:font-weight-asian="bold" style:font-size-complex="12pt" style:font-weight-complex="bold"/>
    </style:style>
    <style:style style:name="T295" style:family="text">
      <style:text-properties fo:color="#fe1410" loext:opacity="100%" fo:font-style="italic" officeooo:rsid="00e7e74f" style:font-style-asian="italic" style:font-style-complex="italic"/>
    </style:style>
    <style:style style:name="T296" style:family="text">
      <style:text-properties fo:color="#fe1410" loext:opacity="100%" fo:font-style="normal" fo:font-weight="bold" officeooo:rsid="00dd658c" style:font-style-asian="normal" style:font-weight-asian="bold" style:font-style-complex="normal" style:font-weight-complex="bold"/>
    </style:style>
    <style:style style:name="T297" style:family="text">
      <style:text-properties fo:color="#ff8a17" loext:opacity="100%"/>
    </style:style>
    <style:style style:name="T298" style:family="text">
      <style:text-properties fo:color="#ff8a17" loext:opacity="100%" fo:font-weight="bold" style:font-weight-asian="bold" style:font-weight-complex="bold"/>
    </style:style>
    <style:style style:name="T299" style:family="text">
      <style:text-properties fo:color="#ff8a17" loext:opacity="100%" fo:font-weight="bold" officeooo:rsid="00ee8bbf" style:font-weight-asian="bold" style:font-weight-complex="bold"/>
    </style:style>
    <style:style style:name="T300" style:family="text">
      <style:text-properties fo:color="#ff8a17" loext:opacity="100%" fo:font-weight="bold" officeooo:rsid="00d70530" style:font-weight-asian="bold" style:font-weight-complex="bold"/>
    </style:style>
    <style:style style:name="T301" style:family="text">
      <style:text-properties fo:color="#ff8a17" loext:opacity="100%" fo:font-weight="bold" officeooo:rsid="00d8a3ad" style:font-weight-asian="bold" style:font-weight-complex="bold"/>
    </style:style>
    <style:style style:name="T302" style:family="text">
      <style:text-properties fo:color="#ff8a17" loext:opacity="100%" fo:font-weight="bold" officeooo:rsid="00dd658c" style:font-weight-asian="bold" style:font-weight-complex="bold"/>
    </style:style>
    <style:style style:name="T303" style:family="text">
      <style:text-properties fo:color="#ff8a17" loext:opacity="100%" fo:font-size="12pt"/>
    </style:style>
    <style:style style:name="T304" style:family="text">
      <style:text-properties fo:color="#ff8a17" loext:opacity="100%" style:text-line-through-style="none" style:text-line-through-type="none" fo:font-weight="bold" officeooo:rsid="00d70530" style:font-weight-asian="bold" style:font-weight-complex="bold"/>
    </style:style>
    <style:style style:name="T305" style:family="text">
      <style:text-properties fo:color="#ff8a17" loext:opacity="100%" officeooo:rsid="00d9c566"/>
    </style:style>
    <style:style style:name="T306" style:family="text">
      <style:text-properties fo:color="#ff8a17" loext:opacity="100%" style:font-size-asian="12pt" style:font-weight-asian="bold" style:font-size-complex="12pt" style:font-weight-complex="bold"/>
    </style:style>
    <style:style style:name="T307" style:family="text">
      <style:text-properties fo:color="#ff8a17" loext:opacity="100%" fo:font-style="italic" officeooo:rsid="00e7e74f" style:font-name-asian="Source Han Sans CN Regular1" style:font-style-asian="italic" style:font-weight-asian="bold" style:font-name-complex="aKoran" style:font-style-complex="italic" style:font-weight-complex="bold"/>
    </style:style>
    <style:style style:name="T308" style:family="text">
      <style:text-properties fo:color="#ff8a17" loext:opacity="100%" fo:font-style="italic" officeooo:rsid="00e7e74f" style:font-style-asian="italic" style:font-style-complex="italic"/>
    </style:style>
    <style:style style:name="T309" style:family="text">
      <style:text-properties officeooo:rsid="00ea8dc2"/>
    </style:style>
    <style:style style:name="T310" style:family="text">
      <style:text-properties officeooo:rsid="00e7e74f"/>
    </style:style>
    <style:style style:name="T311" style:family="text">
      <style:text-properties officeooo:rsid="00d5dd05"/>
    </style:style>
    <style:style style:name="T312" style:family="text">
      <style:text-properties style:text-line-through-style="none" style:text-line-through-type="none" officeooo:rsid="00e7e74f"/>
    </style:style>
    <style:style style:name="T313" style:family="text">
      <style:text-properties style:text-line-through-style="none" style:text-line-through-type="none" officeooo:rsid="00d70530"/>
    </style:style>
    <style:style style:name="T314" style:family="text">
      <style:text-properties officeooo:rsid="00dc830a"/>
    </style:style>
    <style:style style:name="T315" style:family="text">
      <style:text-properties fo:color="#fe39bd" loext:opacity="100%" fo:font-weight="bold" officeooo:rsid="00e7e74f" style:font-weight-asian="bold" style:font-weight-complex="bold"/>
    </style:style>
    <style:style style:name="T316" style:family="text">
      <style:text-properties fo:color="#fe39bd" loext:opacity="100%" fo:font-weight="bold" officeooo:rsid="00d70530" style:font-weight-asian="bold" style:font-weight-complex="bold"/>
    </style:style>
    <style:style style:name="T317" style:family="text">
      <style:text-properties fo:color="#fe39bd" loext:opacity="100%" officeooo:rsid="00e7e74f" style:font-weight-asian="bold" style:font-weight-complex="bold"/>
    </style:style>
    <style:style style:name="T318" style:family="text">
      <style:text-properties fo:color="#fe39bd" loext:opacity="100%" officeooo:rsid="00e7e74f"/>
    </style:style>
    <style:style style:name="T319" style:family="text">
      <style:text-properties style:font-weight-asian="bold" style:font-weight-complex="bold"/>
    </style:style>
    <style:style style:name="T320" style:family="text">
      <style:text-properties officeooo:rsid="00d5dd05" style:font-weight-asian="bold" style:font-weight-complex="bold"/>
    </style:style>
    <style:style style:name="T321" style:family="text">
      <style:text-properties officeooo:rsid="00d9c566" style:font-weight-asian="bold" style:font-weight-complex="bold"/>
    </style:style>
    <style:style style:name="T322" style:family="text">
      <style:text-properties officeooo:rsid="00e7e74f" style:font-weight-asian="bold" style:font-weight-complex="bold"/>
    </style:style>
    <style:style style:name="T323" style:family="text">
      <style:text-properties officeooo:rsid="00d9c566"/>
    </style:style>
    <style:style style:name="T324" style:family="text">
      <style:text-properties style:font-size-asian="12pt" style:font-weight-asian="bold" style:font-size-complex="12pt" style:font-weight-complex="bold"/>
    </style:style>
    <style:style style:name="T325" style:family="text">
      <style:text-properties officeooo:rsid="00e7e74f" style:font-name-asian="Liberation Serif" style:font-weight-asian="bold" style:font-name-complex="Liberation Serif" style:font-weight-complex="bold"/>
    </style:style>
    <style:style style:name="T326" style:family="text">
      <style:text-properties officeooo:rsid="00e7e74f" style:font-name-asian="Source Han Sans CN Regular1" style:font-weight-asian="bold" style:font-name-complex="aKoran" style:font-weight-complex="bold"/>
    </style:style>
    <style:style style:name="T327" style:family="text">
      <style:text-properties officeooo:rsid="00ecdc60"/>
    </style:style>
    <style:style style:name="T328" style:family="text">
      <style:text-properties officeooo:rsid="00ec2046"/>
    </style:style>
    <style:style style:name="T329" style:family="text">
      <style:text-properties officeooo:rsid="00ee8bbf"/>
    </style:style>
    <style:style style:name="T330" style:family="text">
      <style:text-properties officeooo:rsid="00f71367"/>
    </style:style>
    <style:style style:name="T331" style:family="text">
      <style:text-properties officeooo:rsid="00d8a3ad"/>
    </style:style>
    <style:style style:name="T332" style:family="text">
      <style:text-properties officeooo:rsid="00da3059"/>
    </style:style>
    <style:style style:name="T333" style:family="text">
      <style:text-properties officeooo:rsid="00daf839"/>
    </style:style>
    <style:style style:name="T334" style:family="text">
      <style:text-properties officeooo:rsid="00dcbd6d"/>
    </style:style>
    <style:style style:name="T335" style:family="text">
      <style:text-properties officeooo:rsid="00dd658c"/>
    </style:style>
    <style:style style:name="T336" style:family="text">
      <style:text-properties officeooo:rsid="00dfc27d"/>
    </style:style>
    <style:style style:name="T337" style:family="text">
      <style:text-properties officeooo:rsid="00dfdc26"/>
    </style:style>
    <style:style style:name="T338" style:family="text">
      <style:text-properties fo:font-variant="normal" fo:text-transform="none" fo:color="#c9211e" loext:opacity="100%" style:text-outline="false" style:text-line-through-style="none" style:text-line-through-type="none" style:font-name="Liberation Sans" fo:font-size="9pt" fo:font-style="italic" fo:text-shadow="none" style:text-underline-style="none" fo:font-weight="bold" style:letter-kerning="true" style:font-name-asian="Tahoma" style:font-size-asian="9pt" style:font-style-asian="italic" style:font-weight-asian="bold" style:font-name-complex="aKoran3" style:font-size-complex="9pt" style:font-style-complex="italic" style:font-weight-complex="bold" style:text-emphasize="none" style:font-relief="none" style:text-overline-style="none" style:text-overline-color="font-color"/>
    </style:style>
    <style:style style:name="T339" style:family="text">
      <style:text-properties fo:font-variant="normal" fo:text-transform="none" fo:color="#686868" loext:opacity="100%" style:text-outline="false" style:text-line-through-style="none" style:text-line-through-type="none" style:font-name="Liberation Sans" fo:font-size="9pt" fo:font-style="normal" fo:text-shadow="none" style:text-underline-style="none" fo:font-weight="bold" style:letter-kerning="true" style:font-name-asian="Tahoma" style:font-size-asian="9pt" style:font-style-asian="normal" style:font-weight-asian="bold" style:font-name-complex="aKoran3" style:font-size-complex="9pt" style:font-style-complex="normal" style:font-weight-complex="bold" style:text-emphasize="none" style:font-relief="none" style:text-overline-style="none" style:text-overline-color="font-color"/>
    </style:style>
    <style:style style:name="T340" style:family="text">
      <style:text-properties fo:font-variant="normal" fo:text-transform="none" fo:color="#c9211e" loext:opacity="100%" style:text-outline="false" style:text-line-through-style="none" style:text-line-through-type="none" style:font-name="Liberation Sans" fo:font-size="9pt" fo:font-style="italic" fo:text-shadow="none" style:text-underline-style="none" fo:font-weight="bold" style:letter-kerning="true" style:font-name-asian="Tahoma" style:font-size-asian="18pt" style:font-style-asian="italic" style:font-weight-asian="normal" style:font-name-complex="aKoran3" style:font-size-complex="20pt" style:font-style-complex="italic" style:font-weight-complex="normal" style:text-emphasize="none" style:font-relief="none" style:text-overline-style="none" style:text-overline-color="font-color"/>
    </style:style>
    <style:style style:name="T341" style:family="text">
      <style:text-properties fo:font-variant="normal" fo:text-transform="none" fo:color="#686868" loext:opacity="100%" style:text-outline="false" style:text-line-through-style="none" style:text-line-through-type="none" style:font-name="Liberation Sans" fo:font-size="9pt" fo:font-style="normal" fo:text-shadow="none" style:text-underline-style="none" fo:font-weight="bold" style:letter-kerning="true" style:font-name-asian="Tahoma" style:font-size-asian="18pt" style:font-style-asian="normal" style:font-weight-asian="normal" style:font-name-complex="aKoran3" style:font-size-complex="20pt" style:font-style-complex="normal" style:font-weight-complex="normal" style:text-emphasize="none" style:font-relief="none" style:text-overline-style="none" style:text-overline-color="font-color"/>
    </style:style>
    <style:style style:name="T342" style:family="text">
      <style:text-properties fo:font-variant="normal" fo:text-transform="none" fo:color="#000000" loext:opacity="100%" style:text-outline="false" style:text-line-through-style="none" style:text-line-through-type="none" style:font-name="Liberation Sans" fo:font-size="9pt" fo:font-style="normal" fo:text-shadow="none" style:text-underline-style="none" fo:font-weight="bold" style:letter-kerning="true" style:font-name-asian="Tahoma" style:font-size-asian="9pt" style:font-style-asian="normal" style:font-weight-asian="normal" style:font-name-complex="aKoran3" style:font-size-complex="9pt" style:font-style-complex="normal" style:font-weight-complex="normal" style:text-emphasize="none" style:font-relief="none" style:text-overline-style="none" style:text-overline-color="font-color"/>
    </style:style>
    <style:style style:name="T343" style:family="text">
      <style:text-properties fo:font-variant="normal" fo:text-transform="none" fo:color="#000000" loext:opacity="100%" style:text-outline="false" style:text-line-through-style="none" style:text-line-through-type="none" style:font-name="Liberation Sans" fo:font-size="9pt" fo:font-style="normal" fo:text-shadow="none" style:text-underline-style="none" fo:font-weight="bold" style:letter-kerning="true" style:font-name-asian="Tahoma" style:font-size-asian="18pt" style:font-style-asian="normal" style:font-weight-asian="normal" style:font-name-complex="aKoran3" style:font-size-complex="20pt" style:font-style-complex="normal" style:font-weight-complex="normal" style:text-emphasize="none" style:font-relief="none" style:text-overline-style="none" style:text-overline-color="font-color"/>
    </style:style>
    <style:style style:name="T344" style:family="text">
      <style:text-properties fo:font-variant="normal" fo:text-transform="none" fo:color="#686868" loext:opacity="100%" style:text-outline="false" style:text-line-through-style="none" style:text-line-through-type="none" style:font-name="Liberation Sans" fo:font-size="9pt" fo:font-style="normal" fo:text-shadow="none" style:text-underline-style="none" fo:font-weight="bold" style:letter-kerning="true" style:font-name-asian="Tahoma" style:font-size-asian="9pt" style:font-style-asian="normal" style:font-weight-asian="normal" style:font-name-complex="aKoran3" style:font-size-complex="9pt" style:font-style-complex="normal" style:font-weight-complex="normal" style:text-emphasize="none" style:font-relief="none" style:text-overline-style="none" style:text-overline-color="font-color"/>
    </style:style>
    <style:style style:name="T345"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bold" style:letter-kerning="true" style:font-name-asian="Tahoma" style:font-size-asian="18pt" style:font-style-asian="normal" style:font-weight-asian="normal" style:font-name-complex="aKoran3" style:font-size-complex="20pt" style:font-style-complex="normal" style:font-weight-complex="normal" style:text-emphasize="none" style:font-relief="none" style:text-overline-style="none" style:text-overline-color="font-color"/>
    </style:style>
    <style:style style:name="T346"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bold" style:letter-kerning="true" style:font-name-asian="Tahoma" style:font-size-asian="9pt" style:font-style-asian="normal" style:font-weight-asian="bold" style:font-name-complex="aKoran3" style:font-size-complex="9pt" style:font-style-complex="normal" style:font-weight-complex="bold" style:text-emphasize="none" style:font-relief="none" style:text-overline-style="none" style:text-overline-color="font-color"/>
    </style:style>
    <style:style style:name="T347"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bold" style:letter-kerning="true" style:font-name-asian="Tahoma" style:font-size-asian="9pt" style:font-style-asian="normal" style:font-weight-asian="normal" style:font-name-complex="aKoran3" style:font-size-complex="9pt" style:font-style-complex="normal" style:font-weight-complex="normal" style:text-emphasize="none" style:font-relief="none" style:text-overline-style="none" style:text-overline-color="font-color"/>
    </style:style>
    <style:style style:name="T348" style:family="text">
      <style:text-properties fo:font-variant="normal" fo:text-transform="none" fo:color="#686868" loext:opacity="100%" style:text-outline="false" style:text-line-through-style="none" style:text-line-through-type="none" style:font-name="Liberation Sans" fo:font-size="9pt" fo:font-style="normal" fo:text-shadow="none" style:text-underline-style="none" fo:font-weight="bold" style:letter-kerning="true" style:font-name-asian="Tahoma" style:font-size-asian="18pt" style:font-style-asian="normal" style:font-weight-asian="bold" style:font-name-complex="aKoran3" style:font-size-complex="20pt" style:font-style-complex="normal" style:font-weight-complex="bold" style:text-emphasize="none" style:font-relief="none" style:text-overline-style="none" style:text-overline-color="font-color"/>
    </style:style>
    <style:style style:name="T349" style:family="text">
      <style:text-properties fo:font-variant="normal" fo:text-transform="none" fo:color="#fe39bd" loext:opacity="100%" style:text-outline="false" style:text-line-through-style="none" style:text-line-through-type="none" style:font-name="Liberation Sans" fo:font-size="10pt" fo:font-style="normal" fo:text-shadow="none" style:text-underline-style="none" fo:font-weight="bold" style:letter-kerning="true" style:font-name-asian="Tahoma" style:font-size-asian="10pt" style:font-style-asian="normal" style:font-weight-asian="bold" style:font-name-complex="aKoran3" style:font-size-complex="10pt" style:font-style-complex="normal" style:font-weight-complex="bold" style:text-emphasize="none" style:font-relief="none" style:text-overline-style="none" style:text-overline-color="font-color"/>
    </style:style>
    <style:style style:name="T350"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Tahoma" style:font-size-asian="10pt" style:font-style-asian="normal" style:font-weight-asian="normal" style:font-name-complex="aKoran3" style:font-size-complex="10pt" style:font-style-complex="normal" style:font-weight-complex="normal" style:text-emphasize="none" style:font-relief="none" style:text-overline-style="none" style:text-overline-color="font-color"/>
    </style:style>
    <style:style style:name="T351" style:family="text">
      <style:text-properties fo:font-variant="normal" fo:text-transform="none" fo:color="#a53545" loext:opacity="100%" style:text-outline="false" style:text-line-through-style="none" style:text-line-through-type="none" style:font-name="Liberation Sans" fo:font-size="10pt" fo:font-style="normal" fo:text-shadow="none" style:text-underline-style="none" fo:font-weight="bold" style:letter-kerning="true" style:font-name-asian="Tahoma" style:font-size-asian="10pt" style:font-style-asian="normal" style:font-weight-asian="bold" style:font-name-complex="aKoran3" style:font-size-complex="10pt" style:font-style-complex="normal" style:font-weight-complex="bold" style:text-emphasize="none" style:font-relief="none" style:text-overline-style="none" style:text-overline-color="font-color"/>
    </style:style>
    <style:style style:name="T352" style:family="text">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bold" style:letter-kerning="true" style:font-name-asian="Tahoma" style:font-size-asian="6pt" style:font-style-asian="normal" style:font-weight-asian="bold" style:font-name-complex="aKoran3" style:font-size-complex="6pt" style:font-style-complex="normal" style:font-weight-complex="bold" style:text-emphasize="none" style:font-relief="none" style:text-overline-style="none" style:text-overline-color="font-color"/>
    </style:style>
    <style:style style:name="T353" style:family="text">
      <style:text-properties fo:font-variant="normal" fo:text-transform="none" fo:color="#686868" loext:opacity="100%" style:text-outline="false" style:text-line-through-style="none" style:text-line-through-type="none" style:font-name="Liberation Sans" fo:font-size="5pt" fo:font-style="normal" fo:text-shadow="none" style:text-underline-style="none" fo:font-weight="normal" style:letter-kerning="true" style:font-name-asian="Tahoma" style:font-size-asian="5pt" style:font-style-asian="normal" style:font-weight-asian="normal" style:font-name-complex="aKoran3" style:font-size-complex="5pt" style:font-style-complex="normal" style:font-weight-complex="normal" style:text-emphasize="none" style:font-relief="none" style:text-overline-style="none" style:text-overline-color="font-color"/>
    </style:style>
    <style:style style:name="T354" style:family="text">
      <style:text-properties fo:font-variant="normal" fo:text-transform="none" fo:color="#a00102" loext:opacity="100%" style:text-outline="false" style:text-line-through-style="none" style:text-line-through-type="none" style:font-name="Liberation Sans" fo:font-size="5pt" fo:font-style="normal" fo:text-shadow="none" style:text-underline-style="none" fo:font-weight="normal" style:letter-kerning="true" style:font-name-asian="Tahoma" style:font-size-asian="5pt" style:font-style-asian="normal" style:font-weight-asian="normal" style:font-name-complex="aKoran3" style:font-size-complex="5pt" style:font-style-complex="normal" style:font-weight-complex="normal" style:text-emphasize="none" style:font-relief="none" style:text-overline-style="none" style:text-overline-color="font-color"/>
    </style:style>
    <style:style style:name="T355" style:family="text">
      <style:text-properties fo:font-variant="normal" fo:text-transform="none" fo:color="#686868" loext:opacity="100%" style:text-outline="false" style:text-line-through-style="none" style:text-line-through-type="none" style:font-name="Liberation Sans" fo:font-size="6pt" fo:font-style="italic" fo:text-shadow="none" style:text-underline-style="none" fo:font-weight="normal" style:letter-kerning="true" style:font-name-asian="Tahoma" style:font-size-asian="6pt" style:font-style-asian="italic" style:font-weight-asian="normal" style:font-name-complex="aKoran3" style:font-size-complex="6pt" style:font-style-complex="italic" style:font-weight-complex="normal" style:text-emphasize="none" style:font-relief="none" style:text-overline-style="none" style:text-overline-color="font-color"/>
    </style:style>
    <style:style style:name="T356" style:family="text">
      <style:text-properties fo:font-variant="normal" fo:text-transform="none" style:use-window-font-color="true" loext:opacity="0%" style:text-outline="false" style:text-line-through-style="none" style:text-line-through-type="none" style:font-name="Liberation Sans" fo:font-size="8pt" fo:font-style="italic" fo:text-shadow="none" style:text-underline-style="none" fo:font-weight="normal" style:letter-kerning="true" style:font-name-asian="Tahoma" style:font-size-asian="8pt" style:font-style-asian="italic" style:font-weight-asian="normal" style:font-name-complex="aKoran3" style:font-size-complex="8pt" style:font-style-complex="italic" style:font-weight-complex="normal" style:text-emphasize="none" style:font-relief="none" style:text-overline-style="none" style:text-overline-color="font-color"/>
    </style:style>
    <style:style style:name="T357"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bold" style:letter-kerning="true" style:font-name-asian="Tahoma" style:font-size-asian="8pt" style:font-style-asian="normal" style:font-weight-asian="bold" style:font-name-complex="aKoran3" style:font-size-complex="8pt" style:font-style-complex="normal" style:font-weight-complex="bold" style:text-emphasize="none" style:font-relief="none" style:text-overline-style="none" style:text-overline-color="font-color"/>
    </style:style>
    <style:style style:name="T358"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Tahoma" style:font-size-asian="8pt" style:font-style-asian="normal" style:font-weight-asian="normal" style:font-name-complex="aKoran3" style:font-size-complex="8pt" style:font-style-complex="normal" style:font-weight-complex="normal" style:text-emphasize="none" style:font-relief="none" style:text-overline-style="none" style:text-overline-color="font-color"/>
    </style:style>
    <style:style style:name="T359"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bold" style:letter-kerning="true" style:font-name-asian="Tahoma" style:font-size-asian="10pt" style:font-style-asian="normal" style:font-weight-asian="bold" style:font-name-complex="aKoran3" style:font-size-complex="10pt" style:font-style-complex="normal" style:font-weight-complex="bold" style:text-emphasize="none" style:font-relief="none" style:text-overline-style="none" style:text-overline-color="font-color"/>
    </style:style>
    <style:style style:name="T360" style:family="text">
      <style:text-properties fo:font-variant="normal" fo:text-transform="none" fo:color="#f04c49" loext:opacity="100%" style:text-outline="false" style:text-line-through-style="none" style:text-line-through-type="none" style:font-name="Liberation Sans" fo:font-size="10pt" fo:font-style="normal" fo:text-shadow="none" style:text-underline-style="none" fo:font-weight="bold" style:letter-kerning="true" style:font-name-asian="Tahoma" style:font-size-asian="10pt" style:font-style-asian="normal" style:font-weight-asian="bold" style:font-name-complex="aKoran3" style:font-size-complex="10pt" style:font-style-complex="normal" style:font-weight-complex="bold" style:text-emphasize="none" style:font-relief="none" style:text-overline-style="none" style:text-overline-color="font-color"/>
    </style:style>
    <style:style style:name="T361" style:family="text">
      <style:text-properties fo:font-variant="normal" fo:text-transform="none" fo:color="#f04c49" loext:opacity="100%" style:text-outline="false" style:text-line-through-style="none" style:text-line-through-type="none" style:font-name="Liberation Sans" fo:font-size="10pt" fo:font-style="normal" fo:text-shadow="none" style:text-underline-style="none" fo:font-weight="normal" style:letter-kerning="true" style:font-name-asian="Tahoma" style:font-size-asian="10pt" style:font-style-asian="normal" style:font-weight-asian="normal" style:font-name-complex="aKoran3" style:font-size-complex="10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middle" style:vertical-rel="text" style:horizontal-pos="from-left" style:horizontal-rel="paragraph-content" draw:ole-draw-aspect="1"/>
    </style:style>
    <style:style style:name="gr1" style:family="graphic">
      <style:graphic-properties style:run-through="foreground" style:wrap="run-through" style:number-wrapped-paragraphs="no-limit" style:vertical-pos="middle" style:vertical-rel="text" style:horizontal-pos="from-left" style:horizontal-rel="paragraph" draw:wrap-influence-on-position="once-concurrent" loext:allow-overlap="true" style:flow-with-text="false"/>
    </style:style>
    <style:style style:name="gr2" style:family="graphic">
      <style:graphic-properties draw:stroke="solid" draw:stroke-dash="Dash_20_10"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801cm" fo:min-width="0.799cm" fo:padding-top="0cm" fo:padding-bottom="0cm" fo:padding-left="0cm" fo:padding-right="0cm" draw:shadow="hidden" draw:shadow-offset-x="0.199cm" draw:shadow-offset-y="0.199cm" draw:shadow-color="#808080" style:run-through="foreground"/>
      <style:paragraph-properties style:writing-mode="lr-tb"/>
    </style:style>
    <style:style style:name="gr3" style:family="graphic">
      <style:graphic-properties draw:stroke="solid" draw:stroke-dash="Dash_20_10"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801cm" fo:min-width="0.803cm" fo:padding-top="0cm" fo:padding-bottom="0cm" fo:padding-left="0cm" fo:padding-right="0cm" draw:shadow="hidden" draw:shadow-offset-x="0.199cm" draw:shadow-offset-y="0.199cm" draw:shadow-color="#808080" style:run-through="foreground"/>
      <style:paragraph-properties style:writing-mode="lr-tb"/>
    </style:style>
    <style:style style:name="gr4" style:family="graphic">
      <style:graphic-properties draw:stroke="solid" draw:stroke-dash="Dash_20_10"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355cm" fo:min-width="0.355cm" fo:padding-top="0cm" fo:padding-bottom="0cm" fo:padding-left="0cm" fo:padding-right="0cm" draw:shadow="hidden" draw:shadow-offset-x="0.199cm" draw:shadow-offset-y="0.199cm" draw:shadow-color="#808080" style:run-through="foreground"/>
      <style:paragraph-properties style:writing-mode="lr-tb"/>
    </style:style>
    <style:style style:name="gr5" style:family="graphic">
      <style:graphic-properties draw:stroke="solid" draw:stroke-dash="Dash_20_10"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fo:padding-top="0cm" fo:padding-bottom="0cm" fo:padding-left="0cm" fo:padding-right="0cm" draw:shadow="hidden" draw:shadow-offset-x="0.199cm" draw:shadow-offset-y="0.199cm" draw:shadow-color="#808080" style:run-through="foreground"/>
    </style:style>
    <style:style style:name="gr6" style:family="graphic">
      <style:graphic-properties draw:stroke="solid" draw:stroke-dash="Dash_20_10"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804cm" fo:min-width="0.803cm" fo:padding-top="0cm" fo:padding-bottom="0cm" fo:padding-left="0cm" fo:padding-right="0cm" draw:shadow="hidden" draw:shadow-offset-x="0.199cm" draw:shadow-offset-y="0.199cm" draw:shadow-color="#808080" style:run-through="foreground"/>
      <style:paragraph-properties style:writing-mode="lr-tb"/>
    </style:style>
    <style:style style:name="gr7" style:family="graphic">
      <style:graphic-properties draw:stroke="solid" draw:stroke-dash="Dash_20_10"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355cm" fo:min-width="0.356cm" fo:padding-top="0cm" fo:padding-bottom="0cm" fo:padding-left="0cm" fo:padding-right="0cm" draw:shadow="hidden" draw:shadow-offset-x="0.199cm" draw:shadow-offset-y="0.199cm" draw:shadow-color="#808080" style:run-through="foreground"/>
      <style:paragraph-properties style:writing-mode="lr-tb"/>
    </style:style>
    <style:style style:name="gr8" style:family="graphic">
      <style:graphic-properties style:run-through="foreground"/>
    </style:style>
    <style:style style:name="gr9" style:family="graphic">
      <style:graphic-properties draw:stroke="dash" draw:stroke-dash="Fine_20_Dashed" svg:stroke-width="0.019cm" svg:stroke-color="#9b9b9b" draw:marker-start="" draw:marker-start-width="0.229cm" draw:marker-start-center="false" draw:marker-end="" draw:marker-end-width="0.229cm" draw:marker-end-center="false" svg:stroke-linecap="butt" draw:fill="solid" draw:fill-color="#729fcf" draw:textarea-horizontal-align="justify" draw:textarea-vertical-align="middle" fo:padding-top="0cm" fo:padding-bottom="0cm" fo:padding-left="0cm" fo:padding-right="0cm" draw:shadow="hidden" draw:shadow-offset-x="0.199cm" draw:shadow-offset-y="0.199cm" draw:shadow-color="#808080" style:run-through="foreground"/>
    </style:style>
    <style:style style:name="gr10" style:family="graphic">
      <style:graphic-properties draw:stroke="solid" draw:stroke-dash="Dash_20_10" svg:stroke-width="0.019cm" svg:stroke-color="#686868" draw:marker-start="" draw:marker-start-width="0.229cm" draw:marker-start-center="false" draw:marker-end="" draw:marker-end-width="0.229cm" draw:marker-end-center="false" svg:stroke-linecap="round" draw:fill="solid" draw:fill-color="#729fcf" draw:textarea-horizontal-align="justify" draw:textarea-vertical-align="middle" fo:padding-top="0cm" fo:padding-bottom="0cm" fo:padding-left="0cm" fo:padding-right="0cm" draw:shadow="hidden" draw:shadow-offset-x="0.199cm" draw:shadow-offset-y="0.199cm" draw:shadow-color="#808080" style:run-through="foreground"/>
    </style:style>
    <style:style style:name="gr11" style:family="graphic">
      <style:graphic-properties draw:stroke="none" draw:stroke-dash="Dash_20_10" svg:stroke-width="0cm" svg:stroke-color="#000000" draw:marker-start="" draw:marker-start-width="0.199cm" draw:marker-start-center="false" draw:marker-end="" draw:marker-end-width="0.199cm" draw:marker-end-center="false" draw:fill="solid" draw:fill-color="#0ca501" draw:textarea-horizontal-align="center" draw:textarea-vertical-align="middle" fo:min-height="1.319cm" fo:padding-top="0cm" fo:padding-bottom="0cm" fo:padding-left="0cm" fo:padding-right="0cm" draw:shadow="hidden" draw:shadow-offset-x="0.199cm" draw:shadow-offset-y="0.199cm" draw:shadow-color="#808080" style:run-through="foreground"/>
    </style:style>
    <style:style style:name="gr12" style:family="graphic">
      <style:graphic-properties draw:stroke="none" draw:stroke-dash="Dash_20_10" svg:stroke-width="0cm" svg:stroke-color="#000000" draw:marker-start="" draw:marker-start-width="0.199cm" draw:marker-start-center="false" draw:marker-end="" draw:marker-end-width="0.199cm" draw:marker-end-center="false" draw:fill="solid" draw:fill-color="#ff8a17" draw:textarea-horizontal-align="center" draw:textarea-vertical-align="middle" fo:min-height="1.319cm" fo:padding-top="0cm" fo:padding-bottom="0cm" fo:padding-left="0cm" fo:padding-right="0cm" draw:shadow="hidden" draw:shadow-offset-x="0.199cm" draw:shadow-offset-y="0.199cm" draw:shadow-color="#808080" style:run-through="foreground"/>
    </style:style>
    <style:style style:name="gr13" style:family="graphic">
      <style:graphic-properties draw:stroke="none" draw:stroke-dash="Dash_20_10" svg:stroke-width="0cm" svg:stroke-color="#000000" draw:marker-start="" draw:marker-start-width="0.199cm" draw:marker-start-center="false" draw:marker-end="" draw:marker-end-width="0.199cm" draw:marker-end-center="false" draw:fill="solid" draw:fill-color="#000000" draw:textarea-horizontal-align="center" draw:textarea-vertical-align="middle" fo:min-height="1.319cm" fo:padding-top="0cm" fo:padding-bottom="0cm" fo:padding-left="0cm" fo:padding-right="0cm" draw:shadow="hidden" draw:shadow-offset-x="0.199cm" draw:shadow-offset-y="0.199cm" draw:shadow-color="#808080" style:run-through="foreground"/>
    </style:style>
    <style:style style:name="gr14" style:family="graphic">
      <style:graphic-properties draw:stroke="none" draw:stroke-dash="Dash_20_10" svg:stroke-width="0cm" svg:stroke-color="#000000" draw:marker-start="" draw:marker-start-width="0.199cm" draw:marker-start-center="false" draw:marker-end="" draw:marker-end-width="0.199cm" draw:marker-end-center="false" draw:fill="solid" draw:fill-color="#168ef7" draw:textarea-horizontal-align="center" draw:textarea-vertical-align="middle" fo:min-height="1.319cm" fo:padding-top="0cm" fo:padding-bottom="0cm" fo:padding-left="0cm" fo:padding-right="0cm" draw:shadow="hidden" draw:shadow-offset-x="0.199cm" draw:shadow-offset-y="0.199cm" draw:shadow-color="#808080" style:run-through="foreground"/>
    </style:style>
    <style:style style:name="gr15" style:family="graphic">
      <style:graphic-properties draw:stroke="none" draw:stroke-dash="Dash_20_10" svg:stroke-width="0cm" svg:stroke-color="#000000" draw:marker-start="" draw:marker-start-width="0.199cm" draw:marker-start-center="false" draw:marker-end="" draw:marker-end-width="0.199cm" draw:marker-end-center="false" draw:fill="solid" draw:fill-color="#fe1410" draw:textarea-horizontal-align="center" draw:textarea-vertical-align="middle" fo:min-height="1.319cm" fo:padding-top="0cm" fo:padding-bottom="0cm" fo:padding-left="0cm" fo:padding-right="0cm" draw:shadow="hidden" draw:shadow-offset-x="0.199cm" draw:shadow-offset-y="0.199cm" draw:shadow-color="#808080" style:run-through="foreground"/>
    </style:style>
    <style:style style:name="gr16" style:family="graphic">
      <style:graphic-properties draw:stroke="none" draw:stroke-dash="Dash_20_10" svg:stroke-width="0cm" svg:stroke-color="#000000" draw:marker-start="" draw:marker-start-width="0.199cm" draw:marker-start-center="false" draw:marker-end="" draw:marker-end-width="0.199cm" draw:marker-end-center="false" draw:fill="solid" draw:fill-color="#c9211e" draw:textarea-horizontal-align="center" draw:textarea-vertical-align="middle" fo:min-height="0.66cm" fo:padding-top="0cm" fo:padding-bottom="0cm" fo:padding-left="0cm" fo:padding-right="0cm" draw:shadow="hidden" draw:shadow-offset-x="0.199cm" draw:shadow-offset-y="0.199cm" draw:shadow-color="#808080" style:run-through="foreground"/>
    </style:style>
    <style:style style:name="gr17" style:family="graphic">
      <style:graphic-properties draw:stroke="none" draw:stroke-dash="Dash_20_10" svg:stroke-width="0cm" svg:stroke-color="#000000" draw:marker-start="" draw:marker-start-width="0.199cm" draw:marker-start-center="false" draw:marker-end="" draw:marker-end-width="0.199cm" draw:marker-end-center="false" draw:fill="solid" draw:fill-color="#c9211e" draw:textarea-horizontal-align="center" draw:textarea-vertical-align="middle" fo:min-height="1.02cm" fo:padding-top="0cm" fo:padding-bottom="0cm" fo:padding-left="0cm" fo:padding-right="0cm" draw:shadow="hidden" draw:shadow-offset-x="0.199cm" draw:shadow-offset-y="0.199cm" draw:shadow-color="#808080" style:run-through="foreground"/>
    </style:style>
    <style:style style:name="gr18" style:family="graphic">
      <style:graphic-properties draw:stroke="none" draw:stroke-dash="Dash_20_10" svg:stroke-width="0cm" svg:stroke-color="#9b9b9b" draw:marker-start="" draw:marker-start-width="0.199cm" draw:marker-start-center="false" draw:marker-end="" draw:marker-end-width="0.199cm" draw:marker-end-center="false" draw:fill="solid" draw:fill-color="#c9211e" draw:textarea-horizontal-align="center" draw:textarea-vertical-align="middle" fo:min-height="0.72cm" fo:padding-top="0cm" fo:padding-bottom="0cm" fo:padding-left="0cm" fo:padding-right="0cm" draw:shadow="hidden" draw:shadow-offset-x="0.199cm" draw:shadow-offset-y="0.199cm" draw:shadow-color="#808080" style:run-through="foreground"/>
    </style:style>
    <style:style style:name="gr19" style:family="graphic">
      <style:graphic-properties draw:stroke="none" draw:stroke-dash="Dash_20_10" svg:stroke-width="0cm" svg:stroke-color="#3465a4" draw:marker-start="" draw:marker-start-width="0.199cm" draw:marker-start-center="false" draw:marker-end="" draw:marker-end-width="0.199cm" draw:marker-end-center="false" draw:fill="solid" draw:fill-color="#fff51f" draw:textarea-horizontal-align="justify" draw:textarea-vertical-align="middle" draw:auto-grow-height="false" fo:min-height="0.27cm" fo:min-width="0.24cm" fo:padding-top="0cm" fo:padding-bottom="0cm" fo:padding-left="0cm" fo:padding-right="0cm" draw:shadow="hidden" draw:shadow-offset-x="0.199cm" draw:shadow-offset-y="0.199cm" draw:shadow-color="#808080" style:run-through="foreground"/>
    </style:style>
    <style:style style:name="gr20" style:family="graphic">
      <style:graphic-properties draw:stroke="none" draw:stroke-dash="Dash_20_10" svg:stroke-width="0cm" svg:stroke-color="#3465a4" draw:marker-start="" draw:marker-start-width="0.199cm" draw:marker-start-center="false" draw:marker-end="" draw:marker-end-width="0.199cm" draw:marker-end-center="false" draw:fill="solid" draw:fill-color="#fff51f" draw:textarea-horizontal-align="justify" draw:textarea-vertical-align="middle" draw:auto-grow-height="false" fo:min-height="0.33cm" fo:min-width="0.27cm" fo:padding-top="0cm" fo:padding-bottom="0cm" fo:padding-left="0cm" fo:padding-right="0cm" draw:shadow="hidden" draw:shadow-offset-x="0.199cm" draw:shadow-offset-y="0.199cm" draw:shadow-color="#808080" style:run-through="foreground"/>
    </style:style>
    <style:style style:name="gr21" style:family="graphic">
      <style:graphic-properties draw:stroke="none" draw:stroke-dash="Dash_20_10" svg:stroke-width="0cm" svg:stroke-color="#3465a4" draw:marker-start="" draw:marker-start-width="0.199cm" draw:marker-start-center="false" draw:marker-end="" draw:marker-end-width="0.199cm" draw:marker-end-center="false" draw:fill="solid" draw:fill-color="#fff51f" draw:textarea-horizontal-align="justify" draw:textarea-vertical-align="middle" draw:auto-grow-height="false" fo:min-height="0.27cm" fo:min-width="0.27cm" fo:padding-top="0cm" fo:padding-bottom="0cm" fo:padding-left="0cm" fo:padding-right="0cm" draw:shadow="hidden" draw:shadow-offset-x="0.199cm" draw:shadow-offset-y="0.199cm" draw:shadow-color="#808080" style:run-through="foreground"/>
    </style:style>
    <style:style style:name="gr22" style:family="graphic">
      <style:graphic-properties draw:stroke="none" draw:stroke-dash="Dash_20_10" svg:stroke-width="0cm" svg:stroke-color="#3465a4" draw:marker-start="" draw:marker-start-width="0.199cm" draw:marker-start-center="false" draw:marker-end="" draw:marker-end-width="0.199cm" draw:marker-end-center="false" draw:fill="solid" draw:fill-color="#fff51f" draw:textarea-horizontal-align="justify" draw:textarea-vertical-align="middle" draw:auto-grow-height="false" fo:min-height="0.3cm" fo:min-width="0.27cm" fo:padding-top="0cm" fo:padding-bottom="0cm" fo:padding-left="0cm" fo:padding-right="0cm" draw:shadow="hidden" draw:shadow-offset-x="0.199cm" draw:shadow-offset-y="0.199cm" draw:shadow-color="#808080" style:run-through="foreground"/>
    </style:style>
    <style:style style:name="gr23" style:family="graphic">
      <style:graphic-properties draw:stroke="solid" draw:stroke-dash="Fine_20_Dashed" svg:stroke-width="0.019cm" svg:stroke-color="#686868" draw:marker-start="" draw:marker-start-width="0.229cm" draw:marker-start-center="false" draw:marker-end="" draw:marker-end-width="0.229cm" draw:marker-end-center="false" svg:stroke-linecap="butt" draw:fill="solid" draw:fill-color="#729fcf" draw:textarea-horizontal-align="justify" draw:textarea-vertical-align="middle" fo:padding-top="0cm" fo:padding-bottom="0cm" fo:padding-left="0cm" fo:padding-right="0cm" draw:shadow="hidden" draw:shadow-offset-x="0.199cm" draw:shadow-offset-y="0.199cm" draw:shadow-color="#808080" style:run-through="foreground"/>
    </style:style>
    <style:style style:name="gr24" style:family="graphic">
      <style:graphic-properties draw:stroke="none" draw:stroke-dash="Dash_20_10" svg:stroke-width="0cm" svg:stroke-color="#000000" draw:marker-start="" draw:marker-start-width="0.199cm" draw:marker-start-center="false" draw:marker-end="" draw:marker-end-width="0.199cm" draw:marker-end-center="false" draw:fill="solid" draw:fill-color="#000000" draw:textarea-horizontal-align="center" draw:textarea-vertical-align="middle" fo:min-height="0.66cm" fo:padding-top="0cm" fo:padding-bottom="0cm" fo:padding-left="0cm" fo:padding-right="0cm" draw:shadow="hidden" draw:shadow-offset-x="0.199cm" draw:shadow-offset-y="0.199cm" draw:shadow-color="#808080" style:run-through="foreground"/>
    </style:style>
    <style:style style:name="gr25" style:family="graphic">
      <style:graphic-properties draw:stroke="none" draw:stroke-dash="Dash_20_10" svg:stroke-width="0cm" svg:stroke-color="#000000" draw:marker-start="" draw:marker-start-width="0.199cm" draw:marker-start-center="false" draw:marker-end="" draw:marker-end-width="0.199cm" draw:marker-end-center="false" draw:fill="solid" draw:fill-color="#000000" draw:textarea-horizontal-align="center" draw:textarea-vertical-align="middle" fo:min-height="1.02cm" fo:padding-top="0cm" fo:padding-bottom="0cm" fo:padding-left="0cm" fo:padding-right="0cm" draw:shadow="hidden" draw:shadow-offset-x="0.199cm" draw:shadow-offset-y="0.199cm" draw:shadow-color="#808080" style:run-through="foreground"/>
    </style:style>
    <style:style style:name="gr26" style:family="graphic">
      <style:graphic-properties draw:stroke="none" draw:stroke-dash="Dash_20_10" svg:stroke-width="0cm" svg:stroke-color="#9b9b9b" draw:marker-start="" draw:marker-start-width="0.199cm" draw:marker-start-center="false" draw:marker-end="" draw:marker-end-width="0.199cm" draw:marker-end-center="false" draw:fill="solid" draw:fill-color="#000000" draw:textarea-horizontal-align="center" draw:textarea-vertical-align="middle" fo:min-height="0.72cm" fo:padding-top="0cm" fo:padding-bottom="0cm" fo:padding-left="0cm" fo:padding-right="0cm" draw:shadow="hidden" draw:shadow-offset-x="0.199cm" draw:shadow-offset-y="0.199cm" draw:shadow-color="#808080" style:run-through="foreground"/>
    </style:style>
    <style:style style:name="gr27" style:family="graphic">
      <style:graphic-properties draw:stroke="solid" draw:stroke-dash="Dash_20_10"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803cm" fo:min-width="0.801cm" fo:padding-top="0cm" fo:padding-bottom="0cm" fo:padding-left="0cm" fo:padding-right="0cm" draw:shadow="hidden" draw:shadow-offset-x="0.199cm" draw:shadow-offset-y="0.199cm" draw:shadow-color="#808080" style:run-through="foreground"/>
      <style:paragraph-properties style:writing-mode="lr-tb"/>
    </style:style>
    <style:style style:name="gr28" style:family="graphic">
      <style:graphic-properties draw:stroke="solid" draw:stroke-dash="Dash_20_10"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803cm" fo:min-width="0.803cm" fo:padding-top="0cm" fo:padding-bottom="0cm" fo:padding-left="0cm" fo:padding-right="0cm" draw:shadow="hidden" draw:shadow-offset-x="0.199cm" draw:shadow-offset-y="0.199cm" draw:shadow-color="#808080" style:run-through="foreground"/>
      <style:paragraph-properties style:writing-mode="lr-tb"/>
    </style:style>
    <style:style style:name="gr29" style:family="graphic">
      <style:graphic-properties draw:stroke="solid" draw:stroke-dash="Dash_20_10"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356cm" fo:min-width="0.355cm" fo:padding-top="0cm" fo:padding-bottom="0cm" fo:padding-left="0cm" fo:padding-right="0cm" draw:shadow="hidden" draw:shadow-offset-x="0.199cm" draw:shadow-offset-y="0.199cm" draw:shadow-color="#808080" style:run-through="foreground"/>
      <style:paragraph-properties style:writing-mode="lr-tb"/>
    </style:style>
    <style:style style:name="gr30" style:family="graphic">
      <style:graphic-properties draw:stroke="solid" draw:stroke-dash="Dash_20_10"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804cm" fo:min-width="0.801cm" fo:padding-top="0cm" fo:padding-bottom="0cm" fo:padding-left="0cm" fo:padding-right="0cm" draw:shadow="hidden" draw:shadow-offset-x="0.199cm" draw:shadow-offset-y="0.199cm" draw:shadow-color="#808080" style:run-through="foreground"/>
      <style:paragraph-properties style:writing-mode="lr-tb"/>
    </style:style>
    <style:style style:name="gr31" style:family="graphic">
      <style:graphic-properties draw:stroke="solid" draw:stroke-dash="Dash_20_10"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356cm" fo:min-width="0.356cm" fo:padding-top="0cm" fo:padding-bottom="0cm" fo:padding-left="0cm" fo:padding-right="0cm" draw:shadow="hidden" draw:shadow-offset-x="0.199cm" draw:shadow-offset-y="0.199cm" draw:shadow-color="#808080" style:run-through="foreground"/>
      <style:paragraph-properties style:writing-mode="lr-tb"/>
    </style:style>
    <style:style style:name="gr32" style:family="graphic">
      <style:graphic-properties draw:stroke="none" draw:stroke-dash="Dash_20_10" svg:stroke-width="0cm" svg:stroke-color="#3465a4" draw:marker-start="" draw:marker-start-width="0.199cm" draw:marker-start-center="false" draw:marker-end="" draw:marker-end-width="0.199cm" draw:marker-end-center="false" draw:fill="solid" draw:fill-color="#000000" draw:textarea-horizontal-align="left" draw:textarea-vertical-align="middle" draw:auto-grow-width="true" fo:min-height="0.411cm" fo:min-width="0.533cm" fo:padding-top="0cm" fo:padding-bottom="0cm" fo:padding-left="0cm" fo:padding-right="0cm" draw:shadow="hidden" draw:shadow-offset-x="0.199cm" draw:shadow-offset-y="0.199cm" draw:shadow-color="#808080" style:run-through="foreground"/>
    </style:style>
    <style:style style:name="gr33" style:family="graphic">
      <style:graphic-properties draw:stroke="none" draw:stroke-dash="Dash_20_10" svg:stroke-width="0cm" svg:stroke-color="#3465a4" draw:marker-start="" draw:marker-start-width="0.199cm" draw:marker-start-center="false" draw:marker-end="" draw:marker-end-width="0.199cm" draw:marker-end-center="false" draw:fill="solid" draw:fill-color="#c9211e" draw:textarea-horizontal-align="left" draw:textarea-vertical-align="middle" draw:auto-grow-width="true" fo:min-height="0.411cm" fo:min-width="0.265cm" fo:padding-top="0cm" fo:padding-bottom="0cm" fo:padding-left="0cm" fo:padding-right="0cm" draw:shadow="hidden" draw:shadow-offset-x="0.199cm" draw:shadow-offset-y="0.199cm" draw:shadow-color="#808080" style:run-through="foreground"/>
    </style:style>
    <style:style style:name="gr34" style:family="graphic">
      <style:graphic-properties draw:stroke="none" draw:stroke-dash="Dash_20_10" svg:stroke-width="0cm" svg:stroke-color="#3465a4" draw:marker-start="" draw:marker-start-width="0.199cm" draw:marker-start-center="false" draw:marker-end="" draw:marker-end-width="0.199cm" draw:marker-end-center="false" draw:fill="solid" draw:fill-color="#c9211e" draw:textarea-horizontal-align="left" draw:textarea-vertical-align="middle" draw:auto-grow-width="true" fo:min-height="0.411cm" fo:min-width="0.533cm" fo:padding-top="0cm" fo:padding-bottom="0cm" fo:padding-left="0cm" fo:padding-right="0cm" draw:shadow="hidden" draw:shadow-offset-x="0.199cm" draw:shadow-offset-y="0.199cm" draw:shadow-color="#808080" style:run-through="foreground"/>
    </style:style>
    <style:style style:name="gr35" style:family="graphic">
      <style:graphic-properties draw:stroke="none" draw:stroke-dash="Dash_20_10" svg:stroke-width="0cm" svg:stroke-color="#3465a4" draw:marker-start="" draw:marker-start-width="0.199cm" draw:marker-start-center="false" draw:marker-end="" draw:marker-end-width="0.199cm" draw:marker-end-center="false" draw:fill="solid" draw:fill-color="#c9211e" draw:textarea-horizontal-align="left" draw:textarea-vertical-align="middle" draw:auto-grow-width="true" fo:min-height="0.411cm" fo:min-width="0.245cm" fo:padding-top="0cm" fo:padding-bottom="0cm" fo:padding-left="0cm" fo:padding-right="0cm" draw:shadow="hidden" draw:shadow-offset-x="0.199cm" draw:shadow-offset-y="0.199cm" draw:shadow-color="#808080" style:run-through="foreground"/>
    </style:style>
    <style:style style:name="gr36" style:family="graphic">
      <style:graphic-properties draw:stroke="none" draw:stroke-dash="Dash_20_10" svg:stroke-width="0cm" svg:stroke-color="#3465a4" draw:marker-start="" draw:marker-start-width="0.199cm" draw:marker-start-center="false" draw:marker-end="" draw:marker-end-width="0.199cm" draw:marker-end-center="false" draw:fill="solid" draw:fill-color="#c9211e" draw:textarea-horizontal-align="left" draw:textarea-vertical-align="middle" draw:auto-grow-width="true" fo:min-height="0.411cm" fo:min-width="1.334cm" fo:padding-top="0cm" fo:padding-bottom="0cm" fo:padding-left="0cm" fo:padding-right="0cm" draw:shadow="hidden" draw:shadow-offset-x="0.199cm" draw:shadow-offset-y="0.199cm" draw:shadow-color="#808080" style:run-through="foreground"/>
    </style:style>
    <style:style style:name="gr37" style:family="graphic">
      <style:graphic-properties draw:stroke="none" draw:stroke-dash="Dash_20_10" svg:stroke-width="0cm" svg:stroke-color="#3465a4" draw:marker-start="" draw:marker-start-width="0.199cm" draw:marker-start-center="false" draw:marker-end="" draw:marker-end-width="0.199cm" draw:marker-end-center="false" draw:fill="solid" draw:fill-color="#000000" draw:textarea-horizontal-align="left" draw:textarea-vertical-align="middle" draw:auto-grow-width="true" fo:min-height="0.411cm" fo:min-width="1.334cm" fo:padding-top="0cm" fo:padding-bottom="0cm" fo:padding-left="0cm" fo:padding-right="0cm" draw:shadow="hidden" draw:shadow-offset-x="0.199cm" draw:shadow-offset-y="0.199cm" draw:shadow-color="#808080" style:run-through="foreground"/>
    </style:style>
    <style:style style:name="gr38" style:family="graphic">
      <style:graphic-properties draw:stroke="none" draw:stroke-dash="Dash_20_10" svg:stroke-width="0cm" svg:stroke-color="#3465a4" draw:marker-start="" draw:marker-start-width="0.199cm" draw:marker-start-center="false" draw:marker-end="" draw:marker-end-width="0.199cm" draw:marker-end-center="false" draw:fill="solid" draw:fill-color="#c9211e" draw:textarea-horizontal-align="left" draw:textarea-vertical-align="middle" draw:auto-grow-width="true" fo:min-height="0.411cm" fo:min-width="0.224cm" fo:padding-top="0cm" fo:padding-bottom="0cm" fo:padding-left="0cm" fo:padding-right="0cm" draw:shadow="hidden" draw:shadow-offset-x="0.199cm" draw:shadow-offset-y="0.199cm" draw:shadow-color="#808080" style:run-through="foreground"/>
    </style:style>
    <style:style style:name="gr39" style:family="graphic">
      <style:graphic-properties draw:stroke="none" draw:stroke-dash="Dash_20_10" svg:stroke-width="0cm" svg:stroke-color="#3465a4" draw:marker-start="" draw:marker-start-width="0.199cm" draw:marker-start-center="false" draw:marker-end="" draw:marker-end-width="0.199cm" draw:marker-end-center="false" draw:fill="solid" draw:fill-color="#c9211e" draw:textarea-horizontal-align="left" draw:textarea-vertical-align="middle" draw:auto-grow-width="true" fo:min-height="0.411cm" fo:min-width="1.065cm" fo:padding-top="0cm" fo:padding-bottom="0cm" fo:padding-left="0cm" fo:padding-right="0cm" draw:shadow="hidden" draw:shadow-offset-x="0.199cm" draw:shadow-offset-y="0.199cm" draw:shadow-color="#808080" style:run-through="foreground"/>
    </style:style>
    <style:style style:name="gr40" style:family="graphic">
      <style:graphic-properties draw:stroke="none" draw:stroke-dash="Dash_20_10" svg:stroke-width="0cm" svg:stroke-color="#3465a4" draw:marker-start="" draw:marker-start-width="0.199cm" draw:marker-start-center="false" draw:marker-end="" draw:marker-end-width="0.199cm" draw:marker-end-center="false" draw:fill="solid" draw:fill-color="#000000" draw:textarea-horizontal-align="left" draw:textarea-vertical-align="middle" draw:auto-grow-width="true" fo:min-height="0.411cm" fo:min-width="1.065cm" fo:padding-top="0cm" fo:padding-bottom="0cm" fo:padding-left="0cm" fo:padding-right="0cm" draw:shadow="hidden" draw:shadow-offset-x="0.199cm" draw:shadow-offset-y="0.199cm" draw:shadow-color="#808080" style:run-through="foreground"/>
    </style:style>
    <style:style style:name="gr41" style:family="graphic">
      <style:graphic-properties draw:stroke="none" draw:stroke-dash="Dash_20_10" svg:stroke-width="0cm" svg:stroke-color="#000000" draw:marker-start="" draw:marker-start-width="0.199cm" draw:marker-start-center="false" draw:marker-end="" draw:marker-end-width="0.199cm" draw:marker-end-center="false" draw:fill="solid" draw:fill-color="#c9211e" draw:textarea-horizontal-align="center" draw:textarea-vertical-align="middle" fo:min-height="0.27cm" fo:padding-top="0cm" fo:padding-bottom="0cm" fo:padding-left="0cm" fo:padding-right="0cm" draw:shadow="hidden" draw:shadow-offset-x="0.199cm" draw:shadow-offset-y="0.199cm" draw:shadow-color="#808080" style:run-through="foreground"/>
    </style:style>
    <style:style style:name="gr42" style:family="graphic">
      <style:graphic-properties draw:stroke="none" draw:stroke-dash="Dash_20_10" svg:stroke-width="0cm" svg:stroke-color="#000000" draw:marker-start="" draw:marker-start-width="0.199cm" draw:marker-start-center="false" draw:marker-end="" draw:marker-end-width="0.199cm" draw:marker-end-center="false" draw:fill="solid" draw:fill-color="#c9211e" draw:textarea-horizontal-align="center" draw:textarea-vertical-align="middle" fo:min-height="0.84cm" fo:padding-top="0cm" fo:padding-bottom="0cm" fo:padding-left="0cm" fo:padding-right="0cm" draw:shadow="hidden" draw:shadow-offset-x="0.199cm" draw:shadow-offset-y="0.199cm" draw:shadow-color="#808080" style:run-through="foreground"/>
    </style:style>
    <style:style style:name="gr43" style:family="graphic">
      <style:graphic-properties draw:stroke="none" draw:stroke-dash="Dash_20_10" svg:stroke-width="0cm" svg:stroke-color="#000000" draw:marker-start="" draw:marker-start-width="0.199cm" draw:marker-start-center="false" draw:marker-end="" draw:marker-end-width="0.199cm" draw:marker-end-center="false" draw:fill="solid" draw:fill-color="#c9211e" draw:textarea-horizontal-align="center" draw:textarea-vertical-align="middle" fo:min-height="0.72cm" fo:padding-top="0cm" fo:padding-bottom="0cm" fo:padding-left="0cm" fo:padding-right="0cm" draw:shadow="hidden" draw:shadow-offset-x="0.199cm" draw:shadow-offset-y="0.199cm" draw:shadow-color="#808080" style:run-through="foreground"/>
    </style:style>
    <style:style style:name="gr44" style:family="graphic">
      <style:graphic-properties draw:stroke="none" draw:stroke-dash="Dash_20_10" svg:stroke-width="0cm" svg:stroke-color="#000000" draw:marker-start="" draw:marker-start-width="0.199cm" draw:marker-start-center="false" draw:marker-end="" draw:marker-end-width="0.199cm" draw:marker-end-center="false" draw:fill="solid" draw:fill-color="#c9211e" draw:textarea-horizontal-align="center" draw:textarea-vertical-align="middle" fo:min-height="0.36cm" fo:padding-top="0cm" fo:padding-bottom="0cm" fo:padding-left="0cm" fo:padding-right="0cm" draw:shadow="hidden" draw:shadow-offset-x="0.199cm" draw:shadow-offset-y="0.199cm" draw:shadow-color="#808080" style:run-through="foreground"/>
    </style:style>
    <style:style style:name="gr45" style:family="graphic">
      <style:graphic-properties draw:stroke="solid" draw:stroke-dash="Long_20_Dash_20_Dot_20_3" svg:stroke-width="0.019cm" svg:stroke-color="#686868" draw:marker-start="" draw:marker-start-width="0.229cm" draw:marker-start-center="false" draw:marker-end="" draw:marker-end-width="0.229cm" draw:marker-end-center="false" draw:fill="solid" draw:fill-color="#729fcf" draw:textarea-horizontal-align="justify" draw:textarea-vertical-align="middle" fo:padding-top="0cm" fo:padding-bottom="0cm" fo:padding-left="0cm" fo:padding-right="0cm" draw:shadow="hidden" draw:shadow-offset-x="0.199cm" draw:shadow-offset-y="0.199cm" draw:shadow-color="#808080" style:run-through="foreground"/>
    </style:style>
    <style:style style:name="gr46" style:family="graphic">
      <style:graphic-properties draw:stroke="solid" draw:stroke-dash="Dash_20_10"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801cm" fo:min-width="0.801cm" fo:padding-top="0cm" fo:padding-bottom="0cm" fo:padding-left="0cm" fo:padding-right="0cm" draw:shadow="hidden" draw:shadow-offset-x="0.199cm" draw:shadow-offset-y="0.199cm" draw:shadow-color="#808080" style:run-through="foreground"/>
      <style:paragraph-properties style:writing-mode="lr-tb"/>
    </style:style>
    <style:style style:name="gr47" style:family="graphic">
      <style:graphic-properties draw:stroke="solid" draw:stroke-dash="Dash_20_10"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803cm" fo:min-width="0.801cm" fo:padding-top="0cm" fo:padding-bottom="0cm" fo:padding-left="0cm" fo:padding-right="0cm" draw:shadow="hidden" draw:shadow-offset-x="0.199cm" draw:shadow-offset-y="0.199cm" draw:shadow-color="#808080" style:run-through="foreground" style:wrap="run-through" style:number-wrapped-paragraphs="no-limit" style:vertical-pos="middle" style:vertical-rel="text" style:horizontal-pos="from-left" style:horizontal-rel="paragraph" draw:wrap-influence-on-position="once-concurrent" loext:allow-overlap="true" style:flow-with-text="false"/>
      <style:paragraph-properties style:writing-mode="lr-tb"/>
    </style:style>
    <style:style style:name="gr48" style:family="graphic">
      <style:graphic-properties draw:stroke="solid" draw:stroke-dash="Dash_20_10"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1.201cm" fo:min-width="1.249cm" fo:padding-top="0cm" fo:padding-bottom="0cm" fo:padding-left="0cm" fo:padding-right="0cm" draw:shadow="hidden" draw:shadow-offset-x="0.199cm" draw:shadow-offset-y="0.199cm" draw:shadow-color="#808080" style:run-through="foreground"/>
      <style:paragraph-properties style:writing-mode="lr-tb"/>
    </style:style>
    <style:style style:name="gr49" style:family="graphic">
      <style:graphic-properties draw:stroke="solid" draw:stroke-dash="Dash_20_10"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1.201cm" fo:min-width="1.251cm" fo:padding-top="0cm" fo:padding-bottom="0cm" fo:padding-left="0cm" fo:padding-right="0cm" draw:shadow="hidden" draw:shadow-offset-x="0.199cm" draw:shadow-offset-y="0.199cm" draw:shadow-color="#808080" style:run-through="foreground"/>
      <style:paragraph-properties style:writing-mode="lr-tb"/>
    </style:style>
    <style:style style:name="gr50" style:family="graphic">
      <style:graphic-properties draw:stroke="none" draw:stroke-dash="Dash_20_10" svg:stroke-width="0cm" svg:stroke-color="#000000" draw:marker-start="" draw:marker-start-width="0.199cm" draw:marker-start-center="false" draw:marker-end="" draw:marker-end-width="0.199cm" draw:marker-end-center="false" draw:fill="none" draw:fill-color="#ffffff" draw:textarea-horizontal-align="justify" fo:min-height="0.407cm" fo:padding-top="0cm" fo:padding-bottom="0cm" fo:padding-left="0cm" fo:padding-right="0cm" draw:shadow="hidden" draw:shadow-offset-x="0.199cm" draw:shadow-offset-y="0.199cm" draw:shadow-color="#808080" style:run-through="foreground"/>
      <style:paragraph-properties style:writing-mode="lr-tb"/>
    </style:style>
    <style:style style:name="gr51" style:family="graphic">
      <style:graphic-properties draw:stroke="solid" draw:stroke-dash="Long_20_Dash_20_Dot_20_3" svg:stroke-width="0.101cm" svg:stroke-color="#000000" draw:marker-start="" draw:marker-start-width="0.355cm" draw:marker-start-center="false" draw:marker-end="" draw:marker-end-width="0.355cm" draw:marker-end-center="false" svg:stroke-linecap="round" draw:fill="solid" draw:fill-color="#729fcf" draw:textarea-horizontal-align="justify" draw:textarea-vertical-align="middle" fo:padding-top="0.035cm" fo:padding-bottom="0.035cm" fo:padding-left="0.035cm" fo:padding-right="0.035cm" draw:shadow="hidden" draw:shadow-offset-x="0.199cm" draw:shadow-offset-y="0.199cm" draw:shadow-color="#808080" style:run-through="foreground"/>
    </style:style>
    <style:style style:name="gr52" style:family="graphic">
      <style:graphic-properties draw:stroke="none" draw:stroke-dash="Dash_20_10" svg:stroke-width="0cm" svg:stroke-color="#000000" draw:marker-start="" draw:marker-start-width="0.199cm" draw:marker-start-center="false" draw:marker-end="" draw:marker-end-width="0.199cm" draw:marker-end-center="false" svg:stroke-linecap="round" draw:fill="none" draw:fill-color="#ffffff" draw:textarea-horizontal-align="justify" fo:min-height="0.508cm" fo:padding-top="0cm" fo:padding-bottom="0cm" fo:padding-left="0cm" fo:padding-right="0cm" draw:shadow="hidden" draw:shadow-offset-x="0.199cm" draw:shadow-offset-y="0.199cm" draw:shadow-color="#808080" style:run-through="foreground"/>
      <style:paragraph-properties style:writing-mode="lr-tb"/>
    </style:style>
    <style:style style:name="gr53" style:family="graphic">
      <style:graphic-properties draw:stroke="none" draw:stroke-dash="Dash_20_10" svg:stroke-width="0cm" svg:stroke-color="#000000" draw:marker-start="" draw:marker-start-width="0.199cm" draw:marker-start-center="false" draw:marker-end="" draw:marker-end-width="0.199cm" draw:marker-end-center="false" svg:stroke-linecap="round" draw:fill="none" draw:fill-color="#ffffff" draw:textarea-horizontal-align="justify" fo:min-height="0.813cm" fo:padding-top="0cm" fo:padding-bottom="0cm" fo:padding-left="0cm" fo:padding-right="0cm" draw:shadow="hidden" draw:shadow-offset-x="0.199cm" draw:shadow-offset-y="0.199cm" draw:shadow-color="#808080" style:run-through="foreground"/>
      <style:paragraph-properties style:writing-mode="lr-tb"/>
    </style:style>
    <style:style style:name="gr54" style:family="graphic">
      <style:graphic-properties draw:stroke="none" draw:stroke-dash="Dash_20_10" svg:stroke-width="0cm" svg:stroke-color="#000000" draw:marker-start="" draw:marker-start-width="0.199cm" draw:marker-start-center="false" draw:marker-end="" draw:marker-end-width="0.199cm" draw:marker-end-center="false" svg:stroke-linecap="round" draw:fill="none" draw:fill-color="#ffffff" draw:textarea-horizontal-align="justify" fo:min-height="0.422cm" fo:padding-top="0cm" fo:padding-bottom="0cm" fo:padding-left="0cm" fo:padding-right="0cm" draw:shadow="hidden" draw:shadow-offset-x="0.199cm" draw:shadow-offset-y="0.199cm" draw:shadow-color="#808080" style:run-through="foreground"/>
      <style:paragraph-properties style:writing-mode="lr-tb"/>
    </style:style>
    <style:style style:name="gr55" style:family="graphic">
      <style:graphic-properties draw:stroke="solid" draw:stroke-dash="Long_20_Dash_20_Dot_20_3"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143cm" fo:min-width="0.145cm" fo:padding-top="0cm" fo:padding-bottom="0cm" fo:padding-left="0cm" fo:padding-right="0cm" draw:shadow="hidden" draw:shadow-offset-x="0.199cm" draw:shadow-offset-y="0.199cm" draw:shadow-color="#808080" style:run-through="foreground"/>
    </style:style>
    <style:style style:name="gr56" style:family="graphic">
      <style:graphic-properties draw:stroke="solid" draw:stroke-dash="Long_20_Dash_20_Dot_20_3" svg:stroke-width="0.019cm" svg:stroke-color="#686868" draw:marker-start="" draw:marker-start-width="0.24cm" draw:marker-start-center="false" draw:marker-end="" draw:marker-end-width="0.24cm" draw:marker-end-center="false" svg:stroke-linecap="round" draw:fill="solid" draw:fill-color="#729fcf" draw:textarea-horizontal-align="justify" draw:textarea-vertical-align="middle" fo:padding-top="0cm" fo:padding-bottom="0cm" fo:padding-left="0cm" fo:padding-right="0cm" draw:shadow="hidden" draw:shadow-offset-x="0.199cm" draw:shadow-offset-y="0.199cm" draw:shadow-color="#808080" style:run-through="foreground"/>
    </style:style>
    <style:style style:name="gr57" style:family="graphic">
      <style:graphic-properties draw:stroke="solid" draw:stroke-dash="Long_20_Dash_20_Dot_20_3"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143cm" fo:min-width="0.143cm" fo:padding-top="0cm" fo:padding-bottom="0cm" fo:padding-left="0cm" fo:padding-right="0cm" draw:shadow="hidden" draw:shadow-offset-x="0.199cm" draw:shadow-offset-y="0.199cm" draw:shadow-color="#808080" style:run-through="foreground"/>
    </style:style>
    <style:style style:name="gr58" style:family="graphic">
      <style:graphic-properties draw:stroke="solid" draw:stroke-dash="Long_20_Dash_20_Dot_20_3"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145cm" fo:min-width="0.145cm" fo:padding-top="0cm" fo:padding-bottom="0cm" fo:padding-left="0cm" fo:padding-right="0cm" draw:shadow="hidden" draw:shadow-offset-x="0.199cm" draw:shadow-offset-y="0.199cm" draw:shadow-color="#808080" style:run-through="foreground"/>
    </style:style>
    <style:style style:name="gr59" style:family="graphic">
      <style:graphic-properties draw:stroke="solid" draw:stroke-dash="Long_20_Dash_20_Dot_20_3"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145cm" fo:min-width="0.143cm" fo:padding-top="0cm" fo:padding-bottom="0cm" fo:padding-left="0cm" fo:padding-right="0cm" draw:shadow="hidden" draw:shadow-offset-x="0.199cm" draw:shadow-offset-y="0.199cm" draw:shadow-color="#808080" style:run-through="foreground"/>
    </style:style>
    <style:style style:name="gr60" style:family="graphic">
      <style:graphic-properties draw:stroke="solid" draw:stroke-dash="Long_20_Dash_20_Dot_20_3"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145cm" fo:min-width="0.136cm" fo:padding-top="0cm" fo:padding-bottom="0cm" fo:padding-left="0cm" fo:padding-right="0cm" draw:shadow="hidden" draw:shadow-offset-x="0.199cm" draw:shadow-offset-y="0.199cm" draw:shadow-color="#808080" style:run-through="foreground"/>
    </style:style>
    <style:style style:name="gr61" style:family="graphic">
      <style:graphic-properties draw:stroke="solid" draw:stroke-dash="Long_20_Dash_20_Dot_20_3" svg:stroke-width="0.019cm" svg:stroke-color="#000000"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474cm" fo:min-width="0.503cm" fo:padding-top="0cm" fo:padding-bottom="0cm" fo:padding-left="0cm" fo:padding-right="0cm" draw:shadow="hidden" draw:shadow-offset-x="0.199cm" draw:shadow-offset-y="0.199cm" draw:shadow-color="#808080" style:run-through="foreground"/>
      <style:paragraph-properties style:writing-mode="lr-tb"/>
    </style:style>
    <style:style style:name="gr62" style:family="graphic">
      <style:graphic-properties draw:stroke="solid" draw:stroke-dash="Long_20_Dash_20_Dot_20_3" svg:stroke-width="0.019cm" svg:stroke-color="#000000"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474cm" fo:min-width="0.499cm" fo:padding-top="0cm" fo:padding-bottom="0cm" fo:padding-left="0cm" fo:padding-right="0cm" draw:shadow="hidden" draw:shadow-offset-x="0.199cm" draw:shadow-offset-y="0.199cm" draw:shadow-color="#808080" style:run-through="foreground"/>
      <style:paragraph-properties style:writing-mode="lr-tb"/>
    </style:style>
    <style:style style:name="gr63" style:family="graphic">
      <style:graphic-properties draw:stroke="solid" draw:stroke-dash="Long_20_Dash_20_Dot_20_3" svg:stroke-width="0.019cm" svg:stroke-color="#000000"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474cm" fo:min-width="0.501cm" fo:padding-top="0cm" fo:padding-bottom="0cm" fo:padding-left="0cm" fo:padding-right="0cm" draw:shadow="hidden" draw:shadow-offset-x="0.199cm" draw:shadow-offset-y="0.199cm" draw:shadow-color="#808080" style:run-through="foreground"/>
      <style:paragraph-properties style:writing-mode="lr-tb"/>
    </style:style>
    <style:style style:name="gr64" style:family="graphic">
      <style:graphic-properties draw:stroke="solid" draw:stroke-dash="Long_20_Dash_20_Dot_20_3"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176cm" fo:min-width="0.178cm" fo:padding-top="0cm" fo:padding-bottom="0cm" fo:padding-left="0cm" fo:padding-right="0cm" draw:shadow="hidden" draw:shadow-offset-x="0.199cm" draw:shadow-offset-y="0.199cm" draw:shadow-color="#808080" style:run-through="foreground"/>
      <style:paragraph-properties style:writing-mode="lr-tb"/>
    </style:style>
    <style:style style:name="gr65" style:family="graphic">
      <style:graphic-properties draw:stroke="solid" draw:stroke-dash="Long_20_Dash_20_Dot_20_3"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178cm" fo:min-width="0.176cm" fo:padding-top="0cm" fo:padding-bottom="0cm" fo:padding-left="0cm" fo:padding-right="0cm" draw:shadow="hidden" draw:shadow-offset-x="0.199cm" draw:shadow-offset-y="0.199cm" draw:shadow-color="#808080" style:run-through="foreground"/>
      <style:paragraph-properties style:writing-mode="lr-tb"/>
    </style:style>
    <style:style style:name="gr66" style:family="graphic">
      <style:graphic-properties draw:stroke="solid" draw:stroke-dash="Long_20_Dash_20_Dot_20_3"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178cm" fo:min-width="0.178cm" fo:padding-top="0cm" fo:padding-bottom="0cm" fo:padding-left="0cm" fo:padding-right="0cm" draw:shadow="hidden" draw:shadow-offset-x="0.199cm" draw:shadow-offset-y="0.199cm" draw:shadow-color="#808080" style:run-through="foreground"/>
      <style:paragraph-properties style:writing-mode="lr-tb"/>
    </style:style>
    <style:style style:name="gr67" style:family="graphic">
      <style:graphic-properties draw:stroke="solid" draw:stroke-dash="Long_20_Dash_20_Dot_20_3"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176cm" fo:min-width="0.176cm" fo:padding-top="0cm" fo:padding-bottom="0cm" fo:padding-left="0cm" fo:padding-right="0cm" draw:shadow="hidden" draw:shadow-offset-x="0.199cm" draw:shadow-offset-y="0.199cm" draw:shadow-color="#808080" style:run-through="foreground"/>
      <style:paragraph-properties style:writing-mode="lr-tb"/>
    </style:style>
    <style:style style:name="gr68" style:family="graphic">
      <style:graphic-properties draw:stroke="solid" draw:stroke-dash="Long_20_Dash_20_Dot_20_3" svg:stroke-width="0.019cm" svg:stroke-color="#000000"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476cm" fo:min-width="0.501cm" fo:padding-top="0cm" fo:padding-bottom="0cm" fo:padding-left="0cm" fo:padding-right="0cm" draw:shadow="hidden" draw:shadow-offset-x="0.199cm" draw:shadow-offset-y="0.199cm" draw:shadow-color="#808080" style:run-through="foreground"/>
      <style:paragraph-properties style:writing-mode="lr-tb"/>
    </style:style>
    <style:style style:name="gr69" style:family="graphic">
      <style:graphic-properties draw:stroke="solid" draw:stroke-dash="Long_20_Dash_20_Dot_20_3" svg:stroke-width="0.019cm" svg:stroke-color="#000000"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476cm" fo:min-width="0.503cm" fo:padding-top="0cm" fo:padding-bottom="0cm" fo:padding-left="0cm" fo:padding-right="0cm" draw:shadow="hidden" draw:shadow-offset-x="0.199cm" draw:shadow-offset-y="0.199cm" draw:shadow-color="#808080" style:run-through="foreground"/>
      <style:paragraph-properties style:writing-mode="lr-tb"/>
    </style:style>
    <style:style style:name="gr70" style:family="graphic">
      <style:graphic-properties draw:stroke="dash" draw:stroke-dash="Fine_20_Dashed" svg:stroke-width="0.049cm" svg:stroke-color="#96545e" draw:marker-start="" draw:marker-start-width="0.286cm" draw:marker-start-center="false" draw:marker-end="" draw:marker-end-width="0.286cm" draw:marker-end-center="false" svg:stroke-linecap="butt" draw:fill="solid" draw:fill-color="#729fcf" draw:textarea-horizontal-align="justify" draw:textarea-vertical-align="middle" fo:padding-top="0.016cm" fo:padding-bottom="0.016cm" fo:padding-left="0.016cm" fo:padding-right="0.016cm" draw:shadow="hidden" draw:shadow-offset-x="0.199cm" draw:shadow-offset-y="0.199cm" draw:shadow-color="#808080" style:run-through="foreground"/>
    </style:style>
    <style:style style:name="gr71" style:family="graphic">
      <style:graphic-properties draw:stroke="solid" draw:stroke-dash="Long_20_Dash_20_Dot_20_3" svg:stroke-width="0.019cm" svg:stroke-color="#000000"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6cm" fo:min-width="0.302cm" fo:padding-top="0cm" fo:padding-bottom="0cm" fo:padding-left="0cm" fo:padding-right="0cm" draw:shadow="hidden" draw:shadow-offset-x="0.199cm" draw:shadow-offset-y="0.199cm" draw:shadow-color="#808080" style:run-through="foreground"/>
      <style:paragraph-properties style:writing-mode="lr-tb"/>
    </style:style>
    <style:style style:name="gr72" style:family="graphic">
      <style:graphic-properties draw:stroke="none" draw:stroke-dash="Dash_20_10" svg:stroke-width="0cm" svg:stroke-color="#000000" draw:marker-start="" draw:marker-start-width="0.199cm" draw:marker-start-center="false" draw:marker-end="" draw:marker-end-width="0.199cm" draw:marker-end-center="false" svg:stroke-linecap="round" draw:fill="none" draw:fill-color="#ffffff" draw:textarea-horizontal-align="justify" fo:min-height="0.407cm" fo:padding-top="0cm" fo:padding-bottom="0cm" fo:padding-left="0cm" fo:padding-right="0cm" draw:shadow="hidden" draw:shadow-offset-x="0.199cm" draw:shadow-offset-y="0.199cm" draw:shadow-color="#808080" style:run-through="foreground"/>
      <style:paragraph-properties style:writing-mode="lr-tb"/>
    </style:style>
    <style:style style:name="gr73" style:family="graphic">
      <style:graphic-properties fo:margin-left="0cm" fo:margin-right="0.199cm" style:run-through="foreground" style:wrap="right" style:number-wrapped-paragraphs="no-limit" style:wrap-contour="false" style:vertical-pos="from-top" style:vertical-rel="paragraph" style:horizontal-pos="from-left" style:horizontal-rel="paragraph" draw:wrap-influence-on-position="once-concurrent" loext:allow-overlap="false" style:flow-with-text="false"/>
    </style:style>
    <style:style style:name="gr74" style:family="graphic">
      <style:graphic-properties draw:stroke="solid" draw:stroke-dash="Long_20_Dash_20_Dot_20_3" svg:stroke-width="0.03cm" svg:stroke-color="#686868" draw:marker-start="" draw:marker-start-width="0.25cm" draw:marker-start-center="false" draw:marker-end="" draw:marker-end-width="0.25cm" draw:marker-end-center="false" svg:stroke-linecap="round" draw:fill="solid" draw:fill-color="#729fcf" draw:textarea-horizontal-align="justify" draw:textarea-vertical-align="middle" fo:padding-top="0cm" fo:padding-bottom="0cm" fo:padding-left="0cm" fo:padding-right="0cm" draw:shadow="hidden" draw:shadow-offset-x="0.199cm" draw:shadow-offset-y="0.199cm" draw:shadow-color="#808080" style:run-through="foreground"/>
    </style:style>
    <style:style style:name="gr75" style:family="graphic">
      <style:graphic-properties draw:stroke="solid" draw:stroke-dash="Long_20_Dash_20_Dot_20_3" svg:stroke-width="0.019cm" svg:stroke-color="#000000"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476cm" fo:min-width="0.499cm" fo:padding-top="0cm" fo:padding-bottom="0cm" fo:padding-left="0cm" fo:padding-right="0cm" draw:shadow="hidden" draw:shadow-offset-x="0.199cm" draw:shadow-offset-y="0.199cm" draw:shadow-color="#808080" style:run-through="foreground"/>
      <style:paragraph-properties style:writing-mode="lr-tb"/>
    </style:style>
    <style:style style:name="gr76" style:family="graphic">
      <style:graphic-properties draw:stroke="none" draw:stroke-dash="Dash_20_10" svg:stroke-width="0cm" svg:stroke-color="#000000" draw:marker-start="" draw:marker-start-width="0.199cm" draw:marker-start-center="false" draw:marker-end="" draw:marker-end-width="0.199cm" draw:marker-end-center="false" svg:stroke-linecap="round" draw:fill="none" draw:fill-color="#ffffff" draw:textarea-horizontal-align="justify" fo:min-height="0.51cm" fo:padding-top="0cm" fo:padding-bottom="0cm" fo:padding-left="0cm" fo:padding-right="0cm" draw:shadow="hidden" draw:shadow-offset-x="0.199cm" draw:shadow-offset-y="0.199cm" draw:shadow-color="#808080" style:run-through="foreground"/>
      <style:paragraph-properties style:writing-mode="lr-tb"/>
    </style:style>
    <style:style style:name="gr77" style:family="graphic">
      <style:graphic-properties draw:stroke="none" draw:stroke-dash="Dash_20_10" svg:stroke-width="0cm" svg:stroke-color="#000000" draw:marker-start="" draw:marker-start-width="0.199cm" draw:marker-start-center="false" draw:marker-end="" draw:marker-end-width="0.199cm" draw:marker-end-center="false" svg:stroke-linecap="round" draw:fill="none" draw:fill-color="#ffffff" draw:textarea-horizontal-align="justify" fo:min-height="0.415cm" fo:padding-top="0cm" fo:padding-bottom="0cm" fo:padding-left="0cm" fo:padding-right="0cm" draw:shadow="hidden" draw:shadow-offset-x="0.199cm" draw:shadow-offset-y="0.199cm" draw:shadow-color="#808080" style:run-through="foreground"/>
      <style:paragraph-properties style:writing-mode="lr-tb"/>
    </style:style>
    <style:style style:name="gr78" style:family="graphic">
      <style:graphic-properties draw:stroke="none" draw:stroke-dash="Dash_20_10" svg:stroke-width="0cm" svg:stroke-color="#000000" draw:marker-start="" draw:marker-start-width="0.199cm" draw:marker-start-center="false" draw:marker-end="" draw:marker-end-width="0.199cm" draw:marker-end-center="false" svg:stroke-linecap="round" draw:fill="none" draw:fill-color="#ffffff" draw:textarea-horizontal-align="justify" fo:min-height="0.416cm" fo:padding-top="0cm" fo:padding-bottom="0cm" fo:padding-left="0cm" fo:padding-right="0cm" draw:shadow="hidden" draw:shadow-offset-x="0.199cm" draw:shadow-offset-y="0.199cm" draw:shadow-color="#808080" style:run-through="foreground"/>
      <style:paragraph-properties style:writing-mode="lr-tb"/>
    </style:style>
    <style:style style:name="gr79" style:family="graphic">
      <style:graphic-properties draw:stroke="none" draw:stroke-dash="Dash_20_10" svg:stroke-width="0cm" svg:stroke-color="#000000" draw:marker-start="" draw:marker-start-width="0.199cm" draw:marker-start-center="false" draw:marker-end="" draw:marker-end-width="0.199cm" draw:marker-end-center="false" svg:stroke-linecap="round" draw:fill="none" draw:fill-color="#ffffff" draw:textarea-horizontal-align="justify" fo:min-height="0.411cm" fo:padding-top="0cm" fo:padding-bottom="0cm" fo:padding-left="0cm" fo:padding-right="0cm" draw:shadow="hidden" draw:shadow-offset-x="0.199cm" draw:shadow-offset-y="0.199cm" draw:shadow-color="#808080" style:run-through="foreground"/>
      <style:paragraph-properties style:writing-mode="lr-tb"/>
    </style:style>
    <style:style style:name="gr80" style:family="graphic">
      <style:graphic-properties draw:stroke="solid" draw:stroke-dash="Long_20_Dash_20_Dot_20_3"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249cm" fo:min-width="0.247cm" fo:padding-top="0cm" fo:padding-bottom="0cm" fo:padding-left="0cm" fo:padding-right="0cm" draw:shadow="hidden" draw:shadow-offset-x="0.199cm" draw:shadow-offset-y="0.199cm" draw:shadow-color="#808080" style:run-through="foreground"/>
    </style:style>
    <style:style style:name="gr81" style:family="graphic">
      <style:graphic-properties draw:stroke="solid" draw:stroke-dash="Long_20_Dash_20_Dot_20_3"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25cm" fo:min-width="0.252cm" fo:padding-top="0cm" fo:padding-bottom="0cm" fo:padding-left="0cm" fo:padding-right="0cm" draw:shadow="hidden" draw:shadow-offset-x="0.199cm" draw:shadow-offset-y="0.199cm" draw:shadow-color="#808080" style:run-through="foreground"/>
    </style:style>
    <style:style style:name="gr82" style:family="graphic">
      <style:graphic-properties draw:stroke="solid" draw:stroke-dash="Long_20_Dash_20_Dot_20_3"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25cm" fo:min-width="0.247cm" fo:padding-top="0cm" fo:padding-bottom="0cm" fo:padding-left="0cm" fo:padding-right="0cm" draw:shadow="hidden" draw:shadow-offset-x="0.199cm" draw:shadow-offset-y="0.199cm" draw:shadow-color="#808080" style:run-through="foreground"/>
    </style:style>
    <style:style style:name="gr83" style:family="graphic">
      <style:graphic-properties draw:stroke="solid" draw:stroke-dash="Long_20_Dash_20_Dot_20_3"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249cm" fo:min-width="0.256cm" fo:padding-top="0cm" fo:padding-bottom="0cm" fo:padding-left="0cm" fo:padding-right="0cm" draw:shadow="hidden" draw:shadow-offset-x="0.199cm" draw:shadow-offset-y="0.199cm" draw:shadow-color="#808080" style:run-through="foreground"/>
    </style:style>
    <style:style style:name="gr84" style:family="graphic">
      <style:graphic-properties draw:stroke="solid" draw:stroke-dash="Long_20_Dash_20_Dot_20_3"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25cm" fo:min-width="0.249cm" fo:padding-top="0cm" fo:padding-bottom="0cm" fo:padding-left="0cm" fo:padding-right="0cm" draw:shadow="hidden" draw:shadow-offset-x="0.199cm" draw:shadow-offset-y="0.199cm" draw:shadow-color="#808080" style:run-through="foreground"/>
    </style:style>
    <style:style style:name="gr85" style:family="graphic">
      <style:graphic-properties draw:stroke="solid" draw:stroke-dash="Long_20_Dash_20_Dot_20_3"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252cm" fo:min-width="0.252cm" fo:padding-top="0cm" fo:padding-bottom="0cm" fo:padding-left="0cm" fo:padding-right="0cm" draw:shadow="hidden" draw:shadow-offset-x="0.199cm" draw:shadow-offset-y="0.199cm" draw:shadow-color="#808080" style:run-through="foreground"/>
    </style:style>
    <style:style style:name="gr86" style:family="graphic">
      <style:graphic-properties draw:stroke="solid" draw:stroke-dash="Long_20_Dash_20_Dot_20_3"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252cm" fo:min-width="0.258cm" fo:padding-top="0cm" fo:padding-bottom="0cm" fo:padding-left="0cm" fo:padding-right="0cm" draw:shadow="hidden" draw:shadow-offset-x="0.199cm" draw:shadow-offset-y="0.199cm" draw:shadow-color="#808080" style:run-through="foreground"/>
    </style:style>
    <style:style style:name="gr87" style:family="graphic">
      <style:graphic-properties draw:stroke="solid" draw:stroke-dash="Long_20_Dash_20_Dot_20_3"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247cm" fo:min-width="0.256cm" fo:padding-top="0cm" fo:padding-bottom="0cm" fo:padding-left="0cm" fo:padding-right="0cm" draw:shadow="hidden" draw:shadow-offset-x="0.199cm" draw:shadow-offset-y="0.199cm" draw:shadow-color="#808080" style:run-through="foreground"/>
    </style:style>
    <style:style style:name="gr88" style:family="graphic">
      <style:graphic-properties draw:stroke="solid" draw:stroke-dash="Dash_20_10" svg:stroke-width="0.03cm" svg:stroke-color="#686868" draw:marker-start="" draw:marker-start-width="0.245cm" draw:marker-start-center="false" draw:marker-end="" draw:marker-end-width="0.245cm" draw:marker-end-center="false" svg:stroke-linecap="round" draw:fill="solid" draw:fill-color="#729fcf" draw:textarea-horizontal-align="justify" draw:textarea-vertical-align="middle" draw:auto-grow-width="true" fo:padding-top="0.016cm" fo:padding-bottom="0.016cm" fo:padding-left="0.016cm" fo:padding-right="0.016cm" draw:shadow="hidden" draw:shadow-offset-x="0.199cm" draw:shadow-offset-y="0.199cm" draw:shadow-color="#808080" style:run-through="foreground"/>
    </style:style>
    <style:style style:name="gr89" style:family="graphic">
      <style:graphic-properties draw:stroke="solid" draw:stroke-dash="Dash_20_10" svg:stroke-width="0cm" svg:stroke-color="#686868" draw:marker-start="" draw:marker-start-width="0.199cm" draw:marker-start-center="false" draw:marker-end="" draw:marker-end-width="0.199cm" draw:marker-end-center="false" svg:stroke-linecap="round" draw:fill="solid" draw:fill-color="#ffffff" draw:textarea-horizontal-align="justify" draw:auto-grow-height="false" draw:auto-grow-width="true" fo:min-height="0.997cm" fo:min-width="0.808cm" fo:padding-top="0cm" fo:padding-bottom="0cm" fo:padding-left="0cm" fo:padding-right="0cm" draw:shadow="hidden" draw:shadow-offset-x="0.199cm" draw:shadow-offset-y="0.199cm" draw:shadow-color="#808080" style:run-through="foreground"/>
      <style:paragraph-properties style:writing-mode="lr-tb"/>
    </style:style>
    <style:style style:name="gr90" style:family="graphic">
      <style:graphic-properties draw:stroke="solid" draw:stroke-dash="Dash_20_10" svg:stroke-width="0cm" svg:stroke-color="#686868" draw:marker-start="" draw:marker-start-width="0.199cm" draw:marker-start-center="false" draw:marker-end="" draw:marker-end-width="0.199cm" draw:marker-end-center="false" svg:stroke-linecap="round" draw:fill="solid" draw:fill-color="#ffffff" draw:textarea-horizontal-align="justify" draw:auto-grow-height="false" draw:auto-grow-width="true" fo:min-height="0.997cm" fo:min-width="0.854cm" fo:padding-top="0cm" fo:padding-bottom="0cm" fo:padding-left="0cm" fo:padding-right="0cm" draw:shadow="hidden" draw:shadow-offset-x="0.199cm" draw:shadow-offset-y="0.199cm" draw:shadow-color="#808080" style:run-through="foreground"/>
      <style:paragraph-properties style:writing-mode="lr-tb"/>
    </style:style>
    <style:style style:name="gr91" style:family="graphic">
      <style:graphic-properties draw:stroke="solid" draw:stroke-dash="Dash_20_10"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draw:auto-grow-width="true" fo:min-height="0.441cm" fo:min-width="0.686cm" fo:padding-top="0.011cm" fo:padding-bottom="0.011cm" fo:padding-left="0.011cm" fo:padding-right="0.011cm" draw:shadow="hidden" draw:shadow-offset-x="0.199cm" draw:shadow-offset-y="0.199cm" draw:shadow-color="#808080" style:run-through="foreground"/>
      <style:paragraph-properties style:writing-mode="lr-tb"/>
    </style:style>
    <style:style style:name="gr92" style:family="graphic">
      <style:graphic-properties draw:stroke="solid" draw:stroke-dash="Dash_20_10"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draw:auto-grow-width="true" fo:min-height="0.437cm" fo:min-width="0.688cm" fo:padding-top="0.011cm" fo:padding-bottom="0.011cm" fo:padding-left="0.011cm" fo:padding-right="0.011cm" draw:shadow="hidden" draw:shadow-offset-x="0.199cm" draw:shadow-offset-y="0.199cm" draw:shadow-color="#808080" style:run-through="foreground"/>
      <style:paragraph-properties style:writing-mode="lr-tb"/>
    </style:style>
    <style:style style:name="gr93" style:family="graphic">
      <style:graphic-properties draw:stroke="solid" draw:stroke-dash="Dash_20_10" svg:stroke-width="0cm" svg:stroke-color="#686868" draw:marker-start="" draw:marker-start-width="0.199cm" draw:marker-start-center="false" draw:marker-end="" draw:marker-end-width="0.199cm" draw:marker-end-center="false" svg:stroke-linecap="round" draw:fill="solid" draw:fill-color="#ffffff" draw:textarea-horizontal-align="justify" draw:auto-grow-height="false" draw:auto-grow-width="true" fo:min-height="0.997cm" fo:min-width="0.958cm" fo:padding-top="0cm" fo:padding-bottom="0cm" fo:padding-left="0cm" fo:padding-right="0cm" draw:shadow="hidden" draw:shadow-offset-x="0.199cm" draw:shadow-offset-y="0.199cm" draw:shadow-color="#808080" style:run-through="foreground"/>
      <style:paragraph-properties style:writing-mode="lr-tb"/>
    </style:style>
    <style:style style:name="gr94" style:family="graphic">
      <style:graphic-properties draw:stroke="solid" draw:stroke-dash="Dash_20_10" svg:stroke-width="0cm" svg:stroke-color="#686868" draw:marker-start="" draw:marker-start-width="0.199cm" draw:marker-start-center="false" draw:marker-end="" draw:marker-end-width="0.199cm" draw:marker-end-center="false" svg:stroke-linecap="round" draw:fill="solid" draw:fill-color="#ffffff" draw:textarea-horizontal-align="justify" draw:auto-grow-height="false" draw:auto-grow-width="true" fo:min-height="0.997cm" fo:min-width="0.949cm" fo:padding-top="0cm" fo:padding-bottom="0cm" fo:padding-left="0cm" fo:padding-right="0cm" draw:shadow="hidden" draw:shadow-offset-x="0.199cm" draw:shadow-offset-y="0.199cm" draw:shadow-color="#808080" style:run-through="foreground"/>
      <style:paragraph-properties style:writing-mode="lr-tb"/>
    </style:style>
    <style:style style:name="gr95" style:family="graphic">
      <style:graphic-properties draw:stroke="solid" draw:stroke-dash="Dash_20_10"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draw:auto-grow-width="true" fo:min-height="0.439cm" fo:min-width="0.686cm" fo:padding-top="0.011cm" fo:padding-bottom="0.011cm" fo:padding-left="0.011cm" fo:padding-right="0.011cm" draw:shadow="hidden" draw:shadow-offset-x="0.199cm" draw:shadow-offset-y="0.199cm" draw:shadow-color="#808080" style:run-through="foreground"/>
      <style:paragraph-properties style:writing-mode="lr-tb"/>
    </style:style>
    <style:style style:name="gr96" style:family="graphic">
      <style:graphic-properties draw:stroke="solid" draw:stroke-dash="Dash_20_10"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draw:auto-grow-width="true" fo:min-height="0.437cm" fo:min-width="0.684cm" fo:padding-top="0.011cm" fo:padding-bottom="0.011cm" fo:padding-left="0.011cm" fo:padding-right="0.011cm" draw:shadow="hidden" draw:shadow-offset-x="0.199cm" draw:shadow-offset-y="0.199cm" draw:shadow-color="#808080" style:run-through="foreground"/>
      <style:paragraph-properties style:writing-mode="lr-tb"/>
    </style:style>
    <style:style style:name="gr97" style:family="graphic">
      <style:graphic-properties draw:stroke="solid" draw:stroke-dash="Dash_20_10"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draw:auto-grow-width="true" fo:min-height="0.437cm" fo:min-width="0.686cm" fo:padding-top="0.011cm" fo:padding-bottom="0.011cm" fo:padding-left="0.011cm" fo:padding-right="0.011cm" draw:shadow="hidden" draw:shadow-offset-x="0.199cm" draw:shadow-offset-y="0.199cm" draw:shadow-color="#808080" style:run-through="foreground"/>
      <style:paragraph-properties style:writing-mode="lr-tb"/>
    </style:style>
    <style:style style:name="gr98" style:family="graphic">
      <style:graphic-properties draw:stroke="solid" draw:stroke-dash="Long_20_Dash_20_Dot_20_14" svg:stroke-width="0cm" svg:stroke-color="#686868" draw:marker-start="" draw:marker-start-width="0.199cm" draw:marker-start-center="false" draw:marker-end="" draw:marker-end-width="0.199cm" draw:marker-end-center="false" svg:stroke-linecap="round" draw:fill="solid" draw:fill-color="#ffffff" draw:textarea-horizontal-align="justify" draw:auto-grow-height="false" draw:auto-grow-width="true" fo:min-height="0.813cm" fo:min-width="0.903cm" fo:padding-top="0cm" fo:padding-bottom="0cm" fo:padding-left="0cm" fo:padding-right="0cm" draw:shadow="hidden" draw:shadow-offset-x="0.199cm" draw:shadow-offset-y="0.199cm" draw:shadow-color="#808080" style:run-through="foreground"/>
      <style:paragraph-properties style:writing-mode="lr-tb"/>
    </style:style>
    <style:style style:name="gr99" style:family="graphic">
      <style:graphic-properties draw:stroke="solid" draw:stroke-dash="Long_20_Dash_20_Dot_20_13" svg:stroke-width="0cm" svg:stroke-color="#686868" draw:marker-start="" draw:marker-start-width="0.199cm" draw:marker-start-center="false" draw:marker-end="" draw:marker-end-width="0.199cm" draw:marker-end-center="false" svg:stroke-linecap="round" draw:fill="solid" draw:fill-color="#ffffff" draw:textarea-horizontal-align="justify" draw:auto-grow-height="false" draw:auto-grow-width="true" fo:min-height="0.813cm" fo:min-width="0.801cm" fo:padding-top="0cm" fo:padding-bottom="0cm" fo:padding-left="0cm" fo:padding-right="0cm" draw:shadow="hidden" draw:shadow-offset-x="0.199cm" draw:shadow-offset-y="0.199cm" draw:shadow-color="#808080" style:run-through="foreground"/>
      <style:paragraph-properties style:writing-mode="lr-tb"/>
    </style:style>
    <style:style style:name="gr100" style:family="graphic">
      <style:graphic-properties draw:stroke="solid" draw:stroke-dash="Long_20_Dash_20_Dot_20_12" svg:stroke-width="0cm" svg:stroke-color="#686868" draw:marker-start="" draw:marker-start-width="0.199cm" draw:marker-start-center="false" draw:marker-end="" draw:marker-end-width="0.199cm" draw:marker-end-center="false" svg:stroke-linecap="round" draw:fill="solid" draw:fill-color="#ffffff" draw:textarea-horizontal-align="justify" draw:auto-grow-width="true" fo:min-height="0.651cm" fo:min-width="0.773cm" fo:padding-top="0cm" fo:padding-bottom="0cm" fo:padding-left="0cm" fo:padding-right="0cm" draw:shadow="hidden" draw:shadow-offset-x="0.199cm" draw:shadow-offset-y="0.199cm" draw:shadow-color="#808080" style:run-through="foreground"/>
      <style:paragraph-properties style:writing-mode="lr-tb"/>
    </style:style>
    <style:style style:name="gr101" style:family="graphic">
      <style:graphic-properties draw:stroke="solid" draw:stroke-dash="Long_20_Dash_20_Dot_20_11" svg:stroke-width="0cm" svg:stroke-color="#686868" draw:marker-start="" draw:marker-start-width="0.199cm" draw:marker-start-center="false" draw:marker-end="" draw:marker-end-width="0.199cm" draw:marker-end-center="false" svg:stroke-linecap="round" draw:fill="solid" draw:fill-color="#ffffff" draw:textarea-horizontal-align="justify" draw:auto-grow-height="false" draw:auto-grow-width="true" fo:min-height="0.813cm" fo:min-width="0.923cm" fo:padding-top="0cm" fo:padding-bottom="0cm" fo:padding-left="0cm" fo:padding-right="0cm" draw:shadow="hidden" draw:shadow-offset-x="0.199cm" draw:shadow-offset-y="0.199cm" draw:shadow-color="#808080" style:run-through="foreground"/>
      <style:paragraph-properties style:writing-mode="lr-tb"/>
    </style:style>
    <style:style style:name="gr102" style:family="graphic">
      <style:graphic-properties draw:stroke="none" draw:stroke-dash="Dash_20_10" svg:stroke-width="0cm" svg:stroke-color="#000000" draw:marker-start="" draw:marker-start-width="0.199cm" draw:marker-start-center="false" draw:marker-end="" draw:marker-end-width="0.199cm" draw:marker-end-center="false" draw:fill="solid" draw:fill-color="#000000" draw:textarea-horizontal-align="center" draw:textarea-vertical-align="middle" fo:min-height="2.551cm" fo:padding-top="0cm" fo:padding-bottom="0cm" fo:padding-left="0cm" fo:padding-right="0cm" draw:shadow="hidden" draw:shadow-offset-x="0.199cm" draw:shadow-offset-y="0.199cm" draw:shadow-color="#808080" style:run-through="foreground"/>
    </style:style>
    <style:style style:name="gr103" style:family="graphic">
      <style:graphic-properties draw:stroke="solid" draw:stroke-dash="Dash_20_10" svg:stroke-width="0.03cm" svg:stroke-color="#3465a4" draw:marker-start="" draw:marker-start-width="0.245cm" draw:marker-start-center="false" draw:marker-end="Styl_20_šipky_20_1" draw:marker-end-width="0.199cm" draw:marker-end-center="false" svg:stroke-linecap="round" draw:fill="solid" draw:fill-color="#729fcf" draw:textarea-horizontal-align="justify" draw:textarea-vertical-align="middle" fo:padding-top="0.016cm" fo:padding-bottom="0.016cm" fo:padding-left="0.016cm" fo:padding-right="0.016cm" draw:shadow="hidden" draw:shadow-offset-x="0.199cm" draw:shadow-offset-y="0.199cm" draw:shadow-color="#808080" style:run-through="foreground"/>
    </style:style>
    <style:style style:name="gr104" style:family="graphic">
      <style:graphic-properties draw:stroke="solid" draw:stroke-dash="Dash_20_10" svg:stroke-width="0cm" svg:stroke-color="#0056a2" draw:marker-start="" draw:marker-start-width="0.199cm" draw:marker-start-center="false" draw:marker-end="" draw:marker-end-width="0.199cm" draw:marker-end-center="false" draw:fill="none" draw:fill-color="#ffffff" draw:textarea-horizontal-align="justify" draw:textarea-vertical-align="bottom" draw:auto-grow-width="true" fo:min-height="0.346cm" fo:min-width="1.023cm" fo:padding-top="0.049cm" fo:padding-bottom="0.049cm" fo:padding-left="0.049cm" fo:padding-right="0.049cm" draw:shadow="hidden" draw:shadow-offset-x="0.199cm" draw:shadow-offset-y="0.199cm" draw:shadow-color="#808080" style:run-through="foreground"/>
      <style:paragraph-properties style:writing-mode="lr-tb"/>
    </style:style>
    <style:style style:name="gr105" style:family="graphic">
      <style:graphic-properties draw:stroke="solid" draw:stroke-dash="Dash_20_10"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2cm" fo:min-width="0.233cm" fo:padding-top="0cm" fo:padding-bottom="0cm" fo:padding-left="0cm" fo:padding-right="0cm" draw:shadow="hidden" draw:shadow-offset-x="0.199cm" draw:shadow-offset-y="0.199cm" draw:shadow-color="#808080" style:run-through="foreground"/>
    </style:style>
    <style:style style:name="gr106" style:family="graphic">
      <style:graphic-properties draw:stroke="solid" draw:stroke-dash="Dash_20_10"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4cm" fo:min-width="0.222cm" fo:padding-top="0cm" fo:padding-bottom="0cm" fo:padding-left="0cm" fo:padding-right="0cm" draw:shadow="hidden" draw:shadow-offset-x="0.199cm" draw:shadow-offset-y="0.199cm" draw:shadow-color="#808080" style:run-through="foreground"/>
    </style:style>
    <style:style style:name="gr107" style:family="graphic">
      <style:graphic-properties draw:stroke="solid" draw:stroke-dash="Dash_20_10"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328cm" fo:min-width="0.409cm" fo:padding-top="0cm" fo:padding-bottom="0cm" fo:padding-left="0cm" fo:padding-right="0cm" draw:shadow="hidden" draw:shadow-offset-x="0.199cm" draw:shadow-offset-y="0.199cm" draw:shadow-color="#808080" style:run-through="foreground"/>
    </style:style>
    <style:style style:name="gr108" style:family="graphic">
      <style:graphic-properties draw:stroke="solid" draw:stroke-dash="Dash_20_10" svg:stroke-width="0cm" svg:stroke-color="#0056a2" draw:marker-start="" draw:marker-start-width="0.199cm" draw:marker-start-center="false" draw:marker-end="" draw:marker-end-width="0.199cm" draw:marker-end-center="false" draw:fill="none" draw:fill-color="#ffffff" draw:textarea-horizontal-align="justify" draw:textarea-vertical-align="bottom" draw:auto-grow-width="true" fo:min-height="0.344cm" fo:min-width="1.023cm" fo:padding-top="0.049cm" fo:padding-bottom="0.049cm" fo:padding-left="0.049cm" fo:padding-right="0.049cm" draw:shadow="hidden" draw:shadow-offset-x="0.199cm" draw:shadow-offset-y="0.199cm" draw:shadow-color="#808080" style:run-through="foreground"/>
      <style:paragraph-properties style:writing-mode="lr-tb"/>
    </style:style>
    <style:style style:name="gr109" style:family="graphic">
      <style:graphic-properties draw:stroke="solid" draw:stroke-dash="Dash_20_10" svg:stroke-width="0cm" svg:stroke-color="#0056a2" draw:marker-start="" draw:marker-start-width="0.199cm" draw:marker-start-center="false" draw:marker-end="" draw:marker-end-width="0.199cm" draw:marker-end-center="false" draw:fill="none" draw:fill-color="#ffffff" draw:textarea-horizontal-align="justify" draw:textarea-vertical-align="bottom" draw:auto-grow-width="true" fo:min-height="0.344cm" fo:min-width="1.025cm" fo:padding-top="0.049cm" fo:padding-bottom="0.049cm" fo:padding-left="0.049cm" fo:padding-right="0.049cm" draw:shadow="hidden" draw:shadow-offset-x="0.199cm" draw:shadow-offset-y="0.199cm" draw:shadow-color="#808080" style:run-through="foreground"/>
      <style:paragraph-properties style:writing-mode="lr-tb"/>
    </style:style>
    <style:style style:name="gr110" style:family="graphic">
      <style:graphic-properties draw:stroke="solid" draw:stroke-dash="Dash_20_10" svg:stroke-width="0.101cm" svg:stroke-color="#f04c49" draw:marker-start="" draw:marker-start-width="0.349cm" draw:marker-start-center="false" draw:marker-end="" draw:marker-end-width="0.349cm" draw:marker-end-center="false" svg:stroke-linecap="round" draw:fill="solid" draw:fill-color="#f04c49" draw:textarea-horizontal-align="justify" draw:textarea-vertical-align="middle" fo:padding-top="0.049cm" fo:padding-bottom="0.049cm" fo:padding-left="0.049cm" fo:padding-right="0.049cm" draw:shadow="hidden" draw:shadow-offset-x="0.199cm" draw:shadow-offset-y="0.199cm" draw:shadow-color="#808080" style:run-through="foreground"/>
    </style:style>
    <style:style style:name="gr111" style:family="graphic">
      <style:graphic-properties draw:stroke="solid" draw:stroke-dash="Dash_20_10" svg:stroke-width="0.03cm" svg:stroke-color="#f04c49" draw:marker-start="" draw:marker-start-width="0.245cm" draw:marker-start-center="false" draw:marker-end="Styl_20_šipky_20_2" draw:marker-end-width="0.199cm" draw:marker-end-center="false" draw:fill="solid" draw:fill-color="#729fcf" draw:textarea-horizontal-align="justify" draw:textarea-vertical-align="middle" fo:padding-top="0.016cm" fo:padding-bottom="0.016cm" fo:padding-left="0.016cm" fo:padding-right="0.016cm" draw:shadow="hidden" draw:shadow-offset-x="0.199cm" draw:shadow-offset-y="0.199cm" draw:shadow-color="#808080" style:run-through="foreground"/>
    </style:style>
    <style:style style:name="gr112" style:family="graphic">
      <style:graphic-properties draw:stroke="none" draw:stroke-dash="Dash_20_10" svg:stroke-width="0cm" svg:stroke-color="#000000" draw:marker-start="" draw:marker-start-width="0.199cm" draw:marker-start-center="false" draw:marker-end="" draw:marker-end-width="0.199cm" draw:marker-end-center="false" draw:fill="none" draw:fill-color="#ffffff" draw:textarea-horizontal-align="justify" fo:min-height="0.504cm" fo:padding-top="0cm" fo:padding-bottom="0cm" fo:padding-left="0cm" fo:padding-right="0cm" draw:shadow="hidden" draw:shadow-offset-x="0.199cm" draw:shadow-offset-y="0.199cm" draw:shadow-color="#808080"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5" text:outline-level="1"><text:span text:style-name="T161">M</text:span>orf code</text:h>
      <text:p text:style-name="P80"/>
      <text:p text:style-name="P105">Kamil Landa</text:p>
      <text:p text:style-name="P79"/>
      <text:p text:style-name="P69"><text:span text:style-name="T80">made</text:span><text:span text:style-name="T79"> in </text:span><text:span text:style-name="T81">LibreOffice</text:span><text:span text:style-name="T79"> </text:span><text:a xlink:type="simple" xlink:href="http://libreoffice.org/" text:style-name="Internet_20_link" text:visited-style-name="Visited_20_Internet_20_Link"><text:span text:style-name="T83">http://libreoffice.org</text:span></text:a><text:span text:style-name="T79"> 5/2022</text:span></text:p>
      <text:p text:style-name="P81"/>
      <text:p text:style-name="P5"><text:span text:style-name="T170">Morf code</text:span><text:span text:style-name="T171"> is</text:span><text:span text:style-name="T172"> </text:span><text:span text:style-name="T173">a</text:span><text:span text:style-name="T174"> </text:span><text:span text:style-name="T175">draft</text:span><text:span text:style-name="T174"> of </text:span><text:span text:style-name="T176">2-pass </text:span><text:span text:style-name="T177">compress algorithm </text:span><text:span text:style-name="T172">inspired by Huffman</text:span><text:span text:style-name="T178">&amp;Vitter</text:span><text:span text:style-name="T172"> </text:span><text:span text:style-name="T174">codes</text:span><text:span text:style-name="T172">. </text:span><text:span text:style-name="T174">T</text:span><text:span text:style-name="T172">he binary tree </text:span><text:span text:style-name="T179">nee</text:span><text:span text:style-name="T180">dn't be static </text:span><text:span text:style-name="T183">(Huffman)</text:span><text:span text:style-name="T172"> </text:span><text:span text:style-name="T176">nor</text:span><text:span text:style-name="T180"> </text:span><text:span text:style-name="T181">be </text:span><text:span text:style-name="T180">only </text:span><text:span text:style-name="T171">upsized</text:span><text:span text:style-name="T184"> </text:span><text:span text:style-name="T183">(</text:span><text:span text:style-name="T184">Vitter</text:span><text:span text:style-name="T172">), </text:span><text:span text:style-name="T180">but </text:span><text:span text:style-name="T176">c</text:span><text:span text:style-name="T182">ould</text:span><text:span text:style-name="T176"> be </text:span><text:span text:style-name="T180">dynamically up/down-sized. </text:span></text:p>
      <text:p text:style-name="P7"/>
      <text:p text:style-name="P40"><text:span text:style-name="T154">I have only one wish for this algorithm and the changes or improvements </text:span><text:span text:style-name="T156">or </text:span><text:span text:style-name="T155">programming</text:span><text:span text:style-name="T154"> </text:span><text:span text:style-name="T155">etc.</text:span><text:span text:style-name="T154"> of it → absolutely no patents! And if some license is need</text:span><text:span text:style-name="T158">ful</text:span><text:span text:style-name="T154">, </text:span><text:span text:style-name="T157">I think the</text:span><text:span text:style-name="T154"> </text:span><text:span text:style-name="T186">License CC0 1.0 Universal (CC0 1.0) Public Domain Dedication</text:span><text:span text:style-name="T154"> </text:span><text:a xlink:type="simple" xlink:href="https://creativecommons.org/publicdomain/zero/1.0" text:style-name="Internet_20_link" text:visited-style-name="Visited_20_Internet_20_Link"><text:span text:style-name="T159">https://creativecommons.org/publicdomain/zero/1.0</text:span></text:a><text:span text:style-name="T154"> is sufficient :-). </text:span></text:p>
      <text:p text:style-name="P7"/>
      <text:p text:style-name="P50">My English isn't so good, <text:span text:style-name="T268">so </text:span>please be kind to me and my mistakes :-). </text:p>
      <text:p text:style-name="P7"/>
      <text:p text:style-name="P25"><text:span text:style-name="T209">The algorithm </text:span><text:span text:style-name="T168">uses other severance of sequ</text:span><text:span text:style-name="T209">e</text:span><text:span text:style-name="T168">nce of bits than</text:span><text:span text:style-name="T24"> a standard se</text:span><text:span text:style-name="T25">verance</text:span><text:span text:style-name="T24"> to bytes, 2-bytes, 4-bytes etc. </text:span><text:span text:style-name="T168">The</text:span><text:span text:style-name="T24"> </text:span>c<text:span text:style-name="T24">haracters </text:span><text:span text:style-name="T209">with the fixed width </text:span><text:span text:style-name="T24">have very uniform Counts in the compressed file </text:span><text:span text:style-name="T36">(like AVI, ZIP etc.)</text:span><text:span text:style-name="T24">, so </text:span><text:span text:style-name="T25">the </text:span><text:span text:style-name="T162">tree is </text:span>upsized to full size very quickly at start, and <text:span text:style-name="T25">effect of </text:span><text:span text:style-name="T24">downsizing is very small </text:span>at the end. </text:p>
      <text:p text:style-name="P51"/>
      <text:p text:style-name="P43"><text:span text:style-name="T37">The</text:span><text:span text:style-name="T44"> example with “</text:span><text:span text:style-name="T37">byte” </text:span><text:span text:style-name="T44">characters, </text:span><text:span text:style-name="T37">for simplification only for 2-bits characters.</text:span><text:span text:style-name="T44"> </text:span><text:span text:style-name="T37">T</text:span><text:span text:style-name="T44">heir counts in compressed file are for example: </text:span><text:span text:style-name="T74">00</text:span><text:span text:style-name="T44">: 1000×, </text:span><text:span text:style-name="T74">01</text:span><text:span text:style-name="T44">: 998×, </text:span><text:span text:style-name="T74">10</text:span><text:span text:style-name="T44">: 993×, </text:span><text:span text:style-name="T74">11</text:span><text:span text:style-name="T44">: 1012×; </text:span><text:span text:style-name="T45">and</text:span><text:span text:style-name="T44"> the Huffman tree is symetric. I tried to find the characters with the unequal Counts to get an unsymetric binary tree, </text:span><text:span text:style-name="T35">maybe </text:span><text:span text:style-name="T44">there is </text:span><text:span text:style-name="T35">the</text:span><text:span text:style-name="T44"> </text:span><text:span text:style-name="T35">bigger</text:span><text:span text:style-name="T44"> chance </text:span><text:span text:style-name="T46">the</text:span><text:span text:style-name="T44"> </text:span><text:span text:style-name="T35">up/</text:span><text:span text:style-name="T44">down-sizing will scrimp more bits. </text:span></text:p>
      <table:table table:name="Tabulka2" table:style-name="Tabulka2">
        <table:table-column table:style-name="Tabulka2.A"/>
        <table:table-column table:style-name="Tabulka2.B"/>
        <table:table-row table:style-name="TableLine2048287679728">
          <table:table-cell table:style-name="Tabulka2.A1" office:value-type="string">
            <text:p text:style-name="P45">symetric tree</text:p>
          </table:table-cell>
          <table:table-cell table:style-name="Tabulka2.A1" office:value-type="string">
            <text:p text:style-name="P45">unsymetric tree</text:p>
          </table:table-cell>
        </table:table-row>
        <table:table-row table:style-name="TableLine2048287691824">
          <table:table-cell table:style-name="Tabulka2.A1" office:value-type="string">
            <text:p text:style-name="P4"><draw:g text:anchor-type="as-char" draw:z-index="2" draw:name="Skupinový objekt 1" draw:style-name="gr1"><draw:line draw:style-name="gr88" draw:text-style-name="P198" svg:x1="2.233cm" svg:y1="1.459cm" svg:x2="2.572cm" svg:y2="1.341cm"><text:p/></draw:line><draw:line draw:style-name="gr88" draw:text-style-name="P198" svg:x1="3.306cm" svg:y1="1.457cm" svg:x2="2.951cm" svg:y2="1.334cm"><text:p/></draw:line><draw:line draw:style-name="gr88" draw:text-style-name="P198" svg:x1="0.352cm" svg:y1="1.455cm" svg:x2="0.661cm" svg:y2="1.354cm"><text:p/></draw:line><draw:line draw:style-name="gr88" draw:text-style-name="P198" svg:x1="1.337cm" svg:y1="1.456cm" svg:x2="0.944cm" svg:y2="1.355cm"><text:p/></draw:line><draw:custom-shape draw:style-name="gr92" draw:text-style-name="P226" svg:width="1.003cm" svg:height="0.65cm" svg:x="1.258cm" svg:y="0cm"><text:p text:style-name="P227"><text:span text:style-name="T356">400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8"><draw:line draw:style-name="gr88" draw:text-style-name="P198" svg:x1="2.794cm" svg:y1="0.71cm" svg:x2="2.003cm" svg:y2="0.62cm"><text:p/></draw:line><draw:line draw:style-name="gr88" draw:text-style-name="P198" svg:x1="0.823cm" svg:y1="0.716cm" svg:x2="1.541cm" svg:y2="0.623cm"><text:p/></draw:line></draw:g><draw:custom-shape draw:style-name="gr96" draw:text-style-name="P226" svg:width="0.999cm" svg:height="0.65cm" svg:x="2.256cm" svg:y="0.709cm"><text:p text:style-name="P227"><text:span text:style-name="T356">201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7" draw:text-style-name="P226" svg:width="1.001cm" svg:height="0.65cm" svg:x="0.321cm" svg:y="0.725cm"><text:p text:style-name="P227"><text:span text:style-name="T356">199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98" draw:text-style-name="P226" svg:width="0.904cm" svg:height="0.639cm" svg:x="1.812cm" svg:y="1.464cm"><draw:text-box><text:p text:style-name="P225"><text:span text:style-name="T356">1000×</text:span></text:p><text:p text:style-name="P225"><text:span text:style-name="T357">00</text:span></text:p></draw:text-box></draw:frame><draw:frame draw:style-name="gr99" draw:text-style-name="P226" svg:width="0.802cm" svg:height="0.639cm" svg:x="0.882cm" svg:y="1.464cm"><draw:text-box><text:p text:style-name="P225"><text:span text:style-name="T356">998×</text:span></text:p><text:p text:style-name="P225"><text:span text:style-name="T357">01</text:span></text:p></draw:text-box></draw:frame><draw:frame draw:style-name="gr100" draw:text-style-name="P226" svg:width="0.773cm" svg:height="0.652cm" svg:x="0cm" svg:y="1.464cm"><draw:text-box><text:p text:style-name="P225"><text:span text:style-name="T356">993×</text:span></text:p><text:p text:style-name="P225"><text:span text:style-name="T357">10</text:span></text:p></draw:text-box></draw:frame><draw:frame draw:style-name="gr101" draw:text-style-name="P226" svg:width="0.923cm" svg:height="0.639cm" svg:x="2.82cm" svg:y="1.464cm"><draw:text-box><text:p text:style-name="P225"><text:span text:style-name="T356">1012×</text:span></text:p><text:p text:style-name="P225"><text:span text:style-name="T357">11</text:span></text:p></draw:text-box></draw:frame></draw:g></text:p>
          </table:table-cell>
          <table:table-cell table:style-name="Tabulka2.A1" office:value-type="string">
            <text:p text:style-name="P4"><draw:g text:anchor-type="as-char" draw:z-index="3" draw:name="Skupinový objekt 2" draw:style-name="gr1"><draw:line draw:style-name="gr88" draw:text-style-name="P198" svg:x1="4.072cm" svg:y1="0.754cm" svg:x2="3.314cm" svg:y2="0.633cm"><text:p/></draw:line><draw:line draw:style-name="gr88" draw:text-style-name="P198" svg:x1="2.236cm" svg:y1="0.758cm" svg:x2="3.007cm" svg:y2="0.633cm"><text:p/></draw:line><draw:line draw:style-name="gr88" draw:text-style-name="P198" svg:x1="3.06cm" svg:y1="1.533cm" svg:x2="2.326cm" svg:y2="1.41cm"><text:p/></draw:line><draw:line draw:style-name="gr88" draw:text-style-name="P198" svg:x1="1.341cm" svg:y1="1.534cm" svg:x2="2.019cm" svg:y2="1.41cm"><text:p/></draw:line><draw:line draw:style-name="gr88" draw:text-style-name="P198" svg:x1="0.417cm" svg:y1="2.292cm" svg:x2="1.159cm" svg:y2="2.175cm"><text:p/></draw:line><draw:line draw:style-name="gr88" draw:text-style-name="P198" svg:x1="2.277cm" svg:y1="2.29cm" svg:x2="1.536cm" svg:y2="2.172cm"><text:p/></draw:line><draw:frame draw:style-name="gr89" draw:text-style-name="P226" svg:width="0.809cm" svg:height="0.332cm" svg:x="1.847cm" svg:y="2.29cm"><draw:text-box><text:p text:style-name="P225"><text:span text:style-name="T356">600×</text:span></text:p></draw:text-box></draw:frame><draw:frame draw:style-name="gr90" draw:text-style-name="P226" svg:width="0.854cm" svg:height="0.369cm" svg:x="0cm" svg:y="2.29cm"><draw:text-box><text:p text:style-name="P225"><text:span text:style-name="T356">493×</text:span></text:p></draw:text-box></draw:frame><draw:custom-shape draw:style-name="gr91" draw:text-style-name="P226" svg:width="1.001cm" svg:height="0.653cm" svg:x="1.695cm" svg:y="0.769cm"><text:p text:style-name="P227"><text:span text:style-name="T356">203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2" draw:text-style-name="P226" svg:width="1.003cm" svg:height="0.65cm" svg:x="2.671cm" svg:y="0cm"><text:p text:style-name="P227"><text:span text:style-name="T356">400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93" draw:text-style-name="P226" svg:width="0.959cm" svg:height="0.382cm" svg:x="3.671cm" svg:y="0.755cm"><draw:text-box><text:p text:style-name="P225"><text:span text:style-name="T356">1698×</text:span></text:p></draw:text-box></draw:frame><draw:frame draw:style-name="gr94" draw:text-style-name="P226" svg:width="0.95cm" svg:height="0.357cm" svg:x="2.618cm" svg:y="1.54cm"><draw:text-box><text:p text:style-name="P225"><text:span text:style-name="T356">1212×</text:span></text:p></draw:text-box></draw:frame><draw:custom-shape draw:style-name="gr95" draw:text-style-name="P226" svg:width="1.001cm" svg:height="0.652cm" svg:x="0.847cm" svg:y="1.538cm"><text:p text:style-name="P227"><text:span text:style-name="T356">109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text:p>
          </table:table-cell>
        </table:table-row>
      </table:table>
      <text:p text:style-name="P7"/>
      <text:p text:style-name="P52">The <text:span text:style-name="T227">C</text:span>haracter is given by <text:span text:style-name="T228">3</text:span> Counts of bits <text:span text:style-name="T109">from</text:span> 3 <text:span text:style-name="T109">Groups</text:span> with same bits; <text:span text:style-name="T229">t</text:span><text:span text:style-name="T228">he</text:span> <text:span text:style-name="T109">Group</text:span> is <text:span text:style-name="T109">only the</text:span> <text:span text:style-name="T109">C</text:span>ount of same bits. <text:span text:style-name="T26">Probably th</text:span><text:span text:style-name="T27">is </text:span><text:span text:style-name="T26">de</text:span><text:span text:style-name="T27">finition</text:span><text:span text:style-name="T26"> is</text:span><text:span text:style-name="T47">n't so luculent</text:span><text:span text:style-name="T26"> but I didn't discover easier one; but I believe the example will elucidate it. </text:span></text:p>
      <text:p text:style-name="P7"/>
      <table:table table:name="Kamil" table:style-name="Kamil" table:template-name="Default Style">
        <table:table-column table:style-name="Kamil.A"/>
        <table:table-column table:style-name="Kamil.B" table:number-columns-repeated="4"/>
        <table:table-column table:style-name="Kamil.F"/>
        <table:table-row table:style-name="Kamil.1">
          <table:table-cell table:style-name="Kamil.A1" office:value-type="string">
            <text:p text:style-name="P47"/>
          </table:table-cell>
          <table:table-cell table:style-name="Kamil.B1" table:number-columns-spanned="5" office:value-type="string">
            <text:p text:style-name="P48">For example 5-bytes word <text:span text:style-name="T1">KaMiL</text:span>: </text:p>
          </table:table-cell>
          <table:covered-table-cell/>
          <table:covered-table-cell/>
          <table:covered-table-cell/>
          <table:covered-table-cell/>
        </table:table-row>
        <table:table-row table:style-name="Kamil.1">
          <table:table-cell table:style-name="Kamil.A2" office:value-type="string">
            <text:p text:style-name="P47"/>
          </table:table-cell>
          <table:table-cell table:style-name="Kamil.B2" office:value-type="string">
            <text:p text:style-name="P49">K</text:p>
          </table:table-cell>
          <table:table-cell table:style-name="Kamil.B2" office:value-type="string">
            <text:p text:style-name="P49">a</text:p>
          </table:table-cell>
          <table:table-cell table:style-name="Kamil.B2" office:value-type="string">
            <text:p text:style-name="P49">M</text:p>
          </table:table-cell>
          <table:table-cell table:style-name="Kamil.B2" office:value-type="string">
            <text:p text:style-name="P49">i</text:p>
          </table:table-cell>
          <table:table-cell table:style-name="Kamil.F2" office:value-type="string">
            <text:p text:style-name="P49">L</text:p>
          </table:table-cell>
        </table:table-row>
        <table:table-row table:style-name="Kamil.1">
          <table:table-cell table:style-name="Kamil.A2" office:value-type="string">
            <text:p text:style-name="P106">Ascii Dec</text:p>
          </table:table-cell>
          <table:table-cell table:style-name="Kamil.B3" office:value-type="string">
            <text:p text:style-name="P107">75</text:p>
          </table:table-cell>
          <table:table-cell table:style-name="Kamil.B3" office:value-type="string">
            <text:p text:style-name="P107">97</text:p>
          </table:table-cell>
          <table:table-cell table:style-name="Kamil.B3" office:value-type="string">
            <text:p text:style-name="P107">77</text:p>
          </table:table-cell>
          <table:table-cell table:style-name="Kamil.B3" office:value-type="string">
            <text:p text:style-name="P107">105</text:p>
          </table:table-cell>
          <table:table-cell table:style-name="Kamil.F3" office:value-type="string">
            <text:p text:style-name="P107">76</text:p>
          </table:table-cell>
        </table:table-row>
        <table:table-row table:style-name="Kamil.1">
          <table:table-cell table:style-name="Kamil.A2" office:value-type="string">
            <text:p text:style-name="P106">Ascii Hex</text:p>
          </table:table-cell>
          <table:table-cell table:style-name="Kamil.B3" office:value-type="string">
            <text:p text:style-name="P107">#4B</text:p>
          </table:table-cell>
          <table:table-cell table:style-name="Kamil.B3" office:value-type="string">
            <text:p text:style-name="P107">#61</text:p>
          </table:table-cell>
          <table:table-cell table:style-name="Kamil.B3" office:value-type="string">
            <text:p text:style-name="P107">#4D</text:p>
          </table:table-cell>
          <table:table-cell table:style-name="Kamil.B3" office:value-type="string">
            <text:p text:style-name="P107">#69</text:p>
          </table:table-cell>
          <table:table-cell table:style-name="Kamil.F3" office:value-type="string">
            <text:p text:style-name="P107">#4C</text:p>
          </table:table-cell>
        </table:table-row>
        <table:table-row table:style-name="Kamil.1">
          <table:table-cell table:style-name="Kamil.A2" office:value-type="string">
            <text:p text:style-name="P106">Binary</text:p>
          </table:table-cell>
          <table:table-cell table:style-name="Kamil.B3" office:value-type="string">
            <text:p text:style-name="P71">0100 1011</text:p>
          </table:table-cell>
          <table:table-cell table:style-name="Kamil.B3" office:value-type="string">
            <text:p text:style-name="P71">0110 0001</text:p>
          </table:table-cell>
          <table:table-cell table:style-name="Kamil.B3" office:value-type="string">
            <text:p text:style-name="P71">0100 1101</text:p>
          </table:table-cell>
          <table:table-cell table:style-name="Kamil.B3" office:value-type="string">
            <text:p text:style-name="P71">0110 1001</text:p>
          </table:table-cell>
          <table:table-cell table:style-name="Kamil.F3" office:value-type="string">
            <text:p text:style-name="P71">0100 1100</text:p>
          </table:table-cell>
        </table:table-row>
        <table:table-row table:style-name="Kamil.1">
          <table:table-cell table:style-name="Kamil.A2" office:value-type="string">
            <text:p text:style-name="P106">whole sequence</text:p>
          </table:table-cell>
          <table:table-cell table:style-name="Kamil.B6" table:number-columns-spanned="5" office:value-type="string">
            <text:p text:style-name="P72">0100101101100001010011010110100101001100</text:p>
          </table:table-cell>
          <table:covered-table-cell/>
          <table:covered-table-cell/>
          <table:covered-table-cell/>
          <table:covered-table-cell/>
        </table:table-row>
      </table:table>
      <text:p text:style-name="P54"/>
      <text:p text:style-name="P42"><draw:g text:anchor-type="paragraph" draw:z-index="0" draw:name="Skupinový objekt 4" draw:style-name="gr73"><draw:path draw:style-name="gr102" draw:text-style-name="P201" svg:width="0.201cm" svg:height="0.298cm" svg:x="1.21cm" svg:y="1.083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102" draw:text-style-name="P201" svg:width="0.181cm" svg:height="0.29cm" svg:x="1.562cm" svg:y="1.091cm" svg:viewBox="0 0 182 291" svg:d="M0 291c0-11 0-21 0-32 25 0 49 0 74 0 0-74 0-149 0-223-22 15-44 31-66 46 0-12 0-23 0-35 23-16 46-31 69-47 12 0 23 0 35 0 0 86 0 173 0 259 23 0 47 0 70 0 0 11 0 21 0 32-60 0-121 0-182 0z"><text:p/></draw:path><draw:path draw:style-name="gr102" draw:text-style-name="P201" svg:width="0.201cm" svg:height="0.298cm" svg:x="1.884cm" svg:y="1.083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102" draw:text-style-name="P201" svg:width="0.201cm" svg:height="0.298cm" svg:x="2.121cm" svg:y="1.083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102" draw:text-style-name="P201" svg:width="0.102cm" svg:height="0.032cm" svg:x="2.46cm" svg:y="1.249cm" svg:viewBox="0 0 103 33" svg:d="M0 33c0-11 0-22 0-33 34 0 69 0 103 0 0 11 0 22 0 33-34 0-69 0-103 0z"><text:p/></draw:path><draw:path draw:style-name="gr102" draw:text-style-name="P201" svg:width="0.181cm" svg:height="0.29cm" svg:x="2.613cm" svg:y="1.091cm" svg:viewBox="0 0 182 291" svg:d="M0 291c0-11 0-21 0-32 25 0 49 0 74 0 0-74 0-149 0-223-22 15-44 31-66 46 0-12 0-23 0-35 23-16 46-31 69-47 12 0 23 0 35 0 0 86 0 173 0 259 23 0 47 0 70 0 0 11 0 21 0 32-60 0-121 0-182 0z"><text:p/></draw:path><draw:path draw:style-name="gr102" draw:text-style-name="P201" svg:width="0.201cm" svg:height="0.298cm" svg:x="2.836cm" svg:y="1.083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102" draw:text-style-name="P201" svg:width="0.181cm" svg:height="0.29cm" svg:x="3.088cm" svg:y="1.091cm" svg:viewBox="0 0 182 291" svg:d="M0 291c0-11 0-21 0-32 25 0 49 0 74 0 0-74 0-149 0-223-22 15-44 31-66 46 0-12 0-23 0-35 23-16 46-31 69-47 12 0 23 0 35 0 0 86 0 173 0 259 23 0 47 0 70 0 0 11 0 21 0 32-60 0-121 0-182 0z"><text:p/></draw:path><draw:path draw:style-name="gr102" draw:text-style-name="P201" svg:width="0.181cm" svg:height="0.29cm" svg:x="3.293cm" svg:y="1.091cm" svg:viewBox="0 0 182 291" svg:d="M0 291c0-11 0-21 0-32 25 0 49 0 74 0 0-74 0-149 0-223-22 15-44 31-66 46 0-12 0-23 0-35 23-16 46-31 69-47 12 0 23 0 35 0 0 86 0 173 0 259 23 0 47 0 70 0 0 11 0 21 0 32-60 0-121 0-182 0z"><text:p/></draw:path><draw:path draw:style-name="gr102" draw:text-style-name="P201" svg:width="0.102cm" svg:height="0.032cm" svg:x="3.517cm" svg:y="1.249cm" svg:viewBox="0 0 103 33" svg:d="M0 33c0-11 0-22 0-33 34 0 69 0 103 0 0 11 0 22 0 33-34 0-69 0-103 0z"><text:p/></draw:path><draw:line draw:style-name="gr103" draw:text-style-name="P198" svg:x1="0.857cm" svg:y1="0.561cm" svg:x2="1.34cm" svg:y2="1.059cm"><text:p/></draw:line><draw:frame draw:style-name="gr104" draw:text-style-name="P228" svg:width="1.123cm" svg:height="0.445cm" svg:x="0.3cm" svg:y="0.106cm"><draw:text-box><text:p text:style-name="P217"><text:span text:style-name="T358">Group </text:span><text:span text:style-name="T357">1</text:span></text:p></draw:text-box></draw:frame><draw:custom-shape draw:style-name="gr105" draw:text-style-name="P229" svg:width="0.329cm" svg:height="0.399cm" svg:x="1.152cm" svg:y="1.0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6" draw:text-style-name="P229" svg:width="0.315cm" svg:height="0.401cm" svg:x="1.498cm" svg:y="1.0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229" svg:width="0.576cm" svg:height="0.463cm" svg:x="1.826cm" svg:y="1.00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3" draw:text-style-name="P198" svg:x1="1.972cm" svg:y1="0.556cm" svg:x2="1.683cm" svg:y2="1.03cm"><text:p/></draw:line><draw:frame draw:style-name="gr108" draw:text-style-name="P228" svg:width="1.123cm" svg:height="0.444cm" svg:x="1.526cm" svg:y="0.101cm"><draw:text-box><text:p text:style-name="P217"><text:span text:style-name="T358">Group </text:span><text:span text:style-name="T357">2</text:span></text:p></draw:text-box></draw:frame><draw:frame draw:style-name="gr109" draw:text-style-name="P228" svg:width="1.124cm" svg:height="0.444cm" svg:x="2.724cm" svg:y="0.103cm"><draw:text-box><text:p text:style-name="P217"><text:span text:style-name="T358">Group </text:span><text:span text:style-name="T357">3</text:span></text:p></draw:text-box></draw:frame><draw:line draw:style-name="gr103" draw:text-style-name="P198" svg:x1="3.306cm" svg:y1="0.546cm" svg:x2="2.207cm" svg:y2="1.003cm"><text:p/></draw:line><draw:line draw:style-name="gr110" draw:text-style-name="P230" svg:x1="1.176cm" svg:y1="1.562cm" svg:x2="2.376cm" svg:y2="1.562cm"><text:p/></draw:line><draw:line draw:style-name="gr111" draw:text-style-name="P198" svg:x1="1.809cm" svg:y1="1.562cm" svg:x2="1.809cm" svg:y2="2.017cm"><text:p/></draw:line><draw:frame draw:style-name="gr112" draw:text-style-name="P231" svg:width="3.504cm" svg:height="0.505cm" svg:x="1.318cm" svg:y="2.025cm"><draw:text-box><text:p text:style-name="P225"><text:span text:style-name="T359">4bits</text:span><text:span text:style-name="T350"> character </text:span><text:span text:style-name="T360">1</text:span><text:span text:style-name="T361">-</text:span><text:span text:style-name="T360">1</text:span><text:span text:style-name="T361">-</text:span><text:span text:style-name="T360">2</text:span></text:p></draw:text-box></draw:frame></draw:g>The Characters are 3 Counts of 3 same-bits Groups:</text:p>
      <text:p text:style-name="P70"><text:span text:style-name="T1">0100</text:span>-1011-0110000-101-00110-1011-0100-101-001100</text:p>
      <text:p text:style-name="P76"><text:span text:style-name="T1">0100</text:span> = <text:span text:style-name="T144">1-1-2</text:span></text:p>
      <text:p text:style-name="P55"/>
      <text:p text:style-name="P56"/>
      <table:table table:name="Tabulka1" table:style-name="Tabulka1" table:template-name="Default Style">
        <table:table-column table:style-name="Tabulka1.A" table:number-columns-repeated="2"/>
        <table:table-column table:style-name="Tabulka1.C"/>
        <table:table-column table:style-name="Tabulka1.A"/>
        <table:table-column table:style-name="Tabulka1.E"/>
        <table:table-column table:style-name="Tabulka1.A" table:number-columns-repeated="3"/>
        <table:table-column table:style-name="Tabulka1.I"/>
        <table:table-column table:style-name="Tabulka1.J"/>
        <table:table-column table:style-name="Tabulka1.K"/>
        <table:table-row table:style-name="Tabulka1.1">
          <table:table-cell table:style-name="Tabulka1.A1" office:value-type="string">
            <text:p text:style-name="P82">0100</text:p>
          </table:table-cell>
          <table:table-cell table:style-name="Tabulka1.A1" office:value-type="string">
            <text:p text:style-name="P82"><text:span text:style-name="T110">1</text:span><text:span text:style-name="T112">0</text:span><text:span text:style-name="T118">11</text:span></text:p>
          </table:table-cell>
          <table:table-cell table:style-name="Tabulka1.A1" office:value-type="string">
            <text:p text:style-name="P82"><text:span text:style-name="T110">0</text:span><text:span text:style-name="T112">11</text:span><text:span text:style-name="T118">0000</text:span></text:p>
          </table:table-cell>
          <table:table-cell table:style-name="Tabulka1.A1" office:value-type="string">
            <text:p text:style-name="P82"><text:span text:style-name="T110">1</text:span><text:span text:style-name="T112">0</text:span><text:span text:style-name="T118">1</text:span></text:p>
          </table:table-cell>
          <table:table-cell table:style-name="Tabulka1.A1" office:value-type="string">
            <text:p text:style-name="P82"><text:span text:style-name="T110">00</text:span><text:span text:style-name="T112">11</text:span><text:span text:style-name="T118">0</text:span></text:p>
          </table:table-cell>
          <table:table-cell table:style-name="Tabulka1.A1" office:value-type="string">
            <text:p text:style-name="P82"><text:span text:style-name="T110">1</text:span><text:span text:style-name="T112">0</text:span><text:span text:style-name="T118">11</text:span></text:p>
          </table:table-cell>
          <table:table-cell table:style-name="Tabulka1.A1" office:value-type="string">
            <text:p text:style-name="P82"><text:span text:style-name="T110">0</text:span><text:span text:style-name="T112">1</text:span><text:span text:style-name="T118">00</text:span></text:p>
          </table:table-cell>
          <table:table-cell table:style-name="Tabulka1.A1" office:value-type="string">
            <text:p text:style-name="P82"><text:span text:style-name="T110">1</text:span><text:span text:style-name="T112">0</text:span><text:span text:style-name="T118">1</text:span></text:p>
          </table:table-cell>
          <table:table-cell table:style-name="Tabulka1.A1" office:value-type="string">
            <text:p text:style-name="P82"><text:span text:style-name="T110">00</text:span><text:span text:style-name="T112">11</text:span><text:span text:style-name="T118">0</text:span><text:span text:style-name="T119">0</text:span></text:p>
          </table:table-cell>
          <table:table-cell table:style-name="Tabulka1.A1" office:value-type="string">
            <text:p text:style-name="P89">–</text:p>
          </table:table-cell>
          <table:table-cell table:style-name="Tabulka1.K1" table:number-rows-spanned="2" office:value-type="string">
            <text:p text:style-name="P96">Group 1</text:p>
            <text:p text:style-name="P98">Group 2</text:p>
            <text:p text:style-name="P101">Group 3</text:p>
          </table:table-cell>
        </table:table-row>
        <table:table-row table:style-name="Tabulka1.1">
          <table:table-cell table:style-name="Tabulka1.A2" office:value-type="string">
            <text:p text:style-name="P110"><text:span text:style-name="T142">1</text:span><text:span text:style-name="T143">-1-</text:span><text:span text:style-name="T142">2</text:span></text:p>
          </table:table-cell>
          <table:table-cell table:style-name="Tabulka1.A2" office:value-type="string">
            <text:p text:style-name="P91"><text:span text:style-name="T110">1</text:span><text:span text:style-name="T164">-</text:span><text:span text:style-name="T112">1</text:span><text:span text:style-name="T18">-</text:span><text:span text:style-name="T118">2</text:span></text:p>
          </table:table-cell>
          <table:table-cell table:style-name="Tabulka1.A2" office:value-type="string">
            <text:p text:style-name="P91"><text:span text:style-name="T110">1</text:span><text:span text:style-name="T18">-</text:span><text:span text:style-name="T112">2</text:span><text:span text:style-name="T18">-</text:span><text:span text:style-name="T118">4</text:span></text:p>
          </table:table-cell>
          <table:table-cell table:style-name="Tabulka1.A2" office:value-type="string">
            <text:p text:style-name="P91"><text:span text:style-name="T110">1</text:span><text:span text:style-name="T18">-</text:span><text:span text:style-name="T112">1</text:span><text:span text:style-name="T18">-</text:span><text:span text:style-name="T118">1</text:span></text:p>
          </table:table-cell>
          <table:table-cell table:style-name="Tabulka1.A2" office:value-type="string">
            <text:p text:style-name="P91"><text:span text:style-name="T110">2</text:span><text:span text:style-name="T18">-</text:span><text:span text:style-name="T112">2</text:span><text:span text:style-name="T18">-</text:span><text:span text:style-name="T118">1</text:span></text:p>
          </table:table-cell>
          <table:table-cell table:style-name="Tabulka1.A2" office:value-type="string">
            <text:p text:style-name="P91"><text:span text:style-name="T110">1</text:span><text:span text:style-name="T18">-</text:span><text:span text:style-name="T112">1</text:span><text:span text:style-name="T18">-</text:span><text:span text:style-name="T118">2</text:span></text:p>
          </table:table-cell>
          <table:table-cell table:style-name="Tabulka1.A2" office:value-type="string">
            <text:p text:style-name="P91"><text:span text:style-name="T110">1</text:span><text:span text:style-name="T18">-</text:span><text:span text:style-name="T112">1</text:span><text:span text:style-name="T18">-</text:span><text:span text:style-name="T118">2</text:span></text:p>
          </table:table-cell>
          <table:table-cell table:style-name="Tabulka1.A2" office:value-type="string">
            <text:p text:style-name="P91"><text:span text:style-name="T110">1</text:span><text:span text:style-name="T18">-</text:span><text:span text:style-name="T112">1</text:span><text:span text:style-name="T18">-</text:span><text:span text:style-name="T118">1</text:span></text:p>
          </table:table-cell>
          <table:table-cell table:style-name="Tabulka1.A2" office:value-type="string">
            <text:p text:style-name="P91"><text:span text:style-name="T110">2</text:span><text:span text:style-name="T18">-</text:span><text:span text:style-name="T112">2</text:span><text:span text:style-name="T18">-</text:span><text:span text:style-name="T119">2</text:span></text:p>
          </table:table-cell>
          <table:table-cell table:style-name="Tabulka1.A2" office:value-type="string">
            <text:p text:style-name="P93">leftover</text:p>
          </table:table-cell>
          <table:covered-table-cell table:style-name="Tabulka1.K2"/>
        </table:table-row>
      </table:table>
      <text:p text:style-name="P41"/>
      <text:p text:style-name="P8">Because there is <text:span text:style-name="T82">the</text:span> periodic alternating of zeroes and ones, the <text:span text:style-name="T1">zeroes-ones-zeroes</text:span> <text:span text:style-name="T105">are</text:span> the same characters as <text:span text:style-name="T1">ones-zeroes-ones</text:span>. For example <text:span text:style-name="T1">010</text:span> is same <text:span text:style-name="T109">as</text:span> <text:span text:style-name="T1">101</text:span> → both is the character <text:span text:style-name="T1">1-1-1</text:span>. <text:span text:style-name="T26">It is needy only to remember 1</text:span><text:span text:style-name="T132">st</text:span><text:span text:style-name="T26"> bit of whole sequence and then only changed the </text:span><text:span text:style-name="T73">zeroes-ones-zeroes/ones-zeroes-ones</text:span><text:span text:style-name="T26"> for odd</text:span><text:span text:style-name="T33">\</text:span><text:span text:style-name="T26">even characters :-). </text:span></text:p>
      <text:p text:style-name="P10"><text:soft-page-break/>There is very many type<text:span text:style-name="T105">s</text:span> of <text:span text:style-name="T78">these </text:span>characters in the compressed file, I counted some 200MB AVI and some fewMB ZIPs and there were about 12 000 types of characters in the AVI; <text:span text:style-name="T108">o</text:span>f course<text:span text:style-name="T108"> </text:span>all few-bits <text:span text:style-name="T21">characters</text:span> (<text:span text:style-name="T1">3bit</text:span><text:span text:style-name="T2">s</text:span>: <text:span text:style-name="T22">1-1-1</text:span>; <text:span text:style-name="T1">4bit</text:span><text:span text:style-name="T3">s</text:span>: <text:span text:style-name="T22">1-1-2</text:span>, <text:span text:style-name="T22">1-2-1</text:span>, <text:span text:style-name="T22">2-1-1</text:span>; <text:span text:style-name="T1">5bit</text:span><text:span text:style-name="T3">s</text:span>: <text:span text:style-name="T22">1-1-3</text:span>, <text:span text:style-name="T22">1-3-1</text:span>, <text:span text:style-name="T22">3-1-1</text:span>, <text:span text:style-name="T22">1-2-2</text:span>, <text:span text:style-name="T22">2-1-2</text:span>, <text:span text:style-name="T22">2-2-1</text:span>; <text:span text:style-name="T2">6bit</text:span><text:span text:style-name="T3">s</text:span><text:span text:style-name="T82"> </text:span><text:span text:style-name="T23">1-1-4</text:span><text:span text:style-name="T108">, </text:span>…), but also very long characters like 12-307-1251, 125-345-57, 1012-2-708 etc. → <text:span text:style-name="T106">but these long characters</text:span><text:span text:style-name="T108"> </text:span><text:span text:style-name="T106">were only once or twice. </text:span><text:span text:style-name="T109">S</text:span><text:span text:style-name="T106">o it isn't need</text:span><text:span text:style-name="T282">ful</text:span><text:span text:style-name="T106"> to put these </text:span><text:span text:style-name="T160">alone/twins</text:span><text:span text:style-name="T106"> characters to the tree</text:span><text:span text:style-name="T107">(s)</text:span><text:span text:style-name="T106"> if you know the positions of first/last occurences of characters in the sequence. </text:span></text:p>
      <text:p text:style-name="P9"/>
      <text:p text:style-name="P39"><text:span text:style-name="T82">The formula </text:span><text:span text:style-name="T230">for</text:span><text:span text:style-name="T82"> count of types </text:span><text:span text:style-name="T3">N</text:span>-<text:span text:style-name="T82">bits characters probably is: </text:span></text:p>
      <text:p text:style-name="P3"><text:span text:style-name="T145">Count of </text:span><text:span text:style-name="T166">N</text:span><text:span text:style-name="T165">bits</text:span> =<draw:frame draw:style-name="fr1" draw:name="Objekt1" text:anchor-type="as-char" svg:width="2.381cm" svg:height="0.861cm" draw:z-index="5"><draw:object xlink:href="./Object 1" xlink:type="simple" xlink:show="embed" xlink:actuate="onLoad"/><draw:image xlink:href="./ObjectReplacements/Object 1" xlink:type="simple" xlink:show="embed" xlink:actuate="onLoad"/><svg:desc>vzorec</svg:desc></draw:frame></text:p>
      <text:p text:style-name="P39"><text:span text:style-name="T2">3bit</text:span><text:span text:style-name="T3">s</text:span><text:span text:style-name="T2"> </text:span><text:span text:style-name="T145">1</text:span>×<text:span text:style-name="T82">, </text:span><text:span text:style-name="T2">4bit</text:span><text:span text:style-name="T3">s</text:span> <text:span text:style-name="T145">3</text:span><text:span text:style-name="T82">, </text:span><text:span text:style-name="T2">5bit</text:span><text:span text:style-name="T3">s</text:span><text:span text:style-name="T82"> </text:span><text:span text:style-name="T147">6</text:span><text:span text:style-name="T82">, </text:span><text:span text:style-name="T2">6bit</text:span><text:span text:style-name="T3">s</text:span><text:span text:style-name="T82"> </text:span><text:span text:style-name="T147">10</text:span><text:span text:style-name="T82">, </text:span><text:span text:style-name="T2">7bit</text:span><text:span text:style-name="T3">s</text:span><text:span text:style-name="T82"> </text:span><text:span text:style-name="T147">15</text:span><text:span text:style-name="T82">, </text:span><text:span text:style-name="T5">8bits</text:span><text:span text:style-name="T131"> </text:span><text:span text:style-name="T148">21</text:span><text:span text:style-name="T82"> etc. </text:span></text:p>
      <text:p text:style-name="P8"/>
      <text:p text:style-name="P30"><text:span text:style-name="T21">I named these </text:span><text:span text:style-name="T19">metamorphose characters </text:span><text:span text:style-name="T20">'</text:span>morphs<text:span text:style-name="T141">'</text:span><text:span text:style-name="T19"> </text:span><text:span text:style-name="T20">but</text:span><text:span text:style-name="T19"> easier in Czech </text:span><text:span text:style-name="T20">is</text:span><text:span text:style-name="T19">: </text:span><text:span text:style-name="T4">morfs</text:span><text:span text:style-name="T19"> :-). </text:span></text:p>
      <text:p text:style-name="P13"/>
      <text:p text:style-name="P44"><text:span text:style-name="T29">When I programed it</text:span><text:span text:style-name="T28"> the main problem was, how to get the </text:span><text:span text:style-name="T34">morfs </text:span><text:span text:style-name="T28">with</text:span><text:span text:style-name="T34"> their counts</text:span><text:span text:style-name="T28"> really quickly</text:span><text:span text:style-name="T26"> :-). </text:span><text:span text:style-name="T40">The </text:span><text:span text:style-name="T262">characters</text:span><text:span text:style-name="T40"> ha</text:span><text:span text:style-name="T37">ve</text:span><text:span text:style-name="T40"> different </text:span><text:span text:style-name="T37">bit-</text:span><text:span text:style-name="T40">lengths and I used </text:span><text:span text:style-name="T48">(</text:span><text:span text:style-name="T40">in “</text:span><text:span text:style-name="T27">inline </text:span><text:span text:style-name="T40">Asm </text:span><text:span text:style-name="T27">in C”</text:span><text:span text:style-name="T48">)</text:span><text:span text:style-name="T27"> </text:span><text:span text:style-name="T40">the Shift instructions for shifting to CF and JC/JNC to Count the bits, </text:span><text:span text:style-name="T28">because</text:span><text:span text:style-name="T40"> </text:span><text:span text:style-name="T38">I knew it from x86-Asm </text:span><text:span text:style-name="T37">for PC 286/386</text:span><text:span text:style-name="T38"> from high school from the end of last century, </text:span><text:span text:style-name="T28">and I wasn't able to </text:span><text:span text:style-name="T29">explore</text:span><text:span text:style-name="T28"> </text:span><text:span text:style-name="T37">newer</text:span><text:span text:style-name="T28"> </text:span><text:span text:style-name="T37">instructions for x86-64</text:span><text:span text:style-name="T28">, it was complicated for my English </text:span><text:span text:style-name="T38">:-). </text:span><text:span text:style-name="T39">M</text:span><text:span text:style-name="T26">aybe you know some faster process. </text:span></text:p>
      <text:p text:style-name="P19"/>
      <text:p text:style-name="P7"><text:span text:style-name="T232">Up/down-sizing </text:span><text:span text:style-name="T252">of</text:span><text:span text:style-name="T232"> tree: i</text:span><text:span text:style-name="T233">n contrast to Vitter </text:span><text:span text:style-name="T234">tree</text:span><text:span text:style-name="T233">, there isn't the Null character for unknown morf, </text:span><text:span text:style-name="T235">so maybe </text:span><text:span text:style-name="T236">the whole</text:span><text:span text:style-name="T235"> tree will be rebuilded sometimes, </text:span><text:span text:style-name="T232">probably </text:span><text:span text:style-name="T237">similarly</text:span><text:span text:style-name="T232"> for downsizing</text:span><text:span text:style-name="T233">. And it seems minimally two trees will be needy </text:span><text:span text:style-name="T46">(</text:span><text:span text:style-name="T49">one small and more static than dynamic, and one big and more dynamic than static</text:span><text:span text:style-name="T46">)</text:span><text:span text:style-name="T233">, </text:span><text:span text:style-name="T235">because if only one tree is used, th</text:span><text:span text:style-name="T238">e</text:span><text:span text:style-name="T235">n one from 4bits morfs will be in 5bits floor, one of 5bits morfs will be in 6bits floor </text:span><text:span text:style-name="T239">etc.</text:span><text:span text:style-name="T235"> → </text:span><text:span text:style-name="T51">i</text:span><text:span text:style-name="T52">t is the same </text:span><text:span text:style-name="T31">situation </text:span><text:span text:style-name="T52">like in </text:span><text:span text:style-name="T31">Huffman</text:span><text:span text:style-name="T52"> or Vitter, some characters </text:span><text:span text:style-name="T57">sh</text:span><text:span text:style-name="T56">ould be</text:span><text:span text:style-name="T52"> </text:span><text:span text:style-name="T46">shortened, but</text:span><text:span text:style-name="T52"> </text:span><text:span text:style-name="T46">s</text:span><text:span text:style-name="T52">ome </text:span><text:span text:style-name="T46">lengthened, </text:span><text:span text:style-name="T50">but the lengthening of morfs isn't </text:span><text:span text:style-name="T53">cheering</text:span><text:span text:style-name="T51">. </text:span></text:p>
      <text:p text:style-name="P21"/>
      <text:p text:style-name="P67"><text:span text:style-name="T234">If the started/ended positions of morfs are known, then these last morfs aren't in the tree, </text:span><text:span text:style-name="T250">so it means the morf is removed from a tree at his penultimate occurence</text:span><text:span text:style-name="T234">. And next possibility is to write more positions to the Head informations, for example with </text:span><text:span text:style-name="T251">2</text:span><text:span text:style-name="T137">n</text:span><text:span text:style-name="T136">d</text:span><text:span text:style-name="T234"> positions of morfs → in that case the morfs </text:span><text:span text:style-name="T247">sh</text:span><text:span text:style-name="T246">ould be</text:span><text:span text:style-name="T234"> in the tree from their </text:span><text:span text:style-name="T251">2</text:span><text:span text:style-name="T137">n</text:span><text:span text:style-name="T136">d</text:span><text:span text:style-name="T234"> occurrence</text:span><text:span text:style-name="T251">s</text:span><text:span text:style-name="T234">. </text:span></text:p>
      <text:p text:style-name="P57"><text:span text:style-name="T234">The positions&amp;offsets </text:span><text:span text:style-name="T35">(like in dictionary methods)</text:span><text:span text:style-name="T234"> can be attractive, but the rebus is, how to create the smallest Head for all informations :-), because the long-morfs could take many bytes in Head only to write the</text:span><text:span text:style-name="T232">ir names</text:span><text:span text:style-name="T234"> → 1245-8-147, 12-1986-13, 1878-1936-254 etc., </text:span><text:span text:style-name="T240">and</text:span><text:span text:style-name="T234"> these long morfs are very irregulared :-). </text:span></text:p>
      <text:p text:style-name="P46"><text:span text:style-name="T241">S</text:span><text:span text:style-name="T231">o use the offset</text:span><text:span text:style-name="T242">s</text:span><text:span text:style-name="T231"> is meaningful </text:span><text:span text:style-name="T248">because it downsizes the tree</text:span><text:span text:style-name="T231">, </text:span><text:span text:style-name="T248">but </text:span><text:span text:style-name="T231">if the in</text:span><text:span text:style-name="T242">f</text:span><text:span text:style-name="T231">ormation about offsets in the Head will be shorter than offsetted morf. </text:span><text:span text:style-name="T249">And how to write the positions&amp;offsets to the Head? At least with a Huffman code, or try a recursion with a Morf code? </text:span></text:p>
      <text:p text:style-name="P26"/>
      <text:h text:style-name="P186" text:outline-level="2">Two count-trees</text:h>
      <text:p text:style-name="P11">Next reasoning is for the static trees, for the dynamic trees it is unpredictabled. </text:p>
      <text:p text:style-name="P23"><text:span text:style-name="T131">I</text:span><text:span text:style-name="T109">f the formula for </text:span><text:span text:style-name="T146">Count of </text:span><text:span text:style-name="T149">N</text:span><text:span text:style-name="T146">-bits</text:span><text:span text:style-name="T109"> is well</text:span><text:span text:style-name="T131"> </text:span><text:span text:style-name="T153">then </text:span><text:span text:style-name="T131">it seems: W</text:span><text:span text:style-name="T109">ith two </text:span><text:span text:style-name="T163">count-</text:span><text:span text:style-name="T109">trees</text:span><text:span text:style-name="T131"> </text:span><text:span text:style-name="T109">some </text:span><text:span text:style-name="T167">[</text:span><text:span text:style-name="T153">primarily short</text:span><text:span text:style-name="T167">]</text:span><text:span text:style-name="T109"> morfs will have the same length</text:span><text:span text:style-name="T131">s</text:span><text:span text:style-name="T109">, </text:span><text:span text:style-name="T151">but </text:span><text:span text:style-name="T160">some long-morfs</text:span><text:span text:style-name="T131"> will </text:span><text:span text:style-name="T153">be</text:span><text:span text:style-name="T109"> shortened, </text:span><text:span text:style-name="T131">and </text:span><text:span text:style-name="T151">there will not any </text:span><text:span text:style-name="T131">elongated</text:span><text:span text:style-name="T151"> morf</text:span><text:span text:style-name="T35">. </text:span></text:p>
      <text:p text:style-name="P12"><draw:g text:anchor-type="paragraph" draw:z-index="4" draw:name="Skupinový objekt 3" draw:style-name="gr73"><draw:connector draw:style-name="gr74" draw:text-style-name="P198" draw:type="line" svg:x1="5.752cm" svg:y1="2.24cm" svg:x2="5.519cm" svg:y2="1.843cm" draw:start-shape="id200" draw:start-glue-point="4" draw:end-shape="id201" draw:end-glue-point="9" svg:d="M5752 2240l-233-397" svg:viewBox="0 0 235 399"><text:p/></draw:connector><draw:custom-shape draw:style-name="gr75" draw:text-style-name="P222" xml:id="id200" draw:id="id200" svg:width="0.5cm" svg:height="0.477cm" svg:x="5.501cm" svg:y="2.24cm"><text:p text:style-name="P221"><text:span text:style-name="T352">3b</text:span></text:p><text:p text:style-name="P221"><text:span text:style-name="T353">1-1-1</text:span></text:p><draw:enhanced-geometry svg:viewBox="0 0 21600 21600" draw:glue-points="10800 0 0 10800 10800 21600 21600 10800" draw:type="flowchart-process" draw:enhanced-path="M 0 0 L 21600 0 21600 21600 0 21600 0 0 Z N"/></draw:custom-shape><draw:connector draw:style-name="gr74" draw:text-style-name="P198" draw:type="line" svg:x1="5.068cm" svg:y1="2.267cm" svg:x2="5.271cm" svg:y2="1.843cm" draw:start-shape="id202" draw:start-glue-point="4" draw:end-shape="id201" draw:end-glue-point="7" svg:d="M5068 2267l203-424" svg:viewBox="0 0 205 425"><text:p/></draw:connector><draw:connector draw:style-name="gr74" draw:text-style-name="P198" draw:type="line" svg:x1="4.75cm" svg:y1="2.916cm" svg:x2="4.939cm" svg:y2="2.568cm" draw:start-shape="id203" draw:start-glue-point="4" draw:end-shape="id202" draw:end-glue-point="7" svg:d="M4750 2916l189-348" svg:viewBox="0 0 191 349"><text:p/></draw:connector><draw:connector draw:style-name="gr74" draw:text-style-name="P198" draw:type="line" svg:x1="5.366cm" svg:y1="2.917cm" svg:x2="5.195cm" svg:y2="2.568cm" draw:start-shape="id204" draw:start-glue-point="4" draw:end-shape="id202" draw:end-glue-point="9" svg:d="M5366 2917l-171-349" svg:viewBox="0 0 173 351"><text:p/></draw:connector><draw:custom-shape draw:style-name="gr68" draw:text-style-name="P222" xml:id="id204" draw:id="id204" svg:width="0.502cm" svg:height="0.477cm" svg:x="5.115cm" svg:y="2.917cm"><text:p text:style-name="P221"><text:span text:style-name="T352">4b</text:span></text:p><text:p text:style-name="P221"><text:span text:style-name="T353">2-1-1</text:span></text:p><draw:enhanced-geometry svg:viewBox="0 0 21600 21600" draw:glue-points="10800 0 0 10800 10800 21600 21600 10800" draw:type="flowchart-process" draw:enhanced-path="M 0 0 L 21600 0 21600 21600 0 21600 0 0 Z N"/></draw:custom-shape><draw:custom-shape draw:style-name="gr68" draw:text-style-name="P222" xml:id="id203" draw:id="id203" svg:width="0.502cm" svg:height="0.477cm" svg:x="4.5cm" svg:y="2.915cm"><text:p text:style-name="P221"><text:span text:style-name="T352">4b</text:span></text:p><text:p text:style-name="P221"><text:span text:style-name="T353">1-2-1</text:span></text:p><draw:enhanced-geometry svg:viewBox="0 0 21600 21600" draw:glue-points="10800 0 0 10800 10800 21600 21600 10800" draw:type="flowchart-process" draw:enhanced-path="M 0 0 L 21600 0 21600 21600 0 21600 0 0 Z N"/></draw:custom-shape><draw:connector draw:style-name="gr74" draw:text-style-name="P198" draw:type="line" svg:x1="3.332cm" svg:y1="2.965cm" svg:x2="3.644cm" svg:y2="2.568cm" draw:start-shape="id205" draw:start-glue-point="4" draw:end-shape="id206" draw:end-glue-point="7" svg:d="M3332 2965l312-397" svg:viewBox="0 0 314 399"><text:p/></draw:connector><draw:connector draw:style-name="gr74" draw:text-style-name="P198" draw:type="line" svg:x1="4.128cm" svg:y1="2.916cm" svg:x2="3.9cm" svg:y2="2.568cm" draw:start-shape="id207" draw:start-glue-point="4" draw:end-shape="id206" draw:end-glue-point="9" svg:d="M4128 2916l-228-348" svg:viewBox="0 0 229 349"><text:p/></draw:connector><draw:custom-shape draw:style-name="gr68" draw:text-style-name="P222" xml:id="id207" draw:id="id207" svg:width="0.502cm" svg:height="0.477cm" svg:x="3.877cm" svg:y="2.915cm"><text:p text:style-name="P221"><text:span text:style-name="T352">4b</text:span></text:p><text:p text:style-name="P221"><text:span text:style-name="T353">1-1-2</text:span></text:p><draw:enhanced-geometry svg:viewBox="0 0 21600 21600" draw:glue-points="10800 0 0 10800 10800 21600 21600 10800" draw:type="flowchart-process" draw:enhanced-path="M 0 0 L 21600 0 21600 21600 0 21600 0 0 Z N"/></draw:custom-shape><draw:connector draw:style-name="gr74" draw:text-style-name="P198" draw:type="line" svg:x1="2.702cm" svg:y1="1.541cm" svg:x2="3.928cm" svg:y2="1.116cm" draw:start-shape="id208" draw:start-glue-point="4" draw:end-shape="id209" draw:end-glue-point="7" svg:d="M2702 1541l1226-425" svg:viewBox="0 0 1228 427"><text:p/></draw:connector><draw:connector draw:style-name="gr74" draw:text-style-name="P198" draw:type="line" svg:x1="5.396cm" svg:y1="1.541cm" svg:x2="4.175cm" svg:y2="1.116cm" draw:start-shape="id201" draw:start-glue-point="4" draw:end-shape="id209" draw:end-glue-point="9" svg:d="M5396 1541l-1221-425" svg:viewBox="0 0 1222 427"><text:p/></draw:connector><draw:connector draw:style-name="gr51" draw:text-style-name="P198" draw:type="line" svg:x1="4.052cm" svg:y1="0.817cm" svg:x2="4.05cm" svg:y2="0.199cm" draw:start-shape="id209" draw:start-glue-point="4" svg:d="M4052 817l-2-618" svg:viewBox="0 0 4 619"><text:p/></draw:connector><draw:frame draw:style-name="gr76" draw:text-style-name="P218" svg:width="1.645cm" svg:height="0.511cm" svg:x="4.198cm" svg:y="0.352cm"><draw:text-box><text:p text:style-name="P217"><text:span text:style-name="T350">tree bit (0)</text:span></text:p></draw:text-box></draw:frame><draw:frame draw:style-name="gr77" draw:text-style-name="P219" svg:width="1.784cm" svg:height="0.415cm" svg:x="6.184cm" svg:y="2.257cm"><draw:text-box><text:p text:style-name="P217"><text:span text:style-name="T351">3-bit floor</text:span></text:p></draw:text-box></draw:frame><draw:frame draw:style-name="gr78" draw:text-style-name="P219" svg:width="2.087cm" svg:height="0.417cm" svg:x="5.754cm" svg:y="2.952cm"><draw:text-box><text:p text:style-name="P217"><text:span text:style-name="T351">4-bit floor</text:span></text:p></draw:text-box></draw:frame><draw:frame draw:style-name="gr79" draw:text-style-name="P219" svg:width="2.08cm" svg:height="0.412cm" svg:x="4.078cm" svg:y="3.725cm"><draw:text-box><text:p text:style-name="P217"><text:span text:style-name="T351">5-bit floor</text:span></text:p></draw:text-box></draw:frame><draw:custom-shape draw:style-name="gr80" draw:text-style-name="P220" xml:id="id209" draw:id="id209" svg:width="0.35cm" svg:height="0.352cm" svg:x="3.877cm" svg:y="0.816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81" draw:text-style-name="P220" xml:id="id202" draw:id="id202" svg:width="0.359cm" svg:height="0.354cm" svg:x="4.888cm" svg:y="2.266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onnector draw:style-name="gr74" draw:text-style-name="P198" draw:type="line" svg:x1="1.423cm" svg:y1="2.291cm" svg:x2="2.579cm" svg:y2="1.843cm" draw:start-shape="id210" draw:start-glue-point="4" draw:end-shape="id208" draw:end-glue-point="7" svg:d="M1423 2291l1156-448" svg:viewBox="0 0 1157 450"><text:p/></draw:connector><draw:connector draw:style-name="gr74" draw:text-style-name="P198" draw:type="line" svg:x1="3.773cm" svg:y1="2.267cm" svg:x2="2.826cm" svg:y2="1.843cm" draw:start-shape="id206" draw:start-glue-point="4" draw:end-shape="id208" draw:end-glue-point="9" svg:d="M3773 2267l-947-424" svg:viewBox="0 0 949 425"><text:p/></draw:connector><draw:connector draw:style-name="gr74" draw:text-style-name="P198" draw:type="line" svg:x1="0.799cm" svg:y1="2.992cm" svg:x2="1.295cm" svg:y2="2.591cm" draw:start-shape="id211" draw:start-glue-point="4" draw:end-shape="id210" draw:end-glue-point="7" svg:d="M799 2992l496-401" svg:viewBox="0 0 497 402"><text:p/></draw:connector><draw:connector draw:style-name="gr74" draw:text-style-name="P198" draw:type="line" svg:x1="2.081cm" svg:y1="2.965cm" svg:x2="1.55cm" svg:y2="2.591cm" draw:start-shape="id212" draw:start-glue-point="4" draw:end-shape="id210" draw:end-glue-point="9" svg:d="M2081 2965l-531-374" svg:viewBox="0 0 533 376"><text:p/></draw:connector><draw:custom-shape draw:style-name="gr82" draw:text-style-name="P220" xml:id="id208" draw:id="id208" svg:width="0.35cm" svg:height="0.354cm" svg:x="2.528cm" svg:y="1.541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81" draw:text-style-name="P220" xml:id="id206" draw:id="id206" svg:width="0.359cm" svg:height="0.354cm" svg:x="3.593cm" svg:y="2.266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83" draw:text-style-name="P220" xml:id="id210" draw:id="id210" svg:width="0.362cm" svg:height="0.352cm" svg:x="1.242cm" svg:y="2.291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84" draw:text-style-name="P220" xml:id="id201" draw:id="id201" svg:width="0.352cm" svg:height="0.354cm" svg:x="5.219cm" svg:y="1.541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onnector draw:style-name="gr74" draw:text-style-name="P198" draw:type="line" svg:x1="0.451cm" svg:y1="3.664cm" svg:x2="0.669cm" svg:y2="3.289cm" draw:start-shape="id213" draw:start-glue-point="4" draw:end-shape="id211" draw:end-glue-point="7" svg:d="M451 3664l218-375" svg:viewBox="0 0 220 377"><text:p/></draw:connector><draw:connector draw:style-name="gr74" draw:text-style-name="P198" draw:type="line" svg:x1="1.127cm" svg:y1="3.668cm" svg:x2="0.926cm" svg:y2="3.289cm" draw:start-shape="id214" draw:start-glue-point="4" draw:end-shape="id211" draw:end-glue-point="9" svg:d="M1127 3668l-201-379" svg:viewBox="0 0 203 381"><text:p/></draw:connector><draw:connector draw:style-name="gr74" draw:text-style-name="P198" draw:type="line" svg:x1="1.751cm" svg:y1="3.667cm" svg:x2="1.952cm" svg:y2="3.268cm" draw:start-shape="id215" draw:start-glue-point="4" draw:end-shape="id212" draw:end-glue-point="7" svg:d="M1751 3667l201-399" svg:viewBox="0 0 203 400"><text:p/></draw:connector><draw:connector draw:style-name="gr74" draw:text-style-name="P198" draw:type="line" svg:x1="2.402cm" svg:y1="3.667cm" svg:x2="2.21cm" svg:y2="3.268cm" draw:start-shape="id216" draw:start-glue-point="4" draw:end-shape="id212" draw:end-glue-point="9" svg:d="M2402 3667l-192-399" svg:viewBox="0 0 194 400"><text:p/></draw:connector><draw:connector draw:style-name="gr74" draw:text-style-name="P198" draw:type="line" svg:x1="3.051cm" svg:y1="3.665cm" svg:x2="3.202cm" svg:y2="3.268cm" draw:start-shape="id217" draw:start-glue-point="4" draw:end-shape="id205" draw:end-glue-point="7" svg:d="M3051 3665l151-397" svg:viewBox="0 0 153 399"><text:p/></draw:connector><draw:connector draw:style-name="gr74" draw:text-style-name="P198" draw:type="line" svg:x1="3.681cm" svg:y1="3.665cm" svg:x2="3.459cm" svg:y2="3.268cm" draw:start-shape="id218" draw:start-glue-point="4" draw:end-shape="id205" draw:end-glue-point="9" svg:d="M3681 3665l-222-397" svg:viewBox="0 0 224 399"><text:p/></draw:connector><draw:custom-shape draw:style-name="gr75" draw:text-style-name="P222" xml:id="id218" draw:id="id218" svg:width="0.5cm" svg:height="0.477cm" svg:x="3.431cm" svg:y="3.665cm"><text:p text:style-name="P221"><text:span text:style-name="T352">5b</text:span></text:p><text:p text:style-name="P221"><text:span text:style-name="T353">2-2-1</text:span></text:p><draw:enhanced-geometry svg:viewBox="0 0 21600 21600" draw:glue-points="10800 0 0 10800 10800 21600 21600 10800" draw:type="flowchart-process" draw:enhanced-path="M 0 0 L 21600 0 21600 21600 0 21600 0 0 Z N"/></draw:custom-shape><draw:custom-shape draw:style-name="gr68" draw:text-style-name="P222" xml:id="id217" draw:id="id217" svg:width="0.502cm" svg:height="0.477cm" svg:x="2.801cm" svg:y="3.665cm"><text:p text:style-name="P221"><text:span text:style-name="T352">5b</text:span></text:p><text:p text:style-name="P221"><text:span text:style-name="T353">2-1-2</text:span></text:p><draw:enhanced-geometry svg:viewBox="0 0 21600 21600" draw:glue-points="10800 0 0 10800 10800 21600 21600 10800" draw:type="flowchart-process" draw:enhanced-path="M 0 0 L 21600 0 21600 21600 0 21600 0 0 Z N"/></draw:custom-shape><draw:custom-shape draw:style-name="gr62" draw:text-style-name="P222" xml:id="id216" draw:id="id216" svg:width="0.5cm" svg:height="0.475cm" svg:x="2.152cm" svg:y="3.667cm"><text:p text:style-name="P221"><text:span text:style-name="T352">5b</text:span></text:p><text:p text:style-name="P221"><text:span text:style-name="T353">1-2-2</text:span></text:p><draw:enhanced-geometry svg:viewBox="0 0 21600 21600" draw:glue-points="10800 0 0 10800 10800 21600 21600 10800" draw:type="flowchart-process" draw:enhanced-path="M 0 0 L 21600 0 21600 21600 0 21600 0 0 Z N"/></draw:custom-shape><draw:custom-shape draw:style-name="gr68" draw:text-style-name="P222" xml:id="id215" draw:id="id215" svg:width="0.502cm" svg:height="0.477cm" svg:x="1.501cm" svg:y="3.667cm"><text:p text:style-name="P221"><text:span text:style-name="T352">5b</text:span></text:p><text:p text:style-name="P221"><text:span text:style-name="T353">3-1-1</text:span></text:p><draw:enhanced-geometry svg:viewBox="0 0 21600 21600" draw:glue-points="10800 0 0 10800 10800 21600 21600 10800" draw:type="flowchart-process" draw:enhanced-path="M 0 0 L 21600 0 21600 21600 0 21600 0 0 Z N"/></draw:custom-shape><draw:custom-shape draw:style-name="gr62" draw:text-style-name="P222" xml:id="id214" draw:id="id214" svg:width="0.5cm" svg:height="0.475cm" svg:x="0.877cm" svg:y="3.669cm"><text:p text:style-name="P221"><text:span text:style-name="T352">5b</text:span></text:p><text:p text:style-name="P221"><text:span text:style-name="T353">1-3-1</text:span></text:p><draw:enhanced-geometry svg:viewBox="0 0 21600 21600" draw:glue-points="10800 0 0 10800 10800 21600 21600 10800" draw:type="flowchart-process" draw:enhanced-path="M 0 0 L 21600 0 21600 21600 0 21600 0 0 Z N"/></draw:custom-shape><draw:custom-shape draw:style-name="gr68" draw:text-style-name="P222" xml:id="id213" draw:id="id213" svg:width="0.502cm" svg:height="0.477cm" svg:x="0.201cm" svg:y="3.665cm"><text:p text:style-name="P221"><text:span text:style-name="T352">5b</text:span></text:p><text:p text:style-name="P221"><text:span text:style-name="T353">1-1-3</text:span></text:p><draw:enhanced-geometry svg:viewBox="0 0 21600 21600" draw:glue-points="10800 0 0 10800 10800 21600 21600 10800" draw:type="flowchart-process" draw:enhanced-path="M 0 0 L 21600 0 21600 21600 0 21600 0 0 Z N"/></draw:custom-shape><draw:custom-shape draw:style-name="gr85" draw:text-style-name="P220" xml:id="id205" draw:id="id205" svg:width="0.359cm" svg:height="0.355cm" svg:x="3.152cm" svg:y="2.965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86" draw:text-style-name="P220" xml:id="id212" draw:id="id212" svg:width="0.364cm" svg:height="0.355cm" svg:x="1.9cm" svg:y="2.965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87" draw:text-style-name="P220" xml:id="id211" draw:id="id211" svg:width="0.362cm" svg:height="0.35cm" svg:x="0.617cm" svg:y="2.991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g></text:p>
      <text:p text:style-name="P33"><text:s/></text:p>
      <text:p text:style-name="P58"/>
      <text:p text:style-name="P22"><text:span text:style-name="T200">1</text:span><text:span text:style-name="T135">st</text:span><text:span text:style-name="T200"> tree</text:span><text:span text:style-name="T152">:</text:span><text:span text:style-name="T151"> </text:span><text:span text:style-name="T152">the </text:span><text:span text:style-name="T6">3bits</text:span><text:span text:style-name="T152">, </text:span><text:span text:style-name="T6">4b</text:span><text:span text:style-name="T152"> and </text:span><text:span text:style-name="T6">5b</text:span><text:span text:style-name="T152"> morfs have the same bit-lengt</text:span><text:span text:style-name="T256">h</text:span><text:span text:style-name="T152">s. </text:span><text:span text:style-name="T257">T</text:span><text:span text:style-name="T163">here isn't a space for other morfs </text:span><text:span text:style-name="T258">in the tree,</text:span><text:span text:style-name="T163"> </text:span><text:span text:style-name="T257">b</text:span><text:span text:style-name="T163">ut the fact is,</text:span><text:span text:style-name="T259"> </text:span><text:span text:style-name="T163">these morfs</text:span><text:span text:style-name="T259"> are the most times in compressed files</text:span><text:span text:style-name="T163">. </text:span></text:p>
      <text:p text:style-name="P15"/>
      <text:p text:style-name="P53"/>
      <text:p text:style-name="P7"/>
      <text:p text:style-name="P7"/>
      <text:p text:style-name="P31"><text:span text:style-name="T199">2</text:span><text:span text:style-name="T134">nd</text:span><text:span text:style-name="T199"> tree</text:span> is <text:span text:style-name="T205">a </text:span>big tree, there are <text:span text:style-name="T207">≥</text:span><text:span text:style-name="T1">6bits</text:span> morfs without <text:span text:style-name="T160">alone/twins </text:span>morfs <text:span text:style-name="T26">(that are given by their start/end positions)</text:span>. The idea is no lengthening <text:span text:style-name="T204">of </text:span><text:span text:style-name="T205">morfs</text:span>, so <text:span text:style-name="T1">6b</text:span> morfs must be <text:span text:style-name="T210">maximally </text:span>in <text:span text:style-name="T201">6-bit floor</text:span>, <text:span text:style-name="T1">7b</text:span> in <text:span text:style-name="T201">7-bit floor</text:span> etc., and <text:span text:style-name="T204">it seems the </text:span>tree allows it. </text:p>
      <text:p text:style-name="P14">It was <text:span text:style-name="T226">a </text:span>problem to make so big tree (the space on a page isn't so big), so there isn't a Vitter's ordering for nodes and branches in the image. </text:p>
      <text:p text:style-name="P37">And too much big tree probably will the disadvantage for the speed of processing :-(. </text:p>
      <text:p text:style-name="P27"><text:soft-page-break/><draw:g text:anchor-type="as-char" draw:z-index="6" draw:name="Skupinový objekt 5" draw:style-name="gr1"><draw:connector draw:style-name="gr51" draw:text-style-name="P198" draw:type="line" svg:x1="10.171cm" svg:y1="0.691cm" svg:x2="10.169cm" svg:y2="0cm" draw:start-shape="id35" draw:start-glue-point="4" svg:d="M10171-3175l-2-691" svg:viewBox="0 0 4 693"><text:p/></draw:connector><draw:frame draw:style-name="gr52" draw:text-style-name="P218" svg:width="1.645cm" svg:height="0.509cm" svg:x="10.317cm" svg:y="0.153cm"><draw:text-box><text:p text:style-name="P217"><text:span text:style-name="T350">tree bit (1)</text:span></text:p></draw:text-box></draw:frame><draw:frame draw:style-name="gr53" draw:text-style-name="P219" svg:width="1.426cm" svg:height="0.814cm" svg:x="14.123cm" svg:y="2.785cm"><draw:text-box><text:p text:style-name="P217"><text:span text:style-name="T351">6-bit</text:span></text:p><text:p text:style-name="P217"><text:span text:style-name="T351"><text:s text:c="3"/></text:span><text:span text:style-name="T351">floor</text:span></text:p></draw:text-box></draw:frame><draw:frame draw:style-name="gr53" draw:text-style-name="P219" svg:width="1.572cm" svg:height="0.814cm" svg:x="17.519cm" svg:y="4.128cm"><draw:text-box><text:p text:style-name="P217"><text:span text:style-name="T351">7-bit</text:span><text:span text:style-name="T351"><text:line-break/></text:span><text:span text:style-name="T351"> <text:s text:c="6"/>floor</text:span></text:p></draw:text-box></draw:frame><draw:frame draw:style-name="gr54" draw:text-style-name="P219" svg:width="1.805cm" svg:height="0.422cm" svg:x="0.254cm" svg:y="5.771cm"><draw:text-box><text:p text:style-name="P217"><text:span text:style-name="T351">8-bit floor</text:span></text:p></draw:text-box></draw:frame><draw:custom-shape draw:style-name="gr55" draw:text-style-name="P220" xml:id="id35" draw:id="id35" svg:width="0.202cm" svg:height="0.2cm" svg:x="10.07cm" svg:y="0.691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6.096cm" svg:y1="2.342cm" svg:x2="6.682cm" svg:y2="2.09cm" draw:start-shape="id36" draw:start-glue-point="4" draw:end-shape="id37" draw:end-glue-point="7" svg:d="M6096-1524l586-252" svg:viewBox="0 0 587 254"><text:p/></draw:connector><draw:connector draw:style-name="gr56" draw:text-style-name="P198" draw:type="line" svg:x1="7.461cm" svg:y1="2.342cm" svg:x2="6.824cm" svg:y2="2.09cm" draw:start-shape="id38" draw:start-glue-point="4" draw:end-shape="id37" draw:end-glue-point="9" svg:d="M7461-1524l-637-252" svg:viewBox="0 0 639 254"><text:p/></draw:connector><draw:connector draw:style-name="gr56" draw:text-style-name="P198" draw:type="line" svg:x1="5.754cm" svg:y1="3.345cm" svg:x2="6.024cm" svg:y2="2.514cm" draw:start-shape="id39" draw:start-glue-point="4" draw:end-shape="id36" draw:end-glue-point="7" svg:d="M5754-521l270-831" svg:viewBox="0 0 272 833"><text:p/></draw:connector><draw:connector draw:style-name="gr56" draw:text-style-name="P198" draw:type="line" svg:x1="6.424cm" svg:y1="3.345cm" svg:x2="6.167cm" svg:y2="2.514cm" draw:start-shape="id40" draw:start-glue-point="4" draw:end-shape="id36" draw:end-glue-point="9" svg:d="M6424-521l-257-831" svg:viewBox="0 0 259 833"><text:p/></draw:connector><draw:custom-shape draw:style-name="gr57" draw:text-style-name="P220" xml:id="id36" draw:id="id36" svg:width="0.2cm" svg:height="0.2cm" svg:x="5.995cm" svg:y="2.342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7.11cm" svg:y1="3.345cm" svg:x2="7.389cm" svg:y2="2.514cm" draw:start-shape="id41" draw:start-glue-point="4" draw:end-shape="id38" draw:end-glue-point="7" svg:d="M7110-521l279-831" svg:viewBox="0 0 280 833"><text:p/></draw:connector><draw:connector draw:style-name="gr56" draw:text-style-name="P198" draw:type="line" svg:x1="7.793cm" svg:y1="3.345cm" svg:x2="7.535cm" svg:y2="2.514cm" draw:start-shape="id42" draw:start-glue-point="4" draw:end-shape="id38" draw:end-glue-point="9" svg:d="M7793-521l-258-831" svg:viewBox="0 0 259 833"><text:p/></draw:connector><draw:custom-shape draw:style-name="gr57" draw:text-style-name="P220" xml:id="id38" draw:id="id38" svg:width="0.204cm" svg:height="0.2cm" svg:x="7.361cm" svg:y="2.342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3.471cm" svg:y1="2.344cm" svg:x2="4.057cm" svg:y2="2.092cm" draw:start-shape="id43" draw:start-glue-point="4" draw:end-shape="id44" draw:end-glue-point="7" svg:d="M3471-1522l586-252" svg:viewBox="0 0 587 254"><text:p/></draw:connector><draw:connector draw:style-name="gr56" draw:text-style-name="P198" draw:type="line" svg:x1="4.784cm" svg:y1="2.344cm" svg:x2="4.202cm" svg:y2="2.092cm" draw:start-shape="id45" draw:start-glue-point="4" draw:end-shape="id44" draw:end-glue-point="9" svg:d="M4784-1522l-582-252" svg:viewBox="0 0 584 254"><text:p/></draw:connector><draw:connector draw:style-name="gr56" draw:text-style-name="P198" draw:type="line" svg:x1="3.122cm" svg:y1="3.342cm" svg:x2="3.399cm" svg:y2="2.517cm" draw:start-shape="id46" draw:start-glue-point="4" draw:end-shape="id43" draw:end-glue-point="7" svg:d="M3122-524l277-825" svg:viewBox="0 0 279 827"><text:p/></draw:connector><draw:connector draw:style-name="gr56" draw:text-style-name="P198" draw:type="line" svg:x1="3.759cm" svg:y1="3.342cm" svg:x2="3.544cm" svg:y2="2.517cm" draw:start-shape="id47" draw:start-glue-point="4" draw:end-shape="id43" draw:end-glue-point="9" svg:d="M3759-524l-215-825" svg:viewBox="0 0 217 827"><text:p/></draw:connector><draw:custom-shape draw:style-name="gr58" draw:text-style-name="P220" xml:id="id43" draw:id="id43" svg:width="0.202cm" svg:height="0.202cm" svg:x="3.371cm" svg:y="2.344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4.464cm" svg:y1="3.342cm" svg:x2="4.711cm" svg:y2="2.517cm" draw:start-shape="id48" draw:start-glue-point="4" draw:end-shape="id45" draw:end-glue-point="7" svg:d="M4464-524l247-825" svg:viewBox="0 0 249 827"><text:p/></draw:connector><draw:connector draw:style-name="gr56" draw:text-style-name="P198" draw:type="line" svg:x1="5.122cm" svg:y1="3.342cm" svg:x2="4.854cm" svg:y2="2.517cm" draw:start-shape="id49" draw:start-glue-point="4" draw:end-shape="id45" draw:end-glue-point="9" svg:d="M5122-524l-268-825" svg:viewBox="0 0 270 827"><text:p/></draw:connector><draw:custom-shape draw:style-name="gr59" draw:text-style-name="P220" xml:id="id45" draw:id="id45" svg:width="0.2cm" svg:height="0.202cm" svg:x="4.683cm" svg:y="2.344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0.871cm" svg:y1="2.344cm" svg:x2="1.392cm" svg:y2="2.092cm" draw:start-shape="id50" draw:start-glue-point="4" draw:end-shape="id51" draw:end-glue-point="7" svg:d="M871-1522l521-252" svg:viewBox="0 0 522 254"><text:p/></draw:connector><draw:connector draw:style-name="gr56" draw:text-style-name="P198" draw:type="line" svg:x1="2.083cm" svg:y1="2.344cm" svg:x2="1.535cm" svg:y2="2.092cm" draw:start-shape="id52" draw:start-glue-point="4" draw:end-shape="id51" draw:end-glue-point="9" svg:d="M2083-1522l-548-252" svg:viewBox="0 0 550 254"><text:p/></draw:connector><draw:connector draw:style-name="gr56" draw:text-style-name="P198" draw:type="line" svg:x1="0.522cm" svg:y1="3.337cm" svg:x2="0.799cm" svg:y2="2.517cm" draw:start-shape="id53" draw:start-glue-point="4" draw:end-shape="id50" draw:end-glue-point="7" svg:d="M522-529l277-820" svg:viewBox="0 0 279 822"><text:p/></draw:connector><draw:connector draw:style-name="gr56" draw:text-style-name="P198" draw:type="line" svg:x1="1.122cm" svg:y1="3.349cm" svg:x2="0.944cm" svg:y2="2.517cm" draw:start-shape="id54" draw:start-glue-point="4" draw:end-shape="id50" draw:end-glue-point="9" svg:d="M1122-517l-178-832" svg:viewBox="0 0 180 834"><text:p/></draw:connector><draw:custom-shape draw:style-name="gr58" draw:text-style-name="P220" xml:id="id50" draw:id="id50" svg:width="0.202cm" svg:height="0.202cm" svg:x="0.771cm" svg:y="2.344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1.776cm" svg:y1="3.342cm" svg:x2="2.011cm" svg:y2="2.517cm" draw:start-shape="id55" draw:start-glue-point="4" draw:end-shape="id52" draw:end-glue-point="7" svg:d="M1776-524l235-825" svg:viewBox="0 0 236 827"><text:p/></draw:connector><draw:connector draw:style-name="gr56" draw:text-style-name="P198" draw:type="line" svg:x1="2.447cm" svg:y1="3.342cm" svg:x2="2.155cm" svg:y2="2.517cm" draw:start-shape="id56" draw:start-glue-point="4" draw:end-shape="id52" draw:end-glue-point="9" svg:d="M2447-524l-292-825" svg:viewBox="0 0 293 827"><text:p/></draw:connector><draw:custom-shape draw:style-name="gr58" draw:text-style-name="P220" xml:id="id52" draw:id="id52" svg:width="0.202cm" svg:height="0.202cm" svg:x="1.983cm" svg:y="2.344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8.811cm" svg:y1="2.344cm" svg:x2="9.396cm" svg:y2="2.092cm" draw:start-shape="id57" draw:start-glue-point="4" draw:end-shape="id58" draw:end-glue-point="7" svg:d="M8811-1522l585-252" svg:viewBox="0 0 587 254"><text:p/></draw:connector><draw:connector draw:style-name="gr56" draw:text-style-name="P198" draw:type="line" svg:x1="10.174cm" svg:y1="2.344cm" svg:x2="9.543cm" svg:y2="2.092cm" draw:start-shape="id59" draw:start-glue-point="4" draw:end-shape="id58" draw:end-glue-point="9" svg:d="M10174-1522l-631-252" svg:viewBox="0 0 633 254"><text:p/></draw:connector><draw:connector draw:style-name="gr56" draw:text-style-name="P198" draw:type="line" svg:x1="8.475cm" svg:y1="3.344cm" svg:x2="8.738cm" svg:y2="2.517cm" draw:start-shape="id60" draw:start-glue-point="4" draw:end-shape="id57" draw:end-glue-point="7" svg:d="M8475-522l263-827" svg:viewBox="0 0 265 829"><text:p/></draw:connector><draw:connector draw:style-name="gr56" draw:text-style-name="P198" draw:type="line" svg:x1="9.158cm" svg:y1="3.344cm" svg:x2="8.885cm" svg:y2="2.517cm" draw:start-shape="id61" draw:end-shape="id57" draw:end-glue-point="9" svg:d="M9158-522l-273-827" svg:viewBox="0 0 275 829"><text:p/></draw:connector><draw:custom-shape draw:style-name="gr59" draw:text-style-name="P220" xml:id="id57" draw:id="id57" svg:width="0.204cm" svg:height="0.202cm" svg:x="8.71cm" svg:y="2.344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9.841cm" svg:y1="3.344cm" svg:x2="10.102cm" svg:y2="2.517cm" draw:start-shape="id62" draw:start-glue-point="4" draw:end-shape="id59" draw:end-glue-point="7" svg:d="M9841-522l261-827" svg:viewBox="0 0 263 829"><text:p/></draw:connector><draw:connector draw:style-name="gr56" draw:text-style-name="P198" draw:type="line" svg:x1="10.525cm" svg:y1="3.344cm" svg:x2="10.248cm" svg:y2="2.517cm" draw:start-shape="id63" draw:start-glue-point="4" draw:end-shape="id59" draw:end-glue-point="9" svg:d="M10525-522l-277-827" svg:viewBox="0 0 279 829"><text:p/></draw:connector><draw:custom-shape draw:style-name="gr59" draw:text-style-name="P220" xml:id="id59" draw:id="id59" svg:width="0.204cm" svg:height="0.202cm" svg:x="10.074cm" svg:y="2.344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16.341cm" svg:y1="2.344cm" svg:x2="16.656cm" svg:y2="2.092cm" draw:start-shape="id64" draw:start-glue-point="4" draw:end-shape="id65" draw:end-glue-point="7" svg:d="M16341-1522l315-252" svg:viewBox="0 0 318 254"><text:p/></draw:connector><draw:connector draw:style-name="gr56" draw:text-style-name="P198" draw:type="line" svg:x1="17.092cm" svg:y1="2.344cm" svg:x2="16.799cm" svg:y2="2.092cm" draw:start-shape="id66" draw:start-glue-point="4" draw:end-shape="id65" draw:end-glue-point="9" svg:d="M17092-1522l-293-252" svg:viewBox="0 0 295 254"><text:p/></draw:connector><draw:connector draw:style-name="gr56" draw:text-style-name="P198" draw:type="line" svg:x1="16.085cm" svg:y1="2.744cm" svg:x2="16.272cm" svg:y2="2.517cm" draw:start-shape="id67" draw:start-glue-point="4" draw:end-shape="id64" draw:end-glue-point="7" svg:d="M16085-1122l187-227" svg:viewBox="0 0 189 229"><text:p/></draw:connector><draw:connector draw:style-name="gr56" draw:text-style-name="P198" draw:type="line" svg:x1="16.461cm" svg:y1="3.344cm" svg:x2="16.408cm" svg:y2="2.517cm" draw:start-shape="id68" draw:start-glue-point="4" draw:end-shape="id64" draw:end-glue-point="9" svg:d="M16461-522l-53-827" svg:viewBox="0 0 55 829"><text:p/></draw:connector><draw:custom-shape draw:style-name="gr60" draw:text-style-name="P220" xml:id="id64" draw:id="id64" svg:width="0.193cm" svg:height="0.202cm" svg:x="16.244cm" svg:y="2.344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16.836cm" svg:y1="2.744cm" svg:x2="17.02cm" svg:y2="2.517cm" draw:start-shape="id69" draw:start-glue-point="4" draw:end-shape="id66" draw:end-glue-point="7" svg:d="M16836-1122l184-227" svg:viewBox="0 0 185 229"><text:p/></draw:connector><draw:connector draw:style-name="gr56" draw:text-style-name="P198" draw:type="line" svg:x1="17.21cm" svg:y1="3.344cm" svg:x2="17.166cm" svg:y2="2.517cm" draw:start-shape="id70" draw:start-glue-point="4" draw:end-shape="id66" draw:end-glue-point="9" svg:d="M17210-522l-44-827" svg:viewBox="0 0 46 829"><text:p/></draw:connector><draw:custom-shape draw:style-name="gr59" draw:text-style-name="P220" xml:id="id66" draw:id="id66" svg:width="0.204cm" svg:height="0.202cm" svg:x="16.992cm" svg:y="2.344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13.691cm" svg:y1="2.347cm" svg:x2="14.665cm" svg:y2="2.096cm" draw:start-shape="id71" draw:start-glue-point="4" draw:end-shape="id72" draw:end-glue-point="7" svg:d="M13691-1519l974-251" svg:viewBox="0 0 975 252"><text:p/></draw:connector><draw:connector draw:style-name="gr56" draw:text-style-name="P198" draw:type="line" svg:x1="15.603cm" svg:y1="2.347cm" svg:x2="14.81cm" svg:y2="2.096cm" draw:start-shape="id73" draw:start-glue-point="4" draw:end-shape="id72" draw:end-glue-point="9" svg:d="M15603-1519l-793-251" svg:viewBox="0 0 796 252"><text:p/></draw:connector><draw:connector draw:style-name="gr56" draw:text-style-name="P198" draw:type="line" svg:x1="13.739cm" svg:y1="3.345cm" svg:x2="13.619cm" svg:y2="2.519cm" draw:start-shape="id74" draw:start-glue-point="4" draw:end-shape="id71" draw:end-glue-point="7" svg:d="M13739-521l-120-826" svg:viewBox="0 0 122 827"><text:p/></draw:connector><draw:connector draw:style-name="gr56" draw:text-style-name="P198" draw:type="line" svg:x1="14.261cm" svg:y1="3.345cm" svg:x2="13.764cm" svg:y2="2.519cm" draw:start-shape="id75" draw:start-glue-point="4" draw:end-shape="id71" draw:end-glue-point="9" svg:d="M14261-521l-497-826" svg:viewBox="0 0 499 827"><text:p/></draw:connector><draw:custom-shape draw:style-name="gr58" draw:text-style-name="P220" xml:id="id71" draw:id="id71" svg:width="0.202cm" svg:height="0.202cm" svg:x="13.591cm" svg:y="2.346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15.335cm" svg:y1="2.745cm" svg:x2="15.531cm" svg:y2="2.519cm" draw:start-shape="id76" draw:start-glue-point="4" draw:end-shape="id73" draw:end-glue-point="7" svg:d="M15335-1121l196-226" svg:viewBox="0 0 198 228"><text:p/></draw:connector><draw:connector draw:style-name="gr56" draw:text-style-name="P198" draw:type="line" svg:x1="15.711cm" svg:y1="3.345cm" svg:x2="15.677cm" svg:y2="2.519cm" draw:start-shape="id77" draw:start-glue-point="4" draw:end-shape="id73" draw:end-glue-point="9" svg:d="M15711-521l-34-826" svg:viewBox="0 0 35 827"><text:p/></draw:connector><draw:custom-shape draw:style-name="gr59" draw:text-style-name="P220" xml:id="id73" draw:id="id73" svg:width="0.204cm" svg:height="0.202cm" svg:x="15.503cm" svg:y="2.346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11.531cm" svg:y1="2.347cm" svg:x2="12.13cm" svg:y2="2.096cm" draw:start-shape="id78" draw:start-glue-point="4" draw:end-shape="id79" draw:end-glue-point="7" svg:d="M11531-1519l599-251" svg:viewBox="0 0 601 252"><text:p/></draw:connector><draw:connector draw:style-name="gr56" draw:text-style-name="P198" draw:type="line" svg:x1="12.906cm" svg:y1="2.347cm" svg:x2="12.275cm" svg:y2="2.096cm" draw:start-shape="id80" draw:start-glue-point="4" draw:end-shape="id79" draw:end-glue-point="9" svg:d="M12906-1519l-631-251" svg:viewBox="0 0 633 252"><text:p/></draw:connector><draw:connector draw:style-name="gr56" draw:text-style-name="P198" draw:type="line" svg:x1="11.206cm" svg:y1="3.343cm" svg:x2="11.458cm" svg:y2="2.519cm" draw:start-shape="id81" draw:start-glue-point="4" draw:end-shape="id78" draw:end-glue-point="7" svg:d="M11206-523l252-824" svg:viewBox="0 0 254 826"><text:p/></draw:connector><draw:connector draw:style-name="gr56" draw:text-style-name="P198" draw:type="line" svg:x1="11.89cm" svg:y1="3.345cm" svg:x2="11.605cm" svg:y2="2.519cm" draw:start-shape="id82" draw:start-glue-point="4" draw:end-shape="id78" draw:end-glue-point="9" svg:d="M11890-521l-285-826" svg:viewBox="0 0 288 827"><text:p/></draw:connector><draw:custom-shape draw:style-name="gr59" draw:text-style-name="P220" xml:id="id78" draw:id="id78" svg:width="0.204cm" svg:height="0.202cm" svg:x="11.43cm" svg:y="2.346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12.573cm" svg:y1="3.345cm" svg:x2="12.834cm" svg:y2="2.519cm" draw:start-shape="id83" draw:start-glue-point="4" draw:end-shape="id80" draw:end-glue-point="7" svg:d="M12573-521l261-826" svg:viewBox="0 0 263 827"><text:p/></draw:connector><draw:connector draw:style-name="gr56" draw:text-style-name="P198" draw:type="line" svg:x1="13.257cm" svg:y1="3.345cm" svg:x2="12.98cm" svg:y2="2.519cm" draw:start-shape="id84" draw:start-glue-point="4" draw:end-shape="id80" draw:end-glue-point="9" svg:d="M13257-521l-277-826" svg:viewBox="0 0 279 827"><text:p/></draw:connector><draw:custom-shape draw:style-name="gr59" draw:text-style-name="P220" xml:id="id80" draw:id="id80" svg:width="0.204cm" svg:height="0.202cm" svg:x="12.806cm" svg:y="2.346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17.859cm" svg:y1="2.347cm" svg:x2="18.172cm" svg:y2="2.096cm" draw:start-shape="id85" draw:start-glue-point="4" draw:end-shape="id86" draw:end-glue-point="7" svg:d="M17859-1519l313-251" svg:viewBox="0 0 314 252"><text:p/></draw:connector><draw:connector draw:style-name="gr56" draw:text-style-name="P198" draw:type="line" svg:x1="18.625cm" svg:y1="2.347cm" svg:x2="18.314cm" svg:y2="2.096cm" draw:start-shape="id87" draw:start-glue-point="4" draw:end-shape="id86" draw:end-glue-point="9" svg:d="M18625-1519l-311-251" svg:viewBox="0 0 312 252"><text:p/></draw:connector><draw:connector draw:style-name="gr56" draw:text-style-name="P198" draw:type="line" svg:x1="17.586cm" svg:y1="2.745cm" svg:x2="17.787cm" svg:y2="2.519cm" draw:start-shape="id88" draw:start-glue-point="4" draw:end-shape="id85" draw:end-glue-point="7" svg:d="M17586-1121l201-226" svg:viewBox="0 0 203 228"><text:p/></draw:connector><draw:connector draw:style-name="gr56" draw:text-style-name="P198" draw:type="line" svg:x1="17.96cm" svg:y1="3.345cm" svg:x2="17.932cm" svg:y2="2.519cm" draw:start-shape="id89" draw:start-glue-point="4" draw:end-shape="id85" draw:end-glue-point="9" svg:d="M17960-521l-28-826" svg:viewBox="0 0 30 827"><text:p/></draw:connector><draw:custom-shape draw:style-name="gr58" draw:text-style-name="P220" xml:id="id85" draw:id="id85" svg:width="0.202cm" svg:height="0.202cm" svg:x="17.759cm" svg:y="2.346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18.336cm" svg:y1="2.745cm" svg:x2="18.553cm" svg:y2="2.519cm" draw:start-shape="id90" draw:start-glue-point="4" draw:end-shape="id87" draw:end-glue-point="7" svg:d="M18336-1121l217-226" svg:viewBox="0 0 219 228"><text:p/></draw:connector><draw:connector draw:style-name="gr56" draw:text-style-name="P198" draw:type="line" svg:x1="18.731cm" svg:y1="3.345cm" svg:x2="18.695cm" svg:y2="2.519cm" draw:start-shape="id91" draw:start-glue-point="4" draw:end-shape="id87" draw:end-glue-point="9" svg:d="M18731-521l-36-826" svg:viewBox="0 0 37 827"><text:p/></draw:connector><draw:custom-shape draw:style-name="gr59" draw:text-style-name="P220" xml:id="id87" draw:id="id87" svg:width="0.2cm" svg:height="0.202cm" svg:x="18.524cm" svg:y="2.346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55" draw:text-style-name="P220" xml:id="id92" draw:id="id92" svg:width="0.202cm" svg:height="0.2cm" svg:x="17.403cm" svg:y="1.542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57" draw:text-style-name="P220" xml:id="id93" draw:id="id93" svg:width="0.2cm" svg:height="0.2cm" svg:x="13.421cm" svg:y="1.538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55" draw:text-style-name="P220" xml:id="id94" draw:id="id94" svg:width="0.202cm" svg:height="0.2cm" svg:x="7.964cm" svg:y="1.545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57" draw:text-style-name="P220" xml:id="id95" draw:id="id95" svg:width="0.2cm" svg:height="0.2cm" svg:x="2.679cm" svg:y="1.545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59" draw:text-style-name="P220" xml:id="id37" draw:id="id37" svg:width="0.2cm" svg:height="0.202cm" svg:x="6.653cm" svg:y="1.917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58" draw:text-style-name="P220" xml:id="id44" draw:id="id44" svg:width="0.202cm" svg:height="0.202cm" svg:x="4.029cm" svg:y="1.919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59" draw:text-style-name="P220" xml:id="id51" draw:id="id51" svg:width="0.2cm" svg:height="0.202cm" svg:x="1.363cm" svg:y="1.919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59" draw:text-style-name="P220" xml:id="id58" draw:id="id58" svg:width="0.204cm" svg:height="0.202cm" svg:x="9.368cm" svg:y="1.919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59" draw:text-style-name="P220" xml:id="id65" draw:id="id65" svg:width="0.2cm" svg:height="0.202cm" svg:x="16.628cm" svg:y="1.919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55" draw:text-style-name="P220" xml:id="id72" draw:id="id72" svg:width="0.202cm" svg:height="0.2cm" svg:x="14.637cm" svg:y="1.924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55" draw:text-style-name="P220" xml:id="id79" draw:id="id79" svg:width="0.202cm" svg:height="0.2cm" svg:x="12.102cm" svg:y="1.924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57" draw:text-style-name="P220" xml:id="id86" draw:id="id86" svg:width="0.2cm" svg:height="0.2cm" svg:x="18.143cm" svg:y="1.924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16.729cm" svg:y1="1.92cm" svg:x2="17.431cm" svg:y2="1.713cm" draw:start-shape="id65" draw:start-glue-point="4" draw:end-shape="id92" draw:end-glue-point="7" svg:d="M16729-1946l702-207" svg:viewBox="0 0 704 208"><text:p/></draw:connector><draw:connector draw:style-name="gr56" draw:text-style-name="P198" draw:type="line" svg:x1="18.244cm" svg:y1="1.925cm" svg:x2="17.575cm" svg:y2="1.713cm" draw:start-shape="id86" draw:start-glue-point="4" draw:end-shape="id92" draw:end-glue-point="9" svg:d="M18244-1941l-669-212" svg:viewBox="0 0 670 213"><text:p/></draw:connector><draw:connector draw:style-name="gr56" draw:text-style-name="P198" draw:type="line" svg:x1="12.203cm" svg:y1="1.924cm" svg:x2="13.45cm" svg:y2="1.709cm" draw:start-shape="id79" draw:start-glue-point="4" draw:end-shape="id93" draw:end-glue-point="7" svg:d="M12203-1942l1247-215" svg:viewBox="0 0 1249 217"><text:p/></draw:connector><draw:connector draw:style-name="gr56" draw:text-style-name="P198" draw:type="line" svg:x1="14.737cm" svg:y1="1.924cm" svg:x2="13.593cm" svg:y2="1.709cm" draw:start-shape="id72" draw:start-glue-point="4" draw:end-shape="id93" draw:end-glue-point="9" svg:d="M14737-1942l-1144-215" svg:viewBox="0 0 1147 217"><text:p/></draw:connector><draw:connector draw:style-name="gr56" draw:text-style-name="P198" draw:type="line" svg:x1="6.754cm" svg:y1="1.917cm" svg:x2="7.992cm" svg:y2="1.716cm" draw:start-shape="id37" draw:start-glue-point="4" draw:end-shape="id94" draw:end-glue-point="7" svg:d="M6754-1949l1238-201" svg:viewBox="0 0 1240 203"><text:p/></draw:connector><draw:connector draw:style-name="gr56" draw:text-style-name="P198" draw:type="line" svg:x1="9.469cm" svg:y1="1.919cm" svg:x2="8.137cm" svg:y2="1.716cm" draw:start-shape="id58" draw:start-glue-point="4" draw:end-shape="id94" draw:end-glue-point="9" svg:d="M9469-1947l-1332-203" svg:viewBox="0 0 1334 205"><text:p/></draw:connector><draw:connector draw:style-name="gr56" draw:text-style-name="P198" draw:type="line" svg:x1="1.464cm" svg:y1="1.919cm" svg:x2="2.708cm" svg:y2="1.716cm" draw:start-shape="id51" draw:start-glue-point="4" draw:end-shape="id95" draw:end-glue-point="7" svg:d="M1464-1947l1244-203" svg:viewBox="0 0 1245 205"><text:p/></draw:connector><draw:connector draw:style-name="gr56" draw:text-style-name="P198" draw:type="line" svg:x1="4.129cm" svg:y1="1.919cm" svg:x2="2.85cm" svg:y2="1.716cm" draw:start-shape="id44" draw:start-glue-point="4" draw:end-shape="id95" draw:end-glue-point="9" svg:d="M4129-1947l-1279-203" svg:viewBox="0 0 1281 205"><text:p/></draw:connector><draw:connector draw:style-name="gr56" draw:text-style-name="P198" draw:type="line" svg:x1="13.522cm" svg:y1="1.538cm" svg:x2="15.531cm" svg:y2="1.356cm" draw:start-shape="id93" draw:start-glue-point="4" draw:end-shape="id96" draw:end-glue-point="7" svg:d="M13522-2328l2009-182" svg:viewBox="0 0 2011 183"><text:p/></draw:connector><draw:connector draw:style-name="gr56" draw:text-style-name="P198" draw:type="line" svg:x1="17.503cm" svg:y1="1.541cm" svg:x2="15.677cm" svg:y2="1.356cm" draw:start-shape="id92" draw:start-glue-point="4" draw:end-shape="id96" draw:end-glue-point="9" svg:d="M17503-2325l-1826-185" svg:viewBox="0 0 1827 187"><text:p/></draw:connector><draw:custom-shape draw:style-name="gr57" draw:text-style-name="P220" xml:id="id96" draw:id="id96" svg:width="0.204cm" svg:height="0.2cm" svg:x="15.503cm" svg:y="1.185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2.78cm" svg:y1="1.545cm" svg:x2="5.343cm" svg:y2="1.36cm" draw:start-shape="id95" draw:start-glue-point="4" draw:end-shape="id97" draw:end-glue-point="7" svg:d="M2780-2321l2563-185" svg:viewBox="0 0 2565 187"><text:p/></draw:connector><draw:connector draw:style-name="gr56" draw:text-style-name="P198" draw:type="line" svg:x1="8.065cm" svg:y1="1.545cm" svg:x2="5.489cm" svg:y2="1.36cm" draw:start-shape="id94" draw:start-glue-point="4" draw:end-shape="id97" draw:end-glue-point="9" svg:d="M8065-2321l-2576-185" svg:viewBox="0 0 2577 187"><text:p/></draw:connector><draw:custom-shape draw:style-name="gr59" draw:text-style-name="P220" xml:id="id97" draw:id="id97" svg:width="0.204cm" svg:height="0.202cm" svg:x="5.315cm" svg:y="1.187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5.415cm" svg:y1="1.188cm" svg:x2="10.098cm" svg:y2="0.863cm" draw:start-shape="id97" draw:start-glue-point="4" draw:end-shape="id35" draw:end-glue-point="7" svg:d="M5415-2678l4683-325" svg:viewBox="0 0 4685 326"><text:p/></draw:connector><draw:connector draw:style-name="gr56" draw:text-style-name="P198" draw:type="line" svg:x1="15.603cm" svg:y1="1.186cm" svg:x2="10.243cm" svg:y2="0.863cm" draw:start-shape="id96" draw:start-glue-point="4" draw:end-shape="id35" draw:end-glue-point="9" svg:d="M15603-2680l-5360-323" svg:viewBox="0 0 5362 325"><text:p/></draw:connector><draw:custom-shape draw:style-name="gr61" draw:text-style-name="P222" xml:id="id88" draw:id="id88" svg:width="0.503cm" svg:height="0.475cm" svg:x="17.334cm" svg:y="2.745cm"><text:p text:style-name="P221"><text:span text:style-name="T352">6b</text:span></text:p><text:p text:style-name="P221"><text:span text:style-name="T353">1-2-3</text:span></text:p><draw:enhanced-geometry svg:viewBox="0 0 21600 21600" draw:glue-points="10800 0 0 10800 10800 21600 21600 10800" draw:type="flowchart-process" draw:enhanced-path="M 0 0 L 21600 0 21600 21600 0 21600 0 0 Z N"/></draw:custom-shape><draw:custom-shape draw:style-name="gr62" draw:text-style-name="P222" xml:id="id89" draw:id="id89" svg:width="0.5cm" svg:height="0.475cm" svg:x="17.709cm" svg:y="3.344cm"><text:p text:style-name="P221"><text:span text:style-name="T352">6b</text:span></text:p><text:p text:style-name="P221"><text:span text:style-name="T353">4-1-1</text:span></text:p><draw:enhanced-geometry svg:viewBox="0 0 21600 21600" draw:glue-points="10800 0 0 10800 10800 21600 21600 10800" draw:type="flowchart-process" draw:enhanced-path="M 0 0 L 21600 0 21600 21600 0 21600 0 0 Z N"/></draw:custom-shape><draw:custom-shape draw:style-name="gr63" draw:text-style-name="P222" xml:id="id90" draw:id="id90" svg:width="0.502cm" svg:height="0.475cm" svg:x="18.085cm" svg:y="2.745cm"><text:p text:style-name="P221"><text:span text:style-name="T352">6b</text:span></text:p><text:p text:style-name="P221"><text:span text:style-name="T353">1-4-1</text:span></text:p><draw:enhanced-geometry svg:viewBox="0 0 21600 21600" draw:glue-points="10800 0 0 10800 10800 21600 21600 10800" draw:type="flowchart-process" draw:enhanced-path="M 0 0 L 21600 0 21600 21600 0 21600 0 0 Z N"/></draw:custom-shape><draw:custom-shape draw:style-name="gr62" draw:text-style-name="P222" xml:id="id91" draw:id="id91" svg:width="0.5cm" svg:height="0.475cm" svg:x="18.48cm" svg:y="3.344cm"><text:p text:style-name="P221"><text:span text:style-name="T352">6b</text:span></text:p><text:p text:style-name="P221"><text:span text:style-name="T353">1-1-4</text:span></text:p><draw:enhanced-geometry svg:viewBox="0 0 21600 21600" draw:glue-points="10800 0 0 10800 10800 21600 21600 10800" draw:type="flowchart-process" draw:enhanced-path="M 0 0 L 21600 0 21600 21600 0 21600 0 0 Z N"/></draw:custom-shape><draw:custom-shape draw:style-name="gr62" draw:text-style-name="P222" xml:id="id67" draw:id="id67" svg:width="0.5cm" svg:height="0.475cm" svg:x="15.834cm" svg:y="2.745cm"><text:p text:style-name="P221"><text:span text:style-name="T352">6b</text:span></text:p><text:p text:style-name="P221"><text:span text:style-name="T353">3-1-2</text:span></text:p><draw:enhanced-geometry svg:viewBox="0 0 21600 21600" draw:glue-points="10800 0 0 10800 10800 21600 21600 10800" draw:type="flowchart-process" draw:enhanced-path="M 0 0 L 21600 0 21600 21600 0 21600 0 0 Z N"/></draw:custom-shape><draw:custom-shape draw:style-name="gr63" draw:text-style-name="P222" xml:id="id68" draw:id="id68" svg:width="0.502cm" svg:height="0.475cm" svg:x="16.21cm" svg:y="3.344cm"><text:p text:style-name="P221"><text:span text:style-name="T352">6b</text:span></text:p><text:p text:style-name="P221"><text:span text:style-name="T353">2-3-1</text:span></text:p><draw:enhanced-geometry svg:viewBox="0 0 21600 21600" draw:glue-points="10800 0 0 10800 10800 21600 21600 10800" draw:type="flowchart-process" draw:enhanced-path="M 0 0 L 21600 0 21600 21600 0 21600 0 0 Z N"/></draw:custom-shape><draw:custom-shape draw:style-name="gr61" draw:text-style-name="P222" xml:id="id69" draw:id="id69" svg:width="0.503cm" svg:height="0.475cm" svg:x="16.584cm" svg:y="2.745cm"><text:p text:style-name="P221"><text:span text:style-name="T352">6b</text:span></text:p><text:p text:style-name="P221"><text:span text:style-name="T353">2-1-3</text:span></text:p><draw:enhanced-geometry svg:viewBox="0 0 21600 21600" draw:glue-points="10800 0 0 10800 10800 21600 21600 10800" draw:type="flowchart-process" draw:enhanced-path="M 0 0 L 21600 0 21600 21600 0 21600 0 0 Z N"/></draw:custom-shape><draw:custom-shape draw:style-name="gr63" draw:text-style-name="P222" xml:id="id70" draw:id="id70" svg:width="0.502cm" svg:height="0.475cm" svg:x="16.96cm" svg:y="3.344cm"><text:p text:style-name="P221"><text:span text:style-name="T352">6b</text:span></text:p><text:p text:style-name="P221"><text:span text:style-name="T353">1-3-2</text:span></text:p><draw:enhanced-geometry svg:viewBox="0 0 21600 21600" draw:glue-points="10800 0 0 10800 10800 21600 21600 10800" draw:type="flowchart-process" draw:enhanced-path="M 0 0 L 21600 0 21600 21600 0 21600 0 0 Z N"/></draw:custom-shape><draw:custom-shape draw:style-name="gr61" draw:text-style-name="P222" xml:id="id77" draw:id="id77" svg:width="0.503cm" svg:height="0.475cm" svg:x="15.459cm" svg:y="3.344cm"><text:p text:style-name="P221"><text:span text:style-name="T352">6b</text:span></text:p><text:p text:style-name="P221"><text:span text:style-name="T353">3-2-1</text:span></text:p><draw:enhanced-geometry svg:viewBox="0 0 21600 21600" draw:glue-points="10800 0 0 10800 10800 21600 21600 10800" draw:type="flowchart-process" draw:enhanced-path="M 0 0 L 21600 0 21600 21600 0 21600 0 0 Z N"/></draw:custom-shape><draw:custom-shape draw:style-name="gr63" draw:text-style-name="P222" xml:id="id76" draw:id="id76" svg:width="0.502cm" svg:height="0.475cm" svg:x="15.085cm" svg:y="2.745cm"><text:p text:style-name="P221"><text:span text:style-name="T352">6b</text:span></text:p><text:p text:style-name="P221"><text:span text:style-name="T353">2-2-2</text:span></text:p><draw:enhanced-geometry svg:viewBox="0 0 21600 21600" draw:glue-points="10800 0 0 10800 10800 21600 21600 10800" draw:type="flowchart-process" draw:enhanced-path="M 0 0 L 21600 0 21600 21600 0 21600 0 0 Z N"/></draw:custom-shape><draw:connector draw:style-name="gr56" draw:text-style-name="P198" draw:type="line" svg:x1="0.259cm" svg:y1="4.286cm" svg:x2="0.432cm" svg:y2="3.552cm" draw:start-shape="id98" draw:start-glue-point="4" draw:end-shape="id53" draw:end-glue-point="7" svg:d="M259 420l173-734" svg:viewBox="0 0 175 736"><text:p/></draw:connector><draw:connector draw:style-name="gr56" draw:text-style-name="P198" draw:type="line" svg:x1="0.586cm" svg:y1="4.886cm" svg:x2="0.61cm" svg:y2="3.552cm" draw:start-shape="id99" draw:start-glue-point="4" draw:end-shape="id53" draw:end-glue-point="9" svg:d="M586 1020l24-1334" svg:viewBox="0 0 26 1335"><text:p/></draw:connector><draw:custom-shape draw:style-name="gr64" draw:text-style-name="P222" xml:id="id53" draw:id="id53" svg:width="0.249cm" svg:height="0.251cm" svg:x="0.397cm" svg:y="3.337cm"><text:p text:style-name="P221"><text:span text:style-name="T354">1</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0.912cm" svg:y1="4.286cm" svg:x2="1.032cm" svg:y2="3.563cm" draw:start-shape="id100" draw:start-glue-point="4" draw:end-shape="id54" draw:end-glue-point="7" svg:d="M912 420l120-723" svg:viewBox="0 0 122 725"><text:p/></draw:connector><draw:connector draw:style-name="gr56" draw:text-style-name="P198" draw:type="line" svg:x1="1.245cm" svg:y1="4.886cm" svg:x2="1.212cm" svg:y2="3.563cm" draw:start-shape="id101" draw:start-glue-point="4" draw:end-shape="id54" draw:end-glue-point="9" svg:d="M1245 1020l-33-1323" svg:viewBox="0 0 35 1325"><text:p/></draw:connector><draw:custom-shape draw:style-name="gr65" draw:text-style-name="P222" xml:id="id54" draw:id="id54" svg:width="0.251cm" svg:height="0.249cm" svg:x="0.997cm" svg:y="3.35cm"><text:p text:style-name="P221"><text:span text:style-name="T354">2</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1.577cm" svg:y1="4.286cm" svg:x2="1.686cm" svg:y2="3.556cm" draw:start-shape="id102" draw:start-glue-point="4" draw:end-shape="id55" draw:end-glue-point="7" svg:d="M1577 420l109-730" svg:viewBox="0 0 111 732"><text:p/></draw:connector><draw:connector draw:style-name="gr56" draw:text-style-name="P198" draw:type="line" svg:x1="1.91cm" svg:y1="4.886cm" svg:x2="1.866cm" svg:y2="3.556cm" draw:start-shape="id103" draw:start-glue-point="4" draw:end-shape="id55" draw:end-glue-point="9" svg:d="M1910 1020l-44-1330" svg:viewBox="0 0 46 1332"><text:p/></draw:connector><draw:custom-shape draw:style-name="gr65" draw:text-style-name="P222" xml:id="id55" draw:id="id55" svg:width="0.251cm" svg:height="0.249cm" svg:x="1.651cm" svg:y="3.343cm"><text:p text:style-name="P221"><text:span text:style-name="T354">3</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2.575cm" svg:y1="4.886cm" svg:x2="2.536cm" svg:y2="3.556cm" draw:start-shape="id104" draw:start-glue-point="4" draw:end-shape="id56" draw:end-glue-point="9" svg:d="M2575 1020l-39-1330" svg:viewBox="0 0 41 1332"><text:p/></draw:connector><draw:custom-shape draw:style-name="gr65" draw:text-style-name="P222" xml:id="id56" draw:id="id56" svg:width="0.251cm" svg:height="0.249cm" svg:x="2.321cm" svg:y="3.343cm"><text:p text:style-name="P221"><text:span text:style-name="T354">4</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2.909cm" svg:y1="4.286cm" svg:x2="3.032cm" svg:y2="3.556cm" draw:start-shape="id105" draw:start-glue-point="4" draw:end-shape="id46" draw:end-glue-point="7" svg:d="M2909 420l123-730" svg:viewBox="0 0 125 732"><text:p/></draw:connector><draw:connector draw:style-name="gr56" draw:text-style-name="P198" draw:type="line" svg:x1="3.242cm" svg:y1="4.886cm" svg:x2="3.21cm" svg:y2="3.556cm" draw:start-shape="id106" draw:start-glue-point="4" draw:end-shape="id46" draw:end-glue-point="9" svg:d="M3242 1020l-32-1330" svg:viewBox="0 0 34 1332"><text:p/></draw:connector><draw:custom-shape draw:style-name="gr66" draw:text-style-name="P222" xml:id="id46" draw:id="id46" svg:width="0.249cm" svg:height="0.249cm" svg:x="2.997cm" svg:y="3.343cm"><text:p text:style-name="P221"><text:span text:style-name="T354">5</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3.575cm" svg:y1="4.286cm" svg:x2="3.669cm" svg:y2="3.556cm" draw:start-shape="id107" draw:start-glue-point="4" draw:end-shape="id47" draw:end-glue-point="7" svg:d="M3575 420l94-730" svg:viewBox="0 0 95 732"><text:p/></draw:connector><draw:connector draw:style-name="gr56" draw:text-style-name="P198" draw:type="line" svg:x1="3.907cm" svg:y1="4.886cm" svg:x2="3.849cm" svg:y2="3.556cm" draw:start-shape="id108" draw:start-glue-point="4" draw:end-shape="id47" draw:end-glue-point="9" svg:d="M3907 1020l-58-1330" svg:viewBox="0 0 60 1332"><text:p/></draw:connector><draw:custom-shape draw:style-name="gr65" draw:text-style-name="P222" xml:id="id47" draw:id="id47" svg:width="0.251cm" svg:height="0.249cm" svg:x="3.634cm" svg:y="3.343cm"><text:p text:style-name="P221"><text:span text:style-name="T354">6</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4.24cm" svg:y1="4.286cm" svg:x2="4.374cm" svg:y2="3.556cm" draw:start-shape="id109" draw:start-glue-point="4" draw:end-shape="id48" draw:end-glue-point="7" svg:d="M4240 420l134-730" svg:viewBox="0 0 136 732"><text:p/></draw:connector><draw:connector draw:style-name="gr56" draw:text-style-name="P198" draw:type="line" svg:x1="4.574cm" svg:y1="4.886cm" svg:x2="4.553cm" svg:y2="3.556cm" draw:start-shape="id110" draw:start-glue-point="4" draw:end-shape="id48" draw:end-glue-point="9" svg:d="M4574 1020l-21-1330" svg:viewBox="0 0 23 1332"><text:p/></draw:connector><draw:custom-shape draw:style-name="gr66" draw:text-style-name="P222" xml:id="id48" draw:id="id48" svg:width="0.249cm" svg:height="0.249cm" svg:x="4.339cm" svg:y="3.343cm"><text:p text:style-name="P221"><text:span text:style-name="T354">7</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4.905cm" svg:y1="4.286cm" svg:x2="5.032cm" svg:y2="3.556cm" draw:start-shape="id111" draw:start-glue-point="4" draw:end-shape="id49" draw:end-glue-point="7" svg:d="M4905 420l127-730" svg:viewBox="0 0 129 732"><text:p/></draw:connector><draw:connector draw:style-name="gr56" draw:text-style-name="P198" draw:type="line" svg:x1="5.248cm" svg:y1="5.09cm" svg:x2="5.211cm" svg:y2="3.556cm" draw:start-shape="id112" draw:start-glue-point="4" draw:end-shape="id49" draw:end-glue-point="9" svg:d="M5248 1224l-37-1534" svg:viewBox="0 0 39 1536"><text:p/></draw:connector><draw:custom-shape draw:style-name="gr66" draw:text-style-name="P222" xml:id="id49" draw:id="id49" svg:width="0.249cm" svg:height="0.249cm" svg:x="4.997cm" svg:y="3.343cm"><text:p text:style-name="P221"><text:span text:style-name="T354">8</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5.613cm" svg:y1="5.091cm" svg:x2="5.664cm" svg:y2="3.56cm" draw:start-shape="id113" draw:start-glue-point="4" draw:end-shape="id39" draw:end-glue-point="7" svg:d="M5613 1225l51-1531" svg:viewBox="0 0 53 1533"><text:p/></draw:connector><draw:connector draw:style-name="gr56" draw:text-style-name="P198" draw:type="line" svg:x1="5.985cm" svg:y1="5.095cm" svg:x2="5.844cm" svg:y2="3.56cm" draw:start-shape="id114" draw:start-glue-point="4" draw:end-shape="id39" draw:end-glue-point="9" svg:d="M5985 1229l-141-1535" svg:viewBox="0 0 143 1536"><text:p/></draw:connector><draw:custom-shape draw:style-name="gr67" draw:text-style-name="P222" xml:id="id39" draw:id="id39" svg:width="0.251cm" svg:height="0.251cm" svg:x="5.629cm" svg:y="3.344cm"><text:p text:style-name="P221"><text:span text:style-name="T354">9</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6.359cm" svg:y1="5.095cm" svg:x2="6.334cm" svg:y2="3.56cm" draw:start-shape="id115" draw:start-glue-point="4" draw:end-shape="id40" draw:end-glue-point="7" svg:d="M6359 1229l-25-1535" svg:viewBox="0 0 26 1536"><text:p/></draw:connector><draw:connector draw:style-name="gr56" draw:text-style-name="P198" draw:type="line" svg:x1="6.736cm" svg:y1="5.095cm" svg:x2="6.514cm" svg:y2="3.56cm" draw:start-shape="id116" draw:start-glue-point="4" draw:end-shape="id40" draw:end-glue-point="9" svg:d="M6736 1229l-222-1535" svg:viewBox="0 0 224 1536"><text:p/></draw:connector><draw:custom-shape draw:style-name="gr67" draw:text-style-name="P222" xml:id="id40" draw:id="id40" svg:width="0.251cm" svg:height="0.251cm" svg:x="6.299cm" svg:y="3.344cm"><text:p text:style-name="P221"><text:span text:style-name="T354">10</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7.11cm" svg:y1="5.095cm" svg:x2="7.02cm" svg:y2="3.56cm" draw:start-shape="id117" draw:start-glue-point="4" draw:end-shape="id41" draw:end-glue-point="7" svg:d="M7110 1229l-90-1535" svg:viewBox="0 0 92 1536"><text:p/></draw:connector><draw:connector draw:style-name="gr56" draw:text-style-name="P198" draw:type="line" svg:x1="7.486cm" svg:y1="5.095cm" svg:x2="7.198cm" svg:y2="3.56cm" draw:start-shape="id118" draw:start-glue-point="4" draw:end-shape="id41" draw:end-glue-point="9" svg:d="M7486 1229l-288-1535" svg:viewBox="0 0 289 1536"><text:p/></draw:connector><draw:custom-shape draw:style-name="gr64" draw:text-style-name="P222" xml:id="id41" draw:id="id41" svg:width="0.249cm" svg:height="0.251cm" svg:x="6.985cm" svg:y="3.344cm"><text:p text:style-name="P221"><text:span text:style-name="T354">11</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7.86cm" svg:y1="5.095cm" svg:x2="7.703cm" svg:y2="3.56cm" draw:start-shape="id119" draw:start-glue-point="4" draw:end-shape="id42" draw:end-glue-point="7" svg:d="M7860 1229l-157-1535" svg:viewBox="0 0 159 1536"><text:p/></draw:connector><draw:connector draw:style-name="gr56" draw:text-style-name="P198" draw:type="line" svg:x1="8.236cm" svg:y1="5.095cm" svg:x2="7.883cm" svg:y2="3.56cm" draw:start-shape="id120" draw:start-glue-point="4" draw:end-shape="id42" draw:end-glue-point="9" svg:d="M8236 1229l-353-1535" svg:viewBox="0 0 355 1536"><text:p/></draw:connector><draw:custom-shape draw:style-name="gr67" draw:text-style-name="P222" xml:id="id42" draw:id="id42" svg:width="0.251cm" svg:height="0.251cm" svg:x="7.668cm" svg:y="3.344cm"><text:p text:style-name="P221"><text:span text:style-name="T354">12</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8.611cm" svg:y1="5.095cm" svg:x2="8.386cm" svg:y2="3.56cm" draw:start-shape="id121" draw:start-glue-point="4" draw:end-shape="id60" draw:end-glue-point="7" svg:d="M8611 1229l-225-1535" svg:viewBox="0 0 228 1536"><text:p/></draw:connector><draw:connector draw:style-name="gr56" draw:text-style-name="P198" draw:type="line" svg:x1="8.985cm" svg:y1="5.095cm" svg:x2="8.565cm" svg:y2="3.56cm" draw:start-shape="id122" draw:start-glue-point="4" draw:end-shape="id60" draw:end-glue-point="9" svg:d="M8985 1229l-420-1535" svg:viewBox="0 0 422 1536"><text:p/></draw:connector><draw:custom-shape draw:style-name="gr67" draw:text-style-name="P222" xml:id="id60" draw:id="id60" svg:width="0.251cm" svg:height="0.251cm" svg:x="8.35cm" svg:y="3.344cm"><text:p text:style-name="P221"><text:span text:style-name="T354">13</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9.361cm" svg:y1="5.095cm" svg:x2="9.068cm" svg:y2="3.56cm" draw:start-shape="id123" draw:start-glue-point="4" draw:end-shape="id61" draw:end-glue-point="7" svg:d="M9361 1229l-293-1535" svg:viewBox="0 0 295 1536"><text:p/></draw:connector><draw:custom-shape draw:style-name="gr67" draw:text-style-name="P222" xml:id="id61" draw:id="id61" svg:width="0.251cm" svg:height="0.251cm" svg:x="9.033cm" svg:y="3.344cm"><text:p text:style-name="P221"><text:span text:style-name="T354">14</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10.111cm" svg:y1="5.095cm" svg:x2="9.751cm" svg:y2="3.56cm" draw:start-shape="id124" draw:start-glue-point="4" draw:end-shape="id62" draw:end-glue-point="7" svg:d="M10111 1229l-360-1535" svg:viewBox="0 0 362 1536"><text:p/></draw:connector><draw:custom-shape draw:style-name="gr67" draw:text-style-name="P222" xml:id="id62" draw:id="id62" svg:width="0.251cm" svg:height="0.251cm" svg:x="9.716cm" svg:y="3.344cm"><text:p text:style-name="P221"><text:span text:style-name="T354">15</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4" draw:text-style-name="P222" xml:id="id63" draw:id="id63" svg:width="0.249cm" svg:height="0.251cm" svg:x="10.4cm" svg:y="3.344cm"><text:p text:style-name="P221"><text:span text:style-name="T354">16</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7" draw:text-style-name="P222" xml:id="id81" draw:id="id81" svg:width="0.251cm" svg:height="0.251cm" svg:x="11.081cm" svg:y="3.343cm"><text:p text:style-name="P221"><text:span text:style-name="T354">17</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5" draw:text-style-name="P222" xml:id="id82" draw:id="id82" svg:width="0.251cm" svg:height="0.249cm" svg:x="11.765cm" svg:y="3.344cm"><text:p text:style-name="P221"><text:span text:style-name="T354">18</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6" draw:text-style-name="P222" xml:id="id83" draw:id="id83" svg:width="0.249cm" svg:height="0.249cm" svg:x="12.448cm" svg:y="3.344cm"><text:p text:style-name="P221"><text:span text:style-name="T354">19</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6" draw:text-style-name="P222" xml:id="id84" draw:id="id84" svg:width="0.249cm" svg:height="0.249cm" svg:x="13.132cm" svg:y="3.344cm"><text:p text:style-name="P221"><text:span text:style-name="T354">20</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5" draw:text-style-name="P222" xml:id="id74" draw:id="id74" svg:width="0.251cm" svg:height="0.249cm" svg:x="13.614cm" svg:y="3.344cm"><text:p text:style-name="P221"><text:span text:style-name="T354">21</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6" draw:text-style-name="P222" xml:id="id75" draw:id="id75" svg:width="0.249cm" svg:height="0.249cm" svg:x="14.136cm" svg:y="3.344cm"><text:p text:style-name="P221"><text:span text:style-name="T354">22</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8" draw:text-style-name="P222" xml:id="id108" draw:id="id108" svg:width="0.502cm" svg:height="0.477cm" svg:x="3.657cm" svg:y="4.886cm"><text:p text:style-name="P221"><text:span text:style-name="T352">7b</text:span></text:p><text:p text:style-name="P221"><text:span text:style-name="T353">1-2-4</text:span></text:p><draw:enhanced-geometry svg:viewBox="0 0 21600 21600" draw:glue-points="10800 0 0 10800 10800 21600 21600 10800" draw:type="flowchart-process" draw:enhanced-path="M 0 0 L 21600 0 21600 21600 0 21600 0 0 Z N"/></draw:custom-shape><draw:custom-shape draw:style-name="gr63" draw:text-style-name="P222" xml:id="id109" draw:id="id109" svg:width="0.502cm" svg:height="0.475cm" svg:x="3.99cm" svg:y="4.286cm"><text:p text:style-name="P221"><text:span text:style-name="T352">7b</text:span></text:p><text:p text:style-name="P221"><text:span text:style-name="T353">5-1-1</text:span></text:p><draw:enhanced-geometry svg:viewBox="0 0 21600 21600" draw:glue-points="10800 0 0 10800 10800 21600 21600 10800" draw:type="flowchart-process" draw:enhanced-path="M 0 0 L 21600 0 21600 21600 0 21600 0 0 Z N"/></draw:custom-shape><draw:custom-shape draw:style-name="gr69" draw:text-style-name="P222" xml:id="id110" draw:id="id110" svg:width="0.503cm" svg:height="0.477cm" svg:x="4.322cm" svg:y="4.886cm"><text:p text:style-name="P221"><text:span text:style-name="T352">7b</text:span></text:p><text:p text:style-name="P221"><text:span text:style-name="T353">1-5-1</text:span></text:p><draw:enhanced-geometry svg:viewBox="0 0 21600 21600" draw:glue-points="10800 0 0 10800 10800 21600 21600 10800" draw:type="flowchart-process" draw:enhanced-path="M 0 0 L 21600 0 21600 21600 0 21600 0 0 Z N"/></draw:custom-shape><draw:custom-shape draw:style-name="gr63" draw:text-style-name="P222" xml:id="id111" draw:id="id111" svg:width="0.502cm" svg:height="0.475cm" svg:x="4.655cm" svg:y="4.286cm"><text:p text:style-name="P221"><text:span text:style-name="T352">7b</text:span></text:p><text:p text:style-name="P221"><text:span text:style-name="T353">1-1-5</text:span></text:p><draw:enhanced-geometry svg:viewBox="0 0 21600 21600" draw:glue-points="10800 0 0 10800 10800 21600 21600 10800" draw:type="flowchart-process" draw:enhanced-path="M 0 0 L 21600 0 21600 21600 0 21600 0 0 Z N"/></draw:custom-shape><draw:custom-shape draw:style-name="gr68" draw:text-style-name="P222" xml:id="id104" draw:id="id104" svg:width="0.502cm" svg:height="0.477cm" svg:x="2.325cm" svg:y="4.886cm"><text:p text:style-name="P221"><text:span text:style-name="T352">7b</text:span></text:p><text:p text:style-name="P221"><text:span text:style-name="T353">4-1-2</text:span></text:p><draw:enhanced-geometry svg:viewBox="0 0 21600 21600" draw:glue-points="10800 0 0 10800 10800 21600 21600 10800" draw:type="flowchart-process" draw:enhanced-path="M 0 0 L 21600 0 21600 21600 0 21600 0 0 Z N"/></draw:custom-shape><draw:custom-shape draw:style-name="gr63" draw:text-style-name="P222" xml:id="id105" draw:id="id105" svg:width="0.502cm" svg:height="0.475cm" svg:x="2.658cm" svg:y="4.286cm"><text:p text:style-name="P221"><text:span text:style-name="T352">7b</text:span></text:p><text:p text:style-name="P221"><text:span text:style-name="T353">2-4-1</text:span></text:p><draw:enhanced-geometry svg:viewBox="0 0 21600 21600" draw:glue-points="10800 0 0 10800 10800 21600 21600 10800" draw:type="flowchart-process" draw:enhanced-path="M 0 0 L 21600 0 21600 21600 0 21600 0 0 Z N"/></draw:custom-shape><draw:custom-shape draw:style-name="gr69" draw:text-style-name="P222" xml:id="id106" draw:id="id106" svg:width="0.503cm" svg:height="0.477cm" svg:x="2.99cm" svg:y="4.886cm"><text:p text:style-name="P221"><text:span text:style-name="T352">7b</text:span></text:p><text:p text:style-name="P221"><text:span text:style-name="T353">2-1-4</text:span></text:p><draw:enhanced-geometry svg:viewBox="0 0 21600 21600" draw:glue-points="10800 0 0 10800 10800 21600 21600 10800" draw:type="flowchart-process" draw:enhanced-path="M 0 0 L 21600 0 21600 21600 0 21600 0 0 Z N"/></draw:custom-shape><draw:custom-shape draw:style-name="gr61" draw:text-style-name="P222" xml:id="id107" draw:id="id107" svg:width="0.503cm" svg:height="0.475cm" svg:x="3.323cm" svg:y="4.286cm"><text:p text:style-name="P221"><text:span text:style-name="T352">7b</text:span></text:p><text:p text:style-name="P221"><text:span text:style-name="T353">1-4-2</text:span></text:p><draw:enhanced-geometry svg:viewBox="0 0 21600 21600" draw:glue-points="10800 0 0 10800 10800 21600 21600 10800" draw:type="flowchart-process" draw:enhanced-path="M 0 0 L 21600 0 21600 21600 0 21600 0 0 Z N"/></draw:custom-shape><draw:custom-shape draw:style-name="gr62" draw:text-style-name="P222" xml:id="id126" draw:id="id126" svg:width="0.5cm" svg:height="0.475cm" svg:x="1.991cm" svg:y="4.286cm"><text:p text:style-name="P221"><text:span text:style-name="T352">7b</text:span></text:p><text:p text:style-name="P221"><text:span text:style-name="T353">4-2-1</text:span></text:p><draw:enhanced-geometry svg:viewBox="0 0 21600 21600" draw:glue-points="10800 0 0 10800 10800 21600 21600 10800" draw:type="flowchart-process" draw:enhanced-path="M 0 0 L 21600 0 21600 21600 0 21600 0 0 Z N"/></draw:custom-shape><draw:custom-shape draw:style-name="gr68" draw:text-style-name="P222" xml:id="id103" draw:id="id103" svg:width="0.502cm" svg:height="0.477cm" svg:x="1.66cm" svg:y="4.886cm"><text:p text:style-name="P221"><text:span text:style-name="T352">7b</text:span></text:p><text:p text:style-name="P221"><text:span text:style-name="T353">1-1-3</text:span></text:p><draw:enhanced-geometry svg:viewBox="0 0 21600 21600" draw:glue-points="10800 0 0 10800 10800 21600 21600 10800" draw:type="flowchart-process" draw:enhanced-path="M 0 0 L 21600 0 21600 21600 0 21600 0 0 Z N"/></draw:custom-shape><draw:custom-shape draw:style-name="gr68" draw:text-style-name="P222" xml:id="id99" draw:id="id99" svg:width="0.502cm" svg:height="0.477cm" svg:x="0.335cm" svg:y="4.886cm"><text:p text:style-name="P221"><text:span text:style-name="T352">7b</text:span></text:p><text:p text:style-name="P221"><text:span text:style-name="T353">2-3-2</text:span></text:p><draw:enhanced-geometry svg:viewBox="0 0 21600 21600" draw:glue-points="10800 0 0 10800 10800 21600 21600 10800" draw:type="flowchart-process" draw:enhanced-path="M 0 0 L 21600 0 21600 21600 0 21600 0 0 Z N"/></draw:custom-shape><draw:custom-shape draw:style-name="gr61" draw:text-style-name="P222" xml:id="id100" draw:id="id100" svg:width="0.503cm" svg:height="0.475cm" svg:x="0.66cm" svg:y="4.286cm"><text:p text:style-name="P221"><text:span text:style-name="T352">7b</text:span></text:p><text:p text:style-name="P221"><text:span text:style-name="T353">2-2-3</text:span></text:p><draw:enhanced-geometry svg:viewBox="0 0 21600 21600" draw:glue-points="10800 0 0 10800 10800 21600 21600 10800" draw:type="flowchart-process" draw:enhanced-path="M 0 0 L 21600 0 21600 21600 0 21600 0 0 Z N"/></draw:custom-shape><draw:custom-shape draw:style-name="gr69" draw:text-style-name="P222" xml:id="id101" draw:id="id101" svg:width="0.503cm" svg:height="0.477cm" svg:x="0.993cm" svg:y="4.886cm"><text:p text:style-name="P221"><text:span text:style-name="T352">7b</text:span></text:p><text:p text:style-name="P221"><text:span text:style-name="T353">3-1-1</text:span></text:p><draw:enhanced-geometry svg:viewBox="0 0 21600 21600" draw:glue-points="10800 0 0 10800 10800 21600 21600 10800" draw:type="flowchart-process" draw:enhanced-path="M 0 0 L 21600 0 21600 21600 0 21600 0 0 Z N"/></draw:custom-shape><draw:custom-shape draw:style-name="gr62" draw:text-style-name="P222" xml:id="id102" draw:id="id102" svg:width="0.5cm" svg:height="0.475cm" svg:x="1.326cm" svg:y="4.286cm"><text:p text:style-name="P221"><text:span text:style-name="T352">7b</text:span></text:p><text:p text:style-name="P221"><text:span text:style-name="T353">1-3-1</text:span></text:p><draw:enhanced-geometry svg:viewBox="0 0 21600 21600" draw:glue-points="10800 0 0 10800 10800 21600 21600 10800" draw:type="flowchart-process" draw:enhanced-path="M 0 0 L 21600 0 21600 21600 0 21600 0 0 Z N"/></draw:custom-shape><draw:custom-shape draw:style-name="gr63" draw:text-style-name="P222" xml:id="id98" draw:id="id98" svg:width="0.502cm" svg:height="0.475cm" svg:x="0.009cm" svg:y="4.286cm"><text:p text:style-name="P221"><text:span text:style-name="T352">7b</text:span></text:p><text:p text:style-name="P221"><text:span text:style-name="T353">3-2-2</text:span></text:p><draw:enhanced-geometry svg:viewBox="0 0 21600 21600" draw:glue-points="10800 0 0 10800 10800 21600 21600 10800" draw:type="flowchart-process" draw:enhanced-path="M 0 0 L 21600 0 21600 21600 0 21600 0 0 Z N"/></draw:custom-shape><draw:connector draw:style-name="gr56" draw:text-style-name="P198" draw:type="line" svg:x1="9.248cm" svg:y1="3.56cm" svg:x2="9.735cm" svg:y2="5.095cm" draw:start-shape="id61" draw:start-glue-point="9" draw:end-shape="id125" draw:end-glue-point="4" svg:d="M9248-306l487 1535" svg:viewBox="0 0 489 1536"><text:p/></draw:connector><draw:connector draw:style-name="gr56" draw:text-style-name="P198" draw:type="line" svg:x1="2.357cm" svg:y1="3.556cm" svg:x2="2.242cm" svg:y2="4.286cm" draw:start-shape="id56" draw:start-glue-point="7" draw:end-shape="id126" draw:end-glue-point="4" svg:d="M2357-310l-115 730" svg:viewBox="0 0 116 732"><text:p/></draw:connector><draw:connector draw:style-name="gr56" draw:text-style-name="P198" draw:type="line" svg:x1="10.486cm" svg:y1="5.095cm" svg:x2="9.931cm" svg:y2="3.56cm" draw:start-shape="id127" draw:start-glue-point="4" draw:end-shape="id62" draw:end-glue-point="9" svg:d="M10486 1229l-555-1535" svg:viewBox="0 0 557 1536"><text:p/></draw:connector><draw:connector draw:style-name="gr56" draw:text-style-name="P198" draw:type="line" svg:x1="10.86cm" svg:y1="5.095cm" svg:x2="10.435cm" svg:y2="3.56cm" draw:start-shape="id128" draw:start-glue-point="4" draw:end-shape="id63" draw:end-glue-point="7" svg:d="M10860 1229l-425-1535" svg:viewBox="0 0 427 1536"><text:p/></draw:connector><draw:connector draw:style-name="gr56" draw:text-style-name="P198" draw:type="line" svg:x1="11.236cm" svg:y1="5.095cm" svg:x2="10.613cm" svg:y2="3.56cm" draw:start-shape="id129" draw:start-glue-point="4" draw:end-shape="id63" draw:end-glue-point="9" svg:d="M11236 1229l-623-1535" svg:viewBox="0 0 624 1536"><text:p/></draw:connector><draw:connector draw:style-name="gr56" draw:text-style-name="P198" draw:type="line" svg:x1="11.61cm" svg:y1="5.091cm" svg:x2="11.116cm" svg:y2="3.558cm" draw:start-shape="id130" draw:start-glue-point="4" draw:end-shape="id81" draw:end-glue-point="7" svg:d="M11610 1225l-494-1533" svg:viewBox="0 0 496 1535"><text:p/></draw:connector><draw:connector draw:style-name="gr56" draw:text-style-name="P198" draw:type="line" svg:x1="11.986cm" svg:y1="5.091cm" svg:x2="11.296cm" svg:y2="3.558cm" draw:start-shape="id131" draw:start-glue-point="4" draw:end-shape="id81" draw:end-glue-point="9" svg:d="M11986 1225l-690-1533" svg:viewBox="0 0 691 1535"><text:p/></draw:connector><draw:connector draw:style-name="gr56" draw:text-style-name="P198" draw:type="line" svg:x1="12.561cm" svg:y1="5.093cm" svg:x2="11.8cm" svg:y2="3.558cm" draw:start-shape="id132" draw:start-glue-point="4" draw:end-shape="id82" draw:end-glue-point="7" svg:d="M12561 1227l-761-1535" svg:viewBox="0 0 762 1536"><text:p/></draw:connector><draw:connector draw:style-name="gr56" draw:text-style-name="P198" draw:type="line" svg:x1="13.236cm" svg:y1="5.091cm" svg:x2="11.98cm" svg:y2="3.558cm" draw:start-shape="id133" draw:start-glue-point="4" draw:end-shape="id82" draw:end-glue-point="9" svg:d="M13236 1225l-1256-1533" svg:viewBox="0 0 1258 1535"><text:p/></draw:connector><draw:connector draw:style-name="gr56" draw:text-style-name="P198" draw:type="line" svg:x1="13.91cm" svg:y1="5.093cm" svg:x2="12.483cm" svg:y2="3.558cm" draw:start-shape="id134" draw:start-glue-point="4" draw:end-shape="id83" draw:end-glue-point="7" svg:d="M13910 1227l-1427-1535" svg:viewBox="0 0 1429 1536"><text:p/></draw:connector><draw:connector draw:style-name="gr56" draw:text-style-name="P198" draw:type="line" svg:x1="14.577cm" svg:y1="5.093cm" svg:x2="12.661cm" svg:y2="3.558cm" draw:start-shape="id135" draw:start-glue-point="4" draw:end-shape="id83" draw:end-glue-point="9" svg:d="M14577 1227l-1916-1535" svg:viewBox="0 0 1917 1536"><text:p/></draw:connector><draw:connector draw:style-name="gr56" draw:text-style-name="P198" draw:type="line" svg:x1="15.245cm" svg:y1="5.093cm" svg:x2="13.167cm" svg:y2="3.558cm" draw:start-shape="id136" draw:start-glue-point="4" draw:end-shape="id84" draw:end-glue-point="7" svg:d="M15245 1227l-2078-1535" svg:viewBox="0 0 2080 1536"><text:p/></draw:connector><draw:connector draw:style-name="gr56" draw:text-style-name="P198" draw:type="line" svg:x1="15.912cm" svg:y1="5.093cm" svg:x2="13.346cm" svg:y2="3.558cm" draw:start-shape="id137" draw:start-glue-point="4" draw:end-shape="id84" draw:end-glue-point="9" svg:d="M15912 1227l-2566-1535" svg:viewBox="0 0 2568 1536"><text:p/></draw:connector><draw:connector draw:style-name="gr56" draw:text-style-name="P198" draw:type="line" svg:x1="16.452cm" svg:y1="5.216cm" svg:x2="13.649cm" svg:y2="3.558cm" draw:start-shape="id138" draw:end-shape="id74" draw:end-glue-point="7" svg:d="M16452 1350l-2803-1658" svg:viewBox="0 0 2805 1660"><text:p/></draw:connector><draw:connector draw:style-name="gr56" draw:text-style-name="P198" draw:type="line" svg:x1="17.246cm" svg:y1="5.093cm" svg:x2="13.829cm" svg:y2="3.558cm" draw:start-shape="id139" draw:start-glue-point="4" draw:end-shape="id74" draw:end-glue-point="9" svg:d="M17246 1227l-3417-1535" svg:viewBox="0 0 3418 1536"><text:p/></draw:connector><draw:connector draw:style-name="gr56" draw:text-style-name="P198" draw:type="line" svg:x1="17.912cm" svg:y1="5.093cm" svg:x2="14.171cm" svg:y2="3.558cm" draw:start-shape="id140" draw:start-glue-point="4" draw:end-shape="id75" draw:end-glue-point="7" svg:d="M17912 1227l-3741-1535" svg:viewBox="0 0 3743 1536"><text:p/></draw:connector><draw:connector draw:style-name="gr56" draw:text-style-name="P198" draw:type="line" svg:x1="18.616cm" svg:y1="5.093cm" svg:x2="14.349cm" svg:y2="3.558cm" draw:start-shape="id141" draw:start-glue-point="4" draw:end-shape="id75" draw:end-glue-point="9" svg:d="M18616 1227l-4267-1535" svg:viewBox="0 0 4269 1536"><text:p/></draw:connector><draw:connector draw:style-name="gr56" draw:text-style-name="P198" draw:type="line" svg:x1="1.789cm" svg:y1="6.317cm" svg:x2="5.158cm" svg:y2="5.306cm" draw:start-shape="id142" draw:start-glue-point="4" draw:end-shape="id112" draw:end-glue-point="7" svg:d="M1789 2451l3369-1011" svg:viewBox="0 0 3371 1012"><text:p/></draw:connector><draw:connector draw:style-name="gr56" draw:text-style-name="P198" draw:type="line" svg:x1="2.064cm" svg:y1="6.317cm" svg:x2="5.338cm" svg:y2="5.306cm" draw:start-shape="id143" draw:start-glue-point="4" draw:end-shape="id112" draw:end-glue-point="9" svg:d="M2064 2451l3274-1011" svg:viewBox="0 0 3276 1012"><text:p/></draw:connector><draw:custom-shape draw:style-name="gr67" draw:text-style-name="P222" xml:id="id112" draw:id="id112" svg:width="0.251cm" svg:height="0.251cm" svg:x="5.122cm" svg:y="5.091cm"><text:p text:style-name="P221"><text:span text:style-name="T354">1</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2.335cm" svg:y1="6.317cm" svg:x2="5.523cm" svg:y2="5.306cm" draw:start-shape="id144" draw:start-glue-point="4" draw:end-shape="id113" draw:end-glue-point="7" svg:d="M2335 2451l3188-1011" svg:viewBox="0 0 3189 1012"><text:p/></draw:connector><draw:connector draw:style-name="gr56" draw:text-style-name="P198" draw:type="line" svg:x1="2.611cm" svg:y1="6.317cm" svg:x2="5.703cm" svg:y2="5.306cm" draw:start-shape="id145" draw:start-glue-point="4" draw:end-shape="id113" draw:end-glue-point="9" svg:d="M2611 2451l3092-1011" svg:viewBox="0 0 3094 1012"><text:p/></draw:connector><draw:custom-shape draw:style-name="gr67" draw:text-style-name="P222" xml:id="id113" draw:id="id113" svg:width="0.251cm" svg:height="0.251cm" svg:x="5.487cm" svg:y="5.091cm"><text:p text:style-name="P221"><text:span text:style-name="T354">2</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2.882cm" svg:y1="6.316cm" svg:x2="5.895cm" svg:y2="5.309cm" draw:start-shape="id146" draw:start-glue-point="4" draw:end-shape="id114" draw:end-glue-point="7" svg:d="M2882 2450l3013-1007" svg:viewBox="0 0 3014 1009"><text:p/></draw:connector><draw:connector draw:style-name="gr56" draw:text-style-name="P198" draw:type="line" svg:x1="3.156cm" svg:y1="6.316cm" svg:x2="6.075cm" svg:y2="5.309cm" draw:start-shape="id147" draw:start-glue-point="4" draw:end-shape="id114" draw:end-glue-point="9" svg:d="M3156 2450l2919-1007" svg:viewBox="0 0 2921 1009"><text:p/></draw:connector><draw:custom-shape draw:style-name="gr67" draw:text-style-name="P222" xml:id="id114" draw:id="id114" svg:width="0.251cm" svg:height="0.251cm" svg:x="5.86cm" svg:y="5.094cm"><text:p text:style-name="P221"><text:span text:style-name="T354">3</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3.429cm" svg:y1="6.316cm" svg:x2="6.269cm" svg:y2="5.309cm" draw:start-shape="id148" draw:start-glue-point="4" draw:end-shape="id115" draw:end-glue-point="7" svg:d="M3429 2450l2840-1007" svg:viewBox="0 0 2842 1009"><text:p/></draw:connector><draw:connector draw:style-name="gr56" draw:text-style-name="P198" draw:type="line" svg:x1="3.702cm" svg:y1="6.316cm" svg:x2="6.449cm" svg:y2="5.309cm" draw:start-shape="id149" draw:start-glue-point="4" draw:end-shape="id115" draw:end-glue-point="9" svg:d="M3702 2450l2747-1007" svg:viewBox="0 0 2748 1009"><text:p/></draw:connector><draw:custom-shape draw:style-name="gr67" draw:text-style-name="P222" xml:id="id115" draw:id="id115" svg:width="0.251cm" svg:height="0.251cm" svg:x="6.234cm" svg:y="5.094cm"><text:p text:style-name="P221"><text:span text:style-name="T354">4</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3.976cm" svg:y1="6.316cm" svg:x2="6.646cm" svg:y2="5.309cm" draw:start-shape="id150" draw:start-glue-point="4" draw:end-shape="id116" draw:end-glue-point="7" svg:d="M3976 2450l2670-1007" svg:viewBox="0 0 2672 1009"><text:p/></draw:connector><draw:connector draw:style-name="gr56" draw:text-style-name="P198" draw:type="line" svg:x1="4.249cm" svg:y1="6.316cm" svg:x2="6.824cm" svg:y2="5.309cm" draw:start-shape="id151" draw:start-glue-point="4" draw:end-shape="id116" draw:end-glue-point="9" svg:d="M4249 2450l2575-1007" svg:viewBox="0 0 2577 1009"><text:p/></draw:connector><draw:custom-shape draw:style-name="gr64" draw:text-style-name="P222" xml:id="id116" draw:id="id116" svg:width="0.249cm" svg:height="0.251cm" svg:x="6.611cm" svg:y="5.094cm"><text:p text:style-name="P221"><text:span text:style-name="T354">5</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4.523cm" svg:y1="6.316cm" svg:x2="7.02cm" svg:y2="5.309cm" draw:start-shape="id152" draw:start-glue-point="4" draw:end-shape="id117" draw:end-glue-point="7" svg:d="M4523 2450l2497-1007" svg:viewBox="0 0 2499 1009"><text:p/></draw:connector><draw:connector draw:style-name="gr56" draw:text-style-name="P198" draw:type="line" svg:x1="4.794cm" svg:y1="6.316cm" svg:x2="7.2cm" svg:y2="5.309cm" draw:start-shape="id153" draw:start-glue-point="4" draw:end-shape="id117" draw:end-glue-point="9" svg:d="M4794 2450l2406-1007" svg:viewBox="0 0 2408 1009"><text:p/></draw:connector><draw:custom-shape draw:style-name="gr67" draw:text-style-name="P222" xml:id="id117" draw:id="id117" svg:width="0.251cm" svg:height="0.251cm" svg:x="6.985cm" svg:y="5.094cm"><text:p text:style-name="P221"><text:span text:style-name="T354">6</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5.069cm" svg:y1="6.316cm" svg:x2="7.396cm" svg:y2="5.309cm" draw:start-shape="id154" draw:start-glue-point="4" draw:end-shape="id118" draw:end-glue-point="7" svg:d="M5069 2450l2327-1007" svg:viewBox="0 0 2328 1009"><text:p/></draw:connector><draw:connector draw:style-name="gr56" draw:text-style-name="P198" draw:type="line" svg:x1="5.345cm" svg:y1="6.316cm" svg:x2="7.576cm" svg:y2="5.309cm" draw:start-shape="id155" draw:start-glue-point="4" draw:end-shape="id118" draw:end-glue-point="9" svg:d="M5345 2450l2231-1007" svg:viewBox="0 0 2233 1009"><text:p/></draw:connector><draw:custom-shape draw:style-name="gr67" draw:text-style-name="P222" xml:id="id118" draw:id="id118" svg:width="0.251cm" svg:height="0.251cm" svg:x="7.361cm" svg:y="5.094cm"><text:p text:style-name="P221"><text:span text:style-name="T354">7</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5.614cm" svg:y1="6.316cm" svg:x2="7.77cm" svg:y2="5.309cm" draw:start-shape="id156" draw:start-glue-point="4" draw:end-shape="id119" draw:end-glue-point="7" svg:d="M5614 2450l2156-1007" svg:viewBox="0 0 2157 1009"><text:p/></draw:connector><draw:connector draw:style-name="gr56" draw:text-style-name="P198" draw:type="line" svg:x1="5.89cm" svg:y1="6.316cm" svg:x2="7.95cm" svg:y2="5.309cm" draw:start-shape="id157" draw:start-glue-point="4" draw:end-shape="id119" draw:end-glue-point="9" svg:d="M5890 2450l2060-1007" svg:viewBox="0 0 2062 1009"><text:p/></draw:connector><draw:custom-shape draw:style-name="gr67" draw:text-style-name="P222" xml:id="id119" draw:id="id119" svg:width="0.251cm" svg:height="0.251cm" svg:x="7.735cm" svg:y="5.094cm"><text:p text:style-name="P221"><text:span text:style-name="T354">8</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6.163cm" svg:y1="6.316cm" svg:x2="8.146cm" svg:y2="5.309cm" draw:start-shape="id158" draw:start-glue-point="4" draw:end-shape="id120" draw:end-glue-point="7" svg:d="M6163 2450l1983-1007" svg:viewBox="0 0 1984 1009"><text:p/></draw:connector><draw:connector draw:style-name="gr56" draw:text-style-name="P198" draw:type="line" svg:x1="6.435cm" svg:y1="6.316cm" svg:x2="8.326cm" svg:y2="5.309cm" draw:start-shape="id159" draw:start-glue-point="4" draw:end-shape="id120" draw:end-glue-point="9" svg:d="M6435 2450l1891-1007" svg:viewBox="0 0 1893 1009"><text:p/></draw:connector><draw:custom-shape draw:style-name="gr67" draw:text-style-name="P222" xml:id="id120" draw:id="id120" svg:width="0.251cm" svg:height="0.251cm" svg:x="8.11cm" svg:y="5.094cm"><text:p text:style-name="P221"><text:span text:style-name="T354">9</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6.71cm" svg:y1="6.316cm" svg:x2="8.521cm" svg:y2="5.309cm" draw:start-shape="id160" draw:start-glue-point="4" draw:end-shape="id121" draw:end-glue-point="7" svg:d="M6710 2450l1811-1007" svg:viewBox="0 0 1813 1009"><text:p/></draw:connector><draw:connector draw:style-name="gr56" draw:text-style-name="P198" draw:type="line" svg:x1="6.983cm" svg:y1="6.316cm" svg:x2="8.7cm" svg:y2="5.309cm" draw:start-shape="id161" draw:start-glue-point="4" draw:end-shape="id121" draw:end-glue-point="9" svg:d="M6983 2450l1717-1007" svg:viewBox="0 0 1718 1009"><text:p/></draw:connector><draw:custom-shape draw:style-name="gr64" draw:text-style-name="P222" xml:id="id121" draw:id="id121" svg:width="0.249cm" svg:height="0.251cm" svg:x="8.486cm" svg:y="5.094cm"><text:p text:style-name="P221"><text:span text:style-name="T354">10</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7.257cm" svg:y1="6.316cm" svg:x2="8.895cm" svg:y2="5.309cm" draw:start-shape="id162" draw:start-glue-point="4" draw:end-shape="id122" draw:end-glue-point="7" svg:d="M7257 2450l1638-1007" svg:viewBox="0 0 1640 1009"><text:p/></draw:connector><draw:connector draw:style-name="gr56" draw:text-style-name="P198" draw:type="line" svg:x1="7.528cm" svg:y1="6.316cm" svg:x2="9.075cm" svg:y2="5.309cm" draw:start-shape="id163" draw:start-glue-point="4" draw:end-shape="id122" draw:end-glue-point="9" svg:d="M7528 2450l1547-1007" svg:viewBox="0 0 1549 1009"><text:p/></draw:connector><draw:custom-shape draw:style-name="gr67" draw:text-style-name="P222" xml:id="id122" draw:id="id122" svg:width="0.251cm" svg:height="0.251cm" svg:x="8.86cm" svg:y="5.094cm"><text:p text:style-name="P221"><text:span text:style-name="T354">11</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7.802cm" svg:y1="6.316cm" svg:x2="9.271cm" svg:y2="5.309cm" draw:start-shape="id164" draw:start-glue-point="4" draw:end-shape="id123" draw:end-glue-point="7" svg:d="M7802 2450l1469-1007" svg:viewBox="0 0 1471 1009"><text:p/></draw:connector><draw:connector draw:style-name="gr56" draw:text-style-name="P198" draw:type="line" svg:x1="8.075cm" svg:y1="6.316cm" svg:x2="9.449cm" svg:y2="5.309cm" draw:start-shape="id165" draw:start-glue-point="4" draw:end-shape="id123" draw:end-glue-point="9" svg:d="M8075 2450l1374-1007" svg:viewBox="0 0 1376 1009"><text:p/></draw:connector><draw:custom-shape draw:style-name="gr64" draw:text-style-name="P222" xml:id="id123" draw:id="id123" svg:width="0.249cm" svg:height="0.251cm" svg:x="9.236cm" svg:y="5.094cm"><text:p text:style-name="P221"><text:span text:style-name="T354">12</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8.348cm" svg:y1="6.316cm" svg:x2="9.645cm" svg:y2="5.309cm" draw:start-shape="id166" draw:start-glue-point="4" draw:end-shape="id125" draw:end-glue-point="7" svg:d="M8348 2450l1297-1007" svg:viewBox="0 0 1298 1009"><text:p/></draw:connector><draw:connector draw:style-name="gr56" draw:text-style-name="P198" draw:type="line" svg:x1="8.624cm" svg:y1="6.316cm" svg:x2="9.825cm" svg:y2="5.309cm" draw:start-shape="id167" draw:start-glue-point="4" draw:end-shape="id125" draw:end-glue-point="9" svg:d="M8624 2450l1201-1007" svg:viewBox="0 0 1203 1009"><text:p/></draw:connector><draw:custom-shape draw:style-name="gr67" draw:text-style-name="P222" xml:id="id125" draw:id="id125" svg:width="0.251cm" svg:height="0.251cm" svg:x="9.61cm" svg:y="5.094cm"><text:p text:style-name="P221"><text:span text:style-name="T354">13</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8.895cm" svg:y1="6.316cm" svg:x2="10.021cm" svg:y2="5.309cm" draw:start-shape="id168" draw:start-glue-point="4" draw:end-shape="id124" draw:end-glue-point="7" svg:d="M8895 2450l1126-1007" svg:viewBox="0 0 1127 1009"><text:p/></draw:connector><draw:connector draw:style-name="gr56" draw:text-style-name="P198" draw:type="line" svg:x1="9.169cm" svg:y1="6.316cm" svg:x2="10.201cm" svg:y2="5.309cm" draw:start-shape="id169" draw:start-glue-point="4" draw:end-shape="id124" draw:end-glue-point="9" svg:d="M9169 2450l1032-1007" svg:viewBox="0 0 1034 1009"><text:p/></draw:connector><draw:custom-shape draw:style-name="gr67" draw:text-style-name="P222" xml:id="id124" draw:id="id124" svg:width="0.251cm" svg:height="0.251cm" svg:x="9.985cm" svg:y="5.094cm"><text:p text:style-name="P221"><text:span text:style-name="T354">14</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9.444cm" svg:y1="6.316cm" svg:x2="10.396cm" svg:y2="5.309cm" draw:start-shape="id170" draw:start-glue-point="4" draw:end-shape="id127" draw:end-glue-point="7" svg:d="M9444 2450l952-1007" svg:viewBox="0 0 954 1009"><text:p/></draw:connector><draw:connector draw:style-name="gr56" draw:text-style-name="P198" draw:type="line" svg:x1="9.716cm" svg:y1="6.316cm" svg:x2="10.575cm" svg:y2="5.309cm" draw:start-shape="id171" draw:start-glue-point="4" draw:end-shape="id127" draw:end-glue-point="9" svg:d="M9716 2450l859-1007" svg:viewBox="0 0 861 1009"><text:p/></draw:connector><draw:custom-shape draw:style-name="gr64" draw:text-style-name="P222" xml:id="id127" draw:id="id127" svg:width="0.249cm" svg:height="0.251cm" svg:x="10.361cm" svg:y="5.094cm"><text:p text:style-name="P221"><text:span text:style-name="T354">15</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9.991cm" svg:y1="6.316cm" svg:x2="10.77cm" svg:y2="5.309cm" draw:start-shape="id172" draw:start-glue-point="4" draw:end-shape="id128" draw:end-glue-point="7" svg:d="M9991 2450l779-1007" svg:viewBox="0 0 781 1009"><text:p/></draw:connector><draw:connector draw:style-name="gr56" draw:text-style-name="P198" draw:type="line" svg:x1="10.262cm" svg:y1="6.316cm" svg:x2="10.95cm" svg:y2="5.309cm" draw:start-shape="id173" draw:start-glue-point="4" draw:end-shape="id128" draw:end-glue-point="9" svg:d="M10262 2450l688-1007" svg:viewBox="0 0 690 1009"><text:p/></draw:connector><draw:custom-shape draw:style-name="gr67" draw:text-style-name="P222" xml:id="id128" draw:id="id128" svg:width="0.251cm" svg:height="0.251cm" svg:x="10.735cm" svg:y="5.094cm"><text:p text:style-name="P221"><text:span text:style-name="T354">16</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10.536cm" svg:y1="6.316cm" svg:x2="11.146cm" svg:y2="5.309cm" draw:start-shape="id174" draw:start-glue-point="4" draw:end-shape="id129" draw:end-glue-point="7" svg:d="M10536 2450l610-1007" svg:viewBox="0 0 612 1009"><text:p/></draw:connector><draw:connector draw:style-name="gr56" draw:text-style-name="P198" draw:type="line" svg:x1="10.809cm" svg:y1="6.316cm" svg:x2="11.324cm" svg:y2="5.309cm" draw:start-shape="id175" draw:start-glue-point="4" draw:end-shape="id129" draw:end-glue-point="9" svg:d="M10809 2450l515-1007" svg:viewBox="0 0 517 1009"><text:p/></draw:connector><draw:custom-shape draw:style-name="gr64" draw:text-style-name="P222" xml:id="id129" draw:id="id129" svg:width="0.249cm" svg:height="0.251cm" svg:x="11.111cm" svg:y="5.094cm"><text:p text:style-name="P221"><text:span text:style-name="T354">17</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11.083cm" svg:y1="6.317cm" svg:x2="11.52cm" svg:y2="5.306cm" draw:start-shape="id176" draw:start-glue-point="4" draw:end-shape="id130" draw:end-glue-point="7" svg:d="M11083 2451l437-1011" svg:viewBox="0 0 439 1012"><text:p/></draw:connector><draw:connector draw:style-name="gr56" draw:text-style-name="P198" draw:type="line" svg:x1="11.356cm" svg:y1="6.317cm" svg:x2="11.7cm" svg:y2="5.306cm" draw:start-shape="id177" draw:start-glue-point="4" draw:end-shape="id130" draw:end-glue-point="9" svg:d="M11356 2451l344-1011" svg:viewBox="0 0 346 1012"><text:p/></draw:connector><draw:custom-shape draw:style-name="gr67" draw:text-style-name="P222" xml:id="id130" draw:id="id130" svg:width="0.251cm" svg:height="0.251cm" svg:x="11.485cm" svg:y="5.091cm"><text:p text:style-name="P221"><text:span text:style-name="T354">18</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11.635cm" svg:y1="6.316cm" svg:x2="11.896cm" svg:y2="5.304cm" draw:start-shape="id178" draw:start-glue-point="4" draw:end-shape="id131" draw:end-glue-point="7" svg:d="M11635 2450l261-1012" svg:viewBox="0 0 263 1014"><text:p/></draw:connector><draw:connector draw:style-name="gr56" draw:text-style-name="P198" draw:type="line" svg:x1="12.031cm" svg:y1="6.117cm" svg:x2="12.076cm" svg:y2="5.304cm" draw:start-shape="id179" draw:start-glue-point="4" draw:end-shape="id131" draw:end-glue-point="9" svg:d="M12031 2251l45-813" svg:viewBox="0 0 46 815"><text:p/></draw:connector><draw:custom-shape draw:style-name="gr65" draw:text-style-name="P222" xml:id="id131" draw:id="id131" svg:width="0.251cm" svg:height="0.249cm" svg:x="11.86cm" svg:y="5.091cm"><text:p text:style-name="P221"><text:span text:style-name="T354">19</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12.37cm" svg:y1="6.118cm" svg:x2="12.471cm" svg:y2="5.306cm" draw:start-shape="id180" draw:start-glue-point="4" draw:end-shape="id132" draw:end-glue-point="7" svg:d="M12370 2252l101-812" svg:viewBox="0 0 102 813"><text:p/></draw:connector><draw:connector draw:style-name="gr56" draw:text-style-name="P198" draw:type="line" svg:x1="12.711cm" svg:y1="6.118cm" svg:x2="12.651cm" svg:y2="5.306cm" draw:start-shape="id181" draw:start-glue-point="4" draw:end-shape="id132" draw:end-glue-point="9" svg:d="M12711 2252l-60-812" svg:viewBox="0 0 62 813"><text:p/></draw:connector><draw:custom-shape draw:style-name="gr65" draw:text-style-name="P222" xml:id="id132" draw:id="id132" svg:width="0.251cm" svg:height="0.249cm" svg:x="12.435cm" svg:y="5.092cm"><text:p text:style-name="P221"><text:span text:style-name="T354">20</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13.051cm" svg:y1="6.117cm" svg:x2="13.146cm" svg:y2="5.304cm" draw:start-shape="id182" draw:start-glue-point="4" draw:end-shape="id133" draw:end-glue-point="7" svg:d="M13051 2251l95-813" svg:viewBox="0 0 97 815"><text:p/></draw:connector><draw:connector draw:style-name="gr56" draw:text-style-name="P198" draw:type="line" svg:x1="13.391cm" svg:y1="6.117cm" svg:x2="13.324cm" svg:y2="5.304cm" draw:start-shape="id183" draw:start-glue-point="4" draw:end-shape="id133" draw:end-glue-point="9" svg:d="M13391 2251l-67-813" svg:viewBox="0 0 69 815"><text:p/></draw:connector><draw:custom-shape draw:style-name="gr66" draw:text-style-name="P222" xml:id="id133" draw:id="id133" svg:width="0.249cm" svg:height="0.249cm" svg:x="13.111cm" svg:y="5.091cm"><text:p text:style-name="P221"><text:span text:style-name="T354">21</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13.732cm" svg:y1="6.118cm" svg:x2="13.82cm" svg:y2="5.306cm" draw:start-shape="id184" draw:start-glue-point="4" draw:end-shape="id134" draw:end-glue-point="7" svg:d="M13732 2252l88-812" svg:viewBox="0 0 90 813"><text:p/></draw:connector><draw:connector draw:style-name="gr56" draw:text-style-name="P198" draw:type="line" svg:x1="14.071cm" svg:y1="6.118cm" svg:x2="13.998cm" svg:y2="5.306cm" draw:start-shape="id185" draw:start-glue-point="4" draw:end-shape="id134" draw:end-glue-point="9" svg:d="M14071 2252l-73-812" svg:viewBox="0 0 74 813"><text:p/></draw:connector><draw:custom-shape draw:style-name="gr66" draw:text-style-name="P222" xml:id="id134" draw:id="id134" svg:width="0.249cm" svg:height="0.249cm" svg:x="13.785cm" svg:y="5.092cm"><text:p text:style-name="P221"><text:span text:style-name="T354">22</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14.411cm" svg:y1="6.118cm" svg:x2="14.487cm" svg:y2="5.306cm" draw:start-shape="id186" draw:start-glue-point="4" draw:end-shape="id135" draw:end-glue-point="7" svg:d="M14411 2252l76-812" svg:viewBox="0 0 78 813"><text:p/></draw:connector><draw:connector draw:style-name="gr56" draw:text-style-name="P198" draw:type="line" svg:x1="14.751cm" svg:y1="6.118cm" svg:x2="14.667cm" svg:y2="5.306cm" draw:start-shape="id187" draw:start-glue-point="4" draw:end-shape="id135" draw:end-glue-point="9" svg:d="M14751 2252l-84-812" svg:viewBox="0 0 86 813"><text:p/></draw:connector><draw:custom-shape draw:style-name="gr65" draw:text-style-name="P222" xml:id="id135" draw:id="id135" svg:width="0.251cm" svg:height="0.249cm" svg:x="14.452cm" svg:y="5.092cm"><text:p text:style-name="P221"><text:span text:style-name="T354">23</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15.092cm" svg:y1="6.118cm" svg:x2="15.155cm" svg:y2="5.306cm" draw:start-shape="id188" draw:start-glue-point="4" draw:end-shape="id136" draw:end-glue-point="7" svg:d="M15092 2252l63-812" svg:viewBox="0 0 65 813"><text:p/></draw:connector><draw:connector draw:style-name="gr56" draw:text-style-name="P198" draw:type="line" svg:x1="15.431cm" svg:y1="6.118cm" svg:x2="15.333cm" svg:y2="5.306cm" draw:start-shape="id189" draw:start-glue-point="4" draw:end-shape="id136" draw:end-glue-point="9" svg:d="M15431 2252l-98-812" svg:viewBox="0 0 99 813"><text:p/></draw:connector><draw:custom-shape draw:style-name="gr66" draw:text-style-name="P222" xml:id="id136" draw:id="id136" svg:width="0.249cm" svg:height="0.249cm" svg:x="15.12cm" svg:y="5.092cm"><text:p text:style-name="P221"><text:span text:style-name="T354">24</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15.771cm" svg:y1="6.118cm" svg:x2="15.822cm" svg:y2="5.306cm" draw:start-shape="id190" draw:start-glue-point="4" draw:end-shape="id137" draw:end-glue-point="7" svg:d="M15771 2252l51-812" svg:viewBox="0 0 53 813"><text:p/></draw:connector><draw:connector draw:style-name="gr56" draw:text-style-name="P198" draw:type="line" svg:x1="16.111cm" svg:y1="6.118cm" svg:x2="16cm" svg:y2="5.306cm" draw:start-shape="id191" draw:start-glue-point="4" draw:end-shape="id137" draw:end-glue-point="9" svg:d="M16111 2252l-111-812" svg:viewBox="0 0 113 813"><text:p/></draw:connector><draw:custom-shape draw:style-name="gr66" draw:text-style-name="P222" xml:id="id137" draw:id="id137" svg:width="0.249cm" svg:height="0.249cm" svg:x="15.787cm" svg:y="5.092cm"><text:p text:style-name="P221"><text:span text:style-name="T354">25</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16.452cm" svg:y1="6.118cm" svg:x2="16.487cm" svg:y2="5.306cm" draw:start-shape="id192" draw:start-glue-point="4" draw:end-shape="id138" draw:end-glue-point="7" svg:d="M16452 2252l35-812" svg:viewBox="0 0 37 813"><text:p/></draw:connector><draw:connector draw:style-name="gr56" draw:text-style-name="P198" draw:type="line" svg:x1="16.79cm" svg:y1="6.118cm" svg:x2="16.667cm" svg:y2="5.306cm" draw:start-shape="id193" draw:start-glue-point="4" draw:end-shape="id138" draw:end-glue-point="9" svg:d="M16790 2252l-123-812" svg:viewBox="0 0 125 813"><text:p/></draw:connector><draw:custom-shape draw:style-name="gr65" draw:text-style-name="P222" xml:id="id138" draw:id="id138" svg:width="0.251cm" svg:height="0.249cm" svg:x="16.452cm" svg:y="5.092cm"><text:p text:style-name="P221"><text:span text:style-name="T354">26</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17.131cm" svg:y1="6.118cm" svg:x2="17.156cm" svg:y2="5.306cm" draw:start-shape="id194" draw:start-glue-point="4" draw:end-shape="id139" draw:end-glue-point="7" svg:d="M17131 2252l25-812" svg:viewBox="0 0 26 813"><text:p/></draw:connector><draw:connector draw:style-name="gr56" draw:text-style-name="P198" draw:type="line" svg:x1="17.471cm" svg:y1="6.118cm" svg:x2="17.336cm" svg:y2="5.306cm" draw:start-shape="id195" draw:start-glue-point="4" draw:end-shape="id139" draw:end-glue-point="9" svg:d="M17471 2252l-135-812" svg:viewBox="0 0 138 813"><text:p/></draw:connector><draw:custom-shape draw:style-name="gr65" draw:text-style-name="P222" xml:id="id139" draw:id="id139" svg:width="0.251cm" svg:height="0.249cm" svg:x="17.12cm" svg:y="5.092cm"><text:p text:style-name="P221"><text:span text:style-name="T354">27</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17.812cm" svg:y1="6.118cm" svg:x2="17.822cm" svg:y2="5.306cm" draw:start-shape="id196" draw:start-glue-point="4" draw:end-shape="id140" draw:end-glue-point="7" svg:d="M17812 2252l10-812" svg:viewBox="0 0 12 813"><text:p/></draw:connector><draw:connector draw:style-name="gr56" draw:text-style-name="P198" draw:type="line" svg:x1="18.15cm" svg:y1="6.118cm" svg:x2="18.002cm" svg:y2="5.306cm" draw:start-shape="id197" draw:start-glue-point="4" draw:end-shape="id140" draw:end-glue-point="9" svg:d="M18150 2252l-148-812" svg:viewBox="0 0 150 813"><text:p/></draw:connector><draw:custom-shape draw:style-name="gr65" draw:text-style-name="P222" xml:id="id140" draw:id="id140" svg:width="0.251cm" svg:height="0.249cm" svg:x="17.787cm" svg:y="5.092cm"><text:p text:style-name="P221"><text:span text:style-name="T354">28</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18.489cm" svg:y1="6.118cm" svg:x2="18.526cm" svg:y2="5.306cm" draw:start-shape="id198" draw:start-glue-point="4" draw:end-shape="id141" draw:end-glue-point="7" svg:d="M18489 2252l37-812" svg:viewBox="0 0 39 813"><text:p/></draw:connector><draw:connector draw:style-name="gr56" draw:text-style-name="P198" draw:type="line" svg:x1="18.831cm" svg:y1="6.118cm" svg:x2="18.704cm" svg:y2="5.306cm" draw:start-shape="id199" draw:start-glue-point="4" draw:end-shape="id141" draw:end-glue-point="9" svg:d="M18831 2252l-127-812" svg:viewBox="0 0 129 813"><text:p/></draw:connector><draw:custom-shape draw:style-name="gr66" draw:text-style-name="P222" xml:id="id141" draw:id="id141" svg:width="0.249cm" svg:height="0.249cm" svg:x="18.491cm" svg:y="5.092cm"><text:p text:style-name="P221"><text:span text:style-name="T354">29</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70" draw:text-style-name="P198" svg:x1="0.009cm" svg:y1="4.078cm" svg:x2="18.984cm" svg:y2="4.053cm"><text:p/></draw:line><draw:line draw:style-name="gr70" draw:text-style-name="P198" svg:x1="0cm" svg:y1="2.667cm" svg:x2="18.975cm" svg:y2="2.642cm"><text:p/></draw:line><draw:line draw:style-name="gr70" draw:text-style-name="P198" svg:x1="0.01cm" svg:y1="5.551cm" svg:x2="18.985cm" svg:y2="5.526cm"><text:p/></draw:line><draw:custom-shape draw:style-name="gr71" draw:text-style-name="P222" xml:id="id184" draw:id="id184" svg:width="0.302cm" svg:height="0.6cm" svg:x="13.58cm" svg:y="6.117cm"><text:p text:style-name="P221"><text:span text:style-name="T352">8b</text:span></text:p><text:p text:style-name="P221"><text:span text:style-name="T355">6</text:span></text:p><draw:enhanced-geometry svg:viewBox="0 0 21600 21600" draw:glue-points="10800 0 0 10800 10800 21600 21600 10800" draw:type="flowchart-process" draw:enhanced-path="M 0 0 L 21600 0 21600 21600 0 21600 0 0 Z N"/></draw:custom-shape><draw:custom-shape draw:style-name="gr71" draw:text-style-name="P222" xml:id="id185" draw:id="id185" svg:width="0.302cm" svg:height="0.6cm" svg:x="13.919cm" svg:y="6.117cm"><text:p text:style-name="P221"><text:span text:style-name="T352">8b</text:span></text:p><text:p text:style-name="P221"><text:span text:style-name="T355">7</text:span></text:p><draw:enhanced-geometry svg:viewBox="0 0 21600 21600" draw:glue-points="10800 0 0 10800 10800 21600 21600 10800" draw:type="flowchart-process" draw:enhanced-path="M 0 0 L 21600 0 21600 21600 0 21600 0 0 Z N"/></draw:custom-shape><draw:custom-shape draw:style-name="gr71" draw:text-style-name="P222" xml:id="id186" draw:id="id186" svg:width="0.302cm" svg:height="0.6cm" svg:x="14.259cm" svg:y="6.117cm"><text:p text:style-name="P221"><text:span text:style-name="T352">8b</text:span></text:p><text:p text:style-name="P221"><text:span text:style-name="T355">8</text:span></text:p><draw:enhanced-geometry svg:viewBox="0 0 21600 21600" draw:glue-points="10800 0 0 10800 10800 21600 21600 10800" draw:type="flowchart-process" draw:enhanced-path="M 0 0 L 21600 0 21600 21600 0 21600 0 0 Z N"/></draw:custom-shape><draw:custom-shape draw:style-name="gr71" draw:text-style-name="P222" xml:id="id187" draw:id="id187" svg:width="0.302cm" svg:height="0.6cm" svg:x="14.6cm" svg:y="6.117cm"><text:p text:style-name="P221"><text:span text:style-name="T352">8b</text:span></text:p><text:p text:style-name="P221"><text:span text:style-name="T355">9</text:span></text:p><draw:enhanced-geometry svg:viewBox="0 0 21600 21600" draw:glue-points="10800 0 0 10800 10800 21600 21600 10800" draw:type="flowchart-process" draw:enhanced-path="M 0 0 L 21600 0 21600 21600 0 21600 0 0 Z N"/></draw:custom-shape><draw:custom-shape draw:style-name="gr71" draw:text-style-name="P222" xml:id="id188" draw:id="id188" svg:width="0.302cm" svg:height="0.6cm" svg:x="14.94cm" svg:y="6.117cm"><text:p text:style-name="P221"><text:span text:style-name="T352">8b</text:span></text:p><text:p text:style-name="P221"><text:span text:style-name="T355">10</text:span></text:p><draw:enhanced-geometry svg:viewBox="0 0 21600 21600" draw:glue-points="10800 0 0 10800 10800 21600 21600 10800" draw:type="flowchart-process" draw:enhanced-path="M 0 0 L 21600 0 21600 21600 0 21600 0 0 Z N"/></draw:custom-shape><draw:custom-shape draw:style-name="gr71" draw:text-style-name="P222" xml:id="id179" draw:id="id179" svg:width="0.302cm" svg:height="0.6cm" svg:x="11.88cm" svg:y="6.117cm"><text:p text:style-name="P221"><text:span text:style-name="T352">8b</text:span></text:p><text:p text:style-name="P221"><text:span text:style-name="T355">1</text:span></text:p><draw:enhanced-geometry svg:viewBox="0 0 21600 21600" draw:glue-points="10800 0 0 10800 10800 21600 21600 10800" draw:type="flowchart-process" draw:enhanced-path="M 0 0 L 21600 0 21600 21600 0 21600 0 0 Z N"/></draw:custom-shape><draw:custom-shape draw:style-name="gr71" draw:text-style-name="P222" xml:id="id180" draw:id="id180" svg:width="0.302cm" svg:height="0.6cm" svg:x="12.218cm" svg:y="6.117cm"><text:p text:style-name="P221"><text:span text:style-name="T352">8b</text:span></text:p><text:p text:style-name="P221"><text:span text:style-name="T355">2</text:span></text:p><draw:enhanced-geometry svg:viewBox="0 0 21600 21600" draw:glue-points="10800 0 0 10800 10800 21600 21600 10800" draw:type="flowchart-process" draw:enhanced-path="M 0 0 L 21600 0 21600 21600 0 21600 0 0 Z N"/></draw:custom-shape><draw:custom-shape draw:style-name="gr71" draw:text-style-name="P222" xml:id="id181" draw:id="id181" svg:width="0.302cm" svg:height="0.6cm" svg:x="12.559cm" svg:y="6.117cm"><text:p text:style-name="P221"><text:span text:style-name="T352">8b</text:span></text:p><text:p text:style-name="P221"><text:span text:style-name="T355">3</text:span></text:p><draw:enhanced-geometry svg:viewBox="0 0 21600 21600" draw:glue-points="10800 0 0 10800 10800 21600 21600 10800" draw:type="flowchart-process" draw:enhanced-path="M 0 0 L 21600 0 21600 21600 0 21600 0 0 Z N"/></draw:custom-shape><draw:custom-shape draw:style-name="gr71" draw:text-style-name="P222" xml:id="id182" draw:id="id182" svg:width="0.302cm" svg:height="0.6cm" svg:x="12.899cm" svg:y="6.117cm"><text:p text:style-name="P221"><text:span text:style-name="T352">8b</text:span></text:p><text:p text:style-name="P221"><text:span text:style-name="T355">4</text:span></text:p><draw:enhanced-geometry svg:viewBox="0 0 21600 21600" draw:glue-points="10800 0 0 10800 10800 21600 21600 10800" draw:type="flowchart-process" draw:enhanced-path="M 0 0 L 21600 0 21600 21600 0 21600 0 0 Z N"/></draw:custom-shape><draw:custom-shape draw:style-name="gr71" draw:text-style-name="P222" xml:id="id183" draw:id="id183" svg:width="0.302cm" svg:height="0.6cm" svg:x="13.24cm" svg:y="6.117cm"><text:p text:style-name="P221"><text:span text:style-name="T352">8b</text:span></text:p><text:p text:style-name="P221"><text:span text:style-name="T355">5</text:span></text:p><draw:enhanced-geometry svg:viewBox="0 0 21600 21600" draw:glue-points="10800 0 0 10800 10800 21600 21600 10800" draw:type="flowchart-process" draw:enhanced-path="M 0 0 L 21600 0 21600 21600 0 21600 0 0 Z N"/></draw:custom-shape><draw:custom-shape draw:style-name="gr71" draw:text-style-name="P222" xml:id="id194" draw:id="id194" svg:width="0.302cm" svg:height="0.6cm" svg:x="16.979cm" svg:y="6.117cm"><text:p text:style-name="P221"><text:span text:style-name="T352">8b</text:span></text:p><text:p text:style-name="P221"><text:span text:style-name="T355">16</text:span></text:p><draw:enhanced-geometry svg:viewBox="0 0 21600 21600" draw:glue-points="10800 0 0 10800 10800 21600 21600 10800" draw:type="flowchart-process" draw:enhanced-path="M 0 0 L 21600 0 21600 21600 0 21600 0 0 Z N"/></draw:custom-shape><draw:custom-shape draw:style-name="gr71" draw:text-style-name="P222" xml:id="id195" draw:id="id195" svg:width="0.302cm" svg:height="0.6cm" svg:x="17.32cm" svg:y="6.117cm"><text:p text:style-name="P221"><text:span text:style-name="T352">8b</text:span></text:p><text:p text:style-name="P221"><text:span text:style-name="T355">17</text:span></text:p><draw:enhanced-geometry svg:viewBox="0 0 21600 21600" draw:glue-points="10800 0 0 10800 10800 21600 21600 10800" draw:type="flowchart-process" draw:enhanced-path="M 0 0 L 21600 0 21600 21600 0 21600 0 0 Z N"/></draw:custom-shape><draw:custom-shape draw:style-name="gr71" draw:text-style-name="P222" xml:id="id196" draw:id="id196" svg:width="0.302cm" svg:height="0.6cm" svg:x="17.66cm" svg:y="6.117cm"><text:p text:style-name="P221"><text:span text:style-name="T352">8b</text:span></text:p><text:p text:style-name="P221"><text:span text:style-name="T355">18</text:span></text:p><draw:enhanced-geometry svg:viewBox="0 0 21600 21600" draw:glue-points="10800 0 0 10800 10800 21600 21600 10800" draw:type="flowchart-process" draw:enhanced-path="M 0 0 L 21600 0 21600 21600 0 21600 0 0 Z N"/></draw:custom-shape><draw:custom-shape draw:style-name="gr71" draw:text-style-name="P222" xml:id="id197" draw:id="id197" svg:width="0.302cm" svg:height="0.6cm" svg:x="17.999cm" svg:y="6.117cm"><text:p text:style-name="P221"><text:span text:style-name="T352">8b</text:span></text:p><text:p text:style-name="P221"><text:span text:style-name="T355">19</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71" draw:text-style-name="P222" xml:id="id198" draw:id="id198" svg:width="0.302cm" svg:height="0.6cm" svg:x="18.337cm" svg:y="6.117cm"><text:p text:style-name="P221"><text:span text:style-name="T352">8b</text:span></text:p><text:p text:style-name="P221"><text:span text:style-name="T355">20</text:span></text:p><draw:enhanced-geometry svg:viewBox="0 0 21600 21600" draw:glue-points="10800 0 0 10800 10800 21600 21600 10800" draw:type="flowchart-process" draw:enhanced-path="M 0 0 L 21600 0 21600 21600 0 21600 0 0 Z N"/></draw:custom-shape><draw:custom-shape draw:style-name="gr71" draw:text-style-name="P222" xml:id="id189" draw:id="id189" svg:width="0.302cm" svg:height="0.6cm" svg:x="15.279cm" svg:y="6.117cm"><text:p text:style-name="P221"><text:span text:style-name="T352">8b</text:span></text:p><text:p text:style-name="P221"><text:span text:style-name="T355">11</text:span></text:p><draw:enhanced-geometry svg:viewBox="0 0 21600 21600" draw:glue-points="10800 0 0 10800 10800 21600 21600 10800" draw:type="flowchart-process" draw:enhanced-path="M 0 0 L 21600 0 21600 21600 0 21600 0 0 Z N"/></draw:custom-shape><draw:custom-shape draw:style-name="gr71" draw:text-style-name="P222" xml:id="id190" draw:id="id190" svg:width="0.302cm" svg:height="0.6cm" svg:x="15.619cm" svg:y="6.117cm"><text:p text:style-name="P221"><text:span text:style-name="T352">8b</text:span></text:p><text:p text:style-name="P221"><text:span text:style-name="T355">12</text:span></text:p><draw:enhanced-geometry svg:viewBox="0 0 21600 21600" draw:glue-points="10800 0 0 10800 10800 21600 21600 10800" draw:type="flowchart-process" draw:enhanced-path="M 0 0 L 21600 0 21600 21600 0 21600 0 0 Z N"/></draw:custom-shape><draw:custom-shape draw:style-name="gr71" draw:text-style-name="P222" xml:id="id191" draw:id="id191" svg:width="0.302cm" svg:height="0.6cm" svg:x="15.96cm" svg:y="6.117cm"><text:p text:style-name="P221"><text:span text:style-name="T352">8b</text:span></text:p><text:p text:style-name="P221"><text:span text:style-name="T355">13</text:span></text:p><draw:enhanced-geometry svg:viewBox="0 0 21600 21600" draw:glue-points="10800 0 0 10800 10800 21600 21600 10800" draw:type="flowchart-process" draw:enhanced-path="M 0 0 L 21600 0 21600 21600 0 21600 0 0 Z N"/></draw:custom-shape><draw:custom-shape draw:style-name="gr71" draw:text-style-name="P222" xml:id="id192" draw:id="id192" svg:width="0.302cm" svg:height="0.6cm" svg:x="16.3cm" svg:y="6.117cm"><text:p text:style-name="P221"><text:span text:style-name="T352">8b</text:span></text:p><text:p text:style-name="P221"><text:span text:style-name="T355">14</text:span></text:p><draw:enhanced-geometry svg:viewBox="0 0 21600 21600" draw:glue-points="10800 0 0 10800 10800 21600 21600 10800" draw:type="flowchart-process" draw:enhanced-path="M 0 0 L 21600 0 21600 21600 0 21600 0 0 Z N"/></draw:custom-shape><draw:custom-shape draw:style-name="gr71" draw:text-style-name="P222" xml:id="id193" draw:id="id193" svg:width="0.302cm" svg:height="0.6cm" svg:x="16.639cm" svg:y="6.117cm"><text:p text:style-name="P221"><text:span text:style-name="T352">8b</text:span></text:p><text:p text:style-name="P221"><text:span text:style-name="T355">15</text:span></text:p><draw:enhanced-geometry svg:viewBox="0 0 21600 21600" draw:glue-points="10800 0 0 10800 10800 21600 21600 10800" draw:type="flowchart-process" draw:enhanced-path="M 0 0 L 21600 0 21600 21600 0 21600 0 0 Z N"/></draw:custom-shape><draw:custom-shape draw:style-name="gr71" draw:text-style-name="P222" xml:id="id199" draw:id="id199" svg:width="0.302cm" svg:height="0.6cm" svg:x="18.68cm" svg:y="6.117cm"><text:p text:style-name="P221"><text:span text:style-name="T352">8b</text:span></text:p><text:p text:style-name="P221"><text:span text:style-name="T355">21</text:span></text:p><draw:enhanced-geometry svg:viewBox="0 0 21600 21600" draw:glue-points="10800 0 0 10800 10800 21600 21600 10800" draw:type="flowchart-process" draw:enhanced-path="M 0 0 L 21600 0 21600 21600 0 21600 0 0 Z N"/></draw:custom-shape><draw:custom-shape draw:style-name="gr67" draw:text-style-name="P222" xml:id="id178" draw:id="id178" svg:width="0.251cm" svg:height="0.251cm" svg:x="11.509cm" svg:y="6.316cm"><text:p text:style-name="P221"><text:span text:style-name="T354">37</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4" draw:text-style-name="P222" xml:id="id177" draw:id="id177" svg:width="0.253cm" svg:height="0.251cm" svg:x="11.229cm" svg:y="6.316cm"><text:p text:style-name="P221"><text:span text:style-name="T354">36</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7" draw:text-style-name="P222" xml:id="id176" draw:id="id176" svg:width="0.251cm" svg:height="0.251cm" svg:x="10.957cm" svg:y="6.316cm"><text:p text:style-name="P221"><text:span text:style-name="T354">35</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4" draw:text-style-name="P222" xml:id="id175" draw:id="id175" svg:width="0.249cm" svg:height="0.251cm" svg:x="10.684cm" svg:y="6.316cm"><text:p text:style-name="P221"><text:span text:style-name="T354">34</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4" draw:text-style-name="P222" xml:id="id174" draw:id="id174" svg:width="0.253cm" svg:height="0.251cm" svg:x="10.409cm" svg:y="6.316cm"><text:p text:style-name="P221"><text:span text:style-name="T354">33</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7" draw:text-style-name="P222" xml:id="id173" draw:id="id173" svg:width="0.251cm" svg:height="0.251cm" svg:x="10.137cm" svg:y="6.316cm"><text:p text:style-name="P221"><text:span text:style-name="T354">32</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4" draw:text-style-name="P222" xml:id="id172" draw:id="id172" svg:width="0.253cm" svg:height="0.251cm" svg:x="9.864cm" svg:y="6.316cm"><text:p text:style-name="P221"><text:span text:style-name="T354">31</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4" draw:text-style-name="P222" xml:id="id171" draw:id="id171" svg:width="0.253cm" svg:height="0.251cm" svg:x="9.589cm" svg:y="6.316cm"><text:p text:style-name="P221"><text:span text:style-name="T354">30</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4" draw:text-style-name="P222" xml:id="id170" draw:id="id170" svg:width="0.253cm" svg:height="0.251cm" svg:x="9.317cm" svg:y="6.316cm"><text:p text:style-name="P221"><text:span text:style-name="T354">29</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7" draw:text-style-name="P222" xml:id="id169" draw:id="id169" svg:width="0.251cm" svg:height="0.251cm" svg:x="9.043cm" svg:y="6.316cm"><text:p text:style-name="P221"><text:span text:style-name="T354">28</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4" draw:text-style-name="P222" xml:id="id168" draw:id="id168" svg:width="0.249cm" svg:height="0.251cm" svg:x="8.77cm" svg:y="6.316cm"><text:p text:style-name="P221"><text:span text:style-name="T354">27</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4" draw:text-style-name="P222" xml:id="id167" draw:id="id167" svg:width="0.253cm" svg:height="0.251cm" svg:x="8.497cm" svg:y="6.316cm"><text:p text:style-name="P221"><text:span text:style-name="T354">26</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7" draw:text-style-name="P222" xml:id="id166" draw:id="id166" svg:width="0.251cm" svg:height="0.251cm" svg:x="8.223cm" svg:y="6.316cm"><text:p text:style-name="P221"><text:span text:style-name="T354">25</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4" draw:text-style-name="P222" xml:id="id165" draw:id="id165" svg:width="0.249cm" svg:height="0.251cm" svg:x="7.95cm" svg:y="6.316cm"><text:p text:style-name="P221"><text:span text:style-name="T354">24</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7" draw:text-style-name="P222" xml:id="id164" draw:id="id164" svg:width="0.251cm" svg:height="0.251cm" svg:x="7.676cm" svg:y="6.316cm"><text:p text:style-name="P221"><text:span text:style-name="T354">23</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7" draw:text-style-name="P222" xml:id="id163" draw:id="id163" svg:width="0.251cm" svg:height="0.251cm" svg:x="7.403cm" svg:y="6.316cm"><text:p text:style-name="P221"><text:span text:style-name="T354">22</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4" draw:text-style-name="P222" xml:id="id162" draw:id="id162" svg:width="0.253cm" svg:height="0.251cm" svg:x="7.13cm" svg:y="6.316cm"><text:p text:style-name="P221"><text:span text:style-name="T354">21</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4" draw:text-style-name="P222" xml:id="id161" draw:id="id161" svg:width="0.249cm" svg:height="0.251cm" svg:x="6.858cm" svg:y="6.316cm"><text:p text:style-name="P221"><text:span text:style-name="T354">20</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4" draw:text-style-name="P222" xml:id="id160" draw:id="id160" svg:width="0.253cm" svg:height="0.251cm" svg:x="6.583cm" svg:y="6.316cm"><text:p text:style-name="P221"><text:span text:style-name="T354">19</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7" draw:text-style-name="P222" xml:id="id159" draw:id="id159" svg:width="0.251cm" svg:height="0.251cm" svg:x="6.309cm" svg:y="6.316cm"><text:p text:style-name="P221"><text:span text:style-name="T354">18</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4" draw:text-style-name="P222" xml:id="id158" draw:id="id158" svg:width="0.249cm" svg:height="0.251cm" svg:x="6.038cm" svg:y="6.316cm"><text:p text:style-name="P221"><text:span text:style-name="T354">17</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4" draw:text-style-name="P222" xml:id="id157" draw:id="id157" svg:width="0.253cm" svg:height="0.251cm" svg:x="5.763cm" svg:y="6.316cm"><text:p text:style-name="P221"><text:span text:style-name="T354">16</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7" draw:text-style-name="P222" xml:id="id156" draw:id="id156" svg:width="0.251cm" svg:height="0.251cm" svg:x="5.489cm" svg:y="6.316cm"><text:p text:style-name="P221"><text:span text:style-name="T354">15</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4" draw:text-style-name="P222" xml:id="id155" draw:id="id155" svg:width="0.253cm" svg:height="0.251cm" svg:x="5.218cm" svg:y="6.316cm"><text:p text:style-name="P221"><text:span text:style-name="T354">14</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4" draw:text-style-name="P222" xml:id="id154" draw:id="id154" svg:width="0.249cm" svg:height="0.251cm" svg:x="4.944cm" svg:y="6.316cm"><text:p text:style-name="P221"><text:span text:style-name="T354">13</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7" draw:text-style-name="P222" xml:id="id153" draw:id="id153" svg:width="0.251cm" svg:height="0.251cm" svg:x="4.669cm" svg:y="6.316cm"><text:p text:style-name="P221"><text:span text:style-name="T354">12</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7" draw:text-style-name="P222" xml:id="id152" draw:id="id152" svg:width="0.251cm" svg:height="0.251cm" svg:x="4.397cm" svg:y="6.316cm"><text:p text:style-name="P221"><text:span text:style-name="T354">11</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4" draw:text-style-name="P222" xml:id="id151" draw:id="id151" svg:width="0.249cm" svg:height="0.251cm" svg:x="4.124cm" svg:y="6.316cm"><text:p text:style-name="P221"><text:span text:style-name="T354">10</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4" draw:text-style-name="P222" xml:id="id150" draw:id="id150" svg:width="0.253cm" svg:height="0.251cm" svg:x="3.849cm" svg:y="6.316cm"><text:p text:style-name="P221"><text:span text:style-name="T354">9</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7" draw:text-style-name="P222" xml:id="id149" draw:id="id149" svg:width="0.251cm" svg:height="0.251cm" svg:x="3.577cm" svg:y="6.316cm"><text:p text:style-name="P221"><text:span text:style-name="T354">8</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4" draw:text-style-name="P222" xml:id="id148" draw:id="id148" svg:width="0.249cm" svg:height="0.251cm" svg:x="3.304cm" svg:y="6.316cm"><text:p text:style-name="P221"><text:span text:style-name="T354">7</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4" draw:text-style-name="P222" xml:id="id147" draw:id="id147" svg:width="0.253cm" svg:height="0.251cm" svg:x="3.029cm" svg:y="6.316cm"><text:p text:style-name="P221"><text:span text:style-name="T354">6</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7" draw:text-style-name="P222" xml:id="id146" draw:id="id146" svg:width="0.251cm" svg:height="0.251cm" svg:x="2.757cm" svg:y="6.316cm"><text:p text:style-name="P221"><text:span text:style-name="T354">5</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4" draw:text-style-name="P222" xml:id="id145" draw:id="id145" svg:width="0.253cm" svg:height="0.251cm" svg:x="2.484cm" svg:y="6.316cm"><text:p text:style-name="P221"><text:span text:style-name="T354">4</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4" draw:text-style-name="P222" xml:id="id144" draw:id="id144" svg:width="0.249cm" svg:height="0.251cm" svg:x="2.21cm" svg:y="6.316cm"><text:p text:style-name="P221"><text:span text:style-name="T354">3</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4" draw:text-style-name="P222" xml:id="id143" draw:id="id143" svg:width="0.253cm" svg:height="0.251cm" svg:x="1.937cm" svg:y="6.316cm"><text:p text:style-name="P221"><text:span text:style-name="T354">2</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7" draw:text-style-name="P224" xml:id="id142" draw:id="id142" svg:width="0.251cm" svg:height="0.251cm" svg:x="1.663cm" svg:y="6.316cm"><text:p text:style-name="P223"><text:span text:style-name="T354">1</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6" draw:text-style-name="P198" draw:type="line" svg:x1="1.974cm" svg:y1="6.532cm" svg:x2="1.662cm" svg:y2="7.462cm" draw:start-shape="id143" draw:start-glue-point="7" svg:d="M1974 2666l-312 930" svg:viewBox="0 0 314 931"><text:p/></draw:connector><draw:connector draw:style-name="gr56" draw:text-style-name="P198" draw:type="line" svg:x1="2.152cm" svg:y1="6.532cm" svg:x2="1.815cm" svg:y2="7.465cm" draw:start-shape="id143" draw:start-glue-point="9" svg:d="M2152 2666l-337 933" svg:viewBox="0 0 339 935"><text:p/></draw:connector><draw:connector draw:style-name="gr56" draw:text-style-name="P198" draw:type="line" svg:x1="1.699cm" svg:y1="6.532cm" svg:x2="1.367cm" svg:y2="7.46cm" draw:start-shape="id142" draw:start-glue-point="7" svg:d="M1699 2666l-332 928" svg:viewBox="0 0 333 930"><text:p/></draw:connector><draw:connector draw:style-name="gr56" draw:text-style-name="P198" draw:type="line" svg:x1="1.879cm" svg:y1="6.532cm" svg:x2="1.515cm" svg:y2="7.462cm" draw:start-shape="id142" draw:start-glue-point="9" svg:d="M1879 2666l-364 930" svg:viewBox="0 0 365 931"><text:p/></draw:connector><draw:connector draw:style-name="gr56" draw:text-style-name="P198" draw:type="line" svg:x1="2.245cm" svg:y1="6.532cm" svg:x2="1.963cm" svg:y2="7.465cm" draw:start-shape="id144" draw:start-glue-point="7" svg:d="M2245 2666l-282 933" svg:viewBox="0 0 284 935"><text:p/></draw:connector><draw:connector draw:style-name="gr56" draw:text-style-name="P198" draw:type="line" svg:x1="2.424cm" svg:y1="6.532cm" svg:x2="2.111cm" svg:y2="7.462cm" draw:start-shape="id144" draw:start-glue-point="9" svg:d="M2424 2666l-313 930" svg:viewBox="0 0 314 931"><text:p/></draw:connector><draw:connector draw:style-name="gr56" draw:text-style-name="P198" draw:type="line" svg:x1="2.521cm" svg:y1="6.532cm" svg:x2="2.267cm" svg:y2="7.465cm" draw:start-shape="id145" draw:start-glue-point="7" svg:d="M2521 2666l-254 933" svg:viewBox="0 0 256 935"><text:p/></draw:connector><draw:connector draw:style-name="gr56" draw:text-style-name="P198" draw:type="line" svg:x1="2.699cm" svg:y1="6.532cm" svg:x2="2.408cm" svg:y2="7.465cm" draw:start-shape="id145" draw:start-glue-point="9" svg:d="M2699 2666l-291 933" svg:viewBox="0 0 293 935"><text:p/></draw:connector><draw:connector draw:style-name="gr56" draw:text-style-name="P198" draw:type="line" svg:x1="2.792cm" svg:y1="6.532cm" svg:x2="2.563cm" svg:y2="7.462cm" draw:start-shape="id146" draw:start-glue-point="7" svg:d="M2792 2666l-229 930" svg:viewBox="0 0 231 931"><text:p/></draw:connector><draw:connector draw:style-name="gr56" draw:text-style-name="P198" draw:type="line" svg:x1="2.972cm" svg:y1="6.532cm" svg:x2="2.708cm" svg:y2="7.465cm" draw:start-shape="id146" draw:start-glue-point="9" svg:d="M2972 2666l-264 933" svg:viewBox="0 0 266 935"><text:p/></draw:connector><draw:connector draw:style-name="gr56" draw:text-style-name="P198" draw:type="line" svg:x1="3.066cm" svg:y1="6.532cm" svg:x2="2.868cm" svg:y2="7.465cm" draw:start-shape="id147" draw:start-glue-point="7" svg:d="M3066 2666l-198 933" svg:viewBox="0 0 199 935"><text:p/></draw:connector><draw:connector draw:style-name="gr56" draw:text-style-name="P198" draw:type="line" svg:x1="3.244cm" svg:y1="6.532cm" svg:x2="3.013cm" svg:y2="7.465cm" draw:start-shape="id147" draw:start-glue-point="9" svg:d="M3244 2666l-231 933" svg:viewBox="0 0 233 935"><text:p/></draw:connector><draw:connector draw:style-name="gr56" draw:text-style-name="P198" draw:type="line" svg:x1="3.339cm" svg:y1="6.532cm" svg:x2="3.166cm" svg:y2="7.465cm" draw:start-shape="id148" draw:start-glue-point="7" svg:d="M3339 2666l-173 933" svg:viewBox="0 0 175 935"><text:p/></draw:connector><draw:connector draw:style-name="gr56" draw:text-style-name="P198" draw:type="line" svg:x1="3.517cm" svg:y1="6.532cm" svg:x2="3.311cm" svg:y2="7.462cm" draw:start-shape="id148" draw:start-glue-point="9" svg:d="M3517 2666l-206 930" svg:viewBox="0 0 208 931"><text:p/></draw:connector><draw:connector draw:style-name="gr56" draw:text-style-name="P198" draw:type="line" svg:x1="3.612cm" svg:y1="6.532cm" svg:x2="3.466cm" svg:y2="7.465cm" draw:start-shape="id149" draw:start-glue-point="7" svg:d="M3612 2666l-146 933" svg:viewBox="0 0 148 935"><text:p/></draw:connector><draw:connector draw:style-name="gr56" draw:text-style-name="P198" draw:type="line" svg:x1="3.792cm" svg:y1="6.532cm" svg:x2="3.611cm" svg:y2="7.465cm" draw:start-shape="id149" draw:start-glue-point="9" svg:d="M3792 2666l-181 933" svg:viewBox="0 0 183 935"><text:p/></draw:connector><draw:connector draw:style-name="gr56" draw:text-style-name="P198" draw:type="line" svg:x1="3.886cm" svg:y1="6.532cm" svg:x2="3.773cm" svg:y2="7.465cm" draw:start-shape="id150" draw:start-glue-point="7" svg:d="M3886 2666l-113 933" svg:viewBox="0 0 115 935"><text:p/></draw:connector><draw:connector draw:style-name="gr56" draw:text-style-name="P198" draw:type="line" svg:x1="4.064cm" svg:y1="6.532cm" svg:x2="3.911cm" svg:y2="7.467cm" draw:start-shape="id150" draw:start-glue-point="9" svg:d="M4064 2666l-153 935" svg:viewBox="0 0 155 937"><text:p/></draw:connector><draw:connector draw:style-name="gr56" draw:text-style-name="P198" draw:type="line" svg:x1="4.159cm" svg:y1="6.532cm" svg:x2="4.064cm" svg:y2="7.465cm" draw:start-shape="id151" draw:start-glue-point="7" svg:d="M4159 2666l-95 933" svg:viewBox="0 0 97 935"><text:p/></draw:connector><draw:connector draw:style-name="gr56" draw:text-style-name="P198" draw:type="line" svg:x1="4.337cm" svg:y1="6.532cm" svg:x2="4.214cm" svg:y2="7.465cm" draw:start-shape="id151" draw:start-glue-point="9" svg:d="M4337 2666l-123 933" svg:viewBox="0 0 125 935"><text:p/></draw:connector><draw:connector draw:style-name="gr56" draw:text-style-name="P198" draw:type="line" svg:x1="4.433cm" svg:y1="6.532cm" svg:x2="4.374cm" svg:y2="7.465cm" draw:start-shape="id152" draw:start-glue-point="7" svg:d="M4433 2666l-59 933" svg:viewBox="0 0 60 935"><text:p/></draw:connector><draw:connector draw:style-name="gr56" draw:text-style-name="P198" draw:type="line" svg:x1="4.613cm" svg:y1="6.532cm" svg:x2="4.514cm" svg:y2="7.462cm" draw:start-shape="id152" draw:start-glue-point="9" svg:d="M4613 2666l-99 930" svg:viewBox="0 0 101 931"><text:p/></draw:connector><draw:connector draw:style-name="gr56" draw:text-style-name="P198" draw:type="line" svg:x1="4.704cm" svg:y1="6.532cm" svg:x2="4.664cm" svg:y2="7.465cm" draw:start-shape="id153" draw:start-glue-point="7" svg:d="M4704 2666l-40 933" svg:viewBox="0 0 42 935"><text:p/></draw:connector><draw:connector draw:style-name="gr56" draw:text-style-name="P198" draw:type="line" svg:x1="4.884cm" svg:y1="6.532cm" svg:x2="4.812cm" svg:y2="7.465cm" draw:start-shape="id153" draw:start-glue-point="9" svg:d="M4884 2666l-72 933" svg:viewBox="0 0 74 935"><text:p/></draw:connector><draw:connector draw:style-name="gr56" draw:text-style-name="P198" draw:type="line" svg:x1="4.979cm" svg:y1="6.532cm" svg:x2="4.967cm" svg:y2="7.465cm" draw:start-shape="id154" draw:start-glue-point="7" svg:d="M4979 2666l-12 933" svg:viewBox="0 0 14 935"><text:p/></draw:connector><draw:connector draw:style-name="gr56" draw:text-style-name="P198" draw:type="line" svg:x1="5.158cm" svg:y1="6.532cm" svg:x2="5.112cm" svg:y2="7.462cm" draw:start-shape="id154" draw:start-glue-point="9" svg:d="M5158 2666l-46 930" svg:viewBox="0 0 48 931"><text:p/></draw:connector><draw:connector draw:style-name="gr56" draw:text-style-name="P198" draw:type="line" svg:x1="5.255cm" svg:y1="6.532cm" svg:x2="5.265cm" svg:y2="7.462cm" draw:start-shape="id155" draw:start-glue-point="7" svg:d="M5255 2666l10 930" svg:viewBox="0 0 12 931"><text:p/></draw:connector><draw:connector draw:style-name="gr56" draw:text-style-name="P198" draw:type="line" svg:x1="5.433cm" svg:y1="6.532cm" svg:x2="5.413cm" svg:y2="7.465cm" draw:start-shape="id155" draw:start-glue-point="9" svg:d="M5433 2666l-20 933" svg:viewBox="0 0 21 935"><text:p/></draw:connector><draw:connector draw:style-name="gr56" draw:text-style-name="P198" draw:type="line" svg:x1="5.525cm" svg:y1="6.532cm" svg:x2="5.567cm" svg:y2="7.465cm" draw:start-shape="id156" draw:start-glue-point="7" svg:d="M5525 2666l42 933" svg:viewBox="0 0 44 935"><text:p/></draw:connector><draw:connector draw:style-name="gr56" draw:text-style-name="P198" draw:type="line" svg:x1="5.704cm" svg:y1="6.532cm" svg:x2="5.713cm" svg:y2="7.465cm" draw:start-shape="id156" draw:start-glue-point="9" svg:d="M5704 2666l9 933" svg:viewBox="0 0 11 935"><text:p/></draw:connector><draw:connector draw:style-name="gr56" draw:text-style-name="P198" draw:type="line" svg:x1="5.8cm" svg:y1="6.532cm" svg:x2="5.863cm" svg:y2="7.462cm" draw:start-shape="id157" draw:start-glue-point="7" svg:d="M5800 2666l63 930" svg:viewBox="0 0 65 931"><text:p/></draw:connector><draw:connector draw:style-name="gr56" draw:text-style-name="P198" draw:type="line" svg:x1="5.978cm" svg:y1="6.532cm" svg:x2="6.01cm" svg:y2="7.46cm" draw:start-shape="id157" draw:start-glue-point="9" svg:d="M5978 2666l32 928" svg:viewBox="0 0 34 930"><text:p/></draw:connector><draw:connector draw:style-name="gr56" draw:text-style-name="P198" draw:type="line" svg:x1="6.073cm" svg:y1="6.532cm" svg:x2="6.165cm" svg:y2="7.465cm" draw:start-shape="id158" draw:start-glue-point="7" svg:d="M6073 2666l92 933" svg:viewBox="0 0 93 935"><text:p/></draw:connector><draw:connector draw:style-name="gr56" draw:text-style-name="P198" draw:type="line" svg:x1="6.251cm" svg:y1="6.532cm" svg:x2="6.311cm" svg:y2="7.46cm" draw:start-shape="id158" draw:start-glue-point="9" svg:d="M6251 2666l60 928" svg:viewBox="0 0 62 930"><text:p/></draw:connector><draw:connector draw:style-name="gr56" draw:text-style-name="P198" draw:type="line" svg:x1="6.345cm" svg:y1="6.532cm" svg:x2="6.468cm" svg:y2="7.465cm" draw:start-shape="id159" draw:start-glue-point="7" svg:d="M6345 2666l123 933" svg:viewBox="0 0 125 935"><text:p/></draw:connector><draw:connector draw:style-name="gr56" draw:text-style-name="P198" draw:type="line" svg:x1="6.525cm" svg:y1="6.532cm" svg:x2="6.613cm" svg:y2="7.465cm" draw:start-shape="id159" draw:start-glue-point="9" svg:d="M6525 2666l88 933" svg:viewBox="0 0 90 935"><text:p/></draw:connector><draw:connector draw:style-name="gr56" draw:text-style-name="P198" draw:type="line" svg:x1="6.62cm" svg:y1="6.532cm" svg:x2="6.77cm" svg:y2="7.465cm" draw:start-shape="id160" draw:start-glue-point="7" svg:d="M6620 2666l150 933" svg:viewBox="0 0 152 935"><text:p/></draw:connector><draw:connector draw:style-name="gr56" draw:text-style-name="P198" draw:type="line" svg:x1="6.798cm" svg:y1="6.532cm" svg:x2="6.911cm" svg:y2="7.462cm" draw:start-shape="id160" draw:start-glue-point="9" svg:d="M6798 2666l113 930" svg:viewBox="0 0 115 931"><text:p/></draw:connector><draw:connector draw:style-name="gr56" draw:text-style-name="P198" draw:type="line" svg:x1="6.893cm" svg:y1="6.532cm" svg:x2="7.066cm" svg:y2="7.465cm" draw:start-shape="id161" draw:start-glue-point="7" svg:d="M6893 2666l173 933" svg:viewBox="0 0 175 935"><text:p/></draw:connector><draw:connector draw:style-name="gr56" draw:text-style-name="P198" draw:type="line" svg:x1="7.071cm" svg:y1="6.532cm" svg:x2="7.211cm" svg:y2="7.465cm" draw:start-shape="id161" draw:start-glue-point="9" svg:d="M7071 2666l140 933" svg:viewBox="0 0 141 935"><text:p/></draw:connector><draw:connector draw:style-name="gr56" draw:text-style-name="P198" draw:type="line" svg:x1="7.167cm" svg:y1="6.532cm" svg:x2="7.373cm" svg:y2="7.462cm" draw:start-shape="id162" draw:start-glue-point="7" svg:d="M7167 2666l206 930" svg:viewBox="0 0 208 931"><text:p/></draw:connector><draw:connector draw:style-name="gr56" draw:text-style-name="P198" draw:type="line" svg:x1="7.345cm" svg:y1="6.532cm" svg:x2="7.511cm" svg:y2="7.465cm" draw:start-shape="id162" draw:start-glue-point="9" svg:d="M7345 2666l166 933" svg:viewBox="0 0 168 935"><text:p/></draw:connector><draw:connector draw:style-name="gr56" draw:text-style-name="P198" draw:type="line" svg:x1="7.438cm" svg:y1="6.532cm" svg:x2="7.666cm" svg:y2="7.462cm" draw:start-shape="id163" draw:start-glue-point="7" svg:d="M7438 2666l228 930" svg:viewBox="0 0 229 931"><text:p/></draw:connector><draw:connector draw:style-name="gr56" draw:text-style-name="P198" draw:type="line" svg:x1="7.618cm" svg:y1="6.532cm" svg:x2="7.811cm" svg:y2="7.465cm" draw:start-shape="id163" draw:start-glue-point="9" svg:d="M7618 2666l193 933" svg:viewBox="0 0 194 935"><text:p/></draw:connector><draw:connector draw:style-name="gr56" draw:text-style-name="P198" draw:type="line" svg:x1="7.712cm" svg:y1="6.532cm" svg:x2="7.966cm" svg:y2="7.465cm" draw:start-shape="id164" draw:start-glue-point="7" svg:d="M7712 2666l254 933" svg:viewBox="0 0 256 935"><text:p/></draw:connector><draw:connector draw:style-name="gr56" draw:text-style-name="P198" draw:type="line" svg:x1="7.892cm" svg:y1="6.532cm" svg:x2="8.112cm" svg:y2="7.465cm" draw:start-shape="id164" draw:start-glue-point="9" svg:d="M7892 2666l220 933" svg:viewBox="0 0 222 935"><text:p/></draw:connector><draw:connector draw:style-name="gr56" draw:text-style-name="P198" draw:type="line" svg:x1="7.985cm" svg:y1="6.532cm" svg:x2="8.266cm" svg:y2="7.465cm" draw:start-shape="id165" draw:start-glue-point="7" svg:d="M7985 2666l281 933" svg:viewBox="0 0 282 935"><text:p/></draw:connector><draw:connector draw:style-name="gr56" draw:text-style-name="P198" draw:type="line" svg:x1="8.163cm" svg:y1="6.532cm" svg:x2="8.408cm" svg:y2="7.462cm" draw:start-shape="id165" draw:start-glue-point="9" svg:d="M8163 2666l245 930" svg:viewBox="0 0 247 931"><text:p/></draw:connector><draw:connector draw:style-name="gr56" draw:text-style-name="P198" draw:type="line" svg:x1="8.259cm" svg:y1="6.532cm" svg:x2="8.564cm" svg:y2="7.465cm" draw:start-shape="id166" draw:start-glue-point="7" svg:d="M8259 2666l305 933" svg:viewBox="0 0 307 935"><text:p/></draw:connector><draw:connector draw:style-name="gr56" draw:text-style-name="P198" draw:type="line" svg:x1="8.438cm" svg:y1="6.532cm" svg:x2="8.71cm" svg:y2="7.462cm" draw:start-shape="id166" draw:start-glue-point="9" svg:d="M8438 2666l272 930" svg:viewBox="0 0 273 931"><text:p/></draw:connector><draw:connector draw:style-name="gr56" draw:text-style-name="P198" draw:type="line" svg:x1="8.534cm" svg:y1="6.532cm" svg:x2="8.869cm" svg:y2="7.462cm" draw:start-shape="id167" draw:start-glue-point="7" svg:d="M8534 2666l335 930" svg:viewBox="0 0 337 931"><text:p/></draw:connector><draw:connector draw:style-name="gr56" draw:text-style-name="P198" draw:type="line" svg:x1="9.012cm" svg:y1="7.465cm" svg:x2="8.712cm" svg:y2="6.532cm" draw:end-shape="id167" draw:end-glue-point="9" svg:d="M9012 3599l-300-933" svg:viewBox="0 0 302 935"><text:p/></draw:connector><draw:connector draw:style-name="gr56" draw:text-style-name="P198" draw:type="line" svg:x1="8.805cm" svg:y1="6.532cm" svg:x2="9.165cm" svg:y2="7.462cm" draw:start-shape="id168" draw:start-glue-point="7" svg:d="M8805 2666l360 930" svg:viewBox="0 0 362 931"><text:p/></draw:connector><draw:connector draw:style-name="gr56" draw:text-style-name="P198" draw:type="line" svg:x1="8.983cm" svg:y1="6.532cm" svg:x2="9.31cm" svg:y2="7.465cm" draw:start-shape="id168" draw:start-glue-point="9" svg:d="M8983 2666l327 933" svg:viewBox="0 0 328 935"><text:p/></draw:connector><draw:connector draw:style-name="gr56" draw:text-style-name="P198" draw:type="line" svg:x1="9.079cm" svg:y1="6.532cm" svg:x2="9.46cm" svg:y2="7.465cm" draw:start-shape="id169" draw:start-glue-point="7" svg:d="M9079 2666l381 933" svg:viewBox="0 0 383 935"><text:p/></draw:connector><draw:connector draw:style-name="gr56" draw:text-style-name="P198" draw:type="line" svg:x1="9.259cm" svg:y1="6.532cm" svg:x2="9.61cm" svg:y2="7.465cm" draw:start-shape="id169" draw:start-glue-point="9" svg:d="M9259 2666l351 933" svg:viewBox="0 0 353 935"><text:p/></draw:connector><draw:connector draw:style-name="gr56" draw:text-style-name="P198" draw:type="line" svg:x1="9.354cm" svg:y1="6.532cm" svg:x2="9.765cm" svg:y2="7.462cm" draw:start-shape="id170" draw:start-glue-point="7" svg:d="M9354 2666l411 930" svg:viewBox="0 0 413 931"><text:p/></draw:connector><draw:connector draw:style-name="gr56" draw:text-style-name="P198" draw:type="line" svg:x1="9.532cm" svg:y1="6.532cm" svg:x2="9.91cm" svg:y2="7.465cm" draw:start-shape="id170" draw:start-glue-point="9" svg:d="M9532 2666l378 933" svg:viewBox="0 0 379 935"><text:p/></draw:connector><draw:connector draw:style-name="gr56" draw:text-style-name="P198" draw:type="line" svg:x1="9.626cm" svg:y1="6.532cm" svg:x2="10.065cm" svg:y2="7.462cm" draw:start-shape="id171" draw:start-glue-point="7" svg:d="M9626 2666l439 930" svg:viewBox="0 0 441 931"><text:p/></draw:connector><draw:connector draw:style-name="gr56" draw:text-style-name="P198" draw:type="line" svg:x1="9.804cm" svg:y1="6.532cm" svg:x2="10.211cm" svg:y2="7.465cm" draw:start-shape="id171" draw:start-glue-point="9" svg:d="M9804 2666l407 933" svg:viewBox="0 0 409 935"><text:p/></draw:connector><draw:connector draw:style-name="gr56" draw:text-style-name="P198" draw:type="line" svg:x1="9.901cm" svg:y1="6.532cm" svg:x2="10.368cm" svg:y2="7.465cm" draw:start-shape="id172" draw:start-glue-point="7" svg:d="M9901 2666l467 933" svg:viewBox="0 0 469 935"><text:p/></draw:connector><draw:connector draw:style-name="gr56" draw:text-style-name="P198" draw:type="line" svg:x1="10.079cm" svg:y1="6.532cm" svg:x2="10.509cm" svg:y2="7.46cm" draw:start-shape="id172" draw:start-glue-point="9" svg:d="M10079 2666l430 928" svg:viewBox="0 0 432 930"><text:p/></draw:connector><draw:connector draw:style-name="gr56" draw:text-style-name="P198" draw:type="line" svg:x1="10.172cm" svg:y1="6.532cm" svg:x2="10.663cm" svg:y2="7.462cm" draw:start-shape="id173" draw:start-glue-point="7" svg:d="M10172 2666l491 930" svg:viewBox="0 0 492 931"><text:p/></draw:connector><draw:connector draw:style-name="gr56" draw:text-style-name="P198" draw:type="line" svg:x1="10.352cm" svg:y1="6.532cm" svg:x2="10.806cm" svg:y2="7.462cm" draw:start-shape="id173" draw:start-glue-point="9" svg:d="M10352 2666l454 930" svg:viewBox="0 0 455 931"><text:p/></draw:connector><draw:connector draw:style-name="gr56" draw:text-style-name="P198" draw:type="line" svg:x1="10.446cm" svg:y1="6.532cm" svg:x2="10.966cm" svg:y2="7.462cm" draw:start-shape="id174" draw:start-glue-point="7" svg:d="M10446 2666l520 930" svg:viewBox="0 0 522 931"><text:p/></draw:connector><draw:connector draw:style-name="gr56" draw:text-style-name="P198" draw:type="line" svg:x1="10.624cm" svg:y1="6.532cm" svg:x2="11.111cm" svg:y2="7.462cm" draw:start-shape="id174" draw:start-glue-point="9" svg:d="M10624 2666l487 930" svg:viewBox="0 0 489 931"><text:p/></draw:connector><draw:connector draw:style-name="gr56" draw:text-style-name="P198" draw:type="line" svg:x1="10.719cm" svg:y1="6.532cm" svg:x2="11.261cm" svg:y2="7.46cm" draw:start-shape="id175" draw:start-glue-point="7" svg:d="M10719 2666l542 928" svg:viewBox="0 0 543 930"><text:p/></draw:connector><draw:connector draw:style-name="gr56" draw:text-style-name="P198" draw:type="line" svg:x1="10.897cm" svg:y1="6.532cm" svg:x2="11.409cm" svg:y2="7.462cm" draw:start-shape="id175" draw:start-glue-point="9" svg:d="M10897 2666l512 930" svg:viewBox="0 0 513 931"><text:p/></draw:connector><draw:connector draw:style-name="gr56" draw:text-style-name="P198" draw:type="line" svg:x1="10.993cm" svg:y1="6.532cm" svg:x2="11.568cm" svg:y2="7.46cm" draw:start-shape="id176" draw:start-glue-point="7" svg:d="M10993 2666l575 928" svg:viewBox="0 0 577 930"><text:p/></draw:connector><draw:connector draw:style-name="gr56" draw:text-style-name="P198" draw:type="line" svg:x1="11.172cm" svg:y1="6.532cm" svg:x2="11.716cm" svg:y2="7.462cm" draw:start-shape="id176" draw:start-glue-point="9" svg:d="M11172 2666l544 930" svg:viewBox="0 0 545 931"><text:p/></draw:connector><draw:connector draw:style-name="gr56" draw:text-style-name="P198" draw:type="line" svg:x1="11.266cm" svg:y1="6.532cm" svg:x2="11.866cm" svg:y2="7.465cm" draw:start-shape="id177" draw:start-glue-point="7" svg:d="M11266 2666l600 933" svg:viewBox="0 0 601 935"><text:p/></draw:connector><draw:connector draw:style-name="gr56" draw:text-style-name="P198" draw:type="line" svg:x1="11.444cm" svg:y1="6.532cm" svg:x2="12.005cm" svg:y2="7.458cm" draw:start-shape="id177" draw:start-glue-point="9" svg:d="M11444 2666l561 926" svg:viewBox="0 0 563 928"><text:p/></draw:connector><draw:connector draw:style-name="gr56" draw:text-style-name="P198" draw:type="line" svg:x1="11.545cm" svg:y1="6.532cm" svg:x2="12.162cm" svg:y2="7.465cm" draw:start-shape="id178" draw:start-glue-point="7" svg:d="M11545 2666l617 933" svg:viewBox="0 0 619 935"><text:p/></draw:connector><draw:connector draw:style-name="gr56" draw:text-style-name="P198" draw:type="line" svg:x1="11.725cm" svg:y1="6.532cm" svg:x2="12.307cm" svg:y2="7.458cm" draw:start-shape="id178" draw:start-glue-point="9" svg:d="M11725 2666l582 926" svg:viewBox="0 0 584 928"><text:p/></draw:connector><draw:line draw:style-name="gr70" draw:text-style-name="P198" svg:x1="0.011cm" svg:y1="6.949cm" svg:x2="18.986cm" svg:y2="6.924cm"><text:p/></draw:line><draw:frame draw:style-name="gr72" draw:text-style-name="P219" svg:width="1.807cm" svg:height="0.408cm" svg:x="12.485cm" svg:y="7.022cm"><draw:text-box><text:p text:style-name="P217"><text:span text:style-name="T351">9-bit floor</text:span></text:p></draw:text-box></draw:frame></draw:g></text:p>
      <text:p text:style-name="P7"/>
      <table:table table:name="Tabulka3" table:style-name="Tabulka3" table:template-name="Default Style">
        <table:table-column table:style-name="Tabulka3.A"/>
        <table:table-column table:style-name="Tabulka3.B"/>
        <table:table-column table:style-name="Tabulka3.C"/>
        <table:table-column table:style-name="Tabulka3.D"/>
        <table:table-column table:style-name="Tabulka3.B"/>
        <table:table-column table:style-name="Tabulka3.F"/>
        <table:table-column table:style-name="Tabulka3.G"/>
        <table:table-column table:style-name="Tabulka3.F" table:number-columns-repeated="2"/>
        <table:table-column table:style-name="Tabulka3.J"/>
        <table:table-column table:style-name="Tabulka3.K"/>
        <table:table-column table:style-name="Tabulka3.L"/>
        <table:table-row table:style-name="Tabulka3.1">
          <table:table-cell table:style-name="Tabulka3.A1" office:value-type="string">
            <text:p text:style-name="P112">Nbits morf</text:p>
          </table:table-cell>
          <table:table-cell table:style-name="Tabulka3.A1" office:value-type="string">
            <text:p text:style-name="P113">6b</text:p>
          </table:table-cell>
          <table:table-cell table:style-name="Tabulka3.A1" office:value-type="string">
            <text:p text:style-name="P113">7b</text:p>
          </table:table-cell>
          <table:table-cell table:style-name="Tabulka3.A1" office:value-type="string">
            <text:p text:style-name="P113">8b</text:p>
          </table:table-cell>
          <table:table-cell table:style-name="Tabulka3.A1" office:value-type="string">
            <text:p text:style-name="P113">9b</text:p>
          </table:table-cell>
          <table:table-cell table:style-name="Tabulka3.A1" office:value-type="string">
            <text:p text:style-name="P113">10b</text:p>
          </table:table-cell>
          <table:table-cell table:style-name="Tabulka3.A1" office:value-type="string">
            <text:p text:style-name="P113">11b</text:p>
          </table:table-cell>
          <table:table-cell table:style-name="Tabulka3.A1" office:value-type="string">
            <text:p text:style-name="P113">12b</text:p>
          </table:table-cell>
          <table:table-cell table:style-name="Tabulka3.A1" office:value-type="string">
            <text:p text:style-name="P113">13b</text:p>
          </table:table-cell>
          <table:table-cell table:style-name="Tabulka3.A1" office:value-type="string">
            <text:p text:style-name="P113">14b</text:p>
          </table:table-cell>
          <table:table-cell table:style-name="Tabulka3.A1" office:value-type="string">
            <text:p text:style-name="P113">15b</text:p>
          </table:table-cell>
          <table:table-cell table:style-name="Tabulka3.L1" office:value-type="string">
            <text:p text:style-name="P113">16b</text:p>
          </table:table-cell>
        </table:table-row>
        <table:table-row table:style-name="Tabulka3.1">
          <table:table-cell table:style-name="Tabulka3.A2" office:value-type="string">
            <text:p text:style-name="P108">count</text:p>
          </table:table-cell>
          <table:table-cell table:style-name="Tabulka3.A2" office:value-type="string">
            <text:p text:style-name="P97">10</text:p>
          </table:table-cell>
          <table:table-cell table:style-name="Tabulka3.A2" office:value-type="string">
            <text:p text:style-name="P97">15</text:p>
          </table:table-cell>
          <table:table-cell table:style-name="Tabulka3.A2" office:value-type="string">
            <text:p text:style-name="P97">21</text:p>
          </table:table-cell>
          <table:table-cell table:style-name="Tabulka3.A2" office:value-type="string">
            <text:p text:style-name="P97">28</text:p>
          </table:table-cell>
          <table:table-cell table:style-name="Tabulka3.A2" office:value-type="string">
            <text:p text:style-name="P97">36</text:p>
          </table:table-cell>
          <table:table-cell table:style-name="Tabulka3.A2" office:value-type="string">
            <text:p text:style-name="P97">45</text:p>
          </table:table-cell>
          <table:table-cell table:style-name="Tabulka3.A2" office:value-type="string">
            <text:p text:style-name="P97">55</text:p>
          </table:table-cell>
          <table:table-cell table:style-name="Tabulka3.A2" office:value-type="string">
            <text:p text:style-name="P97">66</text:p>
          </table:table-cell>
          <table:table-cell table:style-name="Tabulka3.A2" office:value-type="string">
            <text:p text:style-name="P97">78</text:p>
          </table:table-cell>
          <table:table-cell table:style-name="Tabulka3.A2" office:value-type="string">
            <text:p text:style-name="P97">91</text:p>
          </table:table-cell>
          <table:table-cell table:style-name="Tabulka3.L2" office:value-type="string">
            <text:p text:style-name="P97">105</text:p>
          </table:table-cell>
        </table:table-row>
      </table:table>
      <text:p text:style-name="P28"/>
      <text:p text:style-name="P32">There <text:span text:style-name="T282">are</text:span> 32 branch<text:span text:style-name="T217">e</text:span><text:span text:style-name="T212">s</text:span> in <text:span text:style-name="T201">6-bit floor</text:span>, <text:span text:style-name="T111">10</text:span> for <text:span text:style-name="T165">6b morfs</text:span> and <text:span text:style-name="T12">22</text:span> <text:span text:style-name="T213">as</text:span><text:span text:style-name="T212"> </text:span>nodes for branch<text:span text:style-name="T217">e</text:span><text:span text:style-name="T213">s </text:span><text:span text:style-name="T214">in</text:span> <text:span text:style-name="T201">7-bit floor</text:span>, so it means 22×2=44 branch<text:span text:style-name="T217">e</text:span>s in <text:span text:style-name="T201">7-bit floor</text:span>. From these 44 branch<text:span text:style-name="T217">e</text:span>s <text:span text:style-name="T282">are</text:span> <text:span text:style-name="T111">15</text:span> for <text:span text:style-name="T165">7b morfs</text:span>, and <text:span text:style-name="T12">29</text:span> <text:span text:style-name="T213">as</text:span><text:span text:style-name="T212"> </text:span>nodes <text:span text:style-name="T213">for</text:span> <text:span text:style-name="T201">8-bit floor</text:span>. 29×2=58 branch<text:span text:style-name="T217">e</text:span>s in <text:span text:style-name="T201">8-bit floor</text:span> therefrom <text:span text:style-name="T111">21</text:span> for <text:span text:style-name="T165">8b morfs</text:span> and <text:span text:style-name="T12">37</text:span> <text:span text:style-name="T213">as</text:span><text:span text:style-name="T212"> </text:span>nodes <text:span text:style-name="T213">for</text:span> <text:span text:style-name="T201">9-bit floor</text:span>. </text:p>
      <table:table table:name="Tabulka4" table:style-name="Tabulka4" table:template-name="Default Style">
        <table:table-column table:style-name="Tabulka4.A"/>
        <table:table-column table:style-name="Tabulka4.B"/>
        <table:table-column table:style-name="Tabulka4.A"/>
        <table:table-column table:style-name="Tabulka4.B"/>
        <table:table-column table:style-name="Tabulka4.A"/>
        <table:table-column table:style-name="Tabulka4.B"/>
        <table:table-column table:style-name="Tabulka4.A"/>
        <table:table-column table:style-name="Tabulka4.B"/>
        <table:table-column table:style-name="Tabulka4.A"/>
        <table:table-column table:style-name="Tabulka4.B"/>
        <table:table-column table:style-name="Tabulka4.K"/>
        <table:table-column table:style-name="Tabulka4.B"/>
        <table:table-column table:style-name="Tabulka4.M"/>
        <table:table-column table:style-name="Tabulka4.B"/>
        <table:table-column table:style-name="Tabulka4.M"/>
        <table:table-column table:style-name="Tabulka4.B"/>
        <table:table-column table:style-name="Tabulka4.M"/>
        <table:table-column table:style-name="Tabulka4.R"/>
        <table:table-row table:style-name="Tabulka4.1">
          <table:table-cell table:style-name="Tabulka4.A1" office:value-type="string">
            <text:p text:style-name="P90"/>
          </table:table-cell>
          <table:table-cell table:style-name="Tabulka4.A1" office:value-type="string">
            <text:p text:style-name="P114">6b</text:p>
          </table:table-cell>
          <table:table-cell table:style-name="Tabulka4.A1" office:value-type="string">
            <text:p text:style-name="P94"/>
          </table:table-cell>
          <table:table-cell table:style-name="Tabulka4.A1" office:value-type="string">
            <text:p text:style-name="P94"/>
          </table:table-cell>
          <table:table-cell table:style-name="Tabulka4.A1" office:value-type="string">
            <text:p text:style-name="P94"/>
          </table:table-cell>
          <table:table-cell table:style-name="Tabulka4.A1" office:value-type="string">
            <text:p text:style-name="P94"/>
          </table:table-cell>
          <table:table-cell table:style-name="Tabulka4.A1" office:value-type="string">
            <text:p text:style-name="P94"/>
          </table:table-cell>
          <table:table-cell table:style-name="Tabulka4.A1" office:value-type="string">
            <text:p text:style-name="P94"/>
          </table:table-cell>
          <table:table-cell table:style-name="Tabulka4.A1" office:value-type="string">
            <text:p text:style-name="P94"/>
          </table:table-cell>
          <table:table-cell table:style-name="Tabulka4.A1" office:value-type="string">
            <text:p text:style-name="P94"/>
          </table:table-cell>
          <table:table-cell table:style-name="Tabulka4.A1" office:value-type="string">
            <text:p text:style-name="P94"/>
          </table:table-cell>
          <table:table-cell table:style-name="Tabulka4.A1" office:value-type="string">
            <text:p text:style-name="P94"/>
          </table:table-cell>
          <table:table-cell table:style-name="Tabulka4.A1" office:value-type="string">
            <text:p text:style-name="P94"/>
          </table:table-cell>
          <table:table-cell table:style-name="Tabulka4.A1" office:value-type="string">
            <text:p text:style-name="P94"/>
          </table:table-cell>
          <table:table-cell table:style-name="Tabulka4.A1" office:value-type="string">
            <text:p text:style-name="P94"/>
          </table:table-cell>
          <table:table-cell table:style-name="Tabulka4.A1" office:value-type="string">
            <text:p text:style-name="P94"/>
          </table:table-cell>
          <table:table-cell table:style-name="Tabulka4.A1" office:value-type="string">
            <text:p text:style-name="P94"/>
          </table:table-cell>
          <table:table-cell table:style-name="Tabulka4.R1" office:value-type="string">
            <text:p text:style-name="P94"/>
          </table:table-cell>
        </table:table-row>
        <table:table-row table:style-name="Tabulka4.1">
          <table:table-cell table:style-name="Tabulka4.A2" office:value-type="string">
            <text:p text:style-name="P83">32-<text:span text:style-name="T111">10</text:span>=</text:p>
          </table:table-cell>
          <table:table-cell table:style-name="Tabulka4.A2" office:value-type="string">
            <text:p text:style-name="P88">22</text:p>
          </table:table-cell>
          <table:table-cell table:style-name="Tabulka4.A2" office:value-type="string">
            <text:p text:style-name="P85"/>
          </table:table-cell>
          <table:table-cell table:style-name="Tabulka4.A2" office:value-type="string">
            <text:p text:style-name="P114">7b</text:p>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R2" office:value-type="string">
            <text:p text:style-name="P94"/>
          </table:table-cell>
        </table:table-row>
        <table:table-row table:style-name="Tabulka4.1">
          <table:table-cell table:style-name="Tabulka4.A2" office:value-type="string">
            <text:p text:style-name="P85"/>
          </table:table-cell>
          <table:table-cell table:style-name="Tabulka4.A2" office:value-type="string">
            <text:p text:style-name="P84">22×2<text:span text:style-name="T211">=</text:span></text:p>
          </table:table-cell>
          <table:table-cell table:style-name="Tabulka4.A2" office:value-type="string">
            <text:p text:style-name="P83">44-<text:span text:style-name="T111">15</text:span>=</text:p>
          </table:table-cell>
          <table:table-cell table:style-name="Tabulka4.A2" office:value-type="string">
            <text:p text:style-name="P88">29</text:p>
          </table:table-cell>
          <table:table-cell table:style-name="Tabulka4.A2" office:value-type="string">
            <text:p text:style-name="P85"/>
          </table:table-cell>
          <table:table-cell table:style-name="Tabulka4.A2" office:value-type="string">
            <text:p text:style-name="P114">8b</text:p>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R2" office:value-type="string">
            <text:p text:style-name="P94"/>
          </table:table-cell>
        </table:table-row>
        <table:table-row table:style-name="Tabulka4.1">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6">29×2=</text:p>
          </table:table-cell>
          <table:table-cell table:style-name="Tabulka4.A2" office:value-type="string">
            <text:p text:style-name="P86">58-<text:span text:style-name="T111">21</text:span>=</text:p>
          </table:table-cell>
          <table:table-cell table:style-name="Tabulka4.A2" office:value-type="string">
            <text:p text:style-name="P88">37</text:p>
          </table:table-cell>
          <table:table-cell table:style-name="Tabulka4.A2" office:value-type="string">
            <text:p text:style-name="P85"/>
          </table:table-cell>
          <table:table-cell table:style-name="Tabulka4.A2" office:value-type="string">
            <text:p text:style-name="P114">9b</text:p>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R2" office:value-type="string">
            <text:p text:style-name="P94"/>
          </table:table-cell>
        </table:table-row>
        <table:table-row table:style-name="Tabulka4.1">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6">37×2=</text:p>
          </table:table-cell>
          <table:table-cell table:style-name="Tabulka4.A2" office:value-type="string">
            <text:p text:style-name="P86">74-<text:span text:style-name="T111">28</text:span>=</text:p>
          </table:table-cell>
          <table:table-cell table:style-name="Tabulka4.A2" office:value-type="string">
            <text:p text:style-name="P88">46</text:p>
          </table:table-cell>
          <table:table-cell table:style-name="Tabulka4.A2" office:value-type="string">
            <text:p text:style-name="P87"/>
          </table:table-cell>
          <table:table-cell table:style-name="Tabulka4.A2" office:value-type="string">
            <text:p text:style-name="P114">10b</text:p>
          </table:table-cell>
          <table:table-cell table:style-name="Tabulka4.A2" office:value-type="string">
            <text:p text:style-name="P87"/>
          </table:table-cell>
          <table:table-cell table:style-name="Tabulka4.A2" office:value-type="string">
            <text:p text:style-name="P87"/>
          </table:table-cell>
          <table:table-cell table:style-name="Tabulka4.A2" office:value-type="string">
            <text:p text:style-name="P87"/>
          </table:table-cell>
          <table:table-cell table:style-name="Tabulka4.A2" office:value-type="string">
            <text:p text:style-name="P87"/>
          </table:table-cell>
          <table:table-cell table:style-name="Tabulka4.A2" office:value-type="string">
            <text:p text:style-name="P87"/>
          </table:table-cell>
          <table:table-cell table:style-name="Tabulka4.A2" office:value-type="string">
            <text:p text:style-name="P87"/>
          </table:table-cell>
          <table:table-cell table:style-name="Tabulka4.A2" office:value-type="string">
            <text:p text:style-name="P87"/>
          </table:table-cell>
          <table:table-cell table:style-name="Tabulka4.R2" office:value-type="string">
            <text:p text:style-name="P95"/>
          </table:table-cell>
        </table:table-row>
        <table:table-row table:style-name="Tabulka4.1">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6">46×2=</text:p>
          </table:table-cell>
          <table:table-cell table:style-name="Tabulka4.A2" office:value-type="string">
            <text:p text:style-name="P86">92-<text:span text:style-name="T111">36</text:span>=</text:p>
          </table:table-cell>
          <table:table-cell table:style-name="Tabulka4.A2" office:value-type="string">
            <text:p text:style-name="P88">56</text:p>
          </table:table-cell>
          <table:table-cell table:style-name="Tabulka4.A2" office:value-type="string">
            <text:p text:style-name="P87"/>
          </table:table-cell>
          <table:table-cell table:style-name="Tabulka4.A2" office:value-type="string">
            <text:p text:style-name="P114">11b</text:p>
          </table:table-cell>
          <table:table-cell table:style-name="Tabulka4.A2" office:value-type="string">
            <text:p text:style-name="P87"/>
          </table:table-cell>
          <table:table-cell table:style-name="Tabulka4.A2" office:value-type="string">
            <text:p text:style-name="P87"/>
          </table:table-cell>
          <table:table-cell table:style-name="Tabulka4.A2" office:value-type="string">
            <text:p text:style-name="P87"/>
          </table:table-cell>
          <table:table-cell table:style-name="Tabulka4.A2" office:value-type="string">
            <text:p text:style-name="P87"/>
          </table:table-cell>
          <table:table-cell table:style-name="Tabulka4.A2" office:value-type="string">
            <text:p text:style-name="P87"/>
          </table:table-cell>
          <table:table-cell table:style-name="Tabulka4.R2" office:value-type="string">
            <text:p text:style-name="P95"/>
          </table:table-cell>
        </table:table-row>
        <table:table-row table:style-name="Tabulka4.1">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6">56×2=</text:p>
          </table:table-cell>
          <table:table-cell table:style-name="Tabulka4.A2" office:value-type="string">
            <text:p text:style-name="P86">112-<text:span text:style-name="T111">45</text:span>=</text:p>
          </table:table-cell>
          <table:table-cell table:style-name="Tabulka4.A2" office:value-type="string">
            <text:p text:style-name="P88">67</text:p>
          </table:table-cell>
          <table:table-cell table:style-name="Tabulka4.A2" office:value-type="string">
            <text:p text:style-name="P85"/>
          </table:table-cell>
          <table:table-cell table:style-name="Tabulka4.A2" office:value-type="string">
            <text:p text:style-name="P114">12b</text:p>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R2" office:value-type="string">
            <text:p text:style-name="P94"/>
          </table:table-cell>
        </table:table-row>
        <table:table-row table:style-name="Tabulka4.1">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6">67×2=</text:p>
          </table:table-cell>
          <table:table-cell table:style-name="Tabulka4.A2" office:value-type="string">
            <text:p text:style-name="P86">134-<text:span text:style-name="T111">55</text:span>=</text:p>
          </table:table-cell>
          <table:table-cell table:style-name="Tabulka4.A2" office:value-type="string">
            <text:p text:style-name="P88">79</text:p>
          </table:table-cell>
          <table:table-cell table:style-name="Tabulka4.A2" office:value-type="string">
            <text:p text:style-name="P85"/>
          </table:table-cell>
          <table:table-cell table:style-name="Tabulka4.A2" office:value-type="string">
            <text:p text:style-name="P114">13b</text:p>
          </table:table-cell>
          <table:table-cell table:style-name="Tabulka4.A2" office:value-type="string">
            <text:p text:style-name="P85"/>
          </table:table-cell>
          <table:table-cell table:style-name="Tabulka4.R2" office:value-type="string">
            <text:p text:style-name="P94"/>
          </table:table-cell>
        </table:table-row>
        <table:table-row table:style-name="Tabulka4.1">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6">79×2=</text:p>
          </table:table-cell>
          <table:table-cell table:style-name="Tabulka4.A2" office:value-type="string">
            <text:p text:style-name="P86">158-<text:span text:style-name="T111">66</text:span>=</text:p>
          </table:table-cell>
          <table:table-cell table:style-name="Tabulka4.A2" office:value-type="string">
            <text:p text:style-name="P88">92</text:p>
          </table:table-cell>
          <table:table-cell table:style-name="Tabulka4.A2" office:value-type="string">
            <text:p text:style-name="P92"/>
          </table:table-cell>
          <table:table-cell table:style-name="Tabulka4.R2" office:value-type="string">
            <text:p text:style-name="P114">14b</text:p>
          </table:table-cell>
        </table:table-row>
        <table:table-row table:style-name="Tabulka4.1">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6">92×2=</text:p>
          </table:table-cell>
          <table:table-cell table:style-name="Tabulka4.A2" office:value-type="string">
            <text:p text:style-name="P86">184-<text:span text:style-name="T111">78</text:span>=</text:p>
          </table:table-cell>
          <table:table-cell table:style-name="Tabulka4.R2" office:value-type="string">
            <text:p text:style-name="P88">106</text:p>
          </table:table-cell>
        </table:table-row>
      </table:table>
      <text:p text:style-name="P6"><text:span text:style-name="T243">Probably the c</text:span><text:span text:style-name="T244">ount of free branch</text:span><text:span text:style-name="T245">e</text:span><text:span text:style-name="T244">s in </text:span><text:span text:style-name="T202">N</text:span><text:span text:style-name="T203">th</text:span><text:span text:style-name="T150"> </text:span><text:span text:style-name="T244">floor =</text:span><draw:frame draw:style-name="fr1" draw:name="Objekt2" text:anchor-type="as-char" svg:width="2.034cm" svg:height="0.861cm" draw:z-index="1"><draw:object xlink:href="./Object 2" xlink:type="simple" xlink:show="embed" xlink:actuate="onLoad"/><draw:image xlink:href="./ObjectReplacements/Object 2" xlink:type="simple" xlink:show="embed" xlink:actuate="onLoad"/><svg:desc>vzorec</svg:desc></draw:frame></text:p>
      <text:p text:style-name="P38">There is enough space in every floor for the same-bits morfs like <text:span text:style-name="T216">the </text:span>floor-bits are, and there are always some free branch<text:span text:style-name="T217">e</text:span>s in last floor, so it means the morfs from last floor could be moved to lower floor <text:span text:style-name="T218">so</text:span><text:span text:style-name="T215"> it</text:span> truncates their lengths. <text:span text:style-name="T212">And t</text:span>here w<text:span text:style-name="T212">ill not </text:span>all types of long-morfs in compressed files, so <text:span text:style-name="T215">that</text:span><text:span text:style-name="T212"> the </text:span>truncat<text:span text:style-name="T212">ion of some long-</text:span>morfs <text:span text:style-name="T212">will bigger than</text:span> 1 bit :-). </text:p>
      <text:p text:style-name="P17">But be careful to add there extra “special character” like Null character in Vitter algorithm, or ofr example character means the repetition of previous character → if you add one furthermore character then there will not be enough of space in some next floors a some morfs would be lengthned. </text:p>
      <text:p text:style-name="P29"/>
      <text:p text:style-name="P127">Probably it will be favorlable to use only one tree from the start, but if some morf should be elongated, then it will be better to use two presented trees. And for example write to the Head for example the position from that the two trees are used. </text:p>
      <text:p text:style-name="P29"/>
      <text:p text:style-name="P24"><text:span text:style-name="T167">I</text:span><text:span text:style-name="T130">t seems </text:span><text:span text:style-name="T163">well </text:span><text:span text:style-name="T214">if</text:span><text:span text:style-name="T163"> the </text:span><text:span text:style-name="T167">long morfs will shorter, but will the information </text:span><text:span text:style-name="T214">for this </text:span><text:span text:style-name="T167">in </text:span><text:span text:style-name="T163">Head </text:span><text:span text:style-name="T167">also shorter? </text:span><text:span text:style-name="T41">I</text:span><text:span text:style-name="T54">s i</text:span><text:span text:style-name="T41">t </text:span><text:span text:style-name="T54">possible to solve it with </text:span><text:span text:style-name="T30"><text:s/>some </text:span><text:span text:style-name="T41">deep </text:span><text:span text:style-name="T30">philosophies or </text:span><text:span text:style-name="T41">huge </text:span><text:span text:style-name="T30">mathematical theoretization</text:span><text:span text:style-name="T31">s? </text:span><text:span text:style-name="T54">I think 'no'</text:span><text:span text:style-name="T30">, </text:span><text:span text:style-name="T54">but </text:span><text:span text:style-name="T61">surely </text:span><text:span text:style-name="T54">'yes' with</text:span><text:span text:style-name="T30"> </text:span><text:span text:style-name="T32">practica</text:span><text:span text:style-name="T30">l programming :-)</text:span><text:span text:style-name="T152">. </text:span></text:p>
      <text:p text:style-name="P20"/>
      <text:h text:style-name="P187" text:outline-level="2">How to count the morfs “<text:span text:style-name="T260">quickly“</text:span></text:h>
      <text:p text:style-name="P59">The shorter morfs can be the indexes in static array, like 1-2-2 for example in C: <text:span text:style-name="T1">arr[10011]++</text:span>. And longer morfs <text:span text:style-name="T261">count in</text:span> dynamic array like „associative array of array of array“ with indexes as numbers from the morf. The boundary between short/long morfs can be for example 24 bits, so <text:span text:style-name="T264">count</text:span> the morfs longer than 2<text:span text:style-name="T263">4</text:span> bits to the dynamic array. </text:p>
      <text:p text:style-name="P59">The <text:span text:style-name="T1">24bits</text:span> array <text:span text:style-name="T1">×4</text:span>bytes for longint variables takes c. 64MB RAM. It is jammy acceptable. Longer static array for example 30bit*4bytes=4GB RAM. It could be also acceptable for example if <text:span text:style-name="T281">the</text:span> normal computer has <text:span text:style-name="T206">≥</text:span><text:span text:style-name="T219">16GB RAM. </text:span></text:p>
      <text:p text:style-name="P61"><text:span text:style-name="T219">The count for all morfs in group with maximum lengt</text:span><text:span text:style-name="T220">h </text:span><text:span text:style-name="T221">(N) </text:span><text:span text:style-name="T219"><text:s/>is: </text:span><text:span text:style-name="T223">Count</text:span><text:span text:style-name="T222">= N</text:span><text:span text:style-name="T208">·</text:span><text:span text:style-name="T222">(N-1)</text:span><text:span text:style-name="T208">·</text:span><text:span text:style-name="T222">(N-2)/6</text:span></text:p>
      <text:p text:style-name="P116"><text:soft-page-break/>The interest is, there will be only 2024 items in 24b array, or only 4060 items in 30b array, <text:span text:style-name="T261">b</text:span>ut direct addressing in memory isn't good under OS with other programs :-<text:span text:style-name="T261">(</text:span>. </text:p>
      <text:p text:style-name="P60">Of course if the mo<text:span text:style-name="T261">rf</text:span> starts with zeroes, then <text:span text:style-name="T225">there c</text:span><text:span text:style-name="T265">an</text:span><text:span text:style-name="T225"> be a </text:span>shift<text:span text:style-name="T225">ing</text:span> to next <text:span text:style-name="T225">v</text:span>ariable-<text:span text:style-name="T225">with-ones</text:span> and <text:span text:style-name="T225">a </text:span>negat<text:span text:style-name="T225">ion</text:span>. </text:p>
      <table:table table:name="Tabulka5" table:style-name="Tabulka5">
        <table:table-column table:style-name="Tabulka5.A" table:number-columns-repeated="9"/>
        <table:table-column table:style-name="Tabulka5.J"/>
        <table:table-column table:style-name="Tabulka5.A" table:number-columns-repeated="5"/>
        <table:table-column table:style-name="Tabulka5.J"/>
        <table:table-row table:style-name="TableLine2048287703056">
          <table:table-cell table:style-name="Tabulka5.A1" office:value-type="string">
            <text:p text:style-name="P73">111</text:p>
          </table:table-cell>
          <table:table-cell table:style-name="Tabulka5.B1" office:value-type="string">
            <text:p text:style-name="P74">1</text:p>
          </table:table-cell>
          <table:table-cell table:style-name="Tabulka5.B1" office:value-type="string">
            <text:p text:style-name="P74">1</text:p>
          </table:table-cell>
          <table:table-cell table:style-name="Tabulka5.B1" office:value-type="string">
            <text:p text:style-name="P74">1</text:p>
          </table:table-cell>
          <table:table-cell table:style-name="Tabulka5.B1" office:value-type="string">
            <text:p text:style-name="P74">1</text:p>
          </table:table-cell>
          <table:table-cell table:style-name="Tabulka5.B1" office:value-type="string">
            <text:p text:style-name="P74">1</text:p>
          </table:table-cell>
          <table:table-cell table:style-name="Tabulka5.B1" office:value-type="string">
            <text:p text:style-name="P74">1</text:p>
          </table:table-cell>
          <table:table-cell table:style-name="Tabulka5.B1" office:value-type="string">
            <text:p text:style-name="P74">1</text:p>
          </table:table-cell>
          <table:table-cell table:style-name="Tabulka5.I1" office:value-type="string">
            <text:p text:style-name="P74">1</text:p>
          </table:table-cell>
          <table:table-cell table:style-name="Tabulka5.J1" office:value-type="string">
            <text:p text:style-name="P75">←</text:p>
          </table:table-cell>
          <table:table-cell table:style-name="Tabulka5.K1" office:value-type="string">
            <text:p text:style-name="P77">0</text:p>
          </table:table-cell>
          <table:table-cell table:style-name="Tabulka5.L1" office:value-type="string">
            <text:p text:style-name="P77">1</text:p>
          </table:table-cell>
          <table:table-cell table:style-name="Tabulka5.L1" office:value-type="string">
            <text:p text:style-name="P77">1</text:p>
          </table:table-cell>
          <table:table-cell table:style-name="Tabulka5.L1" office:value-type="string">
            <text:p text:style-name="P77">0</text:p>
          </table:table-cell>
          <table:table-cell table:style-name="Tabulka5.L1" office:value-type="string">
            <text:p text:style-name="P77">0</text:p>
          </table:table-cell>
          <table:table-cell table:style-name="Tabulka5.P1" office:value-type="string">
            <text:p text:style-name="P75">…</text:p>
          </table:table-cell>
        </table:table-row>
        <table:table-row table:style-name="TableLine2048287719184">
          <table:table-cell table:style-name="Tabulka5.A2" office:value-type="string">
            <text:p text:style-name="P73">111</text:p>
          </table:table-cell>
          <table:table-cell table:style-name="Tabulka5.B2" office:value-type="string">
            <text:p text:style-name="P74">1</text:p>
          </table:table-cell>
          <table:table-cell table:style-name="Tabulka5.B2" office:value-type="string">
            <text:p text:style-name="P74">1</text:p>
          </table:table-cell>
          <table:table-cell table:style-name="Tabulka5.B2" office:value-type="string">
            <text:p text:style-name="P74">1</text:p>
          </table:table-cell>
          <table:table-cell table:style-name="Tabulka5.B2" office:value-type="string">
            <text:p text:style-name="P77">0</text:p>
          </table:table-cell>
          <table:table-cell table:style-name="Tabulka5.B2" office:value-type="string">
            <text:p text:style-name="P77">1</text:p>
          </table:table-cell>
          <table:table-cell table:style-name="Tabulka5.B2" office:value-type="string">
            <text:p text:style-name="P77">1</text:p>
          </table:table-cell>
          <table:table-cell table:style-name="Tabulka5.B2" office:value-type="string">
            <text:p text:style-name="P77">0</text:p>
          </table:table-cell>
          <table:table-cell table:style-name="Tabulka5.I2" office:value-type="string">
            <text:p text:style-name="P77">0</text:p>
          </table:table-cell>
          <table:table-cell table:style-name="Tabulka5.J1" office:value-type="string">
            <text:p text:style-name="P74">Shift</text:p>
          </table:table-cell>
          <table:table-cell table:style-name="Tabulka5.K2" office:value-type="string">
            <text:p text:style-name="P74"/>
          </table:table-cell>
          <table:table-cell table:style-name="Tabulka5.K2" office:value-type="string">
            <text:p text:style-name="P74"/>
          </table:table-cell>
          <table:table-cell table:style-name="Tabulka5.K2" office:value-type="string">
            <text:p text:style-name="P74"/>
          </table:table-cell>
          <table:table-cell table:style-name="Tabulka5.K2" office:value-type="string">
            <text:p text:style-name="P74"/>
          </table:table-cell>
          <table:table-cell table:style-name="Tabulka5.K2" office:value-type="string">
            <text:p text:style-name="P74"/>
          </table:table-cell>
          <table:table-cell table:style-name="Tabulka5.P2" office:value-type="string">
            <text:p text:style-name="P75"/>
          </table:table-cell>
        </table:table-row>
        <table:table-row table:style-name="TableLine2048287716880">
          <table:table-cell table:style-name="Tabulka5.A3" office:value-type="string">
            <text:p text:style-name="P73">000</text:p>
          </table:table-cell>
          <table:table-cell table:style-name="Tabulka5.B3" office:value-type="string">
            <text:p text:style-name="P74">0</text:p>
          </table:table-cell>
          <table:table-cell table:style-name="Tabulka5.B3" office:value-type="string">
            <text:p text:style-name="P74">0</text:p>
          </table:table-cell>
          <table:table-cell table:style-name="Tabulka5.B3" office:value-type="string">
            <text:p text:style-name="P74">0</text:p>
          </table:table-cell>
          <table:table-cell table:style-name="Tabulka5.B3" office:value-type="string">
            <text:p text:style-name="P77">1</text:p>
          </table:table-cell>
          <table:table-cell table:style-name="Tabulka5.B3" office:value-type="string">
            <text:p text:style-name="P77">0</text:p>
          </table:table-cell>
          <table:table-cell table:style-name="Tabulka5.B3" office:value-type="string">
            <text:p text:style-name="P77">0</text:p>
          </table:table-cell>
          <table:table-cell table:style-name="Tabulka5.B3" office:value-type="string">
            <text:p text:style-name="P77">1</text:p>
          </table:table-cell>
          <table:table-cell table:style-name="Tabulka5.I3" office:value-type="string">
            <text:p text:style-name="P77">1</text:p>
          </table:table-cell>
          <table:table-cell table:style-name="Tabulka5.J1" office:value-type="string">
            <text:p text:style-name="P74">Neg</text:p>
          </table:table-cell>
          <table:table-cell table:style-name="Tabulka5.K2" office:value-type="string">
            <text:p text:style-name="P74"/>
          </table:table-cell>
          <table:table-cell table:style-name="Tabulka5.K2" office:value-type="string">
            <text:p text:style-name="P74"/>
          </table:table-cell>
          <table:table-cell table:style-name="Tabulka5.K2" office:value-type="string">
            <text:p text:style-name="P74"/>
          </table:table-cell>
          <table:table-cell table:style-name="Tabulka5.K2" office:value-type="string">
            <text:p text:style-name="P74"/>
          </table:table-cell>
          <table:table-cell table:style-name="Tabulka5.K2" office:value-type="string">
            <text:p text:style-name="P74"/>
          </table:table-cell>
          <table:table-cell table:style-name="Tabulka5.P2" office:value-type="string">
            <text:p text:style-name="P75"/>
          </table:table-cell>
        </table:table-row>
      </table:table>
      <text:p text:style-name="Text_20_body"/>
      <text:h text:style-name="P188" text:outline-level="2">How to write the type of morfs</text:h>
      <text:p text:style-name="P65">It is possible to sort the morfs about their indexes, but there will start to absent some morf in some N-bit group. So to write only one number – the count of morf to this place. </text:p>
      <text:p text:style-name="P117">For example I have all 3b morfs, all 4b morfs, but there <text:span text:style-name="T1">isn't</text:span> one of 5b morfs. The indexes are: 101, 1001, 1011, 1101, 10001, 10011, 10111, <text:span text:style-name="T1">11001</text:span>, <text:span text:style-name="T279">11011</text:span>, <text:span text:style-name="T279">11101</text:span>. So I can write <text:span text:style-name="T198">7</text:span> and it means there are all first seven morfs. </text:p>
      <text:p text:style-name="P124">For some next morfs it is possible to use the sequece of bits if the morf is or no. </text:p>
      <text:p text:style-name="P118">For previous example the next sequence is: <text:span text:style-name="T1">0</text:span><text:span text:style-name="T279">11</text:span></text:p>
      <text:p text:style-name="P126"><text:span text:style-name="T84">B</text:span><text:span text:style-name="T83">ut for some very-long morfs probably be shorter </text:span><text:span text:style-name="T85">that</text:span><text:span text:style-name="T83"> these morfs will be written in some classical numerical form like 1234-15-867 etc., </text:span><text:span text:style-name="T86">prospectively there could be written their offsets from previous morf</text:span><text:span text:style-name="T269">. </text:span><text:span text:style-name="T270">But for optimal Head it seems </text:span><text:span text:style-name="T271">it need</text:span><text:span text:style-name="T270"> </text:span><text:span text:style-name="T271">some </text:span><text:span text:style-name="T270">test for the optimal possibility for a concrete case</text:span><text:span text:style-name="T269">. </text:span></text:p>
      <text:p text:style-name="P125"/>
      <text:h text:style-name="P189" text:outline-level="2">Final</text:h>
      <text:p text:style-name="P62">There could be <text:span text:style-name="T280">for example </text:span>2-5 sequences of bits in output file. Standard Head and Body; or Head with Count of morfs, Head with offsets&amp;positions for morfs, bits for type of tree (<text:span text:style-name="T265">s</text:span>mall/big tree), and the <text:span text:style-name="T266">data</text:span> bits for small tree and the bits for big tree. <text:span text:style-name="T226">Maybe some of these sequences could be compressed again with standard methods, maybe also </text:span><text:span text:style-name="T266">by recursion</text:span><text:span text:style-name="T226">. But maybe, I really don't know. </text:span></text:p>
      <text:p text:style-name="P16"/>
      <text:p text:style-name="P34"><text:span text:style-name="T226">But m</text:span>aybe you also discovered yet, that there is a big space for an ecryption. It is possible to mix the bits from 5 sequences according to some keys; <text:span text:style-name="T267">counter</text:span>hange the same-length morfs in the same floor by some key <text:span text:style-name="T224">or makes a different trees </text:span><text:span text:style-name="T42">(</text:span><text:span text:style-name="T43">by </text:span><text:span text:style-name="T42">Vitter</text:span><text:span text:style-name="T43">'s ordering, </text:span><text:span text:style-name="T42">FGK </text:span><text:span text:style-name="T43">ordering </text:span><text:span text:style-name="T42">etc.)</text:span>; put to the final file some random bits a<text:span text:style-name="T224">ccording to</text:span> some other key; and of course some bits in final file XOR <text:span text:style-name="T226">etc.</text:span> by some next key. </text:p>
      <text:p text:style-name="P35">I'm not a supporter of concealment, but with these possibilities it is possible to make really very strong and quality encryption, maybe without any chance to enucl<text:span text:style-name="T224">e</text:span>ate it with AI, because there could be so many combinations and so many „sham herons“ with the random and XORed bits. </text:p>
      <text:p text:style-name="P66"><text:span text:style-name="T26">When I studied a 'computer s</text:span><text:span text:style-name="T58">ystem</text:span><text:span text:style-name="T26">s' at high scho</text:span><text:span text:style-name="T42">o</text:span><text:span text:style-name="T26">l, we had also a manual workshops. There were a lathes in workshop and we turned </text:span><text:span text:style-name="T43">a</text:span><text:span text:style-name="T26"> disks for </text:span><text:span text:style-name="T43">a</text:span><text:span text:style-name="T26"> dumbell</text:span><text:span text:style-name="T42">s</text:span><text:span text:style-name="T26"> to school gymnasia. The lathe publish</text:span><text:span text:style-name="T42">ed</text:span><text:span text:style-name="T26"> </text:span><text:span text:style-name="T42">a strange</text:span><text:span text:style-name="T26"> sounds during a turning. And after it, we had a programming, so we </text:span><text:span text:style-name="T42">had</text:span><text:span text:style-name="T26"> sa</text:span><text:span text:style-name="T42">id</text:span><text:span text:style-name="T26">: „lathe“ </text:span><text:span text:style-name="T42">to the</text:span><text:span text:style-name="T26"> HDD </text:span><text:span text:style-name="T42">that published similar sounds for </text:span><text:span text:style-name="T26">many </text:span><text:span text:style-name="T59">read/write</text:span><text:span text:style-name="T26"> operations. </text:span></text:p>
      <text:p text:style-name="P64"><text:span text:style-name="T42">The </text:span><text:span text:style-name="T26">SSD and RAM are silent, but maybe there could be </text:span><text:span text:style-name="T42">inaudible </text:span><text:span text:style-name="T26">„sound</text:span><text:span text:style-name="T42">s</text:span><text:span text:style-name="T26">“ like</text:span><text:span text:style-name="T42"> pant or screams etc. </text:span><text:span text:style-name="T55">from</text:span><text:span text:style-name="T42"> surpris</text:span><text:span text:style-name="T55">ed</text:span><text:span text:style-name="T42"> </text:span><text:span text:style-name="T55">metamorphoses, </text:span><text:span text:style-name="T61">recursions, </text:span><text:span text:style-name="T42">„sham herons“, XORs etc. in </text:span><text:span text:style-name="T60">the</text:span><text:span text:style-name="T42"> sequence of bits :-). </text:span><text:span text:style-name="T70">But it could be also a fact, that some “IQ”kepls </text:span><text:span text:style-name="T187">[</text:span><text:span text:style-name="T188">kepl = computer, AI; </text:span><text:span text:style-name="T190">e</text:span><text:span text:style-name="T187"> in k</text:span><text:span text:style-name="T190">e</text:span><text:span text:style-name="T187">pl is speaked as '</text:span><text:span text:style-name="T190">e</text:span><text:span text:style-name="T187">' </text:span><text:span text:style-name="T189">like</text:span><text:span text:style-name="T187"> in 't</text:span><text:span text:style-name="T190">e</text:span><text:span text:style-name="T187">n']</text:span><text:span text:style-name="T70"> could get from the welter of a bits for example something like: “the meaning of universe is equal to the red flower that changed in purple car and flew to the heaven as submarine”, </text:span><text:span text:style-name="T71">s</text:span><text:span text:style-name="T70">imply something like AI on LSD </text:span><text:span text:style-name="T72">:-). </text:span></text:p>
      <text:p text:style-name="P63"/>
      <text:p text:style-name="P111"><text:span text:style-name="T89">There is a nice sentence in Czech that describes the inner “state of mi</text:span><text:span text:style-name="T90">n</text:span><text:span text:style-name="T89">d”: “</text:span><text:span text:style-name="T91">N</text:span><text:span text:style-name="T92">echce </text:span><text:span text:style-name="T91">se mi </text:span><text:span text:style-name="T93">do toho,</text:span><text:span text:style-name="T91"> </text:span><text:span text:style-name="T93">protože + …</text:span><text:span text:style-name="T89">”, but </text:span><text:span text:style-name="T98">the exact translation to</text:span><text:span text:style-name="T89"> English</text:span><text:span text:style-name="T98"> </text:span><text:span text:style-name="T101">with </text:span><text:span text:style-name="T100">respecting the thinking in English</text:span><text:span text:style-name="T99"> really </text:span><text:span text:style-name="T98">isn't easy.</text:span><text:span text:style-name="T89"> </text:span><text:span text:style-name="T101">The typical translations are: </text:span><text:span text:style-name="T94">I don't want to do it</text:span><text:span text:style-name="T101">; </text:span><text:span text:style-name="T94">I'm not interested in it</text:span><text:span text:style-name="T101">; </text:span><text:span text:style-name="T94">I don't care</text:span><text:span text:style-name="T101">.</text:span><text:span text:style-name="T98"> </text:span><text:span text:style-name="T104">Now I tried to solve it by this way</text:span><text:span text:style-name="T101"> :-): <text:s/></text:span></text:p>
      <text:p text:style-name="P131"><text:span text:style-name="T93">The most likely (/most preferably) I would not want to do it, because + your true reasons</text:span><text:span text:style-name="T98">. </text:span></text:p>
      <text:p text:style-name="P36"/>
      <text:p text:style-name="P128"><text:span text:style-name="T95">I don't know if these improvements </text:span><text:span text:style-name="T96">can</text:span><text:span text:style-name="T95"> make better or repeated compression.</text:span><text:span text:style-name="T87"> I haven't </text:span><text:span text:style-name="T88">a </text:span><text:span text:style-name="T87">mood, willpower </text:span><text:span text:style-name="T98">and</text:span><text:span text:style-name="T87"> knowledges, </text:span><text:span text:style-name="T98">and also I don't feel that I ought to program it</text:span><text:span text:style-name="T88">, </text:span><text:span text:style-name="T98">but </text:span><text:span text:style-name="T89">the strongest reason </text:span><text:span text:style-name="T101">is</text:span><text:span text:style-name="T89"> the missing knowledge</text:span><text:span text:style-name="T90">s.</text:span><text:span text:style-name="T272"> </text:span><text:span text:style-name="T277">A</text:span><text:span text:style-name="T276">nd </text:span><text:span text:style-name="T273">I know it w</text:span><text:span text:style-name="T274">ould</text:span><text:span text:style-name="T273"> take a long time than I would learn a needful knowledges</text:span><text:span text:style-name="T275"> – </text:span><text:span text:style-name="T277">I've made about 10 extensions for LibreOffice </text:span><text:span text:style-name="T278">and </text:span><text:span text:style-name="T277">I've been working on the most comprehensive one for about 6 years. </text:span><text:span text:style-name="T278">A</text:span><text:span text:style-name="T277">nd I don't want to stop this work only to learn for example C/Asm</text:span><text:span text:style-name="T83">. </text:span></text:p>
      <text:p text:style-name="P128"><text:span text:style-name="T99">I </text:span><text:span text:style-name="T98">was </text:span><text:span text:style-name="T99">“</text:span><text:span text:style-name="T98">discovering”</text:span><text:span text:style-name="T99"> this algorithm </text:span><text:span text:style-name="T98">in</text:span><text:span text:style-name="T99"> last 12 years. I got some ideas about one in last few days. </text:span><text:span text:style-name="T101">So if the programming of algorithm depends on me, it can </text:span><text:span text:style-name="T102">calmly </text:span><text:span text:style-name="T101">wait for some next years :-). </text:span></text:p>
      <text:p text:style-name="Text_20_body"/>
      <text:p text:style-name="P119"><text:span text:style-name="T87">I tried to program some of </text:span><text:span text:style-name="T98">it for the la</text:span><text:span text:style-name="T103">s</text:span><text:span text:style-name="T98">t time</text:span><text:span text:style-name="T87"> in 2015. It was really with </text:span><text:span text:style-name="T98">a </text:span><text:span text:style-name="T87">big ardour – I sit 4 days at old small 11“ laptop and 5th day I got a big vertigos, so I ha</text:span><text:span text:style-name="T98">d</text:span><text:span text:style-name="T87"> to call an ambulance. Overstretched neck rachis with problems to these days (2022) :-(. So I can say: „I </text:span><text:span text:style-name="T97">knew</text:span><text:span text:style-name="T87"> on my own body how </text:span><text:span text:style-name="T88">not</text:span><text:span text:style-name="T87"> to do a programming“ :-). </text:span></text:p>
      <text:p text:style-name="P62"/>
      <text:h text:style-name="Heading_20_2" text:outline-level="2"><text:soft-page-break/>The example with the Counts and Positions</text:h>
      <text:p text:style-name="P134"><text:span text:style-name="T282">for example sequence of bits</text:span><text:span text:style-name="T283">: 010101001011010110101100101001101101011010100101011000100101010010101</text:span></text:p>
      <table:table table:name="Tabulka6" table:style-name="Tabulka6">
        <table:table-column table:style-name="Tabulka6.A"/>
        <table:table-column table:style-name="Tabulka6.B" table:number-columns-repeated="7"/>
        <table:table-column table:style-name="Tabulka6.I"/>
        <table:table-column table:style-name="Tabulka6.B" table:number-columns-repeated="5"/>
        <table:table-column table:style-name="Tabulka6.O"/>
        <table:table-column table:style-name="Tabulka6.B" table:number-columns-repeated="3"/>
        <table:table-column table:style-name="Tabulka6.S"/>
        <table:table-row table:style-name="Tabulka6.1">
          <table:table-cell table:style-name="Tabulka6.A1" office:value-type="string">
            <text:p text:style-name="P153"><text:span text:style-name="T282">severally</text:span>:</text:p>
          </table:table-cell>
          <table:table-cell table:style-name="Tabulka6.A1" office:value-type="string">
            <text:p text:style-name="P136">010</text:p>
          </table:table-cell>
          <table:table-cell table:style-name="Tabulka6.A1" office:value-type="string">
            <text:p text:style-name="P136">101</text:p>
          </table:table-cell>
          <table:table-cell table:style-name="Tabulka6.A1" office:value-type="string">
            <text:p text:style-name="P136">0010</text:p>
          </table:table-cell>
          <table:table-cell table:style-name="Tabulka6.A1" office:value-type="string">
            <text:p text:style-name="P136">1101</text:p>
          </table:table-cell>
          <table:table-cell table:style-name="Tabulka6.A1" office:value-type="string">
            <text:p text:style-name="P136">0110</text:p>
          </table:table-cell>
          <table:table-cell table:style-name="Tabulka6.A1" office:value-type="string">
            <text:p text:style-name="P136">1011</text:p>
          </table:table-cell>
          <table:table-cell table:style-name="Tabulka6.A1" office:value-type="string">
            <text:p text:style-name="P136">0010</text:p>
          </table:table-cell>
          <table:table-cell table:style-name="Tabulka6.A1" office:value-type="string">
            <text:p text:style-name="P136">10011</text:p>
          </table:table-cell>
          <table:table-cell table:style-name="Tabulka6.A1" office:value-type="string">
            <text:p text:style-name="P159">0110</text:p>
          </table:table-cell>
          <table:table-cell table:style-name="Tabulka6.A1" office:value-type="string">
            <text:p text:style-name="P159">1011</text:p>
          </table:table-cell>
          <table:table-cell table:style-name="Tabulka6.A1" office:value-type="string">
            <text:p text:style-name="P159">010</text:p>
          </table:table-cell>
          <table:table-cell table:style-name="Tabulka6.A1" office:value-type="string">
            <text:p text:style-name="P159">1001</text:p>
          </table:table-cell>
          <table:table-cell table:style-name="Tabulka6.A1" office:value-type="string">
            <text:p text:style-name="P159">010</text:p>
          </table:table-cell>
          <table:table-cell table:style-name="Tabulka6.A1" office:value-type="string">
            <text:p text:style-name="P159">110001</text:p>
          </table:table-cell>
          <table:table-cell table:style-name="Tabulka6.A1" office:value-type="string">
            <text:p text:style-name="P159">0010</text:p>
          </table:table-cell>
          <table:table-cell table:style-name="Tabulka6.A1" office:value-type="string">
            <text:p text:style-name="P159">101</text:p>
          </table:table-cell>
          <table:table-cell table:style-name="Tabulka6.A1" office:value-type="string">
            <text:p text:style-name="P159">0010</text:p>
          </table:table-cell>
          <table:table-cell table:style-name="Tabulka6.S1" office:value-type="string">
            <text:p text:style-name="P159">101</text:p>
          </table:table-cell>
        </table:table-row>
        <table:table-row table:style-name="TableLine2048287714864">
          <table:table-cell table:style-name="Tabulka6.A2" office:value-type="string">
            <text:p text:style-name="P153"><text:span text:style-name="T282">morfs</text:span>:</text:p>
          </table:table-cell>
          <table:table-cell table:style-name="Tabulka6.A2" office:value-type="string">
            <text:p text:style-name="P136">1<text:span text:style-name="T185">-</text:span>1<text:span text:style-name="T185">-</text:span>1</text:p>
          </table:table-cell>
          <table:table-cell table:style-name="Tabulka6.A2" office:value-type="string">
            <text:p text:style-name="P136">1<text:span text:style-name="T185">-</text:span>1<text:span text:style-name="T185">-</text:span>1</text:p>
          </table:table-cell>
          <table:table-cell table:style-name="Tabulka6.A2" office:value-type="string">
            <text:p text:style-name="P136">2<text:span text:style-name="T185">-</text:span>1<text:span text:style-name="T185">-</text:span>1</text:p>
          </table:table-cell>
          <table:table-cell table:style-name="Tabulka6.A2" office:value-type="string">
            <text:p text:style-name="P136">2<text:span text:style-name="T185">-</text:span>1<text:span text:style-name="T185">-</text:span>1</text:p>
          </table:table-cell>
          <table:table-cell table:style-name="Tabulka6.A2" office:value-type="string">
            <text:p text:style-name="P136">1<text:span text:style-name="T185">-</text:span>2<text:span text:style-name="T185">-</text:span>1</text:p>
          </table:table-cell>
          <table:table-cell table:style-name="Tabulka6.A2" office:value-type="string">
            <text:p text:style-name="P136">1<text:span text:style-name="T185">-</text:span>1<text:span text:style-name="T185">-</text:span>2</text:p>
          </table:table-cell>
          <table:table-cell table:style-name="Tabulka6.A2" office:value-type="string">
            <text:p text:style-name="P136">2<text:span text:style-name="T185">-</text:span>1<text:span text:style-name="T185">-</text:span>1</text:p>
          </table:table-cell>
          <table:table-cell table:style-name="Tabulka6.A2" office:value-type="string">
            <text:p text:style-name="P136">1<text:span text:style-name="T185">-</text:span>2<text:span text:style-name="T185">-</text:span><text:span text:style-name="T283">2</text:span></text:p>
          </table:table-cell>
          <table:table-cell table:style-name="Tabulka6.A2" office:value-type="string">
            <text:p text:style-name="P136">1<text:span text:style-name="T185">-</text:span>2<text:span text:style-name="T185">-</text:span>1</text:p>
          </table:table-cell>
          <table:table-cell table:style-name="Tabulka6.A2" office:value-type="string">
            <text:p text:style-name="P136">1<text:span text:style-name="T185">-</text:span>1<text:span text:style-name="T185">-</text:span>2</text:p>
          </table:table-cell>
          <table:table-cell table:style-name="Tabulka6.A2" office:value-type="string">
            <text:p text:style-name="P136">1<text:span text:style-name="T185">-</text:span>1<text:span text:style-name="T185">-</text:span>1</text:p>
          </table:table-cell>
          <table:table-cell table:style-name="Tabulka6.A2" office:value-type="string">
            <text:p text:style-name="P136">1<text:span text:style-name="T185">-</text:span>2<text:span text:style-name="T185">-</text:span><text:span text:style-name="T283">1</text:span></text:p>
          </table:table-cell>
          <table:table-cell table:style-name="Tabulka6.A2" office:value-type="string">
            <text:p text:style-name="P159">1<text:span text:style-name="T185">-</text:span>1<text:span text:style-name="T185">-</text:span>1</text:p>
          </table:table-cell>
          <table:table-cell table:style-name="Tabulka6.A2" office:value-type="string">
            <text:p text:style-name="P159">2<text:span text:style-name="T185">-</text:span>3<text:span text:style-name="T185">-</text:span>1</text:p>
          </table:table-cell>
          <table:table-cell table:style-name="Tabulka6.A2" office:value-type="string">
            <text:p text:style-name="P159">2<text:span text:style-name="T185">-</text:span>1<text:span text:style-name="T185">-</text:span>1</text:p>
          </table:table-cell>
          <table:table-cell table:style-name="Tabulka6.A2" office:value-type="string">
            <text:p text:style-name="P159">1<text:span text:style-name="T185">-</text:span>1<text:span text:style-name="T185">-</text:span>1</text:p>
          </table:table-cell>
          <table:table-cell table:style-name="Tabulka6.A2" office:value-type="string">
            <text:p text:style-name="P159">2<text:span text:style-name="T185">-</text:span>1<text:span text:style-name="T185">-</text:span>1</text:p>
          </table:table-cell>
          <table:table-cell table:style-name="Tabulka6.S2" office:value-type="string">
            <text:p text:style-name="P159">1<text:span text:style-name="T185">-</text:span>1<text:span text:style-name="T185">-</text:span>1</text:p>
          </table:table-cell>
        </table:table-row>
        <table:table-row table:style-name="TableLine2048287717168">
          <table:table-cell table:style-name="Tabulka6.A3" table:number-columns-spanned="19" office:value-type="string">
            <text:p text:style-name="P155"><text:span text:style-name="T282">for a simplification, the morfs are substitued by the letters</text:span>; <text:span text:style-name="T121">start position</text:span>, <text:span text:style-name="T284">singles/twins</text:span>, <text:span text:style-name="T289">end positions</text:span>, <text:span text:style-name="T300">deducible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2048287726384">
          <table:table-cell table:style-name="Tabulka6.A4" office:value-type="string">
            <text:p text:style-name="P154">1<text:span text:style-name="T185">-</text:span>1<text:span text:style-name="T185">-</text:span>1</text:p>
          </table:table-cell>
          <table:table-cell table:style-name="Tabulka6.A4" office:value-type="string">
            <text:p text:style-name="P150">A</text:p>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3" office:value-type="string">
            <text:p text:style-name="P136"/>
          </table:table-cell>
        </table:table-row>
        <table:table-row table:style-name="TableLine2048287730704">
          <table:table-cell table:style-name="Tabulka6.A4" office:value-type="string">
            <text:p text:style-name="P154">2<text:span text:style-name="T185">-</text:span>1<text:span text:style-name="T185">-</text:span>1</text:p>
          </table:table-cell>
          <table:table-cell table:style-name="Tabulka6.A4" office:value-type="string">
            <text:p text:style-name="P150">B</text:p>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3" office:value-type="string">
            <text:p text:style-name="P136"/>
          </table:table-cell>
        </table:table-row>
        <table:table-row table:style-name="TableLine2048287722640">
          <table:table-cell table:style-name="Tabulka6.A4" office:value-type="string">
            <text:p text:style-name="P154">1<text:span text:style-name="T185">-</text:span>2<text:span text:style-name="T185">-</text:span>1</text:p>
          </table:table-cell>
          <table:table-cell table:style-name="Tabulka6.A4" office:value-type="string">
            <text:p text:style-name="P150">C</text:p>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3" office:value-type="string">
            <text:p text:style-name="P136"/>
          </table:table-cell>
        </table:table-row>
        <table:table-row table:style-name="TableLine2048287722928">
          <table:table-cell table:style-name="Tabulka6.A4" office:value-type="string">
            <text:p text:style-name="P154">1<text:span text:style-name="T185">-</text:span>1<text:span text:style-name="T185">-</text:span>2</text:p>
          </table:table-cell>
          <table:table-cell table:style-name="Tabulka6.A4" office:value-type="string">
            <text:p text:style-name="P150">D</text:p>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3" office:value-type="string">
            <text:p text:style-name="P136"/>
          </table:table-cell>
        </table:table-row>
        <table:table-row table:style-name="TableLine2048287730992">
          <table:table-cell table:style-name="Tabulka6.A4" office:value-type="string">
            <text:p text:style-name="P154">1<text:span text:style-name="T185">-</text:span>2<text:span text:style-name="T185">-</text:span>2</text:p>
          </table:table-cell>
          <table:table-cell table:style-name="Tabulka6.A4" office:value-type="string">
            <text:p text:style-name="P150">E</text:p>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4" office:value-type="string">
            <text:p text:style-name="P136"/>
          </table:table-cell>
          <table:table-cell table:style-name="Tabulka6.A3" office:value-type="string">
            <text:p text:style-name="P136"/>
          </table:table-cell>
        </table:table-row>
        <table:table-row table:style-name="TableLine2048287728112">
          <table:table-cell table:style-name="Tabulka6.A9" office:value-type="string">
            <text:p text:style-name="P154">2<text:span text:style-name="T185">-</text:span>3<text:span text:style-name="T185">-</text:span>1</text:p>
          </table:table-cell>
          <table:table-cell table:style-name="Tabulka6.A9" office:value-type="string">
            <text:p text:style-name="P150">F</text:p>
          </table:table-cell>
          <table:table-cell table:style-name="Tabulka6.A9" office:value-type="string">
            <text:p text:style-name="P136"/>
          </table:table-cell>
          <table:table-cell table:style-name="Tabulka6.A9" office:value-type="string">
            <text:p text:style-name="P136"/>
          </table:table-cell>
          <table:table-cell table:style-name="Tabulka6.A9" office:value-type="string">
            <text:p text:style-name="P136"/>
          </table:table-cell>
          <table:table-cell table:style-name="Tabulka6.A9" office:value-type="string">
            <text:p text:style-name="P136"/>
          </table:table-cell>
          <table:table-cell table:style-name="Tabulka6.A9" office:value-type="string">
            <text:p text:style-name="P136"/>
          </table:table-cell>
          <table:table-cell table:style-name="Tabulka6.A9" office:value-type="string">
            <text:p text:style-name="P136"/>
          </table:table-cell>
          <table:table-cell table:style-name="Tabulka6.A9" office:value-type="string">
            <text:p text:style-name="P136"/>
          </table:table-cell>
          <table:table-cell table:style-name="Tabulka6.A9" office:value-type="string">
            <text:p text:style-name="P136"/>
          </table:table-cell>
          <table:table-cell table:style-name="Tabulka6.A9" office:value-type="string">
            <text:p text:style-name="P136"/>
          </table:table-cell>
          <table:table-cell table:style-name="Tabulka6.A9" office:value-type="string">
            <text:p text:style-name="P136"/>
          </table:table-cell>
          <table:table-cell table:style-name="Tabulka6.A9" office:value-type="string">
            <text:p text:style-name="P136"/>
          </table:table-cell>
          <table:table-cell table:style-name="Tabulka6.A9" office:value-type="string">
            <text:p text:style-name="P136"/>
          </table:table-cell>
          <table:table-cell table:style-name="Tabulka6.A9" office:value-type="string">
            <text:p text:style-name="P136"/>
          </table:table-cell>
          <table:table-cell table:style-name="Tabulka6.A9" office:value-type="string">
            <text:p text:style-name="P136"/>
          </table:table-cell>
          <table:table-cell table:style-name="Tabulka6.A9" office:value-type="string">
            <text:p text:style-name="P136"/>
          </table:table-cell>
          <table:table-cell table:style-name="Tabulka6.A9" office:value-type="string">
            <text:p text:style-name="P136"/>
          </table:table-cell>
          <table:table-cell table:style-name="Tabulka6.S9" office:value-type="string">
            <text:p text:style-name="P136"/>
          </table:table-cell>
        </table:table-row>
        <table:table-row table:style-name="TableLine2048287727536">
          <table:table-cell table:style-name="Tabulka6.A10" office:value-type="string">
            <text:p text:style-name="P133"/>
          </table:table-cell>
          <table:table-cell table:style-name="Tabulka6.A10" office:value-type="string">
            <text:p text:style-name="P104">A</text:p>
          </table:table-cell>
          <table:table-cell table:style-name="Tabulka6.A10" office:value-type="string">
            <text:p text:style-name="P175">A</text:p>
          </table:table-cell>
          <table:table-cell table:style-name="Tabulka6.A10" office:value-type="string">
            <text:p text:style-name="P104">B</text:p>
          </table:table-cell>
          <table:table-cell table:style-name="Tabulka6.A10" office:value-type="string">
            <text:p text:style-name="P147">B</text:p>
          </table:table-cell>
          <table:table-cell table:style-name="Tabulka6.A10" office:value-type="string">
            <text:p text:style-name="P104">C</text:p>
          </table:table-cell>
          <table:table-cell table:style-name="Tabulka6.A10" office:value-type="string">
            <text:p text:style-name="P178">D</text:p>
          </table:table-cell>
          <table:table-cell table:style-name="Tabulka6.A10" office:value-type="string">
            <text:p text:style-name="P147">B</text:p>
          </table:table-cell>
          <table:table-cell table:style-name="Tabulka6.A10" office:value-type="string">
            <text:p text:style-name="P178">E</text:p>
          </table:table-cell>
          <table:table-cell table:style-name="Tabulka6.A10" office:value-type="string">
            <text:p text:style-name="P147">C</text:p>
          </table:table-cell>
          <table:table-cell table:style-name="Tabulka6.A10" office:value-type="string">
            <text:p text:style-name="P178">D</text:p>
          </table:table-cell>
          <table:table-cell table:style-name="Tabulka6.A10" office:value-type="string">
            <text:p text:style-name="P147">A</text:p>
          </table:table-cell>
          <table:table-cell table:style-name="Tabulka6.A10" office:value-type="string">
            <text:p text:style-name="P162">C</text:p>
          </table:table-cell>
          <table:table-cell table:style-name="Tabulka6.A10" office:value-type="string">
            <text:p text:style-name="P147">A</text:p>
          </table:table-cell>
          <table:table-cell table:style-name="Tabulka6.A10" office:value-type="string">
            <text:p text:style-name="P178">F</text:p>
          </table:table-cell>
          <table:table-cell table:style-name="Tabulka6.A10" office:value-type="string">
            <text:p text:style-name="P147">B</text:p>
          </table:table-cell>
          <table:table-cell table:style-name="Tabulka6.A10" office:value-type="string">
            <text:p text:style-name="P175">A</text:p>
          </table:table-cell>
          <table:table-cell table:style-name="Tabulka6.A10" office:value-type="string">
            <text:p text:style-name="P162">B</text:p>
          </table:table-cell>
          <table:table-cell table:style-name="Tabulka6.S10" office:value-type="string">
            <text:p text:style-name="P162">A</text:p>
          </table:table-cell>
        </table:table-row>
        <table:table-row table:style-name="TableLine2048287735024">
          <table:table-cell table:style-name="Tabulka6.A11" office:value-type="string">
            <text:p text:style-name="P157"><text:span text:style-name="T282">positions</text:span>:</text:p>
          </table:table-cell>
          <table:table-cell table:style-name="Tabulka6.A11" office:value-type="string">
            <text:p text:style-name="P103">1</text:p>
          </table:table-cell>
          <table:table-cell table:style-name="Tabulka6.A11" office:value-type="string">
            <text:p text:style-name="P176">2</text:p>
          </table:table-cell>
          <table:table-cell table:style-name="Tabulka6.A11" office:value-type="string">
            <text:p text:style-name="P103">3</text:p>
          </table:table-cell>
          <table:table-cell table:style-name="Tabulka6.A11" office:value-type="string">
            <text:p text:style-name="P109">4</text:p>
          </table:table-cell>
          <table:table-cell table:style-name="Tabulka6.A11" office:value-type="string">
            <text:p text:style-name="P103">5</text:p>
          </table:table-cell>
          <table:table-cell table:style-name="Tabulka6.A11" office:value-type="string">
            <text:p text:style-name="P177">6</text:p>
          </table:table-cell>
          <table:table-cell table:style-name="Tabulka6.A11" office:value-type="string">
            <text:p text:style-name="P109">7</text:p>
          </table:table-cell>
          <table:table-cell table:style-name="Tabulka6.A11" office:value-type="string">
            <text:p text:style-name="P177">8</text:p>
          </table:table-cell>
          <table:table-cell table:style-name="Tabulka6.A11" office:value-type="string">
            <text:p text:style-name="P109">9</text:p>
          </table:table-cell>
          <table:table-cell table:style-name="Tabulka6.A11" office:value-type="string">
            <text:p text:style-name="P177">10</text:p>
          </table:table-cell>
          <table:table-cell table:style-name="Tabulka6.A11" office:value-type="string">
            <text:p text:style-name="P109">11</text:p>
          </table:table-cell>
          <table:table-cell table:style-name="Tabulka6.A11" office:value-type="string">
            <text:p text:style-name="P161">12</text:p>
          </table:table-cell>
          <table:table-cell table:style-name="Tabulka6.A11" office:value-type="string">
            <text:p text:style-name="P109">13</text:p>
          </table:table-cell>
          <table:table-cell table:style-name="Tabulka6.A11" office:value-type="string">
            <text:p text:style-name="P177">14</text:p>
          </table:table-cell>
          <table:table-cell table:style-name="Tabulka6.A11" office:value-type="string">
            <text:p text:style-name="P109">15</text:p>
          </table:table-cell>
          <table:table-cell table:style-name="Tabulka6.A11" office:value-type="string">
            <text:p text:style-name="P176">16</text:p>
          </table:table-cell>
          <table:table-cell table:style-name="Tabulka6.A11" office:value-type="string">
            <text:p text:style-name="P161">17</text:p>
          </table:table-cell>
          <table:table-cell table:style-name="Tabulka6.S11" office:value-type="string">
            <text:p text:style-name="P161">18</text:p>
          </table:table-cell>
        </table:table-row>
        <table:table-row table:style-name="TableLine2048287743088">
          <table:table-cell table:style-name="Tabulka6.A3" table:number-columns-spanned="19" office:value-type="string">
            <text:p text:style-name="P156"/>
            <text:p text:style-name="P78"><text:span text:style-name="ukázka_20_kód"><text:span text:style-name="T123">A</text:span></text:span><text:span text:style-name="ukázka_20_kód"><text:span text:style-name="T303">A</text:span></text:span><text:span text:style-name="ukázka_20_kód"><text:span text:style-name="T123">B</text:span></text:span><text:span text:style-name="ukázka_20_kód"><text:span text:style-name="T169">B</text:span></text:span><text:span text:style-name="ukázka_20_kód"><text:span text:style-name="T123">C</text:span></text:span><text:span text:style-name="ukázka_20_kód"><text:span text:style-name="T285">D</text:span></text:span><text:span text:style-name="ukázka_20_kód"><text:span text:style-name="T169">B</text:span></text:span><text:span text:style-name="ukázka_20_kód"><text:span text:style-name="T285">E</text:span></text:span><text:span text:style-name="ukázka_20_kód"><text:span text:style-name="T169">C</text:span></text:span><text:span text:style-name="ukázka_20_kód"><text:span text:style-name="T285">D</text:span></text:span><text:span text:style-name="ukázka_20_kód"><text:span text:style-name="T169">A</text:span></text:span><text:span text:style-name="ukázka_20_kód"><text:span text:style-name="T291">C</text:span></text:span><text:span text:style-name="ukázka_20_kód"><text:span text:style-name="T169">A</text:span></text:span><text:span text:style-name="ukázka_20_kód"><text:span text:style-name="T285">F</text:span></text:span><text:span text:style-name="ukázka_20_kód"><text:span text:style-name="T169">B</text:span></text:span><text:span text:style-name="ukázka_20_kód"><text:span text:style-name="T303">A</text:span></text:span><text:span text:style-name="ukázka_20_kód"><text:span text:style-name="T291">BA</text:spa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able:table table:name="Tabulka7" table:style-name="Tabulka7">
        <table:table-column table:style-name="Tabulka7.A"/>
        <table:table-column table:style-name="Tabulka7.B"/>
        <table:table-column table:style-name="Tabulka7.C"/>
        <table:table-column table:style-name="Tabulka7.D"/>
        <table:table-row table:style-name="TableLine2048287736464">
          <table:table-cell table:style-name="Tabulka7.A1" table:number-columns-spanned="4" office:value-type="string">
            <text:p text:style-name="P146"><text:span text:style-name="T310">STAT</text:span><text:span text:style-name="T309">I</text:span><text:span text:style-name="T310">ST</text:span><text:span text:style-name="T309">I</text:span><text:span text:style-name="T282">CS</text:span></text:p>
          </table:table-cell>
          <table:covered-table-cell/>
          <table:covered-table-cell/>
          <table:covered-table-cell/>
        </table:table-row>
        <table:table-row table:style-name="TableLine2048287736176">
          <table:table-cell table:style-name="Tabulka7.A2" office:value-type="string">
            <text:p text:style-name="P148">character</text:p>
          </table:table-cell>
          <table:table-cell table:style-name="Tabulka7.B2" office:value-type="string">
            <text:p text:style-name="P148">COUNT</text:p>
          </table:table-cell>
          <table:table-cell table:style-name="Tabulka7.C2" office:value-type="string">
            <text:p text:style-name="P102">start position</text:p>
          </table:table-cell>
          <table:table-cell table:style-name="Tabulka7.D2" office:value-type="string">
            <text:p text:style-name="P160">end position</text:p>
          </table:table-cell>
        </table:table-row>
        <table:table-row table:style-name="TableLine2048287745392">
          <table:table-cell table:style-name="Tabulka7.A3" office:value-type="string">
            <text:p text:style-name="P147">A</text:p>
          </table:table-cell>
          <table:table-cell table:style-name="Tabulka7.B3" office:value-type="string">
            <text:p text:style-name="P167">3</text:p>
          </table:table-cell>
          <table:table-cell table:style-name="Tabulka7.C3" office:value-type="string">
            <text:p text:style-name="P104">1</text:p>
          </table:table-cell>
          <table:table-cell table:style-name="Tabulka7.D3" office:value-type="string">
            <text:p text:style-name="P161">18</text:p>
          </table:table-cell>
        </table:table-row>
        <table:table-row table:style-name="TableLine2048287748272">
          <table:table-cell table:style-name="Tabulka7.A6" office:value-type="string">
            <text:p text:style-name="P147">B</text:p>
          </table:table-cell>
          <table:table-cell table:style-name="Tabulka7.B6" office:value-type="string">
            <text:p text:style-name="P167">3</text:p>
          </table:table-cell>
          <table:table-cell table:style-name="Tabulka7.C4" office:value-type="string">
            <text:p text:style-name="P104">3</text:p>
          </table:table-cell>
          <table:table-cell table:style-name="Tabulka7.D4" office:value-type="string">
            <text:p text:style-name="P161">17</text:p>
          </table:table-cell>
        </table:table-row>
        <table:table-row table:style-name="TableLine2048287737616">
          <table:table-cell table:style-name="Tabulka7.A7" office:value-type="string">
            <text:p text:style-name="P147">C</text:p>
          </table:table-cell>
          <table:table-cell table:style-name="Tabulka7.B7" office:value-type="string">
            <text:p text:style-name="P167">1</text:p>
          </table:table-cell>
          <table:table-cell table:style-name="Tabulka7.C5" office:value-type="string">
            <text:p text:style-name="P104">5</text:p>
          </table:table-cell>
          <table:table-cell table:style-name="Tabulka7.D5" office:value-type="string">
            <text:p text:style-name="P161">12</text:p>
          </table:table-cell>
        </table:table-row>
        <table:table-row table:style-name="TableLine2048287740784">
          <table:table-cell table:style-name="Tabulka7.A6" office:value-type="string">
            <text:p text:style-name="P147">D</text:p>
          </table:table-cell>
          <table:table-cell table:style-name="Tabulka7.B6" office:value-type="string">
            <text:p text:style-name="P136"/>
          </table:table-cell>
          <table:table-cell table:style-name="Tabulka7.C6" office:value-type="string">
            <text:p text:style-name="P100">6</text:p>
          </table:table-cell>
          <table:table-cell table:style-name="Tabulka7.D6" office:value-type="string">
            <text:p text:style-name="P99">10</text:p>
          </table:table-cell>
        </table:table-row>
        <table:table-row table:style-name="TableLine2048287738480">
          <table:table-cell table:style-name="Tabulka7.A7" office:value-type="string">
            <text:p text:style-name="P147">E</text:p>
          </table:table-cell>
          <table:table-cell table:style-name="Tabulka7.B7" office:value-type="string">
            <text:p text:style-name="P136"/>
          </table:table-cell>
          <table:table-cell table:style-name="Tabulka7.C7" office:value-type="string">
            <text:p text:style-name="P100">8</text:p>
          </table:table-cell>
          <table:table-cell table:style-name="Tabulka7.D7" office:value-type="string">
            <text:p text:style-name="P132"/>
          </table:table-cell>
        </table:table-row>
        <table:table-row table:style-name="TableLine2048287742800">
          <table:table-cell table:style-name="Tabulka7.A8" office:value-type="string">
            <text:p text:style-name="P147">F</text:p>
          </table:table-cell>
          <table:table-cell table:style-name="Tabulka7.B8" office:value-type="string">
            <text:p text:style-name="P136"/>
          </table:table-cell>
          <table:table-cell table:style-name="Tabulka7.C8" office:value-type="string">
            <text:p text:style-name="P100">14</text:p>
          </table:table-cell>
          <table:table-cell table:style-name="Tabulka7.D8" office:value-type="string">
            <text:p text:style-name="P132"/>
          </table:table-cell>
        </table:table-row>
      </table:table>
      <text:p text:style-name="P134">The <text:span text:style-name="T10">COUNT</text:span><text:span text:style-name="T310"> </text:span><text:span text:style-name="T282">means the count of characters included to the tree</text:span><text:span text:style-name="T310">, </text:span><text:span text:style-name="T282">there aren't </text:span><text:span text:style-name="T124">start</text:span><text:span text:style-name="T312"> </text:span><text:span text:style-name="T313">nor</text:span><text:span text:style-name="T312"> </text:span><text:span text:style-name="T292">end</text:span><text:span text:style-name="T312"> po</text:span><text:span text:style-name="T313">sitions, nor </text:span><text:span text:style-name="T304">deducibles</text:span><text:span text:style-name="T312"> </text:span><text:span text:style-name="T313">occurences</text:span><text:span text:style-name="T310">. </text:span></text:p>
      <text:p text:style-name="P140"/>
      <text:p text:style-name="P140"><text:span text:style-name="T282">There is known from Head the</text:span> <text:span text:style-name="T282">1</text:span><text:span text:style-name="T138">st</text:span><text:span text:style-name="T282"> character is</text:span> <text:span text:style-name="T1">A</text:span> <text:span text:style-name="T282">and next new one</text:span> (<text:span text:style-name="T120">B</text:span>) <text:span text:style-name="T282">starts on 3</text:span><text:span text:style-name="T138">rd</text:span><text:span text:style-name="T282"> position</text:span>, <text:span text:style-name="T282">so 2</text:span><text:span text:style-name="T138">nd</text:span><text:span text:style-name="T282"> charcter have to be</text:span> <text:span text:style-name="T298">A</text:span>. <text:s/></text:p>
      <text:p text:style-name="P134"><text:span text:style-name="ukázka_20_kód">→ </text:span><text:span text:style-name="ukázka_20_kód"><text:span text:style-name="T118">A</text:span></text:span><text:span text:style-name="ukázka_20_kód"><text:span text:style-name="T297">A</text:span></text:span><text:span text:style-name="ukázka_20_kód"><text:span text:style-name="T118">B</text:span></text:span></text:p>
      <text:p text:style-name="P174"/>
      <text:p text:style-name="P140"><text:span text:style-name="T331">There are</text:span><text:span text:style-name="T282"> more than twice </text:span><text:span text:style-name="T331">both characters</text:span><text:span text:style-name="T282"> and there isn't the penultimate occurrence of one of these morfs in these three positions, so it is needful to create the tree with these characters</text:span>, <text:span text:style-name="T282">because next new character </text:span>(<text:span text:style-name="T120">C</text:span>) <text:span text:style-name="T282">is in 5</text:span><text:span text:style-name="T138">th</text:span><text:span text:style-name="T282"> position and the character at 4</text:span><text:span text:style-name="T138">th</text:span><text:span text:style-name="T282"> position have to be</text:span> <text:span text:style-name="T1">A</text:span> <text:span text:style-name="T282">or</text:span> <text:span text:style-name="T1">B</text:span>. <text:span text:style-name="T282">The Count of characters in three means how many characters </text:span><text:span text:style-name="T10">remain</text:span><text:span text:style-name="T282"> to the penultimate position, because end position is known from a Head. </text:span></text:p>
      <text:p text:style-name="P138"><draw:g text:anchor-type="as-char" draw:z-index="7" draw:name="Skupinový objekt 14" draw:style-name="gr1"><draw:g draw:name="Skupinový objekt 6" draw:style-name="gr8"><draw:custom-shape draw:style-name="gr48" draw:text-style-name="P192" xml:id="id32" draw:id="id32" svg:width="1.25cm" svg:height="1.202cm" svg:x="0cm" svg:y="0.997cm"><text:p text:style-name="P191"><text:span text:style-name="T346">A</text:span></text:p><text:p text:style-name="P191"><text:span text:style-name="T339">zbývá</text:span></text:p><text:p text:style-name="P191"><text:span text:style-name="T347">3×</text:span></text:p><draw:enhanced-geometry svg:viewBox="0 0 21600 21600" draw:glue-points="10800 0 0 10800 10800 21600 21600 10800" draw:type="flowchart-process" draw:enhanced-path="M 0 0 L 21600 0 21600 21600 0 21600 0 0 Z N"/></draw:custom-shape><draw:custom-shape draw:style-name="gr49" draw:text-style-name="P194" xml:id="id34" draw:id="id34" svg:width="1.251cm" svg:height="1.202cm" svg:x="1.859cm" svg:y="0.997cm"><text:p text:style-name="P193"><text:span text:style-name="T345">B</text:span></text:p><text:p text:style-name="P193"><text:span text:style-name="T348">zbývá</text:span></text:p><text:p text:style-name="P193"><text:span text:style-name="T345">3×</text:span></text:p><draw:enhanced-geometry svg:viewBox="0 0 21600 21600" draw:glue-points="10800 0 0 10800 10800 21600 21600 10800" draw:type="flowchart-process" draw:enhanced-path="M 0 0 L 21600 0 21600 21600 0 21600 0 0 Z N"/></draw:custom-shape><draw:custom-shape draw:style-name="gr4" draw:text-style-name="P194" xml:id="id33" draw:id="id33" svg:width="0.5cm" svg:height="0.5cm" svg:x="1.321cm" svg:y="0cm"><text:p text:style-name="P193"><text:span text:style-name="T345">6</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onnector draw:style-name="gr5" draw:text-style-name="P197" draw:type="line" svg:x1="0.624cm" svg:y1="0.996cm" svg:x2="1.393cm" svg:y2="0.427cm" draw:start-shape="id32" draw:start-glue-point="4" draw:end-shape="id33" draw:end-glue-point="7" svg:d="M624-235l769-569" svg:viewBox="0 0 771 572"><text:p/></draw:connector><draw:connector draw:style-name="gr5" draw:text-style-name="P197" draw:type="line" svg:x1="2.485cm" svg:y1="0.996cm" svg:x2="1.748cm" svg:y2="0.427cm" draw:start-shape="id34" draw:start-glue-point="4" draw:end-shape="id33" draw:end-glue-point="9" svg:d="M2485-235l-737-569" svg:viewBox="0 0 739 572"><text:p/></draw:connector></draw:g><draw:frame draw:style-name="gr50" draw:text-style-name="P216" svg:width="0.514cm" svg:height="0.408cm" svg:x="0.709cm" svg:y="0.374cm"><draw:text-box><text:p text:style-name="P215"><text:span text:style-name="T349">0</text:span></text:p></draw:text-box></draw:frame><draw:frame draw:style-name="gr50" draw:text-style-name="P216" svg:width="0.514cm" svg:height="0.408cm" svg:x="2.249cm" svg:y="0.376cm"><draw:text-box><text:p text:style-name="P215"><text:span text:style-name="T349">1</text:span></text:p></draw:text-box></draw:frame></draw:g></text:p>
      <text:p text:style-name="P139"/>
      <text:p text:style-name="P139"><text:span text:style-name="T282">4</text:span><text:span text:style-name="T138">th</text:span><text:span text:style-name="T282"> character is</text:span> <text:span text:style-name="T7">B</text:span> , <text:span text:style-name="T282">so the tree must be recounted</text:span> <text:span text:style-name="T310">(</text:span><text:span text:style-name="T282">for example the trees to left are</text:span><text:span text:style-name="T310"> </text:span><text:span text:style-name="T315">0</text:span><text:span text:style-name="T310">, </text:span><text:span text:style-name="T282">to right</text:span><text:span text:style-name="T310"> </text:span><text:span text:style-name="T315">1</text:span><text:span text:style-name="T310">)</text:span></text:p>
      <text:p text:style-name="P134"><text:span text:style-name="ukázka_20_kód"><text:span text:style-name="T320">→ </text:span></text:span><text:span text:style-name="ukázka_20_kód"><text:span text:style-name="T192">AAB</text:span></text:span><text:span text:style-name="ukázka_20_kód"><text:span text:style-name="T321">B :</text:span></text:span><text:span text:style-name="ukázka_20_kód"><text:span text:style-name="T322"> </text:span></text:span><text:span text:style-name="ukázka_20_kód"><text:span text:style-name="T317">0</text:span></text:span> <text:span text:style-name="T310">[</text:span><text:span text:style-name="T10">characters</text:span><text:span text:style-name="T310"> </text:span><text:span text:style-name="T8">:</text:span><text:span text:style-name="T310"> </text:span><text:span text:style-name="T315">bit</text:span><text:span text:style-name="T316">s</text:span><text:span text:style-name="T310"> </text:span><text:span text:style-name="T282">report]</text:span></text:p>
      <text:p text:style-name="P137"><draw:g text:anchor-type="as-char" draw:z-index="8" draw:name="Skupinový objekt 7" draw:style-name="gr1"><draw:custom-shape draw:style-name="gr2" draw:text-style-name="P192" svg:width="0.8cm" svg:height="0.802cm" svg:x="0cm" svg:y="0.998cm"><text:p text:style-name="P191"><text:span text:style-name="T346">B</text:span></text:p><text:p text:style-name="P191"><text:span text:style-name="T347">2×</text:span></text:p><draw:enhanced-geometry svg:viewBox="0 0 21600 21600" draw:glue-points="10800 0 0 10800 10800 21600 21600 10800" draw:type="flowchart-process" draw:enhanced-path="M 0 0 L 21600 0 21600 21600 0 21600 0 0 Z N"/></draw:custom-shape><draw:custom-shape draw:style-name="gr46" draw:text-style-name="P194" svg:width="0.802cm" svg:height="0.802cm" svg:x="1.409cm" svg:y="0.998cm"><text:p text:style-name="P193"><text:span text:style-name="T345">A</text:span></text:p><text:p text:style-name="P193"><text:span text:style-name="T345">3×</text:span></text:p><draw:enhanced-geometry svg:viewBox="0 0 21600 21600" draw:glue-points="10800 0 0 10800 10800 21600 21600 10800" draw:type="flowchart-process" draw:enhanced-path="M 0 0 L 21600 0 21600 21600 0 21600 0 0 Z N"/></draw:custom-shape><draw:custom-shape draw:style-name="gr7" draw:text-style-name="P194" xml:id="id31" draw:id="id31" svg:width="0.502cm" svg:height="0.5cm" svg:x="0.87cm" svg:y="0cm"><text:p text:style-name="P193"><text:span text:style-name="T345">5</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onnector draw:style-name="gr5" draw:text-style-name="P197" draw:type="line" svg:x1="0.4cm" svg:y1="1cm" svg:x2="0.942cm" svg:y2="0.427cm" draw:end-shape="id31" draw:end-glue-point="7" svg:d="M400-32l542-573" svg:viewBox="0 0 543 575"><text:p/></draw:connector><draw:connector draw:style-name="gr5" draw:text-style-name="P197" draw:type="line" svg:x1="1.81cm" svg:y1="1cm" svg:x2="1.298cm" svg:y2="0.427cm" draw:end-shape="id31" draw:end-glue-point="9" svg:d="M1810-32l-512-573" svg:viewBox="0 0 513 575"><text:p/></draw:connector></draw:g></text:p>
      <text:p text:style-name="P140"/>
      <text:p text:style-name="P140"><text:span text:style-name="T331">5</text:span><text:span text:style-name="T139">th</text:span><text:span text:style-name="T331"> character is</text:span> <text:span text:style-name="T120">C</text:span> a<text:span text:style-name="T331">nd there is more than</text:span> 2×, <text:span text:style-name="T331">so it is needful to add it to the tree</text:span><text:span text:style-name="T26"> (</text:span><text:span text:style-name="T65">there is a Vitter order for the tree example</text:span><text:span text:style-name="T26">) </text:span></text:p>
      <text:p text:style-name="P134"><text:span text:style-name="ukázka_20_kód"><text:span text:style-name="T320">→ </text:span></text:span><text:span text:style-name="ukázka_20_kód"><text:span text:style-name="T192">AAB</text:span></text:span><text:span text:style-name="ukázka_20_kód"><text:span text:style-name="T193">B</text:span></text:span><text:span text:style-name="ukázka_20_kód"><text:span text:style-name="T125">C</text:span></text:span><text:span text:style-name="ukázka_20_kód"><text:span text:style-name="T185"> : </text:span></text:span><text:span text:style-name="ukázka_20_kód"><text:span text:style-name="T195">0</text:span></text:span></text:p>
      <text:p text:style-name="P158"><draw:g text:anchor-type="as-char" draw:z-index="9" draw:name="Skupinový objekt 8" draw:style-name="gr1"><draw:custom-shape draw:style-name="gr2" draw:text-style-name="P192" svg:width="0.8cm" svg:height="0.802cm" svg:x="0.9cm" svg:y="1.898cm"><text:p text:style-name="P191"><text:span text:style-name="T346">C</text:span></text:p><text:p text:style-name="P191"><text:span text:style-name="T347">1</text:span></text:p><draw:enhanced-geometry svg:viewBox="0 0 21600 21600" draw:glue-points="10800 0 0 10800 10800 21600 21600 10800" draw:type="flowchart-process" draw:enhanced-path="M 0 0 L 21600 0 21600 21600 0 21600 0 0 Z N"/></draw:custom-shape><draw:custom-shape draw:style-name="gr46" draw:text-style-name="P194" svg:width="0.802cm" svg:height="0.802cm" svg:x="2.309cm" svg:y="1.898cm"><text:p text:style-name="P193"><text:span text:style-name="T345">B</text:span></text:p><text:p text:style-name="P193"><text:span text:style-name="T345">2</text:span></text:p><draw:enhanced-geometry svg:viewBox="0 0 21600 21600" draw:glue-points="10800 0 0 10800 10800 21600 21600 10800" draw:type="flowchart-process" draw:enhanced-path="M 0 0 L 21600 0 21600 21600 0 21600 0 0 Z N"/></draw:custom-shape><draw:custom-shape draw:style-name="gr4" draw:text-style-name="P194" xml:id="id28" draw:id="id28" svg:width="0.503cm" svg:height="0.5cm" svg:x="1.769cm" svg:y="0.9cm"><text:p text:style-name="P193"><text:span text:style-name="T345">3</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onnector draw:style-name="gr5" draw:text-style-name="P197" draw:type="line" svg:x1="1.3cm" svg:y1="1.899cm" svg:x2="1.842cm" svg:y2="1.326cm" draw:end-shape="id28" draw:end-glue-point="7" svg:d="M1300 417l542-573" svg:viewBox="0 0 543 575"><text:p/></draw:connector><draw:connector draw:style-name="gr5" draw:text-style-name="P197" draw:type="line" svg:x1="2.709cm" svg:y1="1.899cm" svg:x2="2.2cm" svg:y2="1.326cm" draw:end-shape="id28" draw:end-glue-point="9" svg:d="M2709 417l-509-573" svg:viewBox="0 0 512 575"><text:p/></draw:connector><draw:custom-shape draw:style-name="gr27" draw:text-style-name="P194" xml:id="id29" draw:id="id29" svg:width="0.802cm" svg:height="0.803cm" svg:x="0cm" svg:y="0.9cm"><text:p text:style-name="P193"><text:span text:style-name="T345">A</text:span></text:p><text:p text:style-name="P193"><text:span text:style-name="T345">3</text:span></text:p><draw:enhanced-geometry svg:viewBox="0 0 21600 21600" draw:glue-points="10800 0 0 10800 10800 21600 21600 10800" draw:type="flowchart-process" draw:enhanced-path="M 0 0 L 21600 0 21600 21600 0 21600 0 0 Z N"/></draw:custom-shape><draw:custom-shape draw:style-name="gr4" draw:text-style-name="P194" xml:id="id30" draw:id="id30" svg:width="0.503cm" svg:height="0.5cm" svg:x="1.027cm" svg:y="0cm"><text:p text:style-name="P193"><text:span text:style-name="T345">6</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onnector draw:style-name="gr5" draw:text-style-name="P197" draw:type="line" svg:x1="0.4cm" svg:y1="0.9cm" svg:x2="1.099cm" svg:y2="0.427cm" draw:start-shape="id29" draw:start-glue-point="4" draw:end-shape="id30" draw:end-glue-point="7" svg:d="M400-582l699-473" svg:viewBox="0 0 700 474"><text:p/></draw:connector><draw:connector draw:style-name="gr5" draw:text-style-name="P197" draw:type="line" svg:x1="2.021cm" svg:y1="0.9cm" svg:x2="1.457cm" svg:y2="0.427cm" draw:start-shape="id28" draw:start-glue-point="4" draw:end-shape="id30" draw:end-glue-point="9" svg:d="M2021-582l-564-473" svg:viewBox="0 0 566 474"><text:p/></draw:connector></draw:g></text:p>
      <text:p text:style-name="P141"><text:soft-page-break/><text:span text:style-name="T331">Next character is the 'position character'</text:span> <text:span text:style-name="T113">D</text:span>, <text:span text:style-name="T331">his Count is 2× so it measn in needn't be added to the tree. </text:span></text:p>
      <text:p text:style-name="P134"><text:span text:style-name="ukázka_20_kód"><text:span text:style-name="T320">→ </text:span></text:span><text:span text:style-name="ukázka_20_kód"><text:span text:style-name="T192">AAB</text:span></text:span><text:span text:style-name="ukázka_20_kód"><text:span text:style-name="T193">B</text:span></text:span><text:span text:style-name="ukázka_20_kód"><text:span text:style-name="T185">C</text:span></text:span><text:span text:style-name="ukázka_20_kód"><text:span text:style-name="T115">D</text:span></text:span><text:span text:style-name="ukázka_20_kód"><text:span text:style-name="T192"> : </text:span></text:span><text:span text:style-name="ukázka_20_kód"><text:span text:style-name="T194">0</text:span></text:span></text:p>
      <text:p text:style-name="P140"/>
      <text:p text:style-name="P134"><text:span text:style-name="T331">Next is the</text:span><text:span text:style-name="T311"> </text:span><text:span text:style-name="T1">B</text:span><text:span text:style-name="T311">, </text:span><text:span text:style-name="T331">write and recalculate the tree</text:span></text:p>
      <text:p text:style-name="P134"><text:span text:style-name="ukázka_20_kód"><text:span text:style-name="T320">→ </text:span></text:span><text:span text:style-name="ukázka_20_kód"><text:span text:style-name="T192">AAB</text:span></text:span><text:span text:style-name="ukázka_20_kód"><text:span text:style-name="T193">B</text:span></text:span><text:span text:style-name="ukázka_20_kód"><text:span text:style-name="T196">C</text:span></text:span><text:span text:style-name="ukázka_20_kód"><text:span text:style-name="T185">D</text:span></text:span><text:span text:style-name="ukázka_20_kód">B</text:span><text:span text:style-name="ukázka_20_kód"><text:span text:style-name="T185"> : </text:span></text:span><text:span text:style-name="ukázka_20_kód"><text:span text:style-name="T195">0</text:span></text:span><text:span text:style-name="ukázka_20_kód"><text:span text:style-name="T318">11</text:span></text:span></text:p>
      <text:p text:style-name="P137"><draw:g text:anchor-type="as-char" draw:z-index="10" draw:name="Skupinový objekt 9" draw:style-name="gr1"><draw:custom-shape draw:style-name="gr2" draw:text-style-name="P192" svg:width="0.8cm" svg:height="0.802cm" svg:x="0cm" svg:y="1.898cm"><text:p text:style-name="P191"><text:span text:style-name="T346">C</text:span></text:p><text:p text:style-name="P191"><text:span text:style-name="T346">1</text:span></text:p><draw:enhanced-geometry svg:viewBox="0 0 21600 21600" draw:glue-points="10800 0 0 10800 10800 21600 21600 10800" draw:type="flowchart-process" draw:enhanced-path="M 0 0 L 21600 0 21600 21600 0 21600 0 0 Z N"/></draw:custom-shape><draw:custom-shape draw:style-name="gr3" draw:text-style-name="P194" svg:width="0.803cm" svg:height="0.802cm" svg:x="1.408cm" svg:y="1.898cm"><text:p text:style-name="P193"><text:span text:style-name="T345">B</text:span></text:p><text:p text:style-name="P193"><text:span text:style-name="T345">1</text:span></text:p><draw:enhanced-geometry svg:viewBox="0 0 21600 21600" draw:glue-points="10800 0 0 10800 10800 21600 21600 10800" draw:type="flowchart-process" draw:enhanced-path="M 0 0 L 21600 0 21600 21600 0 21600 0 0 Z N"/></draw:custom-shape><draw:custom-shape draw:style-name="gr4" draw:text-style-name="P194" xml:id="id25" draw:id="id25" svg:width="0.503cm" svg:height="0.5cm" svg:x="0.868cm" svg:y="0.9cm"><text:p text:style-name="P193"><text:span text:style-name="T345">2</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onnector draw:style-name="gr5" draw:text-style-name="P197" draw:type="line" svg:x1="0.399cm" svg:y1="1.899cm" svg:x2="0.94cm" svg:y2="1.326cm" draw:end-shape="id25" draw:end-glue-point="7" svg:d="M399 417l541-573" svg:viewBox="0 0 543 575"><text:p/></draw:connector><draw:connector draw:style-name="gr5" draw:text-style-name="P197" draw:type="line" svg:x1="1.808cm" svg:y1="1.899cm" svg:x2="1.298cm" svg:y2="1.326cm" draw:end-shape="id25" draw:end-glue-point="9" svg:d="M1808 417l-510-573" svg:viewBox="0 0 512 575"><text:p/></draw:connector><draw:custom-shape draw:style-name="gr6" draw:text-style-name="P194" xml:id="id26" draw:id="id26" svg:width="0.803cm" svg:height="0.805cm" svg:x="2.087cm" svg:y="0.748cm"><text:p text:style-name="P193"><text:span text:style-name="T345">A</text:span></text:p><text:p text:style-name="P193"><text:span text:style-name="T345">3</text:span></text:p><draw:enhanced-geometry svg:viewBox="0 0 21600 21600" draw:glue-points="10800 0 0 10800 10800 21600 21600 10800" draw:type="flowchart-process" draw:enhanced-path="M 0 0 L 21600 0 21600 21600 0 21600 0 0 Z N"/></draw:custom-shape><draw:custom-shape draw:style-name="gr7" draw:text-style-name="P194" xml:id="id27" draw:id="id27" svg:width="0.505cm" svg:height="0.5cm" svg:x="1.526cm" svg:y="0cm"><text:p text:style-name="P193"><text:span text:style-name="T345">5</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onnector draw:style-name="gr5" draw:text-style-name="P197" draw:type="line" svg:x1="2.489cm" svg:y1="0.748cm" svg:x2="1.956cm" svg:y2="0.427cm" draw:start-shape="id26" draw:start-glue-point="4" draw:end-shape="id27" draw:end-glue-point="9" svg:d="M2489-734l-533-321" svg:viewBox="0 0 534 323"><text:p/></draw:connector><draw:connector draw:style-name="gr5" draw:text-style-name="P197" draw:type="line" svg:x1="1.12cm" svg:y1="0.9cm" svg:x2="1.6cm" svg:y2="0.427cm" draw:start-shape="id25" draw:start-glue-point="4" draw:end-shape="id27" draw:end-glue-point="7" svg:d="M1120-582l480-473" svg:viewBox="0 0 482 474"><text:p/></draw:connector></draw:g></text:p>
      <text:p text:style-name="P140"/>
      <text:p text:style-name="P134"><text:span text:style-name="T331">Single</text:span> <text:span text:style-name="T114">E</text:span><text:span text:style-name="T311"> </text:span><text:span text:style-name="T331">isn't in the tree so only write</text:span></text:p>
      <text:p text:style-name="P140"><text:span text:style-name="ukázka_20_kód"><text:span text:style-name="T319">→ </text:span></text:span><text:span text:style-name="ukázka_20_kód"><text:span text:style-name="T191">AAB</text:span></text:span><text:span text:style-name="ukázka_20_kód"><text:span text:style-name="T193">B</text:span></text:span><text:span text:style-name="ukázka_20_kód"><text:span text:style-name="T185">CDB</text:span></text:span><text:span text:style-name="ukázka_20_kód"><text:span text:style-name="T112">E</text:span></text:span><text:span text:style-name="ukázka_20_kód"><text:span text:style-name="T185"> : </text:span></text:span><text:span text:style-name="ukázka_20_kód"><text:span text:style-name="T195">011</text:span></text:span></text:p>
      <text:p text:style-name="P140"/>
      <text:p text:style-name="P140"><text:span text:style-name="T331">Next is writing the</text:span> <text:span text:style-name="T1">C</text:span> a<text:span text:style-name="T331">nd</text:span> <text:span text:style-name="T331">decrease its Count in the tree → it will be 0, so remove it from the tree</text:span><text:span text:style-name="T314"> </text:span><text:span text:style-name="T62">(</text:span><text:span text:style-name="T65">the last occurrence is known from the last position from Head</text:span><text:span text:style-name="T62">)</text:span> </text:p>
      <text:p text:style-name="P134"><text:span text:style-name="ukázka_20_kód"><text:span text:style-name="T320">→ </text:span></text:span><text:span text:style-name="ukázka_20_kód"><text:span text:style-name="T192">AAB</text:span></text:span><text:span text:style-name="ukázka_20_kód"><text:span text:style-name="T193">B</text:span></text:span><text:span text:style-name="ukázka_20_kód"><text:span text:style-name="T196">CDB</text:span></text:span><text:span text:style-name="ukázka_20_kód"><text:span text:style-name="T185">E</text:span></text:span><text:span text:style-name="ukázka_20_kód"><text:span text:style-name="T116">C</text:span></text:span><text:span text:style-name="ukázka_20_kód"><text:span text:style-name="T196"> : </text:span></text:span><text:span text:style-name="ukázka_20_kód"><text:span text:style-name="T195">011</text:span></text:span><text:span text:style-name="ukázka_20_kód"><text:span text:style-name="T318">00</text:span></text:span></text:p>
      <text:p text:style-name="P137"><draw:g text:anchor-type="as-char" draw:z-index="11" draw:name="Skupinový objekt 10" draw:style-name="gr1"><draw:custom-shape draw:style-name="gr2" draw:text-style-name="P192" svg:width="0.8cm" svg:height="0.802cm" svg:x="0cm" svg:y="0.998cm"><text:p text:style-name="P191"><text:span text:style-name="T346">B</text:span></text:p><text:p text:style-name="P191"><text:span text:style-name="T346">1</text:span></text:p><draw:enhanced-geometry svg:viewBox="0 0 21600 21600" draw:glue-points="10800 0 0 10800 10800 21600 21600 10800" draw:type="flowchart-process" draw:enhanced-path="M 0 0 L 21600 0 21600 21600 0 21600 0 0 Z N"/></draw:custom-shape><draw:custom-shape draw:style-name="gr46" draw:text-style-name="P194" svg:width="0.802cm" svg:height="0.802cm" svg:x="1.409cm" svg:y="0.998cm"><text:p text:style-name="P193"><text:span text:style-name="T345">A</text:span></text:p><text:p text:style-name="P193"><text:span text:style-name="T345">3</text:span></text:p><draw:enhanced-geometry svg:viewBox="0 0 21600 21600" draw:glue-points="10800 0 0 10800 10800 21600 21600 10800" draw:type="flowchart-process" draw:enhanced-path="M 0 0 L 21600 0 21600 21600 0 21600 0 0 Z N"/></draw:custom-shape><draw:custom-shape draw:style-name="gr7" draw:text-style-name="P194" xml:id="id24" draw:id="id24" svg:width="0.502cm" svg:height="0.5cm" svg:x="0.87cm" svg:y="0cm"><text:p text:style-name="P193"><text:span text:style-name="T345">4</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onnector draw:style-name="gr5" draw:text-style-name="P197" draw:type="line" svg:x1="0.4cm" svg:y1="1cm" svg:x2="0.942cm" svg:y2="0.427cm" draw:end-shape="id24" draw:end-glue-point="7" svg:d="M400-32l542-573" svg:viewBox="0 0 543 575"><text:p/></draw:connector><draw:connector draw:style-name="gr5" draw:text-style-name="P197" draw:type="line" svg:x1="1.81cm" svg:y1="1cm" svg:x2="1.298cm" svg:y2="0.427cm" draw:end-shape="id24" draw:end-glue-point="9" svg:d="M1810-32l-512-573" svg:viewBox="0 0 513 575"><text:p/></draw:connector></draw:g></text:p>
      <text:p text:style-name="P140"/>
      <text:p text:style-name="P134"><text:span text:style-name="T331">10</text:span><text:span text:style-name="T139">th</text:span><text:span text:style-name="T331"> character</text:span><text:span text:style-name="T311"> </text:span><text:span text:style-name="T331">and the end position of </text:span><text:span text:style-name="T114">D</text:span><text:span text:style-name="T311">, </text:span><text:span text:style-name="T331">so only to write </text:span></text:p>
      <text:p text:style-name="P134"><text:span text:style-name="ukázka_20_kód"><text:span text:style-name="T320">→ </text:span></text:span><text:span text:style-name="ukázka_20_kód"><text:span text:style-name="T192">AAB</text:span></text:span><text:span text:style-name="ukázka_20_kód"><text:span text:style-name="T193">B</text:span></text:span><text:span text:style-name="ukázka_20_kód"><text:span text:style-name="T196">CDBE</text:span></text:span><text:span text:style-name="ukázka_20_kód"><text:span text:style-name="T185">C</text:span></text:span><text:span text:style-name="ukázka_20_kód"><text:span text:style-name="T116">D</text:span></text:span><text:span text:style-name="ukázka_20_kód"><text:span text:style-name="T196"> : </text:span></text:span><text:span text:style-name="ukázka_20_kód"><text:span text:style-name="T195">01100</text:span></text:span></text:p>
      <text:p text:style-name="P140"/>
      <text:p text:style-name="P140">N<text:span text:style-name="T331">ext is</text:span> <text:span text:style-name="T1">A</text:span> <text:span text:style-name="T331">with recalculating the Count in the tree </text:span></text:p>
      <text:p text:style-name="P134"><text:span text:style-name="ukázka_20_kód"><text:span text:style-name="T320">→ </text:span></text:span><text:span text:style-name="ukázka_20_kód"><text:span text:style-name="T192">AAB</text:span></text:span><text:span text:style-name="ukázka_20_kód"><text:span text:style-name="T193">B</text:span></text:span><text:span text:style-name="ukázka_20_kód"><text:span text:style-name="T196">CDBEC</text:span></text:span><text:span text:style-name="ukázka_20_kód"><text:span text:style-name="T185">D</text:span></text:span><text:span text:style-name="ukázka_20_kód">A</text:span><text:span text:style-name="ukázka_20_kód"><text:span text:style-name="T196"> : </text:span></text:span><text:span text:style-name="ukázka_20_kód"><text:span text:style-name="T195">01100</text:span></text:span><text:span text:style-name="ukázka_20_kód"><text:span text:style-name="T318">1</text:span></text:span></text:p>
      <text:p text:style-name="P137"><draw:g text:anchor-type="as-char" draw:z-index="12" draw:name="Skupinový objekt 11" draw:style-name="gr1"><draw:custom-shape draw:style-name="gr2" draw:text-style-name="P192" svg:width="0.8cm" svg:height="0.802cm" svg:x="0cm" svg:y="0.998cm"><text:p text:style-name="P191"><text:span text:style-name="T346">B</text:span></text:p><text:p text:style-name="P191"><text:span text:style-name="T346">1</text:span></text:p><draw:enhanced-geometry svg:viewBox="0 0 21600 21600" draw:glue-points="10800 0 0 10800 10800 21600 21600 10800" draw:type="flowchart-process" draw:enhanced-path="M 0 0 L 21600 0 21600 21600 0 21600 0 0 Z N"/></draw:custom-shape><draw:custom-shape draw:style-name="gr46" draw:text-style-name="P194" svg:width="0.802cm" svg:height="0.802cm" svg:x="1.409cm" svg:y="0.998cm"><text:p text:style-name="P193"><text:span text:style-name="T345">A</text:span></text:p><text:p text:style-name="P193"><text:span text:style-name="T345">2</text:span></text:p><draw:enhanced-geometry svg:viewBox="0 0 21600 21600" draw:glue-points="10800 0 0 10800 10800 21600 21600 10800" draw:type="flowchart-process" draw:enhanced-path="M 0 0 L 21600 0 21600 21600 0 21600 0 0 Z N"/></draw:custom-shape><draw:custom-shape draw:style-name="gr7" draw:text-style-name="P194" xml:id="id23" draw:id="id23" svg:width="0.502cm" svg:height="0.5cm" svg:x="0.87cm" svg:y="0cm"><text:p text:style-name="P193"><text:span text:style-name="T345">3</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onnector draw:style-name="gr5" draw:text-style-name="P197" draw:type="line" svg:x1="0.4cm" svg:y1="1cm" svg:x2="0.942cm" svg:y2="0.427cm" draw:end-shape="id23" draw:end-glue-point="7" svg:d="M400-32l542-573" svg:viewBox="0 0 543 575"><text:p/></draw:connector><draw:connector draw:style-name="gr5" draw:text-style-name="P197" draw:type="line" svg:x1="1.81cm" svg:y1="1cm" svg:x2="1.298cm" svg:y2="0.427cm" draw:end-shape="id23" draw:end-glue-point="9" svg:d="M1810-32l-512-573" svg:viewBox="0 0 513 575"><text:p/></draw:connector></draw:g></text:p>
      <text:p text:style-name="P140"/>
      <text:p text:style-name="P140">12<text:span text:style-name="T139">th</text:span><text:span text:style-name="T331"> character</text:span> <text:span text:style-name="T331">is end position for the</text:span> <text:span text:style-name="T288">C</text:span> </text:p>
      <text:p text:style-name="P140"><text:span text:style-name="ukázka_20_kód"><text:span text:style-name="T319">→ </text:span></text:span><text:span text:style-name="ukázka_20_kód"><text:span text:style-name="T191">AAB</text:span></text:span><text:span text:style-name="ukázka_20_kód"><text:span text:style-name="T193">B</text:span></text:span><text:span text:style-name="ukázka_20_kód"><text:span text:style-name="T185">CDBECDA</text:span></text:span><text:span text:style-name="ukázka_20_kód"><text:span text:style-name="T287">C</text:span></text:span><text:span text:style-name="ukázka_20_kód"><text:span text:style-name="T185"> : </text:span></text:span><text:span text:style-name="ukázka_20_kód"><text:span text:style-name="T195">011001</text:span></text:span></text:p>
      <text:p text:style-name="P140"/>
      <text:p text:style-name="P140"><text:span text:style-name="T331">Next is</text:span> <text:span text:style-name="T1">A</text:span>, <text:span text:style-name="T331">write and recalculate the tree </text:span></text:p>
      <text:p text:style-name="P134"><text:span text:style-name="ukázka_20_kód"><text:span text:style-name="T320">→ </text:span></text:span><text:span text:style-name="ukázka_20_kód"><text:span text:style-name="T192">AAB</text:span></text:span><text:span text:style-name="ukázka_20_kód"><text:span text:style-name="T193">B</text:span></text:span><text:span text:style-name="ukázka_20_kód"><text:span text:style-name="T196">CDBECDA</text:span></text:span><text:span text:style-name="ukázka_20_kód"><text:span text:style-name="T185">C</text:span></text:span><text:span text:style-name="ukázka_20_kód">A</text:span><text:span text:style-name="ukázka_20_kód"><text:span text:style-name="T196"> : </text:span></text:span><text:span text:style-name="ukázka_20_kód"><text:span text:style-name="T195">011001</text:span></text:span><text:span text:style-name="ukázka_20_kód"><text:span text:style-name="T318">1</text:span></text:span></text:p>
      <text:p text:style-name="P142"><draw:g text:anchor-type="as-char" draw:z-index="13" draw:name="Skupinový objekt 12" draw:style-name="gr1"><draw:custom-shape draw:style-name="gr2" draw:text-style-name="P192" svg:width="0.8cm" svg:height="0.802cm" svg:x="0cm" svg:y="0.998cm"><text:p text:style-name="P191"><text:span text:style-name="T346">B</text:span></text:p><text:p text:style-name="P191"><text:span text:style-name="T346">1</text:span></text:p><draw:enhanced-geometry svg:viewBox="0 0 21600 21600" draw:glue-points="10800 0 0 10800 10800 21600 21600 10800" draw:type="flowchart-process" draw:enhanced-path="M 0 0 L 21600 0 21600 21600 0 21600 0 0 Z N"/></draw:custom-shape><draw:custom-shape draw:style-name="gr46" draw:text-style-name="P194" svg:width="0.802cm" svg:height="0.802cm" svg:x="1.409cm" svg:y="0.998cm"><text:p text:style-name="P193"><text:span text:style-name="T345">A</text:span></text:p><text:p text:style-name="P193"><text:span text:style-name="T345">1</text:span></text:p><draw:enhanced-geometry svg:viewBox="0 0 21600 21600" draw:glue-points="10800 0 0 10800 10800 21600 21600 10800" draw:type="flowchart-process" draw:enhanced-path="M 0 0 L 21600 0 21600 21600 0 21600 0 0 Z N"/></draw:custom-shape><draw:custom-shape draw:style-name="gr7" draw:text-style-name="P194" xml:id="id22" draw:id="id22" svg:width="0.502cm" svg:height="0.5cm" svg:x="0.87cm" svg:y="0cm"><text:p text:style-name="P193"><text:span text:style-name="T345">2</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onnector draw:style-name="gr5" draw:text-style-name="P197" draw:type="line" svg:x1="0.4cm" svg:y1="1cm" svg:x2="0.942cm" svg:y2="0.427cm" draw:end-shape="id22" draw:end-glue-point="7" svg:d="M400-32l542-573" svg:viewBox="0 0 543 575"><text:p/></draw:connector><draw:connector draw:style-name="gr5" draw:text-style-name="P197" draw:type="line" svg:x1="1.81cm" svg:y1="1cm" svg:x2="1.298cm" svg:y2="0.427cm" draw:end-shape="id22" draw:end-glue-point="9" svg:d="M1810-32l-512-573" svg:viewBox="0 0 513 575"><text:p/></draw:connector></draw:g></text:p>
      <text:p text:style-name="P134"/>
      <text:p text:style-name="P168"><text:span text:style-name="T331">Single</text:span> <text:span text:style-name="T113">F</text:span> <text:span text:style-name="T331">so without the edit of tree </text:span></text:p>
      <text:p text:style-name="P149"><text:span text:style-name="ukázka_20_kód"><text:span text:style-name="T311">→ </text:span></text:span><text:span text:style-name="ukázka_20_kód"><text:span text:style-name="T196">AAB</text:span></text:span><text:span text:style-name="ukázka_20_kód"><text:span text:style-name="T185">B</text:span></text:span><text:span text:style-name="ukázka_20_kód"><text:span text:style-name="T196">CDBECDA</text:span></text:span><text:span text:style-name="ukázka_20_kód"><text:span text:style-name="T185">CA</text:span></text:span><text:span text:style-name="ukázka_20_kód"><text:span text:style-name="T112">F</text:span></text:span><text:span text:style-name="ukázka_20_kód"><text:span text:style-name="T196"> : </text:span></text:span><text:span text:style-name="ukázka_20_kód"><text:span text:style-name="T195">0110011</text:span></text:span></text:p>
      <text:p text:style-name="P134"/>
      <text:p text:style-name="P168"><text:span text:style-name="T331">Next is</text:span><text:span text:style-name="T310"> </text:span><text:span text:style-name="T1">B</text:span>, <text:span text:style-name="T331">write and remove from the tree (it was a penultimate position for the B)</text:span></text:p>
      <text:p text:style-name="P168"><text:span text:style-name="ukázka_20_kód"><text:span text:style-name="T320">→ </text:span></text:span><text:span text:style-name="ukázka_20_kód"><text:span text:style-name="T192">AAB</text:span></text:span><text:span text:style-name="ukázka_20_kód"><text:span text:style-name="T191">B</text:span></text:span><text:span text:style-name="ukázka_20_kód"><text:span text:style-name="T192">CDBECDA</text:span></text:span><text:span text:style-name="ukázka_20_kód"><text:span text:style-name="T191">CA</text:span></text:span><text:span text:style-name="ukázka_20_kód"><text:span text:style-name="T185">F</text:span></text:span><text:span text:style-name="ukázka_20_kód">B</text:span><text:span text:style-name="ukázka_20_kód"><text:span text:style-name="T196"> : </text:span></text:span><text:span text:style-name="ukázka_20_kód"><text:span text:style-name="T195">0110011</text:span></text:span><text:span text:style-name="ukázka_20_kód"><text:span text:style-name="T318">0</text:span></text:span></text:p>
      <text:p text:style-name="P143"><draw:custom-shape text:anchor-type="as-char" draw:z-index="14" draw:name="Tvar 1" draw:style-name="gr47" draw:text-style-name="P194" svg:width="0.802cm" svg:height="0.803cm"><text:p text:style-name="P193"><text:span text:style-name="T345">A</text:span></text:p><text:p text:style-name="P193"><text:span text:style-name="T345">1</text:span></text:p><draw:enhanced-geometry svg:viewBox="0 0 21600 21600" draw:glue-points="10800 0 0 10800 10800 21600 21600 10800" draw:type="flowchart-process" draw:enhanced-path="M 0 0 L 21600 0 21600 21600 0 21600 0 0 Z N"/></draw:custom-shape></text:p>
      <text:p text:style-name="P134"/>
      <text:p text:style-name="P134"><text:span text:style-name="T331">There is only </text:span><text:span text:style-name="T332">one</text:span><text:span text:style-name="T331"> leaf </text:span><text:span text:style-name="T301">A</text:span> in the tree<text:span text:style-name="T323">, </text:span><text:span text:style-name="T332">so it will be at the position that isn't the end position of last </text:span><text:span text:style-name="T290">A</text:span><text:span text:style-name="T332"> nor last </text:span><text:span text:style-name="T290">B</text:span><text:span text:style-name="T332">, so thre aren't next more bits in bits-report. </text:span></text:p>
      <text:p text:style-name="P134"><text:span text:style-name="ukázka_20_kód"><text:span text:style-name="T320">→ </text:span></text:span><text:span text:style-name="ukázka_20_kód"><text:span text:style-name="T192">AAB</text:span></text:span><text:span text:style-name="ukázka_20_kód"><text:span text:style-name="T193">B</text:span></text:span><text:span text:style-name="ukázka_20_kód"><text:span text:style-name="T192">CDBECDA</text:span></text:span><text:span text:style-name="ukázka_20_kód"><text:span text:style-name="T193">CA</text:span></text:span><text:span text:style-name="ukázka_20_kód"><text:span text:style-name="T197">FB</text:span></text:span><text:span text:style-name="ukázka_20_kód"><text:span text:style-name="T323"> + </text:span></text:span><text:span text:style-name="ukázka_20_kód"><text:span text:style-name="T305">A</text:span></text:span><text:span text:style-name="ukázka_20_kód"><text:span text:style-name="T293">BA</text:span></text:span><text:span text:style-name="ukázka_20_kód"><text:span text:style-name="T196"> : </text:span></text:span><text:span text:style-name="ukázka_20_kód">01100110 </text:span><text:span text:style-name="ukázka_20_kód"><text:span text:style-name="T332">length</text:span></text:span><text:span text:style-name="ukázka_20_kód"> 8bi</text:span><text:span text:style-name="ukázka_20_kód"><text:span text:style-name="T332">ts</text:span></text:span></text:p>
      <text:p text:style-name="P134"/>
      <text:p text:style-name="P169"><text:soft-page-break/><text:span text:style-name="T332">For example, the</text:span> <text:span text:style-name="T332">cla</text:span><text:span text:style-name="T333">s</text:span><text:span text:style-name="T332">sical </text:span>Huffman <text:span text:style-name="T332">tree</text:span> (<text:span text:style-name="T332">with the</text:span> Vitter<text:span text:style-name="T332">'s ordering</text:span>): </text:p>
      <text:p text:style-name="P145"><draw:g text:anchor-type="as-char" draw:z-index="15" draw:name="Skupinový objekt 13" draw:style-name="gr1"><draw:custom-shape draw:style-name="gr27" draw:text-style-name="P208" svg:width="0.802cm" svg:height="0.803cm" svg:x="1.808cm" svg:y="3.784cm"><text:p text:style-name="P207"><text:span text:style-name="T339">E</text:span></text:p><text:p text:style-name="P207"><text:span text:style-name="T344">1</text:span></text:p><draw:enhanced-geometry svg:viewBox="0 0 21600 21600" draw:glue-points="10800 0 0 10800 10800 21600 21600 10800" draw:type="flowchart-process" draw:enhanced-path="M 0 0 L 21600 0 21600 21600 0 21600 0 0 Z N"/></draw:custom-shape><draw:custom-shape draw:style-name="gr28" draw:text-style-name="P196" svg:width="0.803cm" svg:height="0.803cm" svg:x="3.217cm" svg:y="3.784cm"><text:p text:style-name="P195"><text:span text:style-name="T341">F</text:span></text:p><text:p text:style-name="P195"><text:span text:style-name="T341">1</text:span></text:p><draw:enhanced-geometry svg:viewBox="0 0 21600 21600" draw:glue-points="10800 0 0 10800 10800 21600 21600 10800" draw:type="flowchart-process" draw:enhanced-path="M 0 0 L 21600 0 21600 21600 0 21600 0 0 Z N"/></draw:custom-shape><draw:custom-shape draw:style-name="gr4" draw:text-style-name="P196" xml:id="id15" draw:id="id15" svg:width="0.503cm" svg:height="0.5cm" svg:x="2.678cm" svg:y="2.787cm"><text:p text:style-name="P195"><text:span text:style-name="T341">2</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onnector draw:style-name="gr5" draw:text-style-name="P197" draw:type="line" svg:x1="2.208cm" svg:y1="3.789cm" svg:x2="2.75cm" svg:y2="3.214cm" draw:end-shape="id15" draw:end-glue-point="7" svg:d="M2208 1364l542-575" svg:viewBox="0 0 543 577"><text:p/></draw:connector><draw:connector draw:style-name="gr5" draw:text-style-name="P197" draw:type="line" svg:x1="3.618cm" svg:y1="3.789cm" svg:x2="3.108cm" svg:y2="3.214cm" draw:end-shape="id15" draw:end-glue-point="9" svg:d="M3618 1364l-510-575" svg:viewBox="0 0 512 577"><text:p/></draw:connector><draw:custom-shape draw:style-name="gr28" draw:text-style-name="P196" xml:id="id16" draw:id="id16" svg:width="0.803cm" svg:height="0.803cm" svg:x="0.908cm" svg:y="2.787cm"><text:p text:style-name="P195"><text:span text:style-name="T341">D</text:span></text:p><text:p text:style-name="P195"><text:span text:style-name="T341">2</text:span></text:p><draw:enhanced-geometry svg:viewBox="0 0 21600 21600" draw:glue-points="10800 0 0 10800 10800 21600 21600 10800" draw:type="flowchart-process" draw:enhanced-path="M 0 0 L 21600 0 21600 21600 0 21600 0 0 Z N"/></draw:custom-shape><draw:custom-shape draw:style-name="gr29" draw:text-style-name="P196" xml:id="id17" draw:id="id17" svg:width="0.503cm" svg:height="0.502cm" svg:x="1.935cm" svg:y="1.886cm"><text:p text:style-name="P195"><text:span text:style-name="T341">4</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onnector draw:style-name="gr5" draw:text-style-name="P197" draw:type="line" svg:x1="1.311cm" svg:y1="2.787cm" svg:x2="2.007cm" svg:y2="2.314cm" draw:start-shape="id16" draw:start-glue-point="4" draw:end-shape="id17" draw:end-glue-point="7" svg:d="M1311 362l696-473" svg:viewBox="0 0 699 474"><text:p/></draw:connector><draw:connector draw:style-name="gr5" draw:text-style-name="P197" draw:type="line" svg:x1="2.93cm" svg:y1="2.787cm" svg:x2="2.365cm" svg:y2="2.314cm" draw:start-shape="id15" draw:start-glue-point="4" draw:end-shape="id17" draw:end-glue-point="9" svg:d="M2930 362l-565-473" svg:viewBox="0 0 566 474"><text:p/></draw:connector><draw:custom-shape draw:style-name="gr27" draw:text-style-name="P196" xml:id="id18" draw:id="id18" svg:width="0.802cm" svg:height="0.803cm" svg:x="0cm" svg:y="1.799cm"><text:p text:style-name="P195"><text:span text:style-name="T341">C</text:span></text:p><text:p text:style-name="P195"><text:span text:style-name="T341">3</text:span></text:p><draw:enhanced-geometry svg:viewBox="0 0 21600 21600" draw:glue-points="10800 0 0 10800 10800 21600 21600 10800" draw:type="flowchart-process" draw:enhanced-path="M 0 0 L 21600 0 21600 21600 0 21600 0 0 Z N"/></draw:custom-shape><draw:custom-shape draw:style-name="gr4" draw:text-style-name="P196" xml:id="id19" draw:id="id19" svg:width="0.503cm" svg:height="0.5cm" svg:x="1.147cm" svg:y="0.9cm"><text:p text:style-name="P195"><text:span text:style-name="T341">7</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onnector draw:style-name="gr45" draw:text-style-name="P198" draw:type="line" svg:x1="0.4cm" svg:y1="1.799cm" svg:x2="1.219cm" svg:y2="1.326cm" draw:start-shape="id18" draw:start-glue-point="4" draw:end-shape="id19" draw:end-glue-point="7" svg:d="M400-626l819-473" svg:viewBox="0 0 820 474"><text:p/></draw:connector><draw:connector draw:style-name="gr45" draw:text-style-name="P198" draw:type="line" svg:x1="2.187cm" svg:y1="1.885cm" svg:x2="1.577cm" svg:y2="1.326cm" draw:start-shape="id17" draw:start-glue-point="4" draw:end-shape="id19" draw:end-glue-point="9" svg:d="M2187-540l-610-559" svg:viewBox="0 0 612 561"><text:p/></draw:connector><draw:custom-shape draw:style-name="gr46" draw:text-style-name="P208" svg:width="0.802cm" svg:height="0.802cm" svg:x="2.999cm" svg:y="1.778cm"><text:p text:style-name="P207"><text:span text:style-name="T339">B</text:span></text:p><text:p text:style-name="P207"><text:span text:style-name="T344">5</text:span></text:p><draw:enhanced-geometry svg:viewBox="0 0 21600 21600" draw:glue-points="10800 0 0 10800 10800 21600 21600 10800" draw:type="flowchart-process" draw:enhanced-path="M 0 0 L 21600 0 21600 21600 0 21600 0 0 Z N"/></draw:custom-shape><draw:custom-shape draw:style-name="gr3" draw:text-style-name="P196" svg:width="0.803cm" svg:height="0.802cm" svg:x="4.408cm" svg:y="1.778cm"><text:p text:style-name="P195"><text:span text:style-name="T341">A</text:span></text:p><text:p text:style-name="P195"><text:span text:style-name="T341">6</text:span></text:p><draw:enhanced-geometry svg:viewBox="0 0 21600 21600" draw:glue-points="10800 0 0 10800 10800 21600 21600 10800" draw:type="flowchart-process" draw:enhanced-path="M 0 0 L 21600 0 21600 21600 0 21600 0 0 Z N"/></draw:custom-shape><draw:custom-shape draw:style-name="gr4" draw:text-style-name="P196" xml:id="id20" draw:id="id20" svg:width="0.503cm" svg:height="0.5cm" svg:x="3.87cm" svg:y="0.9cm"><text:p text:style-name="P195"><text:span text:style-name="T341">11</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onnector draw:style-name="gr5" draw:text-style-name="P197" draw:type="line" svg:x1="3.399cm" svg:y1="1.779cm" svg:x2="3.942cm" svg:y2="1.326cm" draw:end-shape="id20" draw:end-glue-point="7" svg:d="M3399-646l543-453" svg:viewBox="0 0 545 455"><text:p/></draw:connector><draw:connector draw:style-name="gr5" draw:text-style-name="P197" draw:type="line" svg:x1="4.808cm" svg:y1="1.779cm" svg:x2="4.3cm" svg:y2="1.326cm" draw:end-shape="id20" draw:end-glue-point="9" svg:d="M4808-646l-508-453" svg:viewBox="0 0 510 455"><text:p/></draw:connector><draw:custom-shape draw:style-name="gr4" draw:text-style-name="P196" xml:id="id21" draw:id="id21" svg:width="0.503cm" svg:height="0.5cm" svg:x="2.598cm" svg:y="0cm"><text:p text:style-name="P195"><text:span text:style-name="T341">18</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onnector draw:style-name="gr45" draw:text-style-name="P198" draw:type="line" svg:x1="1.399cm" svg:y1="0.899cm" svg:x2="2.671cm" svg:y2="0.427cm" draw:start-shape="id19" draw:start-glue-point="4" draw:end-shape="id21" draw:end-glue-point="7" svg:d="M1399-1526l1272-472" svg:viewBox="0 0 1274 474"><text:p/></draw:connector><draw:connector draw:style-name="gr45" draw:text-style-name="P198" draw:type="line" svg:x1="4.122cm" svg:y1="0.899cm" svg:x2="3.029cm" svg:y2="0.427cm" draw:start-shape="id20" draw:start-glue-point="4" draw:end-shape="id21" draw:end-glue-point="9" svg:d="M4122-1526l-1093-472" svg:viewBox="0 0 1095 474"><text:p/></draw:connector></draw:g></text:p>
      <text:p text:style-name="P166">a<text:span text:style-name="T332">nd the sequence of bits from one</text:span>: </text:p>
      <text:p text:style-name="P134"><text:span text:style-name="ukázka_20_kód"><text:span text:style-name="T126">A</text:span></text:span><text:span text:style-name="ukázka_20_kód"><text:span text:style-name="T306">A</text:span></text:span><text:span text:style-name="ukázka_20_kód"><text:span text:style-name="T126">B</text:span></text:span><text:span text:style-name="ukázka_20_kód"><text:span text:style-name="T324">B</text:span></text:span><text:span text:style-name="ukázka_20_kód"><text:span text:style-name="T126">C</text:span></text:span><text:span text:style-name="ukázka_20_kód"><text:span text:style-name="T286">D</text:span></text:span><text:span text:style-name="ukázka_20_kód"><text:span text:style-name="T324">B</text:span></text:span><text:span text:style-name="ukázka_20_kód"><text:span text:style-name="T286">E</text:span></text:span><text:span text:style-name="ukázka_20_kód"><text:span text:style-name="T324">C</text:span></text:span><text:span text:style-name="ukázka_20_kód"><text:span text:style-name="T286">D</text:span></text:span><text:span text:style-name="ukázka_20_kód"><text:span text:style-name="T324">A</text:span></text:span><text:span text:style-name="ukázka_20_kód"><text:span text:style-name="T294">C</text:span></text:span><text:span text:style-name="ukázka_20_kód"><text:span text:style-name="T324">A</text:span></text:span><text:span text:style-name="ukázka_20_kód"><text:span text:style-name="T286">F</text:span></text:span><text:span text:style-name="ukázka_20_kód"><text:span text:style-name="T324">B</text:span></text:span><text:span text:style-name="ukázka_20_kód"><text:span text:style-name="T306">A</text:span></text:span><text:span text:style-name="ukázka_20_kód"><text:span text:style-name="T294">BA</text:span></text:span><text:span text:style-name="ukázka_20_kód"><text:span text:style-name="T319"> </text:span></text:span><text:span text:style-name="ukázka_20_kód"><text:span text:style-name="T325">≈</text:span></text:span><text:span text:style-name="ukázka_20_kód"><text:span text:style-name="T326"> </text:span></text:span><text:span text:style-name="ukázka_20_kód"><text:span text:style-name="T127">11</text:span></text:span><text:span text:style-name="ukázka_20_kód"><text:span text:style-name="T307">11</text:span></text:span><text:span text:style-name="ukázka_20_kód"><text:span text:style-name="T127">10</text:span></text:span><text:span text:style-name="ukázka_20_kód"><text:span text:style-name="T26">10</text:span></text:span><text:span text:style-name="ukázka_20_kód"><text:span text:style-name="T128">00</text:span></text:span><text:span text:style-name="ukázka_20_kód"><text:span text:style-name="T117">010</text:span></text:span><text:span text:style-name="ukázka_20_kód"><text:span text:style-name="T26">10</text:span></text:span><text:span text:style-name="ukázka_20_kód"><text:span text:style-name="T117">0110</text:span></text:span><text:span text:style-name="ukázka_20_kód"><text:span text:style-name="T26">00</text:span></text:span><text:span text:style-name="ukázka_20_kód"><text:span text:style-name="T117">010</text:span></text:span><text:span text:style-name="ukázka_20_kód"><text:span text:style-name="T26">11</text:span></text:span><text:span text:style-name="ukázka_20_kód"><text:span text:style-name="T295">00</text:span></text:span><text:span text:style-name="ukázka_20_kód"><text:span text:style-name="T26">11</text:span></text:span><text:span text:style-name="ukázka_20_kód"><text:span text:style-name="T117">0111</text:span></text:span><text:span text:style-name="ukázka_20_kód"><text:span text:style-name="T26">10</text:span></text:span><text:span text:style-name="ukázka_20_kód"><text:span text:style-name="T308">11</text:span></text:span><text:span text:style-name="ukázka_20_kód"><text:span text:style-name="T295">1011</text:span></text:span><text:span text:style-name="ukázka_20_kód"><text:span text:style-name="T75"> </text:span></text:span><text:span text:style-name="ukázka_20_kód"><text:span text:style-name="T77">length</text:span></text:span><text:span text:style-name="ukázka_20_kód"><text:span text:style-name="T75"> </text:span></text:span><text:span text:style-name="ukázka_20_kód"><text:span text:style-name="T76">42 bit</text:span></text:span><text:span text:style-name="ukázka_20_kód"><text:span text:style-name="T77">s</text:span></text:span></text:p>
      <text:p text:style-name="P134"/>
      <text:p text:style-name="P183">Of course it seems better the final compression with only the lenght=8bits than standard result with 42bits, but don't forget <text:s/>it is only short example and the Head is bigger for the Dynamic tree. </text:p>
      <text:p text:style-name="P170"/>
      <text:p text:style-name="P183">The decompression is with the same logic, reconfigure the tree and then read the bits from the compressed sequence. </text:p>
      <text:p text:style-name="P170"/>
      <text:p text:style-name="P179"><text:span text:style-name="T26">I got the idea for removing the characters from the tree when I learned the Vitter algorithm and I tried to make a tree for the morfs on the Russian Computer! (= paper &amp; pencil) :-) :-). When I redrawed the tree, so maybe after 3</text:span><text:span text:style-name="T132">rd</text:span><text:span text:style-name="T26"> redrawing I said “Fuck, why to always strain with the redrawing of characters that has only one occurrence?!” a I started to try it with the removing of characters from the tree :-). </text:span></text:p>
      <text:p text:style-name="P135"/>
      <text:h text:style-name="P190" text:outline-level="2"><text:span text:style-name="T333">Example with the offsets </text:span><text:span text:style-name="T335">(distances)</text:span></text:h>
      <text:p text:style-name="P121"><text:span text:style-name="T333">The initial thoery is to use it as </text:span><text:span text:style-name="T11">completely offseted</text:span><text:span text:style-name="T333"> </text:span><text:span text:style-name="T328">– </text:span><text:span text:style-name="T333">don't look the Counts of characters, but only the offets among the characters like in the dictionary methods. </text:span></text:p>
      <text:p text:style-name="P122"/>
      <text:p text:style-name="P115"><draw:g text:anchor-type="as-char" draw:z-index="16" draw:name="Skupinový objekt 16" draw:style-name="gr1"><draw:path draw:style-name="gr32" draw:text-style-name="P211" svg:width="0.247cm" svg:height="0.254cm" svg:x="0cm" svg:y="0.471cm" svg:viewBox="0 0 248 255" svg:d="M195 255l-22-65h-97l-23 65h-53l93-255h63l92 255zM124 39l-1 4c-1 5-3 10-4 15-2 6-12 36-31 92h73l-25-73-8-25z"><text:p/></draw:path><draw:path draw:style-name="gr32" draw:text-style-name="P211" svg:width="0.247cm" svg:height="0.254cm" svg:x="0.267cm" svg:y="0.471cm" svg:viewBox="0 0 248 255" svg:d="M195 255l-22-65h-97l-23 65h-53l93-255h63l92 255zM124 39l-1 4c-1 5-3 10-4 15-2 6-12 36-31 92h73l-25-73-8-25z"><text:p/></draw:path><draw:path draw:style-name="gr33" draw:text-style-name="P212" svg:width="0.224cm" svg:height="0.254cm" svg:x="0.551cm" svg:y="0.471cm" svg:viewBox="0 0 225 255" svg:d="M225 182c0 23-8 41-26 54-17 13-41 19-72 19h-127v-255h116c31 0 55 5 71 16s24 27 24 48c0 15-4 27-12 37s-20 16-37 20c21 2 37 9 47 19 11 11 16 25 16 42zM157 72c0-12-3-20-11-25-7-5-18-7-32-7h-61v63h61c15 0 26-3 33-8s10-13 10-23zM172 178c0-24-17-36-51-36h-68v73h70c17 0 29-3 37-9 8-7 12-16 12-28z"><text:p/></draw:path><draw:path draw:style-name="gr33" draw:text-style-name="P213" svg:width="0.224cm" svg:height="0.254cm" svg:x="0.819cm" svg:y="0.471cm" svg:viewBox="0 0 225 255" svg:d="M225 182c0 23-8 41-26 54-17 13-41 19-72 19h-127v-255h116c31 0 55 5 71 16s24 27 24 48c0 15-4 27-12 37s-20 16-37 20c21 2 37 9 47 19 11 11 16 25 16 42zM157 72c0-12-3-20-11-25-7-5-18-7-32-7h-61v63h61c15 0 26-3 33-8s10-13 10-23zM172 178c0-24-17-36-51-36h-68v73h70c17 0 29-3 37-9 8-7 12-16 12-28z"><text:p/></draw:path><draw:path draw:style-name="gr34" draw:text-style-name="P212" svg:width="0.241cm" svg:height="0.261cm" svg:x="1.077cm" svg:y="0.466cm" svg:viewBox="0 0 242 262" svg:d="M128 220c32 0 55-16 67-48l47 17c-10 25-25 43-44 55-20 12-43 18-70 18-41 0-72-12-95-35-22-23-33-55-33-97s11-74 32-96c22-23 53-34 94-34 30 0 54 6 73 18s32 30 39 53l-46 13c-4-13-12-23-24-31-11-7-25-11-41-11-24 0-42 7-55 22-12 15-18 37-18 66s6 51 19 67c13 15 31 23 55 23z"><text:p/></draw:path><draw:path draw:style-name="gr34" draw:text-style-name="P212" svg:width="0.226cm" svg:height="0.254cm" svg:x="1.354cm" svg:y="0.471cm" svg:viewBox="0 0 227 255" svg:d="M227 126c0 26-5 49-16 68-10 20-25 35-43 45-19 11-41 16-65 16h-103v-255h92c43 0 76 11 100 32 23 22 35 53 35 94zM173 126c0-28-7-49-21-63-14-15-35-22-61-22h-38v173h45c23 0 41-8 55-24 13-16 20-37 20-64z"><text:p/></draw:path><draw:path draw:style-name="gr33" draw:text-style-name="P213" svg:width="0.224cm" svg:height="0.254cm" svg:x="1.621cm" svg:y="0.471cm" svg:viewBox="0 0 225 255" svg:d="M225 182c0 23-8 41-26 54-17 13-41 19-72 19h-127v-255h116c31 0 55 5 71 16s24 27 24 48c0 15-4 27-12 37s-20 16-37 20c21 2 37 9 47 19 11 11 16 25 16 42zM157 72c0-12-3-20-11-25-7-5-18-7-32-7h-61v63h61c15 0 26-3 33-8s10-13 10-23zM172 178c0-24-17-36-51-36h-68v73h70c17 0 29-3 37-9 8-7 12-16 12-28z"><text:p/></draw:path><draw:path draw:style-name="gr35" draw:text-style-name="P212" svg:width="0.207cm" svg:height="0.254cm" svg:x="1.89cm" svg:y="0.471cm" svg:viewBox="0 0 208 255" svg:d="M0 255c0-85 0-170 0-255 67 0 134 0 200 0 0 14 0 27 0 41-49 0-98 0-147 0 0 21 0 43 0 64 46 0 91 0 136 0 0 14 0 27 0 41-45 0-90 0-136 0 0 23 0 45 0 68 52 0 103 0 155 0 0 14 0 27 0 41-69 0-139 0-208 0z"><text:p/></draw:path><draw:path draw:style-name="gr36" draw:text-style-name="P213" svg:width="0.241cm" svg:height="0.261cm" svg:x="2.127cm" svg:y="0.466cm" svg:viewBox="0 0 242 262" svg:d="M128 220c32 0 55-16 67-48l47 17c-10 25-25 43-44 55-20 12-43 18-70 18-41 0-72-12-95-35-22-23-33-55-33-97s11-74 32-96c22-23 53-34 94-34 30 0 54 6 73 18s32 30 39 53l-46 13c-4-13-12-23-24-31-11-7-25-11-41-11-24 0-42 7-55 22-12 15-18 37-18 66s6 51 19 67c13 15 31 23 55 23z"><text:p/></draw:path><draw:path draw:style-name="gr36" draw:text-style-name="P213" svg:width="0.226cm" svg:height="0.254cm" svg:x="2.404cm" svg:y="0.471cm" svg:viewBox="0 0 227 255" svg:d="M227 126c0 26-5 49-16 68-10 20-25 35-43 45-19 11-41 16-65 16h-103v-255h92c43 0 76 11 100 32 23 22 35 53 35 94zM173 126c0-28-7-49-21-63-14-15-35-22-61-22h-38v173h45c23 0 41-8 55-24 13-16 20-37 20-64z"><text:p/></draw:path><draw:path draw:style-name="gr37" draw:text-style-name="P211" svg:width="0.247cm" svg:height="0.254cm" svg:x="2.654cm" svg:y="0.471cm" svg:viewBox="0 0 248 255" svg:d="M195 255l-22-65h-97l-23 65h-53l93-255h63l92 255zM124 39l-1 4c-1 5-3 10-4 15-2 6-12 36-31 92h73l-25-73-8-25z"><text:p/></draw:path><draw:path draw:style-name="gr36" draw:text-style-name="P213" svg:width="0.241cm" svg:height="0.261cm" svg:x="2.927cm" svg:y="0.466cm" svg:viewBox="0 0 242 262" svg:d="M128 220c32 0 55-16 67-48l47 17c-10 25-25 43-44 55-20 12-43 18-70 18-41 0-72-12-95-35-22-23-33-55-33-97s11-74 32-96c22-23 53-34 94-34 30 0 54 6 73 18s32 30 39 53l-46 13c-4-13-12-23-24-31-11-7-25-11-41-11-24 0-42 7-55 22-12 15-18 37-18 66s6 51 19 67c13 15 31 23 55 23z"><text:p/></draw:path><draw:path draw:style-name="gr37" draw:text-style-name="P211" svg:width="0.247cm" svg:height="0.254cm" svg:x="3.188cm" svg:y="0.471cm" svg:viewBox="0 0 248 255" svg:d="M195 255l-22-65h-97l-23 65h-53l93-255h63l92 255zM124 39l-1 4c-1 5-3 10-4 15-2 6-12 36-31 92h73l-25-73-8-25z"><text:p/></draw:path><draw:path draw:style-name="gr38" draw:text-style-name="P212" svg:width="0.187cm" svg:height="0.254cm" svg:x="3.474cm" svg:y="0.471cm" svg:viewBox="0 0 188 255" svg:d="M53 41c0 26 0 53 0 79 44 0 87 0 131 0 0 14 0 27 0 41-44 0-87 0-131 0 0 31 0 63 0 94-17 0-35 0-53 0 0-85 0-170 0-255 63 0 125 0 188 0 0 14 0 27 0 41-45 0-90 0-135 0z"><text:p/></draw:path><draw:path draw:style-name="gr39" draw:text-style-name="P213" svg:width="0.224cm" svg:height="0.254cm" svg:x="3.699cm" svg:y="0.471cm" svg:viewBox="0 0 225 255" svg:d="M225 182c0 23-8 41-26 54-17 13-41 19-72 19h-127v-255h116c31 0 55 5 71 16s24 27 24 48c0 15-4 27-12 37s-20 16-37 20c21 2 37 9 47 19 11 11 16 25 16 42zM157 72c0-12-3-20-11-25-7-5-18-7-32-7h-61v63h61c15 0 26-3 33-8s10-13 10-23zM172 178c0-24-17-36-51-36h-68v73h70c17 0 29-3 37-9 8-7 12-16 12-28z"><text:p/></draw:path><draw:path draw:style-name="gr40" draw:text-style-name="P211" svg:width="0.247cm" svg:height="0.254cm" svg:x="3.95cm" svg:y="0.471cm" svg:viewBox="0 0 248 255" svg:d="M195 255l-22-65h-97l-23 65h-53l93-255h63l92 255zM124 39l-1 4c-1 5-3 10-4 15-2 6-12 36-31 92h73l-25-73-8-25z"><text:p/></draw:path><draw:path draw:style-name="gr39" draw:text-style-name="P213" svg:width="0.224cm" svg:height="0.254cm" svg:x="4.232cm" svg:y="0.471cm" svg:viewBox="0 0 225 255" svg:d="M225 182c0 23-8 41-26 54-17 13-41 19-72 19h-127v-255h116c31 0 55 5 71 16s24 27 24 48c0 15-4 27-12 37s-20 16-37 20c21 2 37 9 47 19 11 11 16 25 16 42zM157 72c0-12-3-20-11-25-7-5-18-7-32-7h-61v63h61c15 0 26-3 33-8s10-13 10-23zM172 178c0-24-17-36-51-36h-68v73h70c17 0 29-3 37-9 8-7 12-16 12-28z"><text:p/></draw:path><draw:path draw:style-name="gr40" draw:text-style-name="P211" svg:width="0.247cm" svg:height="0.254cm" svg:x="4.483cm" svg:y="0.471cm" svg:viewBox="0 0 248 255" svg:d="M195 255l-22-65h-97l-23 65h-53l93-255h63l92 255zM124 39l-1 4c-1 5-3 10-4 15-2 6-12 36-31 92h73l-25-73-8-25z"><text:p/></draw:path><draw:g draw:style-name="gr8"><draw:line draw:style-name="gr10" draw:text-style-name="P198" svg:x1="0.066cm" svg:y1="0.39cm" svg:x2="0.066cm" svg:y2="0.27cm"><text:p/></draw:line><draw:line draw:style-name="gr10" draw:text-style-name="P198" svg:x1="0.066cm" svg:y1="0.27cm" svg:x2="0.156cm" svg:y2="0.27cm"><text:p/></draw:line></draw:g><draw:g draw:style-name="gr8"><draw:line draw:style-name="gr10" draw:text-style-name="P198" svg:x1="0.384cm" svg:y1="0.39cm" svg:x2="0.384cm" svg:y2="0.27cm"><text:p/></draw:line><draw:line draw:style-name="gr10" draw:text-style-name="P198" svg:x1="0.384cm" svg:y1="0.27cm" svg:x2="0.294cm" svg:y2="0.27cm"><text:p/></draw:line></draw:g><draw:line draw:style-name="gr10" draw:text-style-name="P198" svg:x1="0.534cm" svg:y1="0.392cm" svg:x2="0.534cm" svg:y2="0.272cm"><text:p/></draw:line><draw:line draw:style-name="gr10" draw:text-style-name="P198" svg:x1="2.664cm" svg:y1="0.392cm" svg:x2="2.664cm" svg:y2="0.272cm"><text:p/></draw:line><draw:line draw:style-name="gr10" draw:text-style-name="P198" svg:x1="0.534cm" svg:y1="0.272cm" svg:x2="1.524cm" svg:y2="0.272cm"><text:p/></draw:line><draw:line draw:style-name="gr10" draw:text-style-name="P198" svg:x1="2.664cm" svg:y1="0.272cm" svg:x2="1.704cm" svg:y2="0.272cm"><text:p/></draw:line><draw:path draw:style-name="gr41" draw:text-style-name="P214" svg:width="0.151cm" svg:height="0.224cm" svg:x="0.159cm" svg:y="0.015cm" svg:viewBox="0 0 152 225" svg:d="M152 113c0 36-6 64-19 83s-32 29-57 29-44-10-57-29-19-47-19-83c0-38 6-66 18-85 13-19 32-28 59-28 25 0 44 9 57 28 12 19 18 47 18 85zM124 113c0-32-4-55-11-69-8-14-20-21-36-21-18 0-30 7-37 21-8 14-12 37-12 69 0 31 4 53 12 67 7 15 19 22 36 22 16 0 29-7 36-22 8-15 12-37 12-67z"><text:p/></draw:path><draw:path draw:style-name="gr42" draw:text-style-name="P214" svg:width="0.148cm" svg:height="0.224cm" svg:x="1.525cm" svg:y="0cm" svg:viewBox="0 0 149 225" svg:d="M149 161c0 20-6 36-19 47s-31 17-55 17-42-6-55-17-20-27-20-47c0-14 4-26 12-36s19-16 32-18c-12-3-22-9-29-19-6-9-10-20-10-32 0-17 6-30 19-41 12-10 29-15 50-15 22 0 39 5 51 15 13 10 19 24 19 41 0 13-4 24-11 33-6 9-16 15-28 17v1c14 2 25 8 33 18 7 9 11 21 11 36zM115 58c0-25-14-37-41-37-13 0-23 3-30 9s-10 16-10 28 3 22 10 28c7 7 17 10 30 10 14 0 24-3 31-9 6-6 10-16 10-29zM120 158c0-13-4-24-12-31s-19-10-34-10c-14 0-25 4-33 11-8 8-12 18-12 31 0 30 15 45 46 45 15 0 27-4 34-11 8-7 11-19 11-35z"><text:p/></draw:path><draw:g draw:style-name="gr8"><draw:line draw:style-name="gr10" draw:text-style-name="P198" svg:x1="2.886cm" svg:y1="0.39cm" svg:x2="2.886cm" svg:y2="0.27cm"><text:p/></draw:line><draw:line draw:style-name="gr10" draw:text-style-name="P198" svg:x1="2.886cm" svg:y1="0.27cm" svg:x2="2.976cm" svg:y2="0.27cm"><text:p/></draw:line></draw:g><draw:g draw:style-name="gr8"><draw:line draw:style-name="gr10" draw:text-style-name="P198" svg:x1="3.204cm" svg:y1="0.39cm" svg:x2="3.204cm" svg:y2="0.27cm"><text:p/></draw:line><draw:line draw:style-name="gr10" draw:text-style-name="P198" svg:x1="3.204cm" svg:y1="0.27cm" svg:x2="3.114cm" svg:y2="0.27cm"><text:p/></draw:line></draw:g><draw:path draw:style-name="gr43" draw:text-style-name="P214" svg:width="0.136cm" svg:height="0.218cm" svg:x="2.977cm" svg:y="0cm" svg:viewBox="0 0 137 219" svg:d="M0 219c0-8 0-16 0-24 19 0 37 0 56 0 0-56 0-112 0-168-17 11-33 23-50 35 0-9 0-18 0-26 18-12 35-24 52-36 9 0 17 0 26 0 0 65 0 130 0 195 18 0 35 0 53 0 0 8 0 16 0 24-46 0-91 0-137 0z"><text:p/></draw:path><draw:g draw:style-name="gr8"><draw:line draw:style-name="gr10" draw:text-style-name="P198" svg:x1="3.414cm" svg:y1="0.39cm" svg:x2="3.414cm" svg:y2="0.27cm"><text:p/></draw:line><draw:line draw:style-name="gr10" draw:text-style-name="P198" svg:x1="3.414cm" svg:y1="0.27cm" svg:x2="3.594cm" svg:y2="0.27cm"><text:p/></draw:line></draw:g><draw:g draw:style-name="gr8"><draw:line draw:style-name="gr10" draw:text-style-name="P198" svg:x1="3.924cm" svg:y1="0.39cm" svg:x2="3.924cm" svg:y2="0.27cm"><text:p/></draw:line><draw:line draw:style-name="gr10" draw:text-style-name="P198" svg:x1="3.924cm" svg:y1="0.27cm" svg:x2="3.744cm" svg:y2="0.27cm"><text:p/></draw:line></draw:g><draw:path draw:style-name="gr44" draw:text-style-name="P214" svg:width="0.144cm" svg:height="0.221cm" svg:x="3.569cm" svg:y="0cm" svg:viewBox="0 0 145 222" svg:d="M0 222v-20c5-12 12-23 19-32 8-9 16-18 24-25 9-8 17-15 25-21 9-6 16-13 23-19 6-7 12-13 16-20s6-15 6-24c0-12-4-21-11-28s-17-10-29-10-22 3-30 10c-7 6-12 15-13 27l-29-3c2-17 10-31 23-41 12-11 29-16 49-16 22 0 39 5 51 16 12 10 18 25 18 44 0 8-2 17-6 25-4 9-10 17-18 25-7 9-22 22-44 39-11 10-21 19-28 26-7 8-12 16-15 23h114v24z"><text:p/></draw:path><draw:g draw:style-name="gr8"><draw:line draw:style-name="gr10" draw:text-style-name="P198" svg:x1="4.164cm" svg:y1="0.39cm" svg:x2="4.164cm" svg:y2="0.27cm"><text:p/></draw:line><draw:line draw:style-name="gr10" draw:text-style-name="P198" svg:x1="4.164cm" svg:y1="0.27cm" svg:x2="4.254cm" svg:y2="0.27cm"><text:p/></draw:line></draw:g><draw:g draw:style-name="gr8"><draw:line draw:style-name="gr10" draw:text-style-name="P198" svg:x1="4.482cm" svg:y1="0.39cm" svg:x2="4.482cm" svg:y2="0.27cm"><text:p/></draw:line><draw:line draw:style-name="gr10" draw:text-style-name="P198" svg:x1="4.482cm" svg:y1="0.27cm" svg:x2="4.392cm" svg:y2="0.27cm"><text:p/></draw:line></draw:g><draw:path draw:style-name="gr43" draw:text-style-name="P214" svg:width="0.136cm" svg:height="0.218cm" svg:x="4.255cm" svg:y="0cm" svg:viewBox="0 0 137 219" svg:d="M0 219c0-8 0-16 0-24 19 0 37 0 56 0 0-56 0-112 0-168-17 11-33 23-50 35 0-9 0-18 0-26 18-12 35-24 52-36 9 0 17 0 26 0 0 65 0 130 0 195 18 0 35 0 53 0 0 8 0 16 0 24-46 0-91 0-137 0z"><text:p/></draw:path></draw:g></text:p>
      <table:table table:name="Tabulka8" table:style-name="Tabulka8">
        <table:table-column table:style-name="Tabulka8.A"/>
        <table:table-column table:style-name="Tabulka8.B" table:number-columns-repeated="3"/>
        <table:table-column table:style-name="Tabulka8.E"/>
        <table:table-column table:style-name="Tabulka8.B"/>
        <table:table-row table:style-name="Tabulka8.1">
          <table:table-cell table:style-name="Tabulka8.A1" office:value-type="string">
            <text:p text:style-name="P151">char</text:p>
          </table:table-cell>
          <table:table-cell table:style-name="Tabulka8.B1" table:number-columns-spanned="5" office:value-type="string">
            <text:p text:style-name="P165">OFFSETS</text:p>
          </table:table-cell>
          <table:covered-table-cell/>
          <table:covered-table-cell/>
          <table:covered-table-cell/>
          <table:covered-table-cell/>
        </table:table-row>
        <table:table-row table:style-name="Tabulka8.1">
          <table:table-cell table:style-name="Tabulka8.A2" office:value-type="string">
            <text:p text:style-name="P147">A</text:p>
          </table:table-cell>
          <table:table-cell table:style-name="Tabulka8.B2" office:value-type="string">
            <text:p text:style-name="P164">0</text:p>
          </table:table-cell>
          <table:table-cell table:style-name="Tabulka8.A2" office:value-type="string">
            <text:p text:style-name="P164">8</text:p>
          </table:table-cell>
          <table:table-cell table:style-name="Tabulka8.A2" office:value-type="string">
            <text:p text:style-name="P163">1</text:p>
          </table:table-cell>
          <table:table-cell table:style-name="Tabulka8.A2" office:value-type="string">
            <text:p text:style-name="P163">2</text:p>
          </table:table-cell>
          <table:table-cell table:style-name="Tabulka8.F2" office:value-type="string">
            <text:p text:style-name="P163">1</text:p>
          </table:table-cell>
        </table:table-row>
        <table:table-row table:style-name="Tabulka8.1">
          <table:table-cell table:style-name="Tabulka8.A3" office:value-type="string">
            <text:p text:style-name="P147">B</text:p>
          </table:table-cell>
          <table:table-cell table:style-name="Tabulka8.B3" office:value-type="string">
            <text:p text:style-name="P163">0</text:p>
          </table:table-cell>
          <table:table-cell table:style-name="Tabulka8.A3" office:value-type="string">
            <text:p text:style-name="P163">2</text:p>
          </table:table-cell>
          <table:table-cell table:style-name="Tabulka8.A3" office:value-type="string">
            <text:p text:style-name="P163">7</text:p>
          </table:table-cell>
          <table:table-cell table:style-name="Tabulka8.A3" office:value-type="string">
            <text:p text:style-name="P163">1</text:p>
          </table:table-cell>
          <table:table-cell table:style-name="Tabulka8.F3" office:value-type="string">
            <text:p text:style-name="P164"/>
          </table:table-cell>
        </table:table-row>
        <table:table-row table:style-name="Tabulka8.1">
          <table:table-cell table:style-name="Tabulka8.A3" office:value-type="string">
            <text:p text:style-name="P147">C</text:p>
          </table:table-cell>
          <table:table-cell table:style-name="Tabulka8.B3" office:value-type="string">
            <text:p text:style-name="P163">3</text:p>
          </table:table-cell>
          <table:table-cell table:style-name="Tabulka8.A3" office:value-type="string">
            <text:p text:style-name="P163">2</text:p>
          </table:table-cell>
          <table:table-cell table:style-name="Tabulka8.A3" office:value-type="string">
            <text:p text:style-name="P164"/>
          </table:table-cell>
          <table:table-cell table:style-name="Tabulka8.A3" office:value-type="string">
            <text:p text:style-name="P164"/>
          </table:table-cell>
          <table:table-cell table:style-name="Tabulka8.F3" office:value-type="string">
            <text:p text:style-name="P164"/>
          </table:table-cell>
        </table:table-row>
        <table:table-row table:style-name="Tabulka8.1">
          <table:table-cell table:style-name="Tabulka8.A3" office:value-type="string">
            <text:p text:style-name="P147">D</text:p>
          </table:table-cell>
          <table:table-cell table:style-name="Tabulka8.B3" office:value-type="string">
            <text:p text:style-name="P163">3</text:p>
          </table:table-cell>
          <table:table-cell table:style-name="Tabulka8.A3" office:value-type="string">
            <text:p text:style-name="P164"/>
          </table:table-cell>
          <table:table-cell table:style-name="Tabulka8.A3" office:value-type="string">
            <text:p text:style-name="P164"/>
          </table:table-cell>
          <table:table-cell table:style-name="Tabulka8.A3" office:value-type="string">
            <text:p text:style-name="P164"/>
          </table:table-cell>
          <table:table-cell table:style-name="Tabulka8.F3" office:value-type="string">
            <text:p text:style-name="P164"/>
          </table:table-cell>
        </table:table-row>
        <table:table-row table:style-name="Tabulka8.1">
          <table:table-cell table:style-name="Tabulka8.A3" office:value-type="string">
            <text:p text:style-name="P147">E</text:p>
          </table:table-cell>
          <table:table-cell table:style-name="Tabulka8.B3" office:value-type="string">
            <text:p text:style-name="P136"/>
          </table:table-cell>
          <table:table-cell table:style-name="Tabulka8.A3" office:value-type="string">
            <text:p text:style-name="P136"/>
          </table:table-cell>
          <table:table-cell table:style-name="Tabulka8.A3" office:value-type="string">
            <text:p text:style-name="P136"/>
          </table:table-cell>
          <table:table-cell table:style-name="Tabulka8.A3" office:value-type="string">
            <text:p text:style-name="P136"/>
          </table:table-cell>
          <table:table-cell table:style-name="Tabulka8.F3" office:value-type="string">
            <text:p text:style-name="P136"/>
          </table:table-cell>
        </table:table-row>
        <table:table-row table:style-name="Tabulka8.1">
          <table:table-cell table:style-name="Tabulka8.A3" office:value-type="string">
            <text:p text:style-name="P147">F</text:p>
          </table:table-cell>
          <table:table-cell table:style-name="Tabulka8.B3" office:value-type="string">
            <text:p text:style-name="P136"/>
          </table:table-cell>
          <table:table-cell table:style-name="Tabulka8.A3" office:value-type="string">
            <text:p text:style-name="P136"/>
          </table:table-cell>
          <table:table-cell table:style-name="Tabulka8.A3" office:value-type="string">
            <text:p text:style-name="P136"/>
          </table:table-cell>
          <table:table-cell table:style-name="Tabulka8.A3" office:value-type="string">
            <text:p text:style-name="P136"/>
          </table:table-cell>
          <table:table-cell table:style-name="Tabulka8.F3" office:value-type="string">
            <text:p text:style-name="P136"/>
          </table:table-cell>
        </table:table-row>
      </table:table>
      <text:p text:style-name="P152"/>
      <text:p text:style-name="P184">Initial tree could look like this and it would be downsized after every offset, so the tree would be downsized for all time. </text:p>
      <text:p text:style-name="P144"><draw:g text:anchor-type="as-char" draw:z-index="17" draw:name="Skupinový objekt 15" draw:style-name="gr1"><draw:custom-shape draw:style-name="gr27" draw:text-style-name="P208" xml:id="id4" draw:id="id4" svg:width="0.802cm" svg:height="0.803cm" svg:x="0cm" svg:y="2.755cm"><text:p text:style-name="P207"><text:span text:style-name="T338">7</text:span></text:p><text:p text:style-name="P207"><text:span text:style-name="T342">1×</text:span></text:p><draw:enhanced-geometry svg:viewBox="0 0 21600 21600" draw:glue-points="10800 0 0 10800 10800 21600 21600 10800" draw:type="flowchart-process" draw:enhanced-path="M 0 0 L 21600 0 21600 21600 0 21600 0 0 Z N"/></draw:custom-shape><draw:custom-shape draw:style-name="gr28" draw:text-style-name="P196" xml:id="id6" draw:id="id6" svg:width="0.803cm" svg:height="0.803cm" svg:x="1.009cm" svg:y="2.755cm"><text:p text:style-name="P195"><text:span text:style-name="T340">8</text:span></text:p><text:p text:style-name="P195"><text:span text:style-name="T343">1×</text:span></text:p><draw:enhanced-geometry svg:viewBox="0 0 21600 21600" draw:glue-points="10800 0 0 10800 10800 21600 21600 10800" draw:type="flowchart-process" draw:enhanced-path="M 0 0 L 21600 0 21600 21600 0 21600 0 0 Z N"/></draw:custom-shape><draw:custom-shape draw:style-name="gr29" draw:text-style-name="P210" xml:id="id5" draw:id="id5" svg:width="0.503cm" svg:height="0.502cm" svg:x="0.67cm" svg:y="1.759cm"><text:p text:style-name="P209"><text:span text:style-name="T343">2</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onnector draw:style-name="gr5" draw:text-style-name="P197" draw:type="line" svg:x1="0.4cm" svg:y1="2.755cm" svg:x2="0.743cm" svg:y2="2.187cm" draw:start-shape="id4" draw:start-glue-point="4" draw:end-shape="id5" draw:end-glue-point="7" svg:d="M400 843l343-568" svg:viewBox="0 0 344 570"><text:p/></draw:connector><draw:connector draw:style-name="gr5" draw:text-style-name="P197" draw:type="line" svg:x1="1.411cm" svg:y1="2.755cm" svg:x2="1.101cm" svg:y2="2.187cm" draw:start-shape="id6" draw:start-glue-point="4" draw:end-shape="id5" draw:end-glue-point="9" svg:d="M1411 843l-310-568" svg:viewBox="0 0 312 570"><text:p/></draw:connector><draw:custom-shape draw:style-name="gr28" draw:text-style-name="P208" xml:id="id7" draw:id="id7" svg:width="0.803cm" svg:height="0.803cm" svg:x="3.009cm" svg:y="2.755cm"><text:p text:style-name="P207"><text:span text:style-name="T338">0</text:span></text:p><text:p text:style-name="P207"><text:span text:style-name="T342">2×</text:span></text:p><draw:enhanced-geometry svg:viewBox="0 0 21600 21600" draw:glue-points="10800 0 0 10800 10800 21600 21600 10800" draw:type="flowchart-process" draw:enhanced-path="M 0 0 L 21600 0 21600 21600 0 21600 0 0 Z N"/></draw:custom-shape><draw:custom-shape draw:style-name="gr28" draw:text-style-name="P196" xml:id="id9" draw:id="id9" svg:width="0.803cm" svg:height="0.803cm" svg:x="4.018cm" svg:y="2.755cm"><text:p text:style-name="P195"><text:span text:style-name="T340">3</text:span></text:p><text:p text:style-name="P195"><text:span text:style-name="T343">2×</text:span></text:p><draw:enhanced-geometry svg:viewBox="0 0 21600 21600" draw:glue-points="10800 0 0 10800 10800 21600 21600 10800" draw:type="flowchart-process" draw:enhanced-path="M 0 0 L 21600 0 21600 21600 0 21600 0 0 Z N"/></draw:custom-shape><draw:custom-shape draw:style-name="gr29" draw:text-style-name="P210" xml:id="id8" draw:id="id8" svg:width="0.503cm" svg:height="0.502cm" svg:x="3.679cm" svg:y="1.759cm"><text:p text:style-name="P209"><text:span text:style-name="T343">4</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onnector draw:style-name="gr5" draw:text-style-name="P197" draw:type="line" svg:x1="3.411cm" svg:y1="2.755cm" svg:x2="3.752cm" svg:y2="2.187cm" draw:start-shape="id7" draw:start-glue-point="4" draw:end-shape="id8" draw:end-glue-point="7" svg:d="M3411 843l341-568" svg:viewBox="0 0 342 570"><text:p/></draw:connector><draw:connector draw:style-name="gr5" draw:text-style-name="P197" draw:type="line" svg:x1="4.42cm" svg:y1="2.755cm" svg:x2="4.11cm" svg:y2="2.187cm" draw:start-shape="id9" draw:start-glue-point="4" draw:end-shape="id8" draw:end-glue-point="9" svg:d="M4420 843l-310-568" svg:viewBox="0 0 312 570"><text:p/></draw:connector><draw:custom-shape draw:style-name="gr30" draw:text-style-name="P208" xml:id="id11" draw:id="id11" svg:width="0.802cm" svg:height="0.805cm" svg:x="1.51cm" svg:y="1.616cm"><text:p text:style-name="P207"><text:span text:style-name="T338">1</text:span></text:p><text:p text:style-name="P207"><text:span text:style-name="T342">3×</text:span></text:p><draw:enhanced-geometry svg:viewBox="0 0 21600 21600" draw:glue-points="10800 0 0 10800 10800 21600 21600 10800" draw:type="flowchart-process" draw:enhanced-path="M 0 0 L 21600 0 21600 21600 0 21600 0 0 Z N"/></draw:custom-shape><draw:custom-shape draw:style-name="gr6" draw:text-style-name="P196" xml:id="id12" draw:id="id12" svg:width="0.803cm" svg:height="0.805cm" svg:x="2.519cm" svg:y="1.616cm"><text:p text:style-name="P195"><text:span text:style-name="T340">2</text:span></text:p><text:p text:style-name="P195"><text:span text:style-name="T343">3×</text:span></text:p><draw:enhanced-geometry svg:viewBox="0 0 21600 21600" draw:glue-points="10800 0 0 10800 10800 21600 21600 10800" draw:type="flowchart-process" draw:enhanced-path="M 0 0 L 21600 0 21600 21600 0 21600 0 0 Z N"/></draw:custom-shape><draw:custom-shape draw:style-name="gr31" draw:text-style-name="P210" xml:id="id10" draw:id="id10" svg:width="0.505cm" svg:height="0.502cm" svg:x="1.138cm" svg:y="0.649cm"><text:p text:style-name="P209"><text:span text:style-name="T343">5</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4" draw:text-style-name="P210" xml:id="id13" draw:id="id13" svg:width="0.503cm" svg:height="0.5cm" svg:x="3.298cm" svg:y="0.651cm"><text:p text:style-name="P209"><text:span text:style-name="T343">7</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4" draw:text-style-name="P210" xml:id="id14" draw:id="id14" svg:width="0.503cm" svg:height="0.5cm" svg:x="2.279cm" svg:y="0cm"><text:p text:style-name="P209"><text:span text:style-name="T343">12</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onnector draw:style-name="gr10" draw:text-style-name="P198" draw:type="line" svg:x1="0.923cm" svg:y1="1.759cm" svg:x2="1.212cm" svg:y2="1.078cm" draw:start-shape="id5" draw:start-glue-point="4" draw:end-shape="id10" draw:end-glue-point="7" svg:d="M923-153l289-681" svg:viewBox="0 0 291 683"><text:p/></draw:connector><draw:connector draw:style-name="gr10" draw:text-style-name="P198" draw:type="line" svg:x1="1.91cm" svg:y1="1.616cm" svg:x2="1.568cm" svg:y2="1.078cm" draw:start-shape="id11" draw:start-glue-point="4" draw:end-shape="id10" draw:end-glue-point="9" svg:d="M1910-296l-342-538" svg:viewBox="0 0 344 540"><text:p/></draw:connector><draw:connector draw:style-name="gr10" draw:text-style-name="P198" draw:type="line" svg:x1="2.921cm" svg:y1="1.616cm" svg:x2="3.371cm" svg:y2="1.078cm" draw:start-shape="id12" draw:start-glue-point="4" draw:end-shape="id13" draw:end-glue-point="7" svg:d="M2921-296l450-538" svg:viewBox="0 0 452 540"><text:p/></draw:connector><draw:connector draw:style-name="gr10" draw:text-style-name="P198" draw:type="line" svg:x1="3.932cm" svg:y1="1.759cm" svg:x2="3.729cm" svg:y2="1.078cm" draw:start-shape="id8" draw:start-glue-point="4" draw:end-shape="id13" draw:end-glue-point="9" svg:d="M3932-153l-203-681" svg:viewBox="0 0 205 683"><text:p/></draw:connector><draw:connector draw:style-name="gr10" draw:text-style-name="P198" draw:type="line" svg:x1="1.39cm" svg:y1="0.649cm" svg:x2="2.351cm" svg:y2="0.427cm" draw:start-shape="id10" draw:start-glue-point="4" draw:end-shape="id14" draw:end-glue-point="7" svg:d="M1390-1263l961-222" svg:viewBox="0 0 963 224"><text:p/></draw:connector><draw:connector draw:style-name="gr10" draw:text-style-name="P198" draw:type="line" svg:x1="3.551cm" svg:y1="0.651cm" svg:x2="2.709cm" svg:y2="0.427cm" draw:start-shape="id13" draw:start-glue-point="4" draw:end-shape="id14" draw:end-glue-point="9" svg:d="M3551-1261l-842-224" svg:viewBox="0 0 843 226"><text:p/></draw:connector></draw:g></text:p>
      <text:p text:style-name="P123">So it seems, it w<text:span text:style-name="T334">ould</text:span> be very large tree at start so there w<text:span text:style-name="T334">ould</text:span> be very many offsets <text:span text:style-name="T334">which would mean that some offsets would have lot of bits,</text:span> and I don't believe this large <text:span text:style-name="T334">start-</text:span>tree <text:span text:style-name="T334">would make a good compressions with the donwsizing to its end disassembly</text:span><text:span text:style-name="T327"> → and perhaps it would be a success if it remained at least the same size after compression and not larger. </text:span></text:p>
      <text:p text:style-name="P129"/>
      <text:p text:style-name="P129"><text:span text:style-name="T335">T</text:span>he detection of mor<text:span text:style-name="T334">f</text:span>s and <text:span text:style-name="T335">offsets</text:span> should be feasible in one pass, and in the <text:span text:style-name="T335">2</text:span><text:span text:style-name="T140">nd</text:span> pass, the <text:span text:style-name="T335">writting</text:span> with tree <text:span text:style-name="T335">dowsizing</text:span>. However, it would probably not be fast :-(. </text:p>
      <text:p text:style-name="P134"/>
      <text:p text:style-name="P130"><text:soft-page-break/>PARTIAL DISTANCES (OFFSETS)</text:p>
      <text:p text:style-name="P180">The characters that are known from the positions&amp;deducibles need't be included to the offsets, which shold mean the smaller number of the offsets. In the example, only the <text:span text:style-name="T1">black</text:span> characters are counted in the offsets. </text:p>
      <text:p text:style-name="P134"><text:span text:style-name="T329">Takže kdyby byly zapamatovaná třeba jedna vzdálenost pro znak </text:span><text:span text:style-name="T9">A</text:span><text:span text:style-name="T329"> (aby </text:span><text:span text:style-name="T9">A</text:span><text:span text:style-name="T329"> bylo zahrnuto do stromu až od pozice </text:span><text:span text:style-name="T14">A</text:span><text:span text:style-name="T329">), měla by hodnotu </text:span><text:span text:style-name="T17">3</text:span><text:span text:style-name="T329">, neboť neodvoditelné by mezi </text:span><text:span text:style-name="T299">A</text:span><text:span text:style-name="T329"> a </text:span><text:span text:style-name="T14">A</text:span><text:span text:style-name="T329"> </text:span><text:span text:style-name="T330">by byly</text:span><text:span text:style-name="T329"> jen znaky </text:span><text:span text:style-name="T1">B</text:span><text:span text:style-name="T9">BC</text:span><text:span text:style-name="T329">. Pro </text:span><text:span text:style-name="T9">B</text:span><text:span text:style-name="T329"> a zahrnutí ho do stromu od </text:span><text:span text:style-name="T14">B</text:span><text:span text:style-name="T329"> by platila vzdálenost </text:span><text:span text:style-name="T14">0</text:span><text:span text:style-name="T329">; a </text:span><text:span text:style-name="T14">C</text:span><text:span text:style-name="T329"> by díky vzdálenosti </text:span><text:span text:style-name="T14">1</text:span><text:span text:style-name="T329"> vůbec nebylo ve stromu. </text:span></text:p>
      <text:p text:style-name="P181">So if, say, one <text:span text:style-name="T335">offset</text:span> were remembered for character <text:span text:style-name="T1">A</text:span> (so that <text:span text:style-name="T1">A</text:span> would be included in the tree only from position <text:span text:style-name="T16">A</text:span>), it would have a value of <text:span text:style-name="T16">3</text:span>, <text:span text:style-name="T335">because between </text:span><text:span text:style-name="T302">A</text:span><text:span text:style-name="T335"> and </text:span><text:span text:style-name="T15">A</text:span> <text:span text:style-name="T335">there are </text:span>only <text:span text:style-name="T1">BBC</text:span> characters would be non-derivable <text:span text:style-name="T335">(</text:span><text:span text:style-name="T15">B</text:span><text:span text:style-name="T1">B</text:span><text:span text:style-name="T15">C</text:span><text:span text:style-name="T335">)</text:span>. For <text:span text:style-name="T1">B</text:span> and including it <text:span text:style-name="T335">to</text:span> the tree from <text:span text:style-name="T13">B</text:span> <text:span text:style-name="T335">(and not from </text:span><text:span text:style-name="T122">B</text:span><text:span text:style-name="T335">),</text:span> a<text:span text:style-name="T335">n offset</text:span> 0 would apply; and <text:span text:style-name="T13">C</text:span> would not be in the tree, <text:span text:style-name="T335">because it has a distance and no next occurrence. </text:span></text:p>
      <text:p text:style-name="P182"><text:span text:style-name="T66">So </text:span><text:span text:style-name="T68">for example,</text:span><text:span text:style-name="T66"> the character </text:span><text:span text:style-name="T254">C</text:span><text:span text:style-name="T66"> has 3 occurrences</text:span><text:span text:style-name="T335"> </text:span><text:span text:style-name="T67">– </text:span><text:span text:style-name="T66">1</text:span><text:span text:style-name="T133">st</text:span><text:span text:style-name="T66"> given by start position </text:span><text:span text:style-name="T253">(</text:span><text:span text:style-name="T129">C</text:span><text:span text:style-name="T253">)</text:span><text:span text:style-name="T66">; 2</text:span><text:span text:style-name="T133">nd</text:span><text:span text:style-name="T66"> given by offset </text:span><text:span text:style-name="T253">(</text:span><text:span text:style-name="T255">C</text:span><text:span text:style-name="T253">)</text:span><text:span text:style-name="T66">; and 3</text:span><text:span text:style-name="T133">rd</text:span><text:span text:style-name="T66"> given by end position </text:span><text:span text:style-name="T253">(</text:span><text:span text:style-name="T296">C</text:span><text:span text:style-name="T253">)</text:span><text:span text:style-name="T66">, </text:span><text:span text:style-name="T69">so it is needn't put it to the tree. </text:span></text:p>
      <text:p text:style-name="P181"/>
      <text:p text:style-name="P173"><draw:g text:anchor-type="as-char" draw:z-index="18" draw:name="Skupinový objekt 17" draw:style-name="gr1"><draw:custom-shape draw:style-name="gr19" draw:text-style-name="P205" svg:width="0.241cm" svg:height="0.271cm" svg:x="0.665cm" svg:y="0.93cm"><text:p/><draw:enhanced-geometry svg:viewBox="0 0 21600 21600" draw:type="rectangle" draw:enhanced-path="M 0 0 L 21600 0 21600 21600 0 21600 0 0 Z N"/></draw:custom-shape><draw:custom-shape draw:style-name="gr20" draw:text-style-name="P205" svg:width="0.271cm" svg:height="0.331cm" svg:x="2.111cm" svg:y="0.42cm"><text:p/><draw:enhanced-geometry svg:viewBox="0 0 21600 21600" draw:mirror-horizontal="false" draw:mirror-vertical="false" draw:type="rectangle" draw:enhanced-path="M 0 0 L 21600 0 21600 21600 0 21600 0 0 Z N"/></draw:custom-shape><draw:custom-shape draw:style-name="gr21" draw:text-style-name="P205" svg:width="0.271cm" svg:height="0.271cm" svg:x="1.58cm" svg:y="0.951cm"><text:p/><draw:enhanced-geometry svg:viewBox="0 0 21600 21600" draw:type="rectangle" draw:enhanced-path="M 0 0 L 21600 0 21600 21600 0 21600 0 0 Z N"/></draw:custom-shape><draw:custom-shape draw:style-name="gr22" draw:text-style-name="P205" svg:width="0.271cm" svg:height="0.301cm" svg:x="1.461cm" svg:y="0cm"><text:p/><draw:enhanced-geometry svg:viewBox="0 0 21600 21600" draw:type="rectangle" draw:enhanced-path="M 0 0 L 21600 0 21600 21600 0 21600 0 0 Z N"/></draw:custom-shape><draw:custom-shape draw:style-name="gr20" draw:text-style-name="P205" svg:width="0.271cm" svg:height="0.331cm" svg:x="0.787cm" svg:y="0.43cm"><text:p/><draw:enhanced-geometry svg:viewBox="0 0 21600 21600" draw:type="rectangle" draw:enhanced-path="M 0 0 L 21600 0 21600 21600 0 21600 0 0 Z N"/></draw:custom-shape><draw:g draw:style-name="gr8"><draw:line draw:style-name="gr23" draw:text-style-name="P198" svg:x1="1.173cm" svg:y1="0.78cm" svg:x2="1.173cm" svg:y2="0.9cm"><text:p/></draw:line><draw:line draw:style-name="gr23" draw:text-style-name="P198" svg:x1="1.173cm" svg:y1="0.9cm" svg:x2="1.611cm" svg:y2="0.9cm"><text:p/></draw:line></draw:g><draw:g draw:style-name="gr8"><draw:line draw:style-name="gr23" draw:text-style-name="P198" svg:x1="2.241cm" svg:y1="0.78cm" svg:x2="2.241cm" svg:y2="0.9cm"><text:p/></draw:line><draw:line draw:style-name="gr23" draw:text-style-name="P198" svg:x1="2.241cm" svg:y1="0.9cm" svg:x2="1.821cm" svg:y2="0.9cm"><text:p/></draw:line></draw:g><draw:custom-shape draw:style-name="gr20" draw:text-style-name="P205" svg:width="0.271cm" svg:height="0.331cm" svg:x="2.641cm" svg:y="0.43cm"><text:p/><draw:enhanced-geometry svg:viewBox="0 0 21600 21600" draw:type="rectangle" draw:enhanced-path="M 0 0 L 21600 0 21600 21600 0 21600 0 0 Z N"/></draw:custom-shape><draw:g draw:style-name="gr8"><draw:line draw:style-name="gr10" draw:text-style-name="P198" svg:x1="0.621cm" svg:y1="0.78cm" svg:x2="0.621cm" svg:y2="0.9cm"><text:p/></draw:line><draw:line draw:style-name="gr10" draw:text-style-name="P198" svg:x1="0.621cm" svg:y1="0.9cm" svg:x2="0.711cm" svg:y2="0.9cm"><text:p/></draw:line></draw:g><draw:g draw:style-name="gr8"><draw:line draw:style-name="gr10" draw:text-style-name="P198" svg:x1="0.939cm" svg:y1="0.78cm" svg:x2="0.939cm" svg:y2="0.9cm"><text:p/></draw:line><draw:line draw:style-name="gr10" draw:text-style-name="P198" svg:x1="0.939cm" svg:y1="0.9cm" svg:x2="0.849cm" svg:y2="0.9cm"><text:p/></draw:line></draw:g><draw:line draw:style-name="gr10" draw:text-style-name="P198" svg:x1="0.441cm" svg:y1="0.45cm" svg:x2="0.441cm" svg:y2="0.33cm"><text:p/></draw:line><draw:line draw:style-name="gr10" draw:text-style-name="P198" svg:x1="2.691cm" svg:y1="0.45cm" svg:x2="2.691cm" svg:y2="0.33cm"><text:p/></draw:line><draw:line draw:style-name="gr10" draw:text-style-name="P198" svg:x1="0.441cm" svg:y1="0.33cm" svg:x2="1.491cm" svg:y2="0.33cm"><text:p/></draw:line><draw:line draw:style-name="gr10" draw:text-style-name="P198" svg:x1="2.691cm" svg:y1="0.33cm" svg:x2="1.671cm" svg:y2="0.33cm"><text:p/></draw:line><draw:g draw:style-name="gr8"><draw:path draw:style-name="gr11" draw:text-style-name="P199" svg:width="0.247cm" svg:height="0.254cm" svg:x="0cm" svg:y="0.466cm" svg:viewBox="0 0 248 255" svg:d="M195 255l-22-65h-97l-23 65h-53l93-255h63l92 255zM124 39l-1 4c-1 5-3 10-4 15-2 6-12 36-31 92h73l-25-73-8-25z"><text:p/></draw:path><draw:path draw:style-name="gr12" draw:text-style-name="P200" svg:width="0.247cm" svg:height="0.254cm" svg:x="0.267cm" svg:y="0.466cm" svg:viewBox="0 0 248 255" svg:d="M195 255l-22-65h-97l-23 65h-53l93-255h63l92 255zM124 39l-1 4c-1 5-3 10-4 15-2 6-12 36-31 92h73l-25-73-8-25z"><text:p/></draw:path><draw:path draw:style-name="gr11" draw:text-style-name="P199" svg:width="0.224cm" svg:height="0.254cm" svg:x="0.55cm" svg:y="0.466cm" svg:viewBox="0 0 225 255" svg:d="M225 182c0 23-8 41-26 54-17 13-41 19-72 19h-127v-255h116c31 0 55 5 71 16s24 27 24 48c0 15-4 27-12 37s-20 16-37 20c21 2 37 9 47 19 11 11 16 25 16 42zM157 72c0-12-3-20-11-25-7-5-18-7-32-7h-61v63h61c15 0 26-3 33-8s10-13 10-23zM172 178c0-24-17-36-51-36h-68v73h70c17 0 29-3 37-9 8-7 12-16 12-28z"><text:p/></draw:path><draw:path draw:style-name="gr13" draw:text-style-name="P201" svg:width="0.224cm" svg:height="0.254cm" svg:x="0.817cm" svg:y="0.466cm" svg:viewBox="0 0 225 255" svg:d="M225 182c0 23-8 41-26 54-17 13-41 19-72 19h-127v-255h116c31 0 55 5 71 16s24 27 24 48c0 15-4 27-12 37s-20 16-37 20c21 2 37 9 47 19 11 11 16 25 16 42zM157 72c0-12-3-20-11-25-7-5-18-7-32-7h-61v63h61c15 0 26-3 33-8s10-13 10-23zM172 178c0-24-17-36-51-36h-68v73h70c17 0 29-3 37-9 8-7 12-16 12-28z"><text:p/></draw:path><draw:path draw:style-name="gr11" draw:text-style-name="P199" svg:width="0.241cm" svg:height="0.261cm" svg:x="1.074cm" svg:y="0.466cm" svg:viewBox="0 0 242 262" svg:d="M128 220c32 0 55-16 67-48l47 17c-10 25-25 43-44 55-20 12-43 18-70 18-41 0-72-12-95-35-22-23-33-55-33-97s11-74 32-96c22-23 53-34 94-34 30 0 54 6 73 18s32 30 39 53l-46 13c-4-13-12-23-24-31-11-7-25-11-41-11-24 0-42 7-55 22-12 15-18 37-18 66s6 51 19 67c13 15 31 23 55 23z"><text:p/></draw:path><draw:path draw:style-name="gr14" draw:text-style-name="P202" svg:width="0.226cm" svg:height="0.254cm" svg:x="1.351cm" svg:y="0.466cm" svg:viewBox="0 0 227 255" svg:d="M227 126c0 26-5 49-16 68-10 20-25 35-43 45-19 11-41 16-65 16h-103v-255h92c43 0 76 11 100 32 23 22 35 53 35 94zM173 126c0-28-7-49-21-63-14-15-35-22-61-22h-38v173h45c23 0 41-8 55-24 13-16 20-37 20-64z"><text:p/></draw:path><draw:path draw:style-name="gr13" draw:text-style-name="P201" svg:width="0.224cm" svg:height="0.254cm" svg:x="1.618cm" svg:y="0.466cm" svg:viewBox="0 0 225 255" svg:d="M225 182c0 23-8 41-26 54-17 13-41 19-72 19h-127v-255h116c31 0 55 5 71 16s24 27 24 48c0 15-4 27-12 37s-20 16-37 20c21 2 37 9 47 19 11 11 16 25 16 42zM157 72c0-12-3-20-11-25-7-5-18-7-32-7h-61v63h61c15 0 26-3 33-8s10-13 10-23zM172 178c0-24-17-36-51-36h-68v73h70c17 0 29-3 37-9 8-7 12-16 12-28z"><text:p/></draw:path><draw:path draw:style-name="gr14" draw:text-style-name="P202" svg:width="0.207cm" svg:height="0.254cm" svg:x="1.885cm" svg:y="0.466cm" svg:viewBox="0 0 208 255" svg:d="M0 255c0-85 0-170 0-255 67 0 134 0 200 0 0 14 0 27 0 41-49 0-98 0-147 0 0 21 0 43 0 64 46 0 91 0 136 0 0 14 0 27 0 41-45 0-90 0-136 0 0 23 0 45 0 68 52 0 103 0 155 0 0 14 0 27 0 41-69 0-139 0-208 0z"><text:p/></draw:path><draw:path draw:style-name="gr13" draw:text-style-name="P201" svg:width="0.241cm" svg:height="0.261cm" svg:x="2.121cm" svg:y="0.466cm" svg:viewBox="0 0 242 262" svg:d="M128 220c32 0 55-16 67-48l47 17c-10 25-25 43-44 55-20 12-43 18-70 18-41 0-72-12-95-35-22-23-33-55-33-97s11-74 32-96c22-23 53-34 94-34 30 0 54 6 73 18s32 30 39 53l-46 13c-4-13-12-23-24-31-11-7-25-11-41-11-24 0-42 7-55 22-12 15-18 37-18 66s6 51 19 67c13 15 31 23 55 23z"><text:p/></draw:path><draw:path draw:style-name="gr14" draw:text-style-name="P202" svg:width="0.226cm" svg:height="0.254cm" svg:x="2.398cm" svg:y="0.466cm" svg:viewBox="0 0 227 255" svg:d="M227 126c0 26-5 49-16 68-10 20-25 35-43 45-19 11-41 16-65 16h-103v-255h92c43 0 76 11 100 32 23 22 35 53 35 94zM173 126c0-28-7-49-21-63-14-15-35-22-61-22h-38v173h45c23 0 41-8 55-24 13-16 20-37 20-64z"><text:p/></draw:path><draw:path draw:style-name="gr13" draw:text-style-name="P201" svg:width="0.247cm" svg:height="0.254cm" svg:x="2.649cm" svg:y="0.466cm" svg:viewBox="0 0 248 255" svg:d="M195 255l-22-65h-97l-23 65h-53l93-255h63l92 255zM124 39l-1 4c-1 5-3 10-4 15-2 6-12 36-31 92h73l-25-73-8-25z"><text:p/></draw:path><draw:path draw:style-name="gr15" draw:text-style-name="P203" svg:width="0.241cm" svg:height="0.261cm" svg:x="2.922cm" svg:y="0.466cm" svg:viewBox="0 0 242 262" svg:d="M128 220c32 0 55-16 67-48l47 17c-10 25-25 43-44 55-20 12-43 18-70 18-41 0-72-12-95-35-22-23-33-55-33-97s11-74 32-96c22-23 53-34 94-34 30 0 54 6 73 18s32 30 39 53l-46 13c-4-13-12-23-24-31-11-7-25-11-41-11-24 0-42 7-55 22-12 15-18 37-18 66s6 51 19 67c13 15 31 23 55 23z"><text:p/></draw:path><draw:path draw:style-name="gr13" draw:text-style-name="P201" svg:width="0.247cm" svg:height="0.254cm" svg:x="3.183cm" svg:y="0.466cm" svg:viewBox="0 0 248 255" svg:d="M195 255l-22-65h-97l-23 65h-53l93-255h63l92 255zM124 39l-1 4c-1 5-3 10-4 15-2 6-12 36-31 92h73l-25-73-8-25z"><text:p/></draw:path><draw:path draw:style-name="gr14" draw:text-style-name="P202" svg:width="0.187cm" svg:height="0.254cm" svg:x="3.466cm" svg:y="0.466cm" svg:viewBox="0 0 188 255" svg:d="M53 41c0 26 0 53 0 79 44 0 87 0 131 0 0 14 0 27 0 41-44 0-87 0-131 0 0 31 0 63 0 94-17 0-35 0-53 0 0-85 0-170 0-255 63 0 125 0 188 0 0 14 0 27 0 41-45 0-90 0-135 0z"><text:p/></draw:path><draw:path draw:style-name="gr13" draw:text-style-name="P201" svg:width="0.224cm" svg:height="0.254cm" svg:x="3.69cm" svg:y="0.466cm" svg:viewBox="0 0 225 255" svg:d="M225 182c0 23-8 41-26 54-17 13-41 19-72 19h-127v-255h116c31 0 55 5 71 16s24 27 24 48c0 15-4 27-12 37s-20 16-37 20c21 2 37 9 47 19 11 11 16 25 16 42zM157 72c0-12-3-20-11-25-7-5-18-7-32-7h-61v63h61c15 0 26-3 33-8s10-13 10-23zM172 178c0-24-17-36-51-36h-68v73h70c17 0 29-3 37-9 8-7 12-16 12-28z"><text:p/></draw:path><draw:path draw:style-name="gr12" draw:text-style-name="P200" svg:width="0.247cm" svg:height="0.254cm" svg:x="3.941cm" svg:y="0.466cm" svg:viewBox="0 0 248 255" svg:d="M195 255l-22-65h-97l-23 65h-53l93-255h63l92 255zM124 39l-1 4c-1 5-3 10-4 15-2 6-12 36-31 92h73l-25-73-8-25z"><text:p/></draw:path><draw:path draw:style-name="gr15" draw:text-style-name="P203" svg:width="0.224cm" svg:height="0.254cm" svg:x="4.224cm" svg:y="0.466cm" svg:viewBox="0 0 225 255" svg:d="M225 182c0 23-8 41-26 54-17 13-41 19-72 19h-127v-255h116c31 0 55 5 71 16s24 27 24 48c0 15-4 27-12 37s-20 16-37 20c21 2 37 9 47 19 11 11 16 25 16 42zM157 72c0-12-3-20-11-25-7-5-18-7-32-7h-61v63h61c15 0 26-3 33-8s10-13 10-23zM172 178c0-24-17-36-51-36h-68v73h70c17 0 29-3 37-9 8-7 12-16 12-28z"><text:p/></draw:path><draw:path draw:style-name="gr15" draw:text-style-name="P203" svg:width="0.247cm" svg:height="0.254cm" svg:x="4.475cm" svg:y="0.466cm" svg:viewBox="0 0 248 255" svg:d="M195 255l-22-65h-97l-23 65h-53l93-255h63l92 255zM124 39l-1 4c-1 5-3 10-4 15-2 6-12 36-31 92h73l-25-73-8-25z"><text:p/></draw:path></draw:g><draw:path draw:style-name="gr24" draw:text-style-name="P206" svg:width="0.157cm" svg:height="0.225cm" svg:x="1.521cm" svg:y="0.03cm" svg:viewBox="0 0 158 226" svg:d="M158 161c0 21-7 37-20 48s-33 17-57 17-43-5-57-16c-13-11-22-27-24-47l44-4c3 21 15 32 36 32 11 0 19-3 25-8s8-13 8-24c0-10-3-18-10-23s-18-8-31-8h-16v-35h15c12 0 22-3 28-8s9-12 9-21-2-16-7-21-13-8-22-8-17 2-22 7c-6 5-9 12-10 21l-43-3c2-19 10-33 23-44 14-11 31-16 53-16s40 5 53 15c13 11 20 25 20 43 0 14-4 25-12 34-8 8-20 14-35 17v1c17 2 30 7 39 16s13 21 13 35z"><text:p/></draw:path><draw:path draw:style-name="gr25" draw:text-style-name="P206" svg:width="0.15cm" svg:height="0.224cm" svg:x="0.711cm" svg:y="0.944cm" svg:viewBox="0 0 151 225" svg:d="M151 113c0 36-6 64-19 83-12 19-31 29-57 29-50 0-75-37-75-112 0-27 3-48 8-65 6-16 14-28 25-36s25-12 43-12c26 0 45 9 57 28s18 47 18 85zM108 113c0-21-1-36-3-48-2-11-6-19-10-24s-11-7-19-7c-9 0-15 2-20 7-4 5-8 13-9 25-2 11-3 26-3 47 0 20 1 35 3 46 2 12 5 20 9 25 5 5 11 7 20 7 8 0 14-3 19-8 4-5 8-13 10-24 2-12 3-27 3-46z"><text:p/></draw:path><draw:path draw:style-name="gr26" draw:text-style-name="P206" svg:width="0.147cm" svg:height="0.218cm" svg:x="1.643cm" svg:y="0.967cm" svg:viewBox="0 0 148 219" svg:d="M0 219c0-11 0-21 0-32 18 0 36 0 54 0 0-50 0-100 0-150-17 11-35 22-52 33 0-11 0-23 0-34 18-12 36-24 55-36 13 0 27 0 41 0 0 62 0 125 0 187 17 0 33 0 50 0 0 11 0 21 0 32-49 0-99 0-148 0z"><text:p/></draw:path></draw:g></text:p>
      <text:p text:style-name="P173"/>
      <text:p text:style-name="P120">In this small example, a <text:span text:style-name="T1">complete distancing</text:span> with the omission of <text:span text:style-name="T335">deducibled</text:span> characters would indeed mean a much smaller start tree, but I really suspect that in reality it would end up being described as "better than nothing, but still <text:span text:style-name="T335">good-for-nothing</text:span>". </text:p>
      <text:p text:style-name="P171"><draw:g text:anchor-type="as-char" draw:z-index="19" draw:name="Skupinový objekt 18" draw:style-name="gr1"><draw:g draw:style-name="gr8"><draw:line draw:style-name="gr9" draw:text-style-name="P198" svg:x1="1.173cm" svg:y1="0.749cm" svg:x2="1.173cm" svg:y2="1.319cm"><text:p/></draw:line><draw:line draw:style-name="gr9" draw:text-style-name="P198" svg:x1="1.173cm" svg:y1="1.319cm" svg:x2="1.611cm" svg:y2="1.319cm"><text:p/></draw:line></draw:g><draw:g draw:style-name="gr8"><draw:line draw:style-name="gr9" draw:text-style-name="P198" svg:x1="2.241cm" svg:y1="0.749cm" svg:x2="2.241cm" svg:y2="1.319cm"><text:p/></draw:line><draw:line draw:style-name="gr9" draw:text-style-name="P198" svg:x1="2.241cm" svg:y1="1.319cm" svg:x2="1.821cm" svg:y2="1.319cm"><text:p/></draw:line></draw:g><draw:g draw:style-name="gr8"><draw:line draw:style-name="gr10" draw:text-style-name="P198" svg:x1="0.621cm" svg:y1="0.749cm" svg:x2="0.621cm" svg:y2="0.869cm"><text:p/></draw:line><draw:line draw:style-name="gr10" draw:text-style-name="P198" svg:x1="0.621cm" svg:y1="0.869cm" svg:x2="0.711cm" svg:y2="0.869cm"><text:p/></draw:line></draw:g><draw:g draw:style-name="gr8"><draw:line draw:style-name="gr10" draw:text-style-name="P198" svg:x1="0.939cm" svg:y1="0.749cm" svg:x2="0.939cm" svg:y2="0.869cm"><text:p/></draw:line><draw:line draw:style-name="gr10" draw:text-style-name="P198" svg:x1="0.939cm" svg:y1="0.869cm" svg:x2="0.849cm" svg:y2="0.869cm"><text:p/></draw:line></draw:g><draw:line draw:style-name="gr10" draw:text-style-name="P198" svg:x1="0.501cm" svg:y1="0.419cm" svg:x2="0.501cm" svg:y2="0.299cm"><text:p/></draw:line><draw:line draw:style-name="gr10" draw:text-style-name="P198" svg:x1="2.631cm" svg:y1="0.419cm" svg:x2="2.631cm" svg:y2="0.299cm"><text:p/></draw:line><draw:line draw:style-name="gr10" draw:text-style-name="P198" svg:x1="0.501cm" svg:y1="0.299cm" svg:x2="1.491cm" svg:y2="0.299cm"><text:p/></draw:line><draw:line draw:style-name="gr10" draw:text-style-name="P198" svg:x1="2.631cm" svg:y1="0.299cm" svg:x2="1.671cm" svg:y2="0.299cm"><text:p/></draw:line><draw:g draw:style-name="gr8"><draw:path draw:style-name="gr11" draw:text-style-name="P199" svg:width="0.247cm" svg:height="0.254cm" svg:x="0cm" svg:y="0.434cm" svg:viewBox="0 0 248 255" svg:d="M195 255l-22-65h-97l-23 65h-53l93-255h63l92 255zM124 39l-1 4c-1 5-3 10-4 15-2 6-12 36-31 92h73l-25-73-8-25z"><text:p/></draw:path><draw:path draw:style-name="gr12" draw:text-style-name="P200" svg:width="0.247cm" svg:height="0.254cm" svg:x="0.267cm" svg:y="0.434cm" svg:viewBox="0 0 248 255" svg:d="M195 255l-22-65h-97l-23 65h-53l93-255h63l92 255zM124 39l-1 4c-1 5-3 10-4 15-2 6-12 36-31 92h73l-25-73-8-25z"><text:p/></draw:path><draw:path draw:style-name="gr11" draw:text-style-name="P199" svg:width="0.224cm" svg:height="0.254cm" svg:x="0.55cm" svg:y="0.434cm" svg:viewBox="0 0 225 255" svg:d="M225 182c0 23-8 41-26 54-17 13-41 19-72 19h-127v-255h116c31 0 55 5 71 16s24 27 24 48c0 15-4 27-12 37s-20 16-37 20c21 2 37 9 47 19 11 11 16 25 16 42zM157 72c0-12-3-20-11-25-7-5-18-7-32-7h-61v63h61c15 0 26-3 33-8s10-13 10-23zM172 178c0-24-17-36-51-36h-68v73h70c17 0 29-3 37-9 8-7 12-16 12-28z"><text:p/></draw:path><draw:path draw:style-name="gr13" draw:text-style-name="P201" svg:width="0.224cm" svg:height="0.254cm" svg:x="0.817cm" svg:y="0.434cm" svg:viewBox="0 0 225 255" svg:d="M225 182c0 23-8 41-26 54-17 13-41 19-72 19h-127v-255h116c31 0 55 5 71 16s24 27 24 48c0 15-4 27-12 37s-20 16-37 20c21 2 37 9 47 19 11 11 16 25 16 42zM157 72c0-12-3-20-11-25-7-5-18-7-32-7h-61v63h61c15 0 26-3 33-8s10-13 10-23zM172 178c0-24-17-36-51-36h-68v73h70c17 0 29-3 37-9 8-7 12-16 12-28z"><text:p/></draw:path><draw:path draw:style-name="gr11" draw:text-style-name="P199" svg:width="0.241cm" svg:height="0.261cm" svg:x="1.074cm" svg:y="0.434cm" svg:viewBox="0 0 242 262" svg:d="M128 220c32 0 55-16 67-48l47 17c-10 25-25 43-44 55-20 12-43 18-70 18-41 0-72-12-95-35-22-23-33-55-33-97s11-74 32-96c22-23 53-34 94-34 30 0 54 6 73 18s32 30 39 53l-46 13c-4-13-12-23-24-31-11-7-25-11-41-11-24 0-42 7-55 22-12 15-18 37-18 66s6 51 19 67c13 15 31 23 55 23z"><text:p/></draw:path><draw:path draw:style-name="gr14" draw:text-style-name="P202" svg:width="0.226cm" svg:height="0.254cm" svg:x="1.351cm" svg:y="0.434cm" svg:viewBox="0 0 227 255" svg:d="M227 126c0 26-5 49-16 68-10 20-25 35-43 45-19 11-41 16-65 16h-103v-255h92c43 0 76 11 100 32 23 22 35 53 35 94zM173 126c0-28-7-49-21-63-14-15-35-22-61-22h-38v173h45c23 0 41-8 55-24 13-16 20-37 20-64z"><text:p/></draw:path><draw:path draw:style-name="gr13" draw:text-style-name="P201" svg:width="0.224cm" svg:height="0.254cm" svg:x="1.618cm" svg:y="0.434cm" svg:viewBox="0 0 225 255" svg:d="M225 182c0 23-8 41-26 54-17 13-41 19-72 19h-127v-255h116c31 0 55 5 71 16s24 27 24 48c0 15-4 27-12 37s-20 16-37 20c21 2 37 9 47 19 11 11 16 25 16 42zM157 72c0-12-3-20-11-25-7-5-18-7-32-7h-61v63h61c15 0 26-3 33-8s10-13 10-23zM172 178c0-24-17-36-51-36h-68v73h70c17 0 29-3 37-9 8-7 12-16 12-28z"><text:p/></draw:path><draw:path draw:style-name="gr14" draw:text-style-name="P202" svg:width="0.207cm" svg:height="0.254cm" svg:x="1.885cm" svg:y="0.434cm" svg:viewBox="0 0 208 255" svg:d="M0 255c0-85 0-170 0-255 67 0 134 0 200 0 0 14 0 27 0 41-49 0-98 0-147 0 0 21 0 43 0 64 46 0 91 0 136 0 0 14 0 27 0 41-45 0-90 0-136 0 0 23 0 45 0 68 52 0 103 0 155 0 0 14 0 27 0 41-69 0-139 0-208 0z"><text:p/></draw:path><draw:path draw:style-name="gr13" draw:text-style-name="P201" svg:width="0.241cm" svg:height="0.261cm" svg:x="2.121cm" svg:y="0.434cm" svg:viewBox="0 0 242 262" svg:d="M128 220c32 0 55-16 67-48l47 17c-10 25-25 43-44 55-20 12-43 18-70 18-41 0-72-12-95-35-22-23-33-55-33-97s11-74 32-96c22-23 53-34 94-34 30 0 54 6 73 18s32 30 39 53l-46 13c-4-13-12-23-24-31-11-7-25-11-41-11-24 0-42 7-55 22-12 15-18 37-18 66s6 51 19 67c13 15 31 23 55 23z"><text:p/></draw:path><draw:path draw:style-name="gr14" draw:text-style-name="P202" svg:width="0.226cm" svg:height="0.254cm" svg:x="2.398cm" svg:y="0.434cm" svg:viewBox="0 0 227 255" svg:d="M227 126c0 26-5 49-16 68-10 20-25 35-43 45-19 11-41 16-65 16h-103v-255h92c43 0 76 11 100 32 23 22 35 53 35 94zM173 126c0-28-7-49-21-63-14-15-35-22-61-22h-38v173h45c23 0 41-8 55-24 13-16 20-37 20-64z"><text:p/></draw:path><draw:path draw:style-name="gr13" draw:text-style-name="P201" svg:width="0.247cm" svg:height="0.254cm" svg:x="2.649cm" svg:y="0.434cm" svg:viewBox="0 0 248 255" svg:d="M195 255l-22-65h-97l-23 65h-53l93-255h63l92 255zM124 39l-1 4c-1 5-3 10-4 15-2 6-12 36-31 92h73l-25-73-8-25z"><text:p/></draw:path><draw:path draw:style-name="gr15" draw:text-style-name="P203" svg:width="0.241cm" svg:height="0.261cm" svg:x="2.922cm" svg:y="0.434cm" svg:viewBox="0 0 242 262" svg:d="M128 220c32 0 55-16 67-48l47 17c-10 25-25 43-44 55-20 12-43 18-70 18-41 0-72-12-95-35-22-23-33-55-33-97s11-74 32-96c22-23 53-34 94-34 30 0 54 6 73 18s32 30 39 53l-46 13c-4-13-12-23-24-31-11-7-25-11-41-11-24 0-42 7-55 22-12 15-18 37-18 66s6 51 19 67c13 15 31 23 55 23z"><text:p/></draw:path><draw:path draw:style-name="gr13" draw:text-style-name="P201" svg:width="0.247cm" svg:height="0.254cm" svg:x="3.183cm" svg:y="0.434cm" svg:viewBox="0 0 248 255" svg:d="M195 255l-22-65h-97l-23 65h-53l93-255h63l92 255zM124 39l-1 4c-1 5-3 10-4 15-2 6-12 36-31 92h73l-25-73-8-25z"><text:p/></draw:path><draw:path draw:style-name="gr14" draw:text-style-name="P202" svg:width="0.187cm" svg:height="0.254cm" svg:x="3.466cm" svg:y="0.434cm" svg:viewBox="0 0 188 255" svg:d="M53 41c0 26 0 53 0 79 44 0 87 0 131 0 0 14 0 27 0 41-44 0-87 0-131 0 0 31 0 63 0 94-17 0-35 0-53 0 0-85 0-170 0-255 63 0 125 0 188 0 0 14 0 27 0 41-45 0-90 0-135 0z"><text:p/></draw:path><draw:path draw:style-name="gr13" draw:text-style-name="P201" svg:width="0.224cm" svg:height="0.254cm" svg:x="3.69cm" svg:y="0.434cm" svg:viewBox="0 0 225 255" svg:d="M225 182c0 23-8 41-26 54-17 13-41 19-72 19h-127v-255h116c31 0 55 5 71 16s24 27 24 48c0 15-4 27-12 37s-20 16-37 20c21 2 37 9 47 19 11 11 16 25 16 42zM157 72c0-12-3-20-11-25-7-5-18-7-32-7h-61v63h61c15 0 26-3 33-8s10-13 10-23zM172 178c0-24-17-36-51-36h-68v73h70c17 0 29-3 37-9 8-7 12-16 12-28z"><text:p/></draw:path><draw:path draw:style-name="gr12" draw:text-style-name="P200" svg:width="0.247cm" svg:height="0.254cm" svg:x="3.941cm" svg:y="0.434cm" svg:viewBox="0 0 248 255" svg:d="M195 255l-22-65h-97l-23 65h-53l93-255h63l92 255zM124 39l-1 4c-1 5-3 10-4 15-2 6-12 36-31 92h73l-25-73-8-25z"><text:p/></draw:path><draw:path draw:style-name="gr15" draw:text-style-name="P203" svg:width="0.224cm" svg:height="0.254cm" svg:x="4.224cm" svg:y="0.434cm" svg:viewBox="0 0 225 255" svg:d="M225 182c0 23-8 41-26 54-17 13-41 19-72 19h-127v-255h116c31 0 55 5 71 16s24 27 24 48c0 15-4 27-12 37s-20 16-37 20c21 2 37 9 47 19 11 11 16 25 16 42zM157 72c0-12-3-20-11-25-7-5-18-7-32-7h-61v63h61c15 0 26-3 33-8s10-13 10-23zM172 178c0-24-17-36-51-36h-68v73h70c17 0 29-3 37-9 8-7 12-16 12-28z"><text:p/></draw:path><draw:path draw:style-name="gr15" draw:text-style-name="P203" svg:width="0.247cm" svg:height="0.254cm" svg:x="4.475cm" svg:y="0.434cm" svg:viewBox="0 0 248 255" svg:d="M195 255l-22-65h-97l-23 65h-53l93-255h63l92 255zM124 39l-1 4c-1 5-3 10-4 15-2 6-12 36-31 92h73l-25-73-8-25z"><text:p/></draw:path></draw:g><draw:path draw:style-name="gr16" draw:text-style-name="P204" svg:width="0.157cm" svg:height="0.225cm" svg:x="1.521cm" svg:y="-0.001cm" svg:viewBox="0 0 158 226" svg:d="M158 161c0 21-7 37-20 48s-33 17-57 17-43-5-57-16c-13-11-22-27-24-47l44-4c3 21 15 32 36 32 11 0 19-3 25-8s8-13 8-24c0-10-3-18-10-23s-18-8-31-8h-16v-35h15c12 0 22-3 28-8s9-12 9-21-2-16-7-21-13-8-22-8-17 2-22 7c-6 5-9 12-10 21l-43-3c2-19 10-33 23-44 14-11 31-16 53-16s40 5 53 15c13 11 20 25 20 43 0 14-4 25-12 34-8 8-20 14-35 17v1c17 2 30 7 39 16s13 21 13 35z"><text:p/></draw:path><draw:path draw:style-name="gr17" draw:text-style-name="P204" svg:width="0.15cm" svg:height="0.224cm" svg:x="0.711cm" svg:y="0.912cm" svg:viewBox="0 0 151 225" svg:d="M151 113c0 36-6 64-19 83-12 19-31 29-57 29-50 0-75-37-75-112 0-27 3-48 8-65 6-16 14-28 25-36s25-12 43-12c26 0 45 9 57 28s18 47 18 85zM108 113c0-21-1-36-3-48-2-11-6-19-10-24s-11-7-19-7c-9 0-15 2-20 7-4 5-8 13-9 25-2 11-3 26-3 47 0 20 1 35 3 46 2 12 5 20 9 25 5 5 11 7 20 7 8 0 14-3 19-8 4-5 8-13 10-24 2-12 3-27 3-46z"><text:p/></draw:path><draw:g draw:style-name="gr8"><draw:line draw:style-name="gr10" draw:text-style-name="P198" svg:x1="0.993cm" svg:y1="0.749cm" svg:x2="0.993cm" svg:y2="0.869cm"><text:p/></draw:line><draw:line draw:style-name="gr10" draw:text-style-name="P198" svg:x1="0.993cm" svg:y1="0.869cm" svg:x2="1.221cm" svg:y2="0.869cm"><text:p/></draw:line></draw:g><draw:g draw:style-name="gr8"><draw:line draw:style-name="gr10" draw:text-style-name="P198" svg:x1="1.671cm" svg:y1="0.749cm" svg:x2="1.671cm" svg:y2="0.869cm"><text:p/></draw:line><draw:line draw:style-name="gr10" draw:text-style-name="P198" svg:x1="1.671cm" svg:y1="0.869cm" svg:x2="1.401cm" svg:y2="0.869cm"><text:p/></draw:line></draw:g><draw:path draw:style-name="gr17" draw:text-style-name="P204" svg:width="0.15cm" svg:height="0.224cm" svg:x="1.236cm" svg:y="0.912cm" svg:viewBox="0 0 151 225" svg:d="M151 113c0 36-6 64-19 83-12 19-31 29-57 29-50 0-75-37-75-112 0-27 3-48 8-65 6-16 14-28 25-36s25-12 43-12c26 0 45 9 57 28s18 47 18 85zM108 113c0-21-1-36-3-48-2-11-6-19-10-24s-11-7-19-7c-9 0-15 2-20 7-4 5-8 13-9 25-2 11-3 26-3 47 0 20 1 35 3 46 2 12 5 20 9 25 5 5 11 7 20 7 8 0 14-3 19-8 4-5 8-13 10-24 2-12 3-27 3-46z"><text:p/></draw:path><draw:g draw:style-name="gr8"><draw:line draw:style-name="gr10" draw:text-style-name="P198" svg:x1="1.761cm" svg:y1="0.744cm" svg:x2="1.761cm" svg:y2="0.864cm"><text:p/></draw:line><draw:line draw:style-name="gr10" draw:text-style-name="P198" svg:x1="1.761cm" svg:y1="0.864cm" svg:x2="2.661cm" svg:y2="0.864cm"><text:p/></draw:line></draw:g><draw:g draw:style-name="gr8"><draw:line draw:style-name="gr10" draw:text-style-name="P198" svg:x1="3.741cm" svg:y1="0.744cm" svg:x2="3.741cm" svg:y2="0.864cm"><text:p/></draw:line><draw:line draw:style-name="gr10" draw:text-style-name="P198" svg:x1="3.741cm" svg:y1="0.864cm" svg:x2="2.811cm" svg:y2="0.864cm"><text:p/></draw:line></draw:g><draw:path draw:style-name="gr16" draw:text-style-name="P204" svg:width="0.157cm" svg:height="0.225cm" svg:x="2.661cm" svg:y="0.919cm" svg:viewBox="0 0 158 226" svg:d="M158 161c0 21-7 37-20 48s-33 17-57 17-43-5-57-16c-13-11-22-27-24-47l44-4c3 21 15 32 36 32 11 0 19-3 25-8s8-13 8-24c0-10-3-18-10-23s-18-8-31-8h-16v-35h15c12 0 22-3 28-8s9-12 9-21-2-16-7-21-13-8-22-8-17 2-22 7c-6 5-9 12-10 21l-43-3c2-19 10-33 23-44 14-11 31-16 53-16s40 5 53 15c13 11 20 25 20 43 0 14-4 25-12 34-8 8-20 14-35 17v1c17 2 30 7 39 16s13 21 13 35z"><text:p/></draw:path><draw:g draw:style-name="gr8"><draw:line draw:style-name="gr10" draw:text-style-name="P198" svg:x1="3.831cm" svg:y1="0.749cm" svg:x2="3.831cm" svg:y2="0.869cm"><text:p/></draw:line><draw:line draw:style-name="gr10" draw:text-style-name="P198" svg:x1="3.831cm" svg:y1="0.869cm" svg:x2="3.981cm" svg:y2="0.869cm"><text:p/></draw:line></draw:g><draw:g draw:style-name="gr8"><draw:line draw:style-name="gr10" draw:text-style-name="P198" svg:x1="4.281cm" svg:y1="0.749cm" svg:x2="4.281cm" svg:y2="0.869cm"><text:p/></draw:line><draw:line draw:style-name="gr10" draw:text-style-name="P198" svg:x1="4.281cm" svg:y1="0.869cm" svg:x2="4.131cm" svg:y2="0.869cm"><text:p/></draw:line></draw:g><draw:path draw:style-name="gr17" draw:text-style-name="P204" svg:width="0.15cm" svg:height="0.224cm" svg:x="3.986cm" svg:y="0.912cm" svg:viewBox="0 0 151 225" svg:d="M151 113c0 36-6 64-19 83-12 19-31 29-57 29-50 0-75-37-75-112 0-27 3-48 8-65 6-16 14-28 25-36s25-12 43-12c26 0 45 9 57 28s18 47 18 85zM108 113c0-21-1-36-3-48-2-11-6-19-10-24s-11-7-19-7c-9 0-15 2-20 7-4 5-8 13-9 25-2 11-3 26-3 47 0 20 1 35 3 46 2 12 5 20 9 25 5 5 11 7 20 7 8 0 14-3 19-8 4-5 8-13 10-24 2-12 3-27 3-46z"><text:p/></draw:path><draw:g draw:style-name="gr8"><draw:line draw:style-name="gr10" draw:text-style-name="P198" svg:x1="2.811cm" svg:y1="0.414cm" svg:x2="2.811cm" svg:y2="0.294cm"><text:p/></draw:line><draw:line draw:style-name="gr10" draw:text-style-name="P198" svg:x1="2.811cm" svg:y1="0.294cm" svg:x2="2.961cm" svg:y2="0.294cm"><text:p/></draw:line></draw:g><draw:g draw:style-name="gr8"><draw:line draw:style-name="gr10" draw:text-style-name="P198" svg:x1="3.261cm" svg:y1="0.414cm" svg:x2="3.261cm" svg:y2="0.294cm"><text:p/></draw:line><draw:line draw:style-name="gr10" draw:text-style-name="P198" svg:x1="3.261cm" svg:y1="0.294cm" svg:x2="3.111cm" svg:y2="0.294cm"><text:p/></draw:line></draw:g><draw:path draw:style-name="gr17" draw:text-style-name="P204" svg:width="0.15cm" svg:height="0.224cm" draw:transform="rotate (-3.14159265358979) translate (3.116953125cm 0.229722222222212cm)" svg:viewBox="0 0 151 225" svg:d="M0 113c0 36 6 64 19 83s32 29 57 29c50 0 75-37 75-112 0-27-2-48-8-65-5-16-14-28-25-36s-25-12-43-12c-26 0-45 9-57 28s-18 47-18 85zM44 113c0-21 1-36 3-48 2-11 5-19 9-24 5-5 11-7 19-7 9 0 16 2 20 7 5 5 8 13 10 25 2 11 3 26 3 47 0 20-1 35-3 46-2 12-6 20-10 25s-11 7-19 7-15-3-19-8c-5-5-8-13-10-24-2-12-3-27-3-46z"><text:p/></draw:path><draw:path draw:style-name="gr18" draw:text-style-name="P204" svg:width="0.147cm" svg:height="0.218cm" svg:x="1.643cm" svg:y="1.34cm" svg:viewBox="0 0 148 219" svg:d="M0 219c0-11 0-21 0-32 18 0 36 0 54 0 0-50 0-100 0-150-17 11-35 22-52 33 0-11 0-23 0-34 18-12 36-24 55-36 13 0 27 0 41 0 0 62 0 125 0 187 17 0 33 0 50 0 0 11 0 21 0 32-49 0-99 0-148 0z"><text:p/></draw:path></draw:g><text:s text:c="7"/><draw:g text:anchor-type="as-char" draw:z-index="20" draw:name="Skupinový objekt 19" draw:style-name="gr1"><draw:custom-shape draw:style-name="gr2" draw:text-style-name="P192" svg:width="0.8cm" svg:height="0.802cm" svg:x="0cm" svg:y="1.898cm"><text:p text:style-name="P191"><text:span text:style-name="T338">1</text:span></text:p><text:p text:style-name="P191"><text:span text:style-name="T339">1×</text:span></text:p><draw:enhanced-geometry svg:viewBox="0 0 21600 21600" draw:glue-points="10800 0 0 10800 10800 21600 21600 10800" draw:type="flowchart-process" draw:enhanced-path="M 0 0 L 21600 0 21600 21600 0 21600 0 0 Z N"/></draw:custom-shape><draw:custom-shape draw:style-name="gr3" draw:text-style-name="P194" svg:width="0.803cm" svg:height="0.802cm" svg:x="1.408cm" svg:y="1.898cm"><text:p text:style-name="P193"><text:span text:style-name="T340">3</text:span></text:p><text:p text:style-name="P193"><text:span text:style-name="T341">2×</text:span></text:p><draw:enhanced-geometry svg:viewBox="0 0 21600 21600" draw:glue-points="10800 0 0 10800 10800 21600 21600 10800" draw:type="flowchart-process" draw:enhanced-path="M 0 0 L 21600 0 21600 21600 0 21600 0 0 Z N"/></draw:custom-shape><draw:custom-shape draw:style-name="gr4" draw:text-style-name="P196" xml:id="id1" draw:id="id1" svg:width="0.503cm" svg:height="0.5cm" svg:x="0.868cm" svg:y="0.9cm"><text:p text:style-name="P195"><text:span text:style-name="T341">3</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onnector draw:style-name="gr5" draw:text-style-name="P197" draw:type="line" svg:x1="0.399cm" svg:y1="1.899cm" svg:x2="0.94cm" svg:y2="1.326cm" draw:end-shape="id1" draw:end-glue-point="7" svg:d="M399 417l541-573" svg:viewBox="0 0 543 575"><text:p/></draw:connector><draw:connector draw:style-name="gr5" draw:text-style-name="P197" draw:type="line" svg:x1="1.808cm" svg:y1="1.899cm" svg:x2="1.298cm" svg:y2="1.326cm" draw:end-shape="id1" draw:end-glue-point="9" svg:d="M1808 417l-510-573" svg:viewBox="0 0 512 575"><text:p/></draw:connector><draw:custom-shape draw:style-name="gr6" draw:text-style-name="P194" xml:id="id2" draw:id="id2" svg:width="0.803cm" svg:height="0.805cm" svg:x="2.087cm" svg:y="0.748cm"><text:p text:style-name="P193"><text:span text:style-name="T340">0</text:span></text:p><text:p text:style-name="P193"><text:span text:style-name="T341">4×</text:span></text:p><draw:enhanced-geometry svg:viewBox="0 0 21600 21600" draw:glue-points="10800 0 0 10800 10800 21600 21600 10800" draw:type="flowchart-process" draw:enhanced-path="M 0 0 L 21600 0 21600 21600 0 21600 0 0 Z N"/></draw:custom-shape><draw:custom-shape draw:style-name="gr7" draw:text-style-name="P196" xml:id="id3" draw:id="id3" svg:width="0.505cm" svg:height="0.5cm" svg:x="1.526cm" svg:y="0cm"><text:p text:style-name="P195"><text:span text:style-name="T341">7</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onnector draw:style-name="gr5" draw:text-style-name="P197" draw:type="line" svg:x1="2.489cm" svg:y1="0.748cm" svg:x2="1.956cm" svg:y2="0.427cm" draw:start-shape="id2" draw:start-glue-point="4" draw:end-shape="id3" draw:end-glue-point="9" svg:d="M2489-734l-533-321" svg:viewBox="0 0 534 323"><text:p/></draw:connector><draw:connector draw:style-name="gr5" draw:text-style-name="P197" draw:type="line" svg:x1="1.12cm" svg:y1="0.9cm" svg:x2="1.6cm" svg:y2="0.427cm" draw:start-shape="id1" draw:start-glue-point="4" draw:end-shape="id3" draw:end-glue-point="7" svg:d="M1120-582l480-473" svg:viewBox="0 0 482 474"><text:p/></draw:connector></draw:g></text:p>
      <text:p text:style-name="P173"/>
      <text:p text:style-name="Text_20_body">But how many distances to use to <text:span text:style-name="T335">scrimp the</text:span> space the characters <text:span text:style-name="T335">will not be in the trees</text:span>? And try to apply, say, two trees to write <text:span text:style-name="T335">offset</text:span>s? Or add more options with different distances taken for different characters, maybe even from different character positions? <text:span text:style-name="T26">E.g. so that for A there would be 3 distances, but only from the 5th occurrence of A; for B maybe 2 distances from </text:span><text:span text:style-name="T66">1</text:span><text:span text:style-name="T133">st</text:span><text:span text:style-name="T26"> non-de</text:span><text:span text:style-name="T66">ducib</text:span><text:span text:style-name="T26">le occurrence, etc.?</text:span></text:p>
      <text:p text:style-name="P173">The tree could be shortened by the distances even if they were taken from behind, so e.g. at one distance from behind the character would be removed from the tree at the penultimate occurrence.</text:p>
      <text:p text:style-name="P173">Variant se na to dá možná vymyslet ještě více, a asi nejlepší by bylo zjistit všechny vzdálenosti při prvním průchodu (ovšem zřejmě na úkor rychlosti zpracování) a pro kompresi pak dělat nějaké různé porovnávací výpočty které by zjišťovaly která varianta by ušetřila více místa → což by možná znamenalo nejen větší pomalost, ale možná i různé zaplácávání RAMky všelijakými dočasnými pokusnými řadami bitů. <text:span text:style-name="T63">Ovšem různí paranojci, vyvolení, poznamenaní, agentící </text:span><text:span text:style-name="T64">i údajně šéfující</text:span><text:span text:style-name="T63"> by s každou další kombinací mohli spatřovat další a další možnost pro šifrování :-). </text:span></text:p>
      <text:p text:style-name="Text_20_body">There might be even more variations on this, and probably the best would be to get all the distances on the first pass (at the expense of processing speed, of course) and then do some various comparison calculations for compression to see which variation would save more space → which might mean not only more slowness, but perhaps also various RAM cluttering with <text:span text:style-name="T335">some</text:span> sorts of temporary experimental bit strings. <text:span text:style-name="T26">Of course, various paranoids, the chosen, the </text:span><text:span text:style-name="T66">jinx</text:span><text:span text:style-name="T26">ed, the agents and the supposedly bosses might see more and more possibilities for encryption with each new combination :-). </text:span></text:p>
      <text:p text:style-name="P173"/>
      <text:p text:style-name="P172">Thus, theoretically, it is possible to make a lot of <text:span text:style-name="T337">combination</text:span>s, but it would be decent to at least wish the potential programmer not to feel like <text:span text:style-name="T337">some </text:span><text:span text:style-name="T335">AI</text:span> on drugs :-). </text:p>
      <text:p text:style-name="P68"/>
      <text:p text:style-name="P18">Last 2 pages w<text:span text:style-name="T336">ere</text:span> very hard to translate for me, so I used DeepL. If you don't understand some things from the English document, firstly please try to translate the Czech version in the e-translators, maybe you get a better translation than this English version from me :-).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ans3" svg:font-family="'Liberation Sans'" style:font-adornments="Běžné" style:font-family-generic="swiss" style:font-pitch="variable"/>
    <style:font-face style:name="Liberation Sans4" svg:font-family="'Liberation Sans'" style:font-adornments="Tučné"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Noto Serif" svg:font-family="'Noto Serif'" style:font-adornments="Běžné" style:font-family-generic="roman" style:font-pitch="variable"/>
    <style:font-face style:name="Source Han Sans CN Regular" svg:font-family="'Source Han Sans CN Regular'" style:font-family-generic="swiss" style:font-pitch="variable"/>
    <style:font-face style:name="Source Han Sans CN Regular1" svg:font-family="'Source Han Sans CN Regular'" style:font-family-generic="system" style:font-pitch="variable"/>
    <style:font-face style:name="Tahoma" svg:font-family="Tahoma" style:font-family-generic="system" style:font-pitch="variable"/>
    <style:font-face style:name="aKoran" svg:font-family="aKoran"/>
    <style:font-face style:name="aKoran1" svg:font-family="aKoran" style:font-pitch="variable"/>
    <style:font-face style:name="aKoran2" svg:font-family="aKoran" style:font-family-generic="swiss"/>
    <style:font-face style:name="aKoran3" svg:font-family="aKoran" style:font-adornments="Běžné" style:font-pitch="variable"/>
    <style:font-face style:name="aKoran4" svg:font-family="aKoran" style:font-adornments="Kurzíva" style:font-pitch="variable"/>
  </office:font-face-decls>
  <office:styles>
    <draw:gradient draw:name="Gradient_20_20" draw:display-name="Gradient 20" draw:style="axial" draw:start-color="#d696fd" draw:end-color="#96c7fa" draw:start-intensity="100%" draw:end-intensity="100%" draw:angle="75deg" draw:border="0%"/>
    <draw:gradient draw:name="Gradient_20_30" draw:display-name="Gradient 30" draw:style="ellipsoid" draw:cx="50%" draw:cy="50%" draw:start-color="#ffffff" draw:end-color="#ffd7d7" draw:start-intensity="100%" draw:end-intensity="100%" draw:angle="180deg" draw:border="26%"/>
    <draw:gradient draw:name="Gradient_20_39" draw:display-name="Gradient 39" draw:style="square" draw:cx="50%" draw:cy="50%" draw:start-color="#fefee5" draw:end-color="#feb462" draw:start-intensity="100%" draw:end-intensity="100%" draw:angle="58deg" draw:border="15%"/>
    <draw:gradient draw:name="Gradient_20_44" draw:display-name="Gradient 44" draw:style="radial" draw:cx="50%" draw:cy="50%" draw:start-color="#ffcf75" draw:end-color="#1cdc9a" draw:start-intensity="100%" draw:end-intensity="100%" draw:border="13%"/>
    <draw:gradient draw:name="Gradient_20_45" draw:display-name="Gradient 45" draw:style="radial" draw:cx="50%" draw:cy="55%" draw:start-color="#168ef7" draw:end-color="#ccffff" draw:start-intensity="100%" draw:end-intensity="100%" draw:border="0%"/>
    <draw:gradient draw:name="Gradient_20_52" draw:display-name="Gradient 52" draw:style="radial" draw:cx="50%" draw:cy="50%" draw:start-color="#c3dc9b" draw:end-color="#f99191" draw:start-intensity="100%" draw:end-intensity="100%" draw:border="0%"/>
    <draw:gradient draw:name="Gradient_20_6" draw:display-name="Gradient 6" draw:style="rectangular" draw:cx="50%" draw:cy="50%" draw:start-color="#ffff66" draw:end-color="#fdebf8" draw:start-intensity="100%" draw:end-intensity="100%" draw:angle="45deg" draw:border="0%"/>
    <draw:gradient draw:name="Gradient_20_9" draw:display-name="Gradient 9" draw:style="axial" draw:start-color="#ffff00" draw:end-color="#a5fd36" draw:start-intensity="100%" draw:end-intensity="100%" draw:angle="130deg" draw:border="0%"/>
    <draw:gradient draw:name="gradient" draw:style="linear" draw:start-color="#000000" draw:end-color="#ffffff" draw:start-intensity="100%" draw:end-intensity="100%" draw:angle="0deg" draw:border="0%"/>
    <draw:hatch draw:name="hatch" draw:style="single" draw:color="#3465a4" draw:distance="0.02cm" draw:rotation="0"/>
    <draw:fill-image draw:name="Lawn" xlink:href="Pictures/10000000000000080000000853475920A31E98E3.png" xlink:type="simple" xlink:show="embed" xlink:actuate="onLoad"/>
    <draw:marker draw:name="Styl_20_šipky_20_1" draw:display-name="Styl šipky 1" svg:viewBox="0 0 20 20" svg:d="M0 20l10-20 10 20z"/>
    <draw:marker draw:name="Styl_20_šipky_20_2" draw:display-name="Styl šipky 2" svg:viewBox="0 0 20 20" svg:d="M0 20l10-20 10 20z"/>
    <draw:stroke-dash draw:name="Dash_20_10" draw:display-name="Dash 10" draw:style="rect" draw:dots1="1" draw:dots1-length="0.006cm" draw:dots2="1" draw:dots2-length="0.006cm" draw:distance="0.006cm"/>
    <draw:stroke-dash draw:name="Fine_20_Dashed" draw:display-name="Fine Dashed" draw:style="rect" draw:dots1="1" draw:dots1-length="112%" draw:distance="112%"/>
    <draw:stroke-dash draw:name="Long_20_Dash_20_Dot_20_11" draw:display-name="Long Dash Dot 11" draw:style="rect" draw:dots1="1" draw:dots1-length="0.001cm" draw:dots2="1" draw:dots2-length="0.001cm" draw:distance="0.001cm"/>
    <draw:stroke-dash draw:name="Long_20_Dash_20_Dot_20_12" draw:display-name="Long Dash Dot 12" draw:style="rect" draw:dots1="1" draw:dots1-length="0.001cm" draw:dots2="1" draw:dots2-length="0.001cm" draw:distance="0.001cm"/>
    <draw:stroke-dash draw:name="Long_20_Dash_20_Dot_20_13" draw:display-name="Long Dash Dot 13" draw:style="rect" draw:dots1="1" draw:dots1-length="0.001cm" draw:dots2="1" draw:dots2-length="0.001cm" draw:distance="0.001cm"/>
    <draw:stroke-dash draw:name="Long_20_Dash_20_Dot_20_14" draw:display-name="Long Dash Dot 14" draw:style="rect" draw:dots1="1" draw:dots1-length="0.001cm" draw:dots2="1" draw:dots2-length="0.001cm" draw:distance="0.001cm"/>
    <draw:stroke-dash draw:name="Long_20_Dash_20_Dot_20_3" draw:display-name="Long Dash Dot 3"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GB" style:letter-kerning="true" style:font-name-asian="Source Han Sans CN Regular1" style:font-size-asian="10.5pt" style:language-asian="none" style:country-asian="none" style:font-name-complex="aKora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Source Han Sans CN Regular1" style:font-size-asian="10.5pt" style:language-asian="none" style:country-asian="none" style:font-name-complex="aKoran"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text-align="justify" style:justify-single-word="false" fo:orphans="2" fo:widows="2" fo:hyphenation-ladder-count="no-limit" style:page-number="auto" fo:background-color="transparent" style:shadow="none">
        <style:tab-stops/>
      </style:paragraph-properties>
      <style:text-properties fo:font-size="10.5pt" style:font-size-asian="10.5pt" style:font-size-complex="20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3cm" fo:margin-bottom="0.199cm" style:contextual-spacing="false" fo:text-align="center" style:justify-single-word="false" fo:keep-with-next="always"/>
      <style:text-properties style:font-name="Liberation Sans2" fo:font-family="'Liberation Sans'" style:font-family-generic="swiss" style:font-pitch="variable" fo:font-size="14pt" style:font-name-asian="Source Han Sans CN Regular1" style:font-family-asian="'Source Han Sans CN Regular'" style:font-family-generic-asian="system" style:font-pitch-asian="variable" style:font-size-asian="14pt" style:font-name-complex="aKoran" style:font-family-complex="aKoran" style:font-size-complex="20pt"/>
    </style:style>
    <style:style style:name="Text_20_body" style:display-name="Text body" style:family="paragraph" style:parent-style-name="Standard" style:class="text" style:master-page-name="">
      <style:paragraph-properties fo:margin-left="0cm" fo:margin-right="0cm" fo:margin-top="0cm" fo:margin-bottom="0.101cm" style:contextual-spacing="false" fo:line-height="100%" fo:text-indent="0.199cm" style:auto-text-indent="false" style:page-number="auto"/>
    </style:style>
    <style:style style:name="List" style:family="paragraph" style:parent-style-name="Text_20_body" style:class="list">
      <style:text-properties style:font-size-asian="12pt" style:font-name-complex="aKoran" style:font-family-complex="aKoran"/>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Koran" style:font-family-complex="aKor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Koran" style:font-family-complex="aKoran"/>
    </style:style>
    <style:style style:name="Quotations" style:family="paragraph" style:parent-style-name="Standard" style:class="html">
      <style:paragraph-properties fo:margin-left="1cm" fo:margin-right="1cm" fo:margin-top="0cm" fo:margin-bottom="0.499cm" style:contextual-spacing="false" fo:text-indent="0.199cm" style:auto-text-indent="false"/>
      <style:text-properties style:font-name="Noto Serif" fo:font-family="'Noto Serif'" style:font-style-name="Běžné" style:font-family-generic="roman" style:font-pitch="variable" fo:font-size="82%"/>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101cm" style:contextual-spacing="false" fo:text-indent="0cm" style:auto-text-indent="false"/>
      <style:text-properties fo:font-size="130%" fo:text-shadow="1pt 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101cm" fo:margin-bottom="0.101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101cm" style:contextual-spacing="false" fo:text-indent="0cm" style:auto-text-indent="false" style:page-number="auto"/>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style:contextual-spacing="false" fo:text-indent="0cm" style:auto-text-indent="false" style:page-number="auto"/>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727272" loext:opacity="100%" fo:font-size="9pt" style:font-size-asian="10.5pt"/>
    </style:style>
    <style:style style:name="Table_20_Contents" style:display-name="Table Contents" style:family="paragraph" style:parent-style-name="Standard" style:class="extra" style:master-page-name="">
      <style:paragraph-properties fo:text-align="center" style:justify-single-word="false" fo:orphans="0" fo:widows="0" style:page-number="auto"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kazka_20_tabulka" style:display-name="ukazka tabulka" style:family="paragraph" style:parent-style-name="Table_20_Contents">
      <style:text-properties style:font-name="Liberation Sans3" fo:font-family="'Liberation Sans'" style:font-style-name="Běžné" style:font-family-generic="swiss" style:font-pitch="variable" fo:font-size="10pt"/>
    </style:style>
    <style:style style:name="Citation" style:family="text">
      <style:text-properties fo:font-style="italic" style:font-style-asian="italic" style:font-name-complex="aKoran4" style:font-family-complex="aKoran" style:font-style-name-complex="Kurzíva" style:font-pitch-complex="variable" style:font-size-complex="20pt"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aKoran3" style:font-family-complex="aKoran" style:font-style-name-complex="Běžné" style:font-pitch-complex="variable" style:font-size-complex="20pt"/>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aKoran3" style:font-family-complex="aKoran" style:font-style-name-complex="Běžné" style:font-pitch-complex="variable" style:font-size-complex="20pt"/>
    </style:style>
    <style:style style:name="Definition" style:family="text">
      <style:text-properties style:font-name-complex="aKoran3" style:font-family-complex="aKoran" style:font-style-name-complex="Běžné" style:font-pitch-complex="variable"/>
    </style:style>
    <style:style style:name="Internet_20_link" style:display-name="Internet link" style:family="text">
      <style:text-properties fo:color="#015ff9" loext:opacity="100%" style:font-name="Liberation Sans3" fo:font-family="'Liberation Sans'" style:font-style-name="Běžné" style:font-family-generic="swiss" style:font-pitch="variable" fo:font-size="8.5pt" style:text-underline-style="dotted" style:text-underline-width="auto" style:text-underline-color="font-color" style:language-asian="zxx" style:country-asian="none" style:language-complex="zxx" style:country-complex="none"/>
    </style:style>
    <style:style style:name="ukázka_20_kód" style:display-name="ukázka kód" style:family="text">
      <style:text-properties style:font-name="Liberation Sans4" fo:font-family="'Liberation Sans'" style:font-style-name="Tučné" style:font-family-generic="swiss" style:font-pitch="variable" fo:font-size="10.5pt" fo:font-weight="bold"/>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paragraph-properties fo:text-align="end" style:justify-single-word="false"/>
      <style:text-properties fo:language="en" fo:country="GB"/>
    </style:style>
    <style:style style:name="MP2" style:family="paragraph" style:parent-style-name="Footer">
      <style:text-properties fo:language="en" fo:country="G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footer-left>
        <text:p text:style-name="MP2"><text:page-number text:select-page="current">8</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4T07:55:59.650000000</meta:creation-date>
    <dc:title>Morf code</dc:title>
    <meta:editing-cycles>180</meta:editing-cycles>
    <meta:editing-duration>PT19H29M36S</meta:editing-duration>
    <meta:generator>LibreOffice/7.3.4.1$Windows_X86_64 LibreOffice_project/13668373362b52f6e3ebcaaecb031bd59a3ac66b</meta:generator>
    <meta:initial-creator>Kamil Landa</meta:initial-creator>
    <dc:date>2022-06-12T16:18:34.833000000</dc:date>
    <dc:creator>Kamil Landa</dc:creator>
    <meta:document-statistic meta:table-count="9" meta:image-count="0" meta:object-count="2" meta:page-count="8" meta:paragraph-count="412" meta:word-count="3917" meta:character-count="21320" meta:non-whitespace-character-count="17703"/>
    <meta:template xlink:type="simple" xlink:actuate="onRequest" xlink:title="mojeWriter" xlink:href="../../AppData/Roaming/LibreOffice/4/user/template/mojeWriter.ott" meta:date="2022-05-24T07:55:58.322000000"/>
  </office:meta>
</office:document-meta>
</file>

<file path=Object 1/content.xml><?xml version="1.0" encoding="utf-8"?>
<math xmlns="http://www.w3.org/1998/Math/MathML" display="block">
  <semantics>
    <mfrac>
      <mrow>
        <mrow>
          <mo fence="true" form="prefix" stretchy="false">(</mo>
          <mrow>
            <mrow>
              <mi>N</mi>
              <mo stretchy="false">−</mo>
              <mn>2</mn>
            </mrow>
          </mrow>
          <mo fence="true" form="postfix" stretchy="false">)</mo>
        </mrow>
        <mo stretchy="false">⋅</mo>
        <mrow>
          <mo fence="true" form="prefix" stretchy="false">(</mo>
          <mrow>
            <mrow>
              <mi>N</mi>
              <mo stretchy="false">−</mo>
              <mn>1</mn>
            </mrow>
          </mrow>
          <mo fence="true" form="postfix" stretchy="false">)</mo>
        </mrow>
      </mrow>
      <mn>2</mn>
    </mfrac>
    <annotation encoding="StarMath 5.0">{ ( N - 2 ) cdot ( N - 1 ) over 2 }</annotation>
  </semantics>
</math>
</file>

<file path=Object 2/content.xml><?xml version="1.0" encoding="utf-8"?>
<math xmlns="http://www.w3.org/1998/Math/MathML" display="block">
  <semantics>
    <mrow>
      <mn>1</mn>
      <mo stretchy="false">+</mo>
      <mfrac>
        <mrow>
          <mi>N</mi>
          <mo stretchy="false">⋅</mo>
          <mrow>
            <mo fence="true" form="prefix" stretchy="false">(</mo>
            <mrow>
              <mrow>
                <mi>N</mi>
                <mo stretchy="false">+</mo>
                <mn>1</mn>
              </mrow>
            </mrow>
            <mo fence="true" form="postfix" stretchy="false">)</mo>
          </mrow>
        </mrow>
        <mn>2</mn>
      </mfrac>
    </mrow>
    <annotation encoding="StarMath 5.0">1 + { N cdot ( N + 1 ) over 2 }</annotation>
  </semantics>
</math>
</file>